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8.786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8.433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4.128cm"/>
    </style:style>
    <style:style style:name="co11" style:family="table-column">
      <style:table-column-properties fo:break-before="auto" style:column-width="7.481cm"/>
    </style:style>
    <style:style style:name="co12" style:family="table-column">
      <style:table-column-properties fo:break-before="auto" style:column-width="20.041cm"/>
    </style:style>
    <style:style style:name="co13" style:family="table-column">
      <style:table-column-properties fo:break-before="auto" style:column-width="2.399cm"/>
    </style:style>
    <style:style style:name="co14" style:family="table-column">
      <style:table-column-properties fo:break-before="auto" style:column-width="2.787cm"/>
    </style:style>
    <style:style style:name="co15" style:family="table-column">
      <style:table-column-properties fo:break-before="auto" style:column-width="3.281cm"/>
    </style:style>
    <style:style style:name="co16" style:family="table-column">
      <style:table-column-properties fo:break-before="auto" style:column-width="5.928cm"/>
    </style:style>
    <style:style style:name="co17" style:family="table-column">
      <style:table-column-properties fo:break-before="auto" style:column-width="4.868cm"/>
    </style:style>
    <style:style style:name="co18" style:family="table-column">
      <style:table-column-properties fo:break-before="auto" style:column-width="8.398cm"/>
    </style:style>
    <style:style style:name="co19" style:family="table-column">
      <style:table-column-properties fo:break-before="auto" style:column-width="3.986cm"/>
    </style:style>
    <style:style style:name="co20" style:family="table-column">
      <style:table-column-properties fo:break-before="auto" style:column-width="2.893cm"/>
    </style:style>
    <style:style style:name="co21" style:family="table-column">
      <style:table-column-properties fo:break-before="auto" style:column-width="2.293cm"/>
    </style:style>
    <style:style style:name="co2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CIENTE_BENEFIC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2" table:default-cell-style-name="Default"/>
        <table:table-row table:style-name="ro1">
          <table:table-cell office:value-type="string" calcext:value-type="string">
            <text:p>DT_VALIDADE</text:p>
          </table:table-cell>
          <table:table-cell office:value-type="string" calcext:value-type="string">
            <text:p>ID_BENEFICIO</text:p>
          </table:table-cell>
          <table:table-cell office:value-type="string" calcext:value-type="string">
            <text:p>ID_OPERADORA</text:p>
          </table:table-cell>
          <table:table-cell office:value-type="string" calcext:value-type="string">
            <text:p>ID_PACIENTE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TX_DT_VALIDADE</text:p>
          </table:table-cell>
          <table:table-cell office:value-type="string" calcext:value-type="string">
            <text:p>TX_ID_BENEFICIO</text:p>
          </table:table-cell>
          <table:table-cell office:value-type="string" calcext:value-type="string">
            <text:p>TX_MATRICULA</text:p>
          </table:table-cell>
          <table:table-cell office:value-type="string" calcext:value-type="string">
            <text:p>TX_NODE_LABEL</text:p>
          </table:table-cell>
          <table:table-cell office:value-type="string" calcext:value-type="string">
            <text:p>TX_NOME_PACIENTE</text:p>
          </table:table-cell>
          <table:table-cell office:value-type="string" calcext:value-type="string">
            <text:p>TX_OPERADORA</text:p>
          </table:table-cell>
          <table:table-cell office:value-type="string" calcext:value-type="string">
            <text:p>TX_PRODUTO</text:p>
          </table:table-cell>
          <table:table-cell office:value-type="string" calcext:value-type="string">
            <text:p>TX_SITUACAO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FL_PARTICULAR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ID_PRESTADOR_REGISTRO</text:p>
          </table:table-cell>
          <table:table-cell office:value-type="string" calcext:value-type="string">
            <text:p>CD_ANS_OPERADORA</text:p>
          </table:table-cell>
          <table:table-cell office:value-type="string" calcext:value-type="string">
            <text:p>TX_NOME_CONVENIO</text:p>
          </table:table-cell>
          <table:table-cell office:value-type="string" calcext:value-type="string">
            <text:p>TX_LABE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10504" calcext:value-type="float">
            <text:p>8110504</text:p>
          </table:table-cell>
          <table:table-cell office:value-type="float" office:value="6" calcext:value-type="float">
            <text:p>6</text:p>
          </table:table-cell>
          <table:table-cell office:value-type="float" office:value="9138696" calcext:value-type="float">
            <text:p>91386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110504" calcext:value-type="float">
            <text:p>8110504</text:p>
          </table:table-cell>
          <table:table-cell office:value-type="float" office:value="461581800" calcext:value-type="float">
            <text:p>4615818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/07/2021 08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17113" calcext:value-type="float">
            <text:p>8117113</text:p>
          </table:table-cell>
          <table:table-cell office:value-type="float" office:value="6" calcext:value-type="float">
            <text:p>6</text:p>
          </table:table-cell>
          <table:table-cell office:value-type="float" office:value="9035428" calcext:value-type="float">
            <text:p>90354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117113" calcext:value-type="float">
            <text:p>8117113</text:p>
          </table:table-cell>
          <table:table-cell office:value-type="float" office:value="454071460" calcext:value-type="float">
            <text:p>45407146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07/2021 08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26513" calcext:value-type="float">
            <text:p>8126513</text:p>
          </table:table-cell>
          <table:table-cell office:value-type="float" office:value="6" calcext:value-type="float">
            <text:p>6</text:p>
          </table:table-cell>
          <table:table-cell office:value-type="float" office:value="9586722" calcext:value-type="float">
            <text:p>95867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126513" calcext:value-type="float">
            <text:p>8126513</text:p>
          </table:table-cell>
          <table:table-cell office:value-type="float" office:value="770435133663032" calcext:value-type="float">
            <text:p>77043513366303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7/2021 10:3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59248" calcext:value-type="float">
            <text:p>8159248</text:p>
          </table:table-cell>
          <table:table-cell office:value-type="float" office:value="6" calcext:value-type="float">
            <text:p>6</text:p>
          </table:table-cell>
          <table:table-cell office:value-type="float" office:value="8708525" calcext:value-type="float">
            <text:p>87085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159248" calcext:value-type="float">
            <text:p>8159248</text:p>
          </table:table-cell>
          <table:table-cell office:value-type="float" office:value="821427100051006" calcext:value-type="float">
            <text:p>82142710005100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07/2021 09:0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84865" calcext:value-type="float">
            <text:p>8184865</text:p>
          </table:table-cell>
          <table:table-cell office:value-type="float" office:value="6" calcext:value-type="float">
            <text:p>6</text:p>
          </table:table-cell>
          <table:table-cell office:value-type="float" office:value="9512024" calcext:value-type="float">
            <text:p>95120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184865" calcext:value-type="float">
            <text:p>8184865</text:p>
          </table:table-cell>
          <table:table-cell office:value-type="float" office:value="403057520" calcext:value-type="float">
            <text:p>40305752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07/2021 14:3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00991" calcext:value-type="float">
            <text:p>8200991</text:p>
          </table:table-cell>
          <table:table-cell office:value-type="float" office:value="6" calcext:value-type="float">
            <text:p>6</text:p>
          </table:table-cell>
          <table:table-cell office:value-type="float" office:value="9530779" calcext:value-type="float">
            <text:p>95307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00991" calcext:value-type="float">
            <text:p>8200991</text:p>
          </table:table-cell>
          <table:table-cell office:value-type="float" office:value="449588320" calcext:value-type="float">
            <text:p>44958832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Natália Felix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07/2021 14:0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54134" calcext:value-type="float">
            <text:p>8254134</text:p>
          </table:table-cell>
          <table:table-cell office:value-type="float" office:value="6" calcext:value-type="float">
            <text:p>6</text:p>
          </table:table-cell>
          <table:table-cell office:value-type="float" office:value="9648428" calcext:value-type="float">
            <text:p>96484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54134" calcext:value-type="float">
            <text:p>8254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7/2021 09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64441" calcext:value-type="float">
            <text:p>8264441</text:p>
          </table:table-cell>
          <table:table-cell office:value-type="float" office:value="6" calcext:value-type="float">
            <text:p>6</text:p>
          </table:table-cell>
          <table:table-cell office:value-type="float" office:value="9648436" calcext:value-type="float">
            <text:p>96484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64441" calcext:value-type="float">
            <text:p>82644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/07/2021 08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64747" calcext:value-type="float">
            <text:p>8264747</text:p>
          </table:table-cell>
          <table:table-cell office:value-type="float" office:value="6" calcext:value-type="float">
            <text:p>6</text:p>
          </table:table-cell>
          <table:table-cell office:value-type="float" office:value="9633867" calcext:value-type="float">
            <text:p>96338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64747" calcext:value-type="float">
            <text:p>8264747</text:p>
          </table:table-cell>
          <table:table-cell office:value-type="float" office:value="793549013641004" calcext:value-type="float">
            <text:p>79354901364100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dimar Viana dos Santo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/07/2021 09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68884" calcext:value-type="float">
            <text:p>8268884</text:p>
          </table:table-cell>
          <table:table-cell office:value-type="float" office:value="6" calcext:value-type="float">
            <text:p>6</text:p>
          </table:table-cell>
          <table:table-cell office:value-type="float" office:value="9694260" calcext:value-type="float">
            <text:p>969426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68884" calcext:value-type="float">
            <text:p>8268884</text:p>
          </table:table-cell>
          <table:table-cell office:value-type="float" office:value="452152430" calcext:value-type="float">
            <text:p>45215243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7/2021 08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3172" calcext:value-type="float">
            <text:p>7983172</text:p>
          </table:table-cell>
          <table:table-cell office:value-type="float" office:value="6" calcext:value-type="float">
            <text:p>6</text:p>
          </table:table-cell>
          <table:table-cell office:value-type="float" office:value="9493325" calcext:value-type="float">
            <text:p>94933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83172" calcext:value-type="float">
            <text:p>7983172</text:p>
          </table:table-cell>
          <table:table-cell office:value-type="float" office:value="458052860" calcext:value-type="float">
            <text:p>45805286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06/2021 09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69296" calcext:value-type="float">
            <text:p>8269296</text:p>
          </table:table-cell>
          <table:table-cell office:value-type="float" office:value="6" calcext:value-type="float">
            <text:p>6</text:p>
          </table:table-cell>
          <table:table-cell office:value-type="float" office:value="9708537" calcext:value-type="float">
            <text:p>97085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69296" calcext:value-type="float">
            <text:p>8269296</text:p>
          </table:table-cell>
          <table:table-cell office:value-type="float" office:value="847388200019004" calcext:value-type="float">
            <text:p>84738820001900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7/2021 09:5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49790" calcext:value-type="float">
            <text:p>8349790</text:p>
          </table:table-cell>
          <table:table-cell office:value-type="float" office:value="6" calcext:value-type="float">
            <text:p>6</text:p>
          </table:table-cell>
          <table:table-cell office:value-type="float" office:value="9430593" calcext:value-type="float">
            <text:p>94305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349790" calcext:value-type="float">
            <text:p>8349790</text:p>
          </table:table-cell>
          <table:table-cell office:value-type="float" office:value="477014100" calcext:value-type="float">
            <text:p>4770141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/08/2021 09:3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55032" calcext:value-type="float">
            <text:p>8355032</text:p>
          </table:table-cell>
          <table:table-cell office:value-type="float" office:value="6" calcext:value-type="float">
            <text:p>6</text:p>
          </table:table-cell>
          <table:table-cell office:value-type="float" office:value="9772125" calcext:value-type="float">
            <text:p>97721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355032" calcext:value-type="float">
            <text:p>8355032</text:p>
          </table:table-cell>
          <table:table-cell office:value-type="float" office:value="821427100027006" calcext:value-type="float">
            <text:p>82142710002700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/08/2021 13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67638" calcext:value-type="float">
            <text:p>8467638</text:p>
          </table:table-cell>
          <table:table-cell office:value-type="float" office:value="6" calcext:value-type="float">
            <text:p>6</text:p>
          </table:table-cell>
          <table:table-cell office:value-type="float" office:value="9842872" calcext:value-type="float">
            <text:p>98428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467638" calcext:value-type="float">
            <text:p>8467638</text:p>
          </table:table-cell>
          <table:table-cell office:value-type="float" office:value="458058280" calcext:value-type="float">
            <text:p>45805828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8/2021 09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99542" calcext:value-type="float">
            <text:p>8699542</text:p>
          </table:table-cell>
          <table:table-cell office:value-type="float" office:value="6" calcext:value-type="float">
            <text:p>6</text:p>
          </table:table-cell>
          <table:table-cell office:value-type="float" office:value="9897522" calcext:value-type="float">
            <text:p>98975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699542" calcext:value-type="float">
            <text:p>8699542</text:p>
          </table:table-cell>
          <table:table-cell office:value-type="float" office:value="770435133647027" calcext:value-type="float">
            <text:p>77043513364702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8/2021 08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95509" calcext:value-type="float">
            <text:p>8795509</text:p>
          </table:table-cell>
          <table:table-cell office:value-type="float" office:value="6" calcext:value-type="float">
            <text:p>6</text:p>
          </table:table-cell>
          <table:table-cell office:value-type="float" office:value="10175110" calcext:value-type="float">
            <text:p>101751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795509" calcext:value-type="float">
            <text:p>8795509</text:p>
          </table:table-cell>
          <table:table-cell office:value-type="float" office:value="770435080217006" calcext:value-type="float">
            <text:p>77043508021700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09/2021 08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52712" calcext:value-type="float">
            <text:p>6552712</text:p>
          </table:table-cell>
          <table:table-cell office:value-type="float" office:value="6" calcext:value-type="float">
            <text:p>6</text:p>
          </table:table-cell>
          <table:table-cell office:value-type="float" office:value="8228154" calcext:value-type="float">
            <text:p>82281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52712" calcext:value-type="float">
            <text:p>6552712</text:p>
          </table:table-cell>
          <table:table-cell office:value-type="float" office:value="770435133663032" calcext:value-type="float">
            <text:p>77043513366303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tonio Ne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2/01/2021 16:19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78" calcext:value-type="float">
            <text:p>6147878</text:p>
          </table:table-cell>
          <table:table-cell office:value-type="float" office:value="6" calcext:value-type="float">
            <text:p>6</text:p>
          </table:table-cell>
          <table:table-cell office:value-type="float" office:value="7920609" calcext:value-type="float">
            <text:p>79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47878" calcext:value-type="float">
            <text:p>6147878</text:p>
          </table:table-cell>
          <table:table-cell office:value-type="float" office:value="821427100019029" calcext:value-type="float">
            <text:p>82142710001902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y Beatriz Cordeiro de Paul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12/2020 13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9615" calcext:value-type="float">
            <text:p>12309615</text:p>
          </table:table-cell>
          <table:table-cell office:value-type="float" office:value="6" calcext:value-type="float">
            <text:p>6</text:p>
          </table:table-cell>
          <table:table-cell office:value-type="float" office:value="13190812" calcext:value-type="float">
            <text:p>131908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09615" calcext:value-type="float">
            <text:p>12309615</text:p>
          </table:table-cell>
          <table:table-cell office:value-type="float" office:value="462776093" calcext:value-type="float">
            <text:p>46277609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eovana Mendes De Abreu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/01/2023 22:07 - Thaynara Monica Lima Silva</text:p>
          </table:table-cell>
          <table:table-cell office:value-type="string" calcext:value-type="string">
            <text:p>12/01/2023 10:4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45587" calcext:value-type="float">
            <text:p>11945587</text:p>
          </table:table-cell>
          <table:table-cell office:value-type="float" office:value="6" calcext:value-type="float">
            <text:p>6</text:p>
          </table:table-cell>
          <table:table-cell office:value-type="float" office:value="12908046" calcext:value-type="float">
            <text:p>129080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945587" calcext:value-type="float">
            <text:p>119455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dimilla Xavier Camil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1/2022 09:43 - Thaynara Monica Lima Silva</text:p>
          </table:table-cell>
          <table:table-cell office:value-type="string" calcext:value-type="string">
            <text:p>22/11/2022 09:4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31600" calcext:value-type="float">
            <text:p>12031600</text:p>
          </table:table-cell>
          <table:table-cell office:value-type="float" office:value="6" calcext:value-type="float">
            <text:p>6</text:p>
          </table:table-cell>
          <table:table-cell office:value-type="float" office:value="12959680" calcext:value-type="float">
            <text:p>129596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031600" calcext:value-type="float">
            <text:p>12031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abrielly Fernanda Montalvã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11/2022 08:27 - Thaynara Monica Lima Silva</text:p>
          </table:table-cell>
          <table:table-cell office:value-type="string" calcext:value-type="string">
            <text:p>25/11/2022 08:2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50989" calcext:value-type="float">
            <text:p>12050989</text:p>
          </table:table-cell>
          <table:table-cell office:value-type="float" office:value="6" calcext:value-type="float">
            <text:p>6</text:p>
          </table:table-cell>
          <table:table-cell office:value-type="float" office:value="12974660" calcext:value-type="float">
            <text:p>1297466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050989" calcext:value-type="float">
            <text:p>12050989</text:p>
          </table:table-cell>
          <table:table-cell office:value-type="float" office:value="498042301" calcext:value-type="float">
            <text:p>4980423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abriela Borges do Carm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1/2022 13:23 - Thaynara Monica Lima Silva</text:p>
          </table:table-cell>
          <table:table-cell office:value-type="string" calcext:value-type="string">
            <text:p>11/01/2023 17:09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50997" calcext:value-type="float">
            <text:p>12050997</text:p>
          </table:table-cell>
          <table:table-cell office:value-type="float" office:value="6" calcext:value-type="float">
            <text:p>6</text:p>
          </table:table-cell>
          <table:table-cell office:value-type="float" office:value="12974668" calcext:value-type="float">
            <text:p>129746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050997" calcext:value-type="float">
            <text:p>12050997</text:p>
          </table:table-cell>
          <table:table-cell office:value-type="float" office:value="498048753" calcext:value-type="float">
            <text:p>49804875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uilherme Henrique Rocha Chaga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1/2022 13:25 - Thaynara Monica Lima Silva</text:p>
          </table:table-cell>
          <table:table-cell office:value-type="string" calcext:value-type="string">
            <text:p>11/01/2023 17:29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68663" calcext:value-type="float">
            <text:p>11768663</text:p>
          </table:table-cell>
          <table:table-cell office:value-type="float" office:value="6" calcext:value-type="float">
            <text:p>6</text:p>
          </table:table-cell>
          <table:table-cell office:value-type="float" office:value="10865456" calcext:value-type="float">
            <text:p>108654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68663" calcext:value-type="float">
            <text:p>11768663</text:p>
          </table:table-cell>
          <table:table-cell office:value-type="float" office:value="505164800" calcext:value-type="float">
            <text:p>5051648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rlete Gomes de Bri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10/2022 09:28 - Thaynara Monica Lima Silva</text:p>
          </table:table-cell>
          <table:table-cell office:value-type="string" calcext:value-type="string">
            <text:p>25/03/2023 18:29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91602" calcext:value-type="float">
            <text:p>11791602</text:p>
          </table:table-cell>
          <table:table-cell office:value-type="float" office:value="6" calcext:value-type="float">
            <text:p>6</text:p>
          </table:table-cell>
          <table:table-cell office:value-type="float" office:value="12770320" calcext:value-type="float">
            <text:p>127703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91602" calcext:value-type="float">
            <text:p>117916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Pedro Henrique Tavares Diniz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10/2022 14:00 - Thaynara Monica Lima Silva</text:p>
          </table:table-cell>
          <table:table-cell office:value-type="string" calcext:value-type="string">
            <text:p>25/10/2022 14:0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15942" calcext:value-type="float">
            <text:p>11815942</text:p>
          </table:table-cell>
          <table:table-cell office:value-type="float" office:value="6" calcext:value-type="float">
            <text:p>6</text:p>
          </table:table-cell>
          <table:table-cell office:value-type="float" office:value="12793530" calcext:value-type="float">
            <text:p>127935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15942" calcext:value-type="float">
            <text:p>118159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leiton Alves Oliv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10/2022 16:49 - Thaynara Monica Lima Silva</text:p>
          </table:table-cell>
          <table:table-cell office:value-type="string" calcext:value-type="string">
            <text:p>04/11/2022 17:2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8948" calcext:value-type="float">
            <text:p>11838948</text:p>
          </table:table-cell>
          <table:table-cell office:value-type="float" office:value="6" calcext:value-type="float">
            <text:p>6</text:p>
          </table:table-cell>
          <table:table-cell office:value-type="float" office:value="12815858" calcext:value-type="float">
            <text:p>128158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38948" calcext:value-type="float">
            <text:p>118389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ilvan Rodrigues Perei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/10/2022 09:57 - Thaynara Monica Lima Silva</text:p>
          </table:table-cell>
          <table:table-cell office:value-type="string" calcext:value-type="string">
            <text:p>31/10/2022 09:5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9191" calcext:value-type="float">
            <text:p>11839191</text:p>
          </table:table-cell>
          <table:table-cell office:value-type="float" office:value="6" calcext:value-type="float">
            <text:p>6</text:p>
          </table:table-cell>
          <table:table-cell office:value-type="float" office:value="12816080" calcext:value-type="float">
            <text:p>128160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39191" calcext:value-type="float">
            <text:p>11839191</text:p>
          </table:table-cell>
          <table:table-cell office:value-type="float" office:value="827342700019022" calcext:value-type="float">
            <text:p>82734270001902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rika Lorranny Rocha Chaga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/10/2022 10:46 - Thaynara Monica Lima Silva</text:p>
          </table:table-cell>
          <table:table-cell office:value-type="string" calcext:value-type="string">
            <text:p>25/03/2023 19:4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9665" calcext:value-type="float">
            <text:p>11839665</text:p>
          </table:table-cell>
          <table:table-cell office:value-type="float" office:value="6" calcext:value-type="float">
            <text:p>6</text:p>
          </table:table-cell>
          <table:table-cell office:value-type="float" office:value="12816538" calcext:value-type="float">
            <text:p>128165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39665" calcext:value-type="float">
            <text:p>11839665</text:p>
          </table:table-cell>
          <table:table-cell office:value-type="float" office:value="304187992" calcext:value-type="float">
            <text:p>30418799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Heloisa Mendes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/10/2022 13:05 - Thaynara Monica Lima Silva</text:p>
          </table:table-cell>
          <table:table-cell office:value-type="string" calcext:value-type="string">
            <text:p>09/01/2023 15:44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50038" calcext:value-type="float">
            <text:p>11850038</text:p>
          </table:table-cell>
          <table:table-cell office:value-type="float" office:value="6" calcext:value-type="float">
            <text:p>6</text:p>
          </table:table-cell>
          <table:table-cell office:value-type="float" office:value="12824035" calcext:value-type="float">
            <text:p>128240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50038" calcext:value-type="float">
            <text:p>11850038</text:p>
          </table:table-cell>
          <table:table-cell office:value-type="float" office:value="510610242" calcext:value-type="float">
            <text:p>51061024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téphane Lorrany Lem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11/2022 18:39 - Thaynara Monica Lima Silva</text:p>
          </table:table-cell>
          <table:table-cell office:value-type="string" calcext:value-type="string">
            <text:p>29/03/2023 13:38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52520" calcext:value-type="float">
            <text:p>11852520</text:p>
          </table:table-cell>
          <table:table-cell office:value-type="float" office:value="6" calcext:value-type="float">
            <text:p>6</text:p>
          </table:table-cell>
          <table:table-cell office:value-type="float" office:value="12704193" calcext:value-type="float">
            <text:p>127041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52520" calcext:value-type="float">
            <text:p>118525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os Vinicios Marques Antun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/11/2022 15:1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60452" calcext:value-type="float">
            <text:p>11860452</text:p>
          </table:table-cell>
          <table:table-cell office:value-type="float" office:value="6" calcext:value-type="float">
            <text:p>6</text:p>
          </table:table-cell>
          <table:table-cell office:value-type="float" office:value="12833821" calcext:value-type="float">
            <text:p>128338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860452" calcext:value-type="float">
            <text:p>118604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leidyane Lacer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/11/2022 13:28 - Thaynara Monica Lima Silva</text:p>
          </table:table-cell>
          <table:table-cell office:value-type="string" calcext:value-type="string">
            <text:p>07/11/2022 13:3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37961" calcext:value-type="float">
            <text:p>11137961</text:p>
          </table:table-cell>
          <table:table-cell office:value-type="float" office:value="6" calcext:value-type="float">
            <text:p>6</text:p>
          </table:table-cell>
          <table:table-cell office:value-type="float" office:value="12243720" calcext:value-type="float">
            <text:p>122437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137961" calcext:value-type="float">
            <text:p>11137961</text:p>
          </table:table-cell>
          <table:table-cell office:value-type="string" calcext:value-type="string">
            <text:p>BDA00003899037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ivina Márcia Dias Sou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8/2022 08:50 - Thaynara Monica Lima Silva</text:p>
          </table:table-cell>
          <table:table-cell office:value-type="string" calcext:value-type="string">
            <text:p>17/08/2022 08:5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205716" calcext:value-type="float">
            <text:p>11205716</text:p>
          </table:table-cell>
          <table:table-cell office:value-type="float" office:value="6" calcext:value-type="float">
            <text:p>6</text:p>
          </table:table-cell>
          <table:table-cell office:value-type="float" office:value="12296338" calcext:value-type="float">
            <text:p>122963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205716" calcext:value-type="float">
            <text:p>11205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Naiane Coutinh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8/2022 14:10 - Thaynara Monica Lima Silva</text:p>
          </table:table-cell>
          <table:table-cell office:value-type="string" calcext:value-type="string">
            <text:p>27/09/2022 17:3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273499" calcext:value-type="float">
            <text:p>11273499</text:p>
          </table:table-cell>
          <table:table-cell office:value-type="float" office:value="6" calcext:value-type="float">
            <text:p>6</text:p>
          </table:table-cell>
          <table:table-cell office:value-type="float" office:value="12339831" calcext:value-type="float">
            <text:p>123398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273499" calcext:value-type="float">
            <text:p>112734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ivanio Antonio Perei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1/08/2022 10:1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17395" calcext:value-type="float">
            <text:p>11517395</text:p>
          </table:table-cell>
          <table:table-cell office:value-type="float" office:value="6" calcext:value-type="float">
            <text:p>6</text:p>
          </table:table-cell>
          <table:table-cell office:value-type="float" office:value="12552120" calcext:value-type="float">
            <text:p>125521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17395" calcext:value-type="float">
            <text:p>115173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Bruna Layene Moraes Ferrei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9/2022 16:45 - Thaynara Monica Lima Silva</text:p>
          </table:table-cell>
          <table:table-cell office:value-type="string" calcext:value-type="string">
            <text:p>14/11/2022 13:5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20986" calcext:value-type="float">
            <text:p>11520986</text:p>
          </table:table-cell>
          <table:table-cell office:value-type="float" office:value="6" calcext:value-type="float">
            <text:p>6</text:p>
          </table:table-cell>
          <table:table-cell office:value-type="float" office:value="12555481" calcext:value-type="float">
            <text:p>125554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20986" calcext:value-type="float">
            <text:p>115209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Kely Cristinna Ribeiro de Bri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/09/2022 17:21 - Thaynara Monica Lima Silva</text:p>
          </table:table-cell>
          <table:table-cell office:value-type="string" calcext:value-type="string">
            <text:p>21/10/2022 09:2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21773" calcext:value-type="float">
            <text:p>11521773</text:p>
          </table:table-cell>
          <table:table-cell office:value-type="float" office:value="6" calcext:value-type="float">
            <text:p>6</text:p>
          </table:table-cell>
          <table:table-cell office:value-type="float" office:value="12556214" calcext:value-type="float">
            <text:p>125562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21773" calcext:value-type="float">
            <text:p>115217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Beatriz de Brito Gonçalv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9/2022 09:47 - Thaynara Monica Lima Silva</text:p>
          </table:table-cell>
          <table:table-cell office:value-type="string" calcext:value-type="string">
            <text:p>31/10/2022 14:5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37226" calcext:value-type="float">
            <text:p>11537226</text:p>
          </table:table-cell>
          <table:table-cell office:value-type="float" office:value="6" calcext:value-type="float">
            <text:p>6</text:p>
          </table:table-cell>
          <table:table-cell office:value-type="float" office:value="12571410" calcext:value-type="float">
            <text:p>125714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37226" calcext:value-type="float">
            <text:p>11537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ybe Bernado Per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9/09/2022 08:5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37275" calcext:value-type="float">
            <text:p>11537275</text:p>
          </table:table-cell>
          <table:table-cell office:value-type="float" office:value="6" calcext:value-type="float">
            <text:p>6</text:p>
          </table:table-cell>
          <table:table-cell office:value-type="float" office:value="12571457" calcext:value-type="float">
            <text:p>125714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37275" calcext:value-type="float">
            <text:p>115372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leiciele de Assis Lob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09/2022 09:04 - Thaynara Monica Lima Silva</text:p>
          </table:table-cell>
          <table:table-cell office:value-type="string" calcext:value-type="string">
            <text:p>29/09/2022 09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74516" calcext:value-type="float">
            <text:p>11674516</text:p>
          </table:table-cell>
          <table:table-cell office:value-type="float" office:value="6" calcext:value-type="float">
            <text:p>6</text:p>
          </table:table-cell>
          <table:table-cell office:value-type="float" office:value="12677351" calcext:value-type="float">
            <text:p>126773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74516" calcext:value-type="float">
            <text:p>11674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ogerio Silva Santo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/10/2022 15:42 - Thaynara Monica Lima Silva</text:p>
          </table:table-cell>
          <table:table-cell office:value-type="string" calcext:value-type="string">
            <text:p>31/10/2022 09:3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07047" calcext:value-type="float">
            <text:p>11707047</text:p>
          </table:table-cell>
          <table:table-cell office:value-type="float" office:value="6" calcext:value-type="float">
            <text:p>6</text:p>
          </table:table-cell>
          <table:table-cell office:value-type="float" office:value="12704193" calcext:value-type="float">
            <text:p>127041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07047" calcext:value-type="float">
            <text:p>117070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os Vinicios Marques Antun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10/2022 15:25 - Thaynara Monica Lima Silva</text:p>
          </table:table-cell>
          <table:table-cell office:value-type="string" calcext:value-type="string">
            <text:p>03/11/2022 15:1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08461" calcext:value-type="float">
            <text:p>11708461</text:p>
          </table:table-cell>
          <table:table-cell office:value-type="float" office:value="6" calcext:value-type="float">
            <text:p>6</text:p>
          </table:table-cell>
          <table:table-cell office:value-type="float" office:value="12705527" calcext:value-type="float">
            <text:p>127055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08461" calcext:value-type="float">
            <text:p>117084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ebastião Maria de Siqueira Net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10/2022 09:02 - Thaynara Monica Lima Silva</text:p>
          </table:table-cell>
          <table:table-cell office:value-type="string" calcext:value-type="string">
            <text:p>14/10/2022 09:0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08464" calcext:value-type="float">
            <text:p>11708464</text:p>
          </table:table-cell>
          <table:table-cell office:value-type="float" office:value="6" calcext:value-type="float">
            <text:p>6</text:p>
          </table:table-cell>
          <table:table-cell office:value-type="float" office:value="12705527" calcext:value-type="float">
            <text:p>127055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08464" calcext:value-type="float">
            <text:p>117084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ebastião Maria de Siqueira Net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10/2022 09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08481" calcext:value-type="float">
            <text:p>11708481</text:p>
          </table:table-cell>
          <table:table-cell office:value-type="float" office:value="6" calcext:value-type="float">
            <text:p>6</text:p>
          </table:table-cell>
          <table:table-cell office:value-type="float" office:value="12705546" calcext:value-type="float">
            <text:p>127055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08481" calcext:value-type="float">
            <text:p>117084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orenna Ranna Bailon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4/10/2022 09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31762" calcext:value-type="float">
            <text:p>11631762</text:p>
          </table:table-cell>
          <table:table-cell office:value-type="float" office:value="6" calcext:value-type="float">
            <text:p>6</text:p>
          </table:table-cell>
          <table:table-cell office:value-type="float" office:value="12649443" calcext:value-type="float">
            <text:p>126494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31762" calcext:value-type="float">
            <text:p>116317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uameire Moreira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/10/2022 16:23 - Thaynara Monica Lima Silva</text:p>
          </table:table-cell>
          <table:table-cell office:value-type="string" calcext:value-type="string">
            <text:p>25/10/2022 14:0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25890" calcext:value-type="float">
            <text:p>11725890</text:p>
          </table:table-cell>
          <table:table-cell office:value-type="float" office:value="6" calcext:value-type="float">
            <text:p>6</text:p>
          </table:table-cell>
          <table:table-cell office:value-type="float" office:value="12721748" calcext:value-type="float">
            <text:p>127217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725890" calcext:value-type="float">
            <text:p>117258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Priscila Cruz Correa Gom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10/2022 17:17 - Thaynara Monica Lima Silva</text:p>
          </table:table-cell>
          <table:table-cell office:value-type="string" calcext:value-type="string">
            <text:p>25/10/2022 14:0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7383" calcext:value-type="float">
            <text:p>10297383</text:p>
          </table:table-cell>
          <table:table-cell office:value-type="float" office:value="6" calcext:value-type="float">
            <text:p>6</text:p>
          </table:table-cell>
          <table:table-cell office:value-type="float" office:value="11563581" calcext:value-type="float">
            <text:p>115635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97383" calcext:value-type="float">
            <text:p>102973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arlos Albert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5/2022 08:59 - Thaynara Monica Lima Silva</text:p>
          </table:table-cell>
          <table:table-cell office:value-type="string" calcext:value-type="string">
            <text:p>04/08/2022 15:1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53871" calcext:value-type="float">
            <text:p>10953871</text:p>
          </table:table-cell>
          <table:table-cell office:value-type="float" office:value="6" calcext:value-type="float">
            <text:p>6</text:p>
          </table:table-cell>
          <table:table-cell office:value-type="float" office:value="12102524" calcext:value-type="float">
            <text:p>121025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953871" calcext:value-type="float">
            <text:p>109538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ulio Cesa Lopes da Cost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08/2022 09:06 - Thaynara Monica Lima Silva</text:p>
          </table:table-cell>
          <table:table-cell office:value-type="string" calcext:value-type="string">
            <text:p>15/08/2022 14:2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01396" calcext:value-type="float">
            <text:p>10901396</text:p>
          </table:table-cell>
          <table:table-cell office:value-type="float" office:value="6" calcext:value-type="float">
            <text:p>6</text:p>
          </table:table-cell>
          <table:table-cell office:value-type="float" office:value="12052600" calcext:value-type="float">
            <text:p>120526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901396" calcext:value-type="float">
            <text:p>109013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oabe Araujo dos Santo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7/2022 09:56 - Thaynara Monica Lima Silva</text:p>
          </table:table-cell>
          <table:table-cell office:value-type="string" calcext:value-type="string">
            <text:p>16/08/2022 14:5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01408" calcext:value-type="float">
            <text:p>10901408</text:p>
          </table:table-cell>
          <table:table-cell office:value-type="float" office:value="6" calcext:value-type="float">
            <text:p>6</text:p>
          </table:table-cell>
          <table:table-cell office:value-type="float" office:value="12052611" calcext:value-type="float">
            <text:p>120526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901408" calcext:value-type="float">
            <text:p>109014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osinete Araujo dos Santos Passo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7/2022 09:57 - Thaynara Monica Lima Silva</text:p>
          </table:table-cell>
          <table:table-cell office:value-type="string" calcext:value-type="string">
            <text:p>25/10/2022 15:5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87739" calcext:value-type="float">
            <text:p>10987739</text:p>
          </table:table-cell>
          <table:table-cell office:value-type="float" office:value="6" calcext:value-type="float">
            <text:p>6</text:p>
          </table:table-cell>
          <table:table-cell office:value-type="float" office:value="12131817" calcext:value-type="float">
            <text:p>121318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987739" calcext:value-type="float">
            <text:p>109877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hennyfer Araujo dos Santos Linhar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8/2022 10:20 - Thaynara Monica Lima Silva</text:p>
          </table:table-cell>
          <table:table-cell office:value-type="string" calcext:value-type="string">
            <text:p>16/08/2022 10:4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006850" calcext:value-type="float">
            <text:p>11006850</text:p>
          </table:table-cell>
          <table:table-cell office:value-type="float" office:value="6" calcext:value-type="float">
            <text:p>6</text:p>
          </table:table-cell>
          <table:table-cell office:value-type="float" office:value="12148689" calcext:value-type="float">
            <text:p>121486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006850" calcext:value-type="float">
            <text:p>11006850</text:p>
          </table:table-cell>
          <table:table-cell office:value-type="float" office:value="488513832" calcext:value-type="float">
            <text:p>48851383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éssica Batista Nav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8/2022 09:48 - Thaynara Monica Lima Silva</text:p>
          </table:table-cell>
          <table:table-cell office:value-type="string" calcext:value-type="string">
            <text:p>10/10/2022 15:51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60044" calcext:value-type="float">
            <text:p>10260044</text:p>
          </table:table-cell>
          <table:table-cell office:value-type="float" office:value="6" calcext:value-type="float">
            <text:p>6</text:p>
          </table:table-cell>
          <table:table-cell office:value-type="float" office:value="11534313" calcext:value-type="float">
            <text:p>115343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60044" calcext:value-type="float">
            <text:p>102600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rik Ramos de Araujo Olivei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5/2022 16:48 - Thaynara Monica Lima Silva</text:p>
          </table:table-cell>
          <table:table-cell office:value-type="string" calcext:value-type="string">
            <text:p>04/08/2022 15:1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4697" calcext:value-type="float">
            <text:p>10274697</text:p>
          </table:table-cell>
          <table:table-cell office:value-type="float" office:value="6" calcext:value-type="float">
            <text:p>6</text:p>
          </table:table-cell>
          <table:table-cell office:value-type="float" office:value="10827011" calcext:value-type="float">
            <text:p>108270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74697" calcext:value-type="float">
            <text:p>10274697</text:p>
          </table:table-cell>
          <table:table-cell office:value-type="float" office:value="463041890" calcext:value-type="float">
            <text:p>46304189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ander Braz Aguiar Barbos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5/2022 18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4708" calcext:value-type="float">
            <text:p>10274708</text:p>
          </table:table-cell>
          <table:table-cell office:value-type="float" office:value="6" calcext:value-type="float">
            <text:p>6</text:p>
          </table:table-cell>
          <table:table-cell office:value-type="float" office:value="11547946" calcext:value-type="float">
            <text:p>115479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74708" calcext:value-type="float">
            <text:p>10274708</text:p>
          </table:table-cell>
          <table:table-cell office:value-type="float" office:value="770435028274002" calcext:value-type="float">
            <text:p>77043502827400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enato Rosa da Cunh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4/05/2022 19:2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4709" calcext:value-type="float">
            <text:p>10274709</text:p>
          </table:table-cell>
          <table:table-cell office:value-type="float" office:value="6" calcext:value-type="float">
            <text:p>6</text:p>
          </table:table-cell>
          <table:table-cell office:value-type="float" office:value="11547947" calcext:value-type="float">
            <text:p>115479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74709" calcext:value-type="float">
            <text:p>10274709</text:p>
          </table:table-cell>
          <table:table-cell office:value-type="float" office:value="960019351660018" calcext:value-type="float">
            <text:p>96001935166001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lefe Yoseph Hansel Cordeir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5/2022 19:35 - Thaynara Monica Lima Silva</text:p>
          </table:table-cell>
          <table:table-cell office:value-type="string" calcext:value-type="string">
            <text:p>14/05/2022 19:3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4710" calcext:value-type="float">
            <text:p>10274710</text:p>
          </table:table-cell>
          <table:table-cell office:value-type="float" office:value="6" calcext:value-type="float">
            <text:p>6</text:p>
          </table:table-cell>
          <table:table-cell office:value-type="float" office:value="11547948" calcext:value-type="float">
            <text:p>115479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74710" calcext:value-type="float">
            <text:p>10274710</text:p>
          </table:table-cell>
          <table:table-cell office:value-type="float" office:value="886928300019024" calcext:value-type="float">
            <text:p>88692830001902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a Laura Fernandes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5/2022 20:07 - Thaynara Monica Lima Silva</text:p>
          </table:table-cell>
          <table:table-cell office:value-type="string" calcext:value-type="string">
            <text:p>14/05/2022 20:0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4711" calcext:value-type="float">
            <text:p>10274711</text:p>
          </table:table-cell>
          <table:table-cell office:value-type="float" office:value="6" calcext:value-type="float">
            <text:p>6</text:p>
          </table:table-cell>
          <table:table-cell office:value-type="float" office:value="11547949" calcext:value-type="float">
            <text:p>115479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74711" calcext:value-type="float">
            <text:p>102747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ione Ribeir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5/2022 20:17 - Thaynara Monica Lima Silva</text:p>
          </table:table-cell>
          <table:table-cell office:value-type="string" calcext:value-type="string">
            <text:p>14/05/2022 20:1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7044" calcext:value-type="float">
            <text:p>10297044</text:p>
          </table:table-cell>
          <table:table-cell office:value-type="float" office:value="6" calcext:value-type="float">
            <text:p>6</text:p>
          </table:table-cell>
          <table:table-cell office:value-type="float" office:value="11563274" calcext:value-type="float">
            <text:p>115632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97044" calcext:value-type="float">
            <text:p>102970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ster Rodrigues Ferr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5/2022 18:00 - Thaynara Monica Lima Silva</text:p>
          </table:table-cell>
          <table:table-cell office:value-type="string" calcext:value-type="string">
            <text:p>01/06/2022 14:0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78478" calcext:value-type="float">
            <text:p>10578478</text:p>
          </table:table-cell>
          <table:table-cell office:value-type="float" office:value="6" calcext:value-type="float">
            <text:p>6</text:p>
          </table:table-cell>
          <table:table-cell office:value-type="float" office:value="11793571" calcext:value-type="float">
            <text:p>117935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578478" calcext:value-type="float">
            <text:p>105784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eborah Eduarda Silva Sou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6/2022 14:05 - Thaynara Monica Lima Silva</text:p>
          </table:table-cell>
          <table:table-cell office:value-type="string" calcext:value-type="string">
            <text:p>09/08/2022 09:4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079872" calcext:value-type="float">
            <text:p>10079872</text:p>
          </table:table-cell>
          <table:table-cell office:value-type="float" office:value="6" calcext:value-type="float">
            <text:p>6</text:p>
          </table:table-cell>
          <table:table-cell office:value-type="float" office:value="11373235" calcext:value-type="float">
            <text:p>113732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79872" calcext:value-type="float">
            <text:p>10079872</text:p>
          </table:table-cell>
          <table:table-cell office:value-type="float" office:value="770435132055008" calcext:value-type="float">
            <text:p>77043513205500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leiton da Silva Gonçalv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04/2022 16:36 - Thaynara Monica Lima Silva</text:p>
          </table:table-cell>
          <table:table-cell office:value-type="string" calcext:value-type="string">
            <text:p>14/05/2022 18:4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31574" calcext:value-type="float">
            <text:p>10131574</text:p>
          </table:table-cell>
          <table:table-cell office:value-type="float" office:value="6" calcext:value-type="float">
            <text:p>6</text:p>
          </table:table-cell>
          <table:table-cell office:value-type="float" office:value="11414661" calcext:value-type="float">
            <text:p>1141466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131574" calcext:value-type="float">
            <text:p>10131574</text:p>
          </table:table-cell>
          <table:table-cell office:value-type="float" office:value="139536724" calcext:value-type="float">
            <text:p>13953672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Vilson Arauj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4/2022 08:14 - Thaynara Monica Lima Silva</text:p>
          </table:table-cell>
          <table:table-cell office:value-type="string" calcext:value-type="string">
            <text:p>14/05/2022 19:0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84470" calcext:value-type="float">
            <text:p>10184470</text:p>
          </table:table-cell>
          <table:table-cell office:value-type="float" office:value="6" calcext:value-type="float">
            <text:p>6</text:p>
          </table:table-cell>
          <table:table-cell office:value-type="float" office:value="11465123" calcext:value-type="float">
            <text:p>114651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184470" calcext:value-type="float">
            <text:p>10184470</text:p>
          </table:table-cell>
          <table:table-cell office:value-type="float" office:value="960019353889011" calcext:value-type="float">
            <text:p>96001935388901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ela Dornelas Peixoto Coutinh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4/2022 09:11 - Thaynara Monica Lima Silva</text:p>
          </table:table-cell>
          <table:table-cell office:value-type="string" calcext:value-type="string">
            <text:p>14/05/2022 18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21377" calcext:value-type="float">
            <text:p>9421377</text:p>
          </table:table-cell>
          <table:table-cell office:value-type="float" office:value="6" calcext:value-type="float">
            <text:p>6</text:p>
          </table:table-cell>
          <table:table-cell office:value-type="float" office:value="10793384" calcext:value-type="float">
            <text:p>107933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21377" calcext:value-type="float">
            <text:p>9421377</text:p>
          </table:table-cell>
          <table:table-cell office:value-type="float" office:value="481969580" calcext:value-type="float">
            <text:p>48196958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Uanderson Marques Venanci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1/2022 18:00 - Thaynara Monica Lima Silva</text:p>
          </table:table-cell>
          <table:table-cell office:value-type="string" calcext:value-type="string">
            <text:p>14/05/2022 20:2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14104" calcext:value-type="float">
            <text:p>10214104</text:p>
          </table:table-cell>
          <table:table-cell office:value-type="float" office:value="6" calcext:value-type="float">
            <text:p>6</text:p>
          </table:table-cell>
          <table:table-cell office:value-type="float" office:value="11491495" calcext:value-type="float">
            <text:p>114914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14104" calcext:value-type="float">
            <text:p>10214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Thaynara Santos Vilas Boa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5/2022 09:40 - Thaynara Monica Lima Silva</text:p>
          </table:table-cell>
          <table:table-cell office:value-type="string" calcext:value-type="string">
            <text:p>16/08/2022 16:0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00455" calcext:value-type="float">
            <text:p>10300455</text:p>
          </table:table-cell>
          <table:table-cell office:value-type="float" office:value="6" calcext:value-type="float">
            <text:p>6</text:p>
          </table:table-cell>
          <table:table-cell office:value-type="float" office:value="11566421" calcext:value-type="float">
            <text:p>115664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300455" calcext:value-type="float">
            <text:p>10300455</text:p>
          </table:table-cell>
          <table:table-cell office:value-type="float" office:value="770435026360001" calcext:value-type="float">
            <text:p>770435026360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enes Luiz De Mou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05/2022 08:38 - Thaynara Monica Lima Silva</text:p>
          </table:table-cell>
          <table:table-cell office:value-type="string" calcext:value-type="string">
            <text:p>19/05/2022 08:4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4742" calcext:value-type="float">
            <text:p>9964742</text:p>
          </table:table-cell>
          <table:table-cell office:value-type="float" office:value="6" calcext:value-type="float">
            <text:p>6</text:p>
          </table:table-cell>
          <table:table-cell office:value-type="float" office:value="11281135" calcext:value-type="float">
            <text:p>112811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64742" calcext:value-type="float">
            <text:p>9964742</text:p>
          </table:table-cell>
          <table:table-cell office:value-type="float" office:value="461238790" calcext:value-type="float">
            <text:p>46123879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Hector Dos Reis Prad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3/2022 15:41 - Thaynara Monica Lima Silva</text:p>
          </table:table-cell>
          <table:table-cell office:value-type="string" calcext:value-type="string">
            <text:p>14/05/2022 18:1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8747" calcext:value-type="float">
            <text:p>9968747</text:p>
          </table:table-cell>
          <table:table-cell office:value-type="float" office:value="6" calcext:value-type="float">
            <text:p>6</text:p>
          </table:table-cell>
          <table:table-cell office:value-type="float" office:value="11284877" calcext:value-type="float">
            <text:p>112848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68747" calcext:value-type="float">
            <text:p>9968747</text:p>
          </table:table-cell>
          <table:table-cell office:value-type="float" office:value="821427100060007" calcext:value-type="float">
            <text:p>82142710006000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úlio Luiz de Araúj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03/2022 16:44 - Thaynara Monica Lima Silva</text:p>
          </table:table-cell>
          <table:table-cell office:value-type="string" calcext:value-type="string">
            <text:p>14/05/2022 18:2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05709" calcext:value-type="float">
            <text:p>9605709</text:p>
          </table:table-cell>
          <table:table-cell office:value-type="float" office:value="6" calcext:value-type="float">
            <text:p>6</text:p>
          </table:table-cell>
          <table:table-cell office:value-type="float" office:value="10956225" calcext:value-type="float">
            <text:p>109562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605709" calcext:value-type="float">
            <text:p>9605709</text:p>
          </table:table-cell>
          <table:table-cell office:value-type="float" office:value="793899011088006" calcext:value-type="float">
            <text:p>79389901108800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rancisco Bento Carvalh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2/2022 13:33 - Thaynara Monica Lima Silva</text:p>
          </table:table-cell>
          <table:table-cell office:value-type="string" calcext:value-type="string">
            <text:p>14/05/2022 20:2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233215" calcext:value-type="float">
            <text:p>9233215</text:p>
          </table:table-cell>
          <table:table-cell office:value-type="float" office:value="6" calcext:value-type="float">
            <text:p>6</text:p>
          </table:table-cell>
          <table:table-cell office:value-type="float" office:value="10627778" calcext:value-type="float">
            <text:p>106277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233215" calcext:value-type="float">
            <text:p>9233215</text:p>
          </table:table-cell>
          <table:table-cell office:value-type="float" office:value="770435084220014" calcext:value-type="float">
            <text:p>77043508422001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a Emillya Marques Antun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12/2021 14:54 - Thaynara Monica Lima Silva</text:p>
          </table:table-cell>
          <table:table-cell office:value-type="string" calcext:value-type="string">
            <text:p>14/05/2022 19:2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296871" calcext:value-type="float">
            <text:p>9296871</text:p>
          </table:table-cell>
          <table:table-cell office:value-type="float" office:value="6" calcext:value-type="float">
            <text:p>6</text:p>
          </table:table-cell>
          <table:table-cell office:value-type="float" office:value="10682929" calcext:value-type="float">
            <text:p>106829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296871" calcext:value-type="float">
            <text:p>9296871</text:p>
          </table:table-cell>
          <table:table-cell office:value-type="float" office:value="137279816" calcext:value-type="float">
            <text:p>13727981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ranciely Custódio de Oliveira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12/2021 18:10 - Thaynara Monica Lima Silva</text:p>
          </table:table-cell>
          <table:table-cell office:value-type="string" calcext:value-type="string">
            <text:p>14/05/2022 19:0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2546" calcext:value-type="float">
            <text:p>9362546</text:p>
          </table:table-cell>
          <table:table-cell office:value-type="float" office:value="6" calcext:value-type="float">
            <text:p>6</text:p>
          </table:table-cell>
          <table:table-cell office:value-type="float" office:value="10738459" calcext:value-type="float">
            <text:p>107384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62546" calcext:value-type="float">
            <text:p>9362546</text:p>
          </table:table-cell>
          <table:table-cell office:value-type="float" office:value="770435080217022" calcext:value-type="float">
            <text:p>77043508021702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Kayo Gabriel Lacerda de Mel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1/2022 09:56 - Thaynara Monica Lima Silva</text:p>
          </table:table-cell>
          <table:table-cell office:value-type="string" calcext:value-type="string">
            <text:p>14/05/2022 19:1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2550" calcext:value-type="float">
            <text:p>9362550</text:p>
          </table:table-cell>
          <table:table-cell office:value-type="float" office:value="6" calcext:value-type="float">
            <text:p>6</text:p>
          </table:table-cell>
          <table:table-cell office:value-type="float" office:value="10738462" calcext:value-type="float">
            <text:p>107384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62550" calcext:value-type="float">
            <text:p>9362550</text:p>
          </table:table-cell>
          <table:table-cell office:value-type="float" office:value="770435080217030" calcext:value-type="float">
            <text:p>77043508021703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Isabelle Lacerda de Mel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1/2022 09:58 - Thaynara Monica Lima Silva</text:p>
          </table:table-cell>
          <table:table-cell office:value-type="string" calcext:value-type="string">
            <text:p>14/05/2022 20:1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2575" calcext:value-type="float">
            <text:p>9362575</text:p>
          </table:table-cell>
          <table:table-cell office:value-type="float" office:value="6" calcext:value-type="float">
            <text:p>6</text:p>
          </table:table-cell>
          <table:table-cell office:value-type="float" office:value="10738484" calcext:value-type="float">
            <text:p>107384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62575" calcext:value-type="float">
            <text:p>9362575</text:p>
          </table:table-cell>
          <table:table-cell office:value-type="float" office:value="879792404138009" calcext:value-type="float">
            <text:p>87979240413800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agner Pereira de Lima Souz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1/2022 10:03 - Thaynara Monica Lima Silva</text:p>
          </table:table-cell>
          <table:table-cell office:value-type="string" calcext:value-type="string">
            <text:p>14/05/2022 18:5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65386" calcext:value-type="float">
            <text:p>9165386</text:p>
          </table:table-cell>
          <table:table-cell office:value-type="float" office:value="6" calcext:value-type="float">
            <text:p>6</text:p>
          </table:table-cell>
          <table:table-cell office:value-type="float" office:value="10566759" calcext:value-type="float">
            <text:p>105667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65386" calcext:value-type="float">
            <text:p>91653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ucelia Araujo Morai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1/2021 09:32 - Thaynara Monica Lima Silva</text:p>
          </table:table-cell>
          <table:table-cell office:value-type="string" calcext:value-type="string">
            <text:p>31/08/2022 10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88803" calcext:value-type="float">
            <text:p>9388803</text:p>
          </table:table-cell>
          <table:table-cell office:value-type="float" office:value="6" calcext:value-type="float">
            <text:p>6</text:p>
          </table:table-cell>
          <table:table-cell office:value-type="float" office:value="10763625" calcext:value-type="float">
            <text:p>107636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88803" calcext:value-type="float">
            <text:p>9388803</text:p>
          </table:table-cell>
          <table:table-cell office:value-type="float" office:value="481128720" calcext:value-type="float">
            <text:p>48112872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Nayara Soares Vênanci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01/2022 11:01 - Thaynara Monica Lima Silva</text:p>
          </table:table-cell>
          <table:table-cell office:value-type="string" calcext:value-type="string">
            <text:p>14/05/2022 18:2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18627" calcext:value-type="float">
            <text:p>9418627</text:p>
          </table:table-cell>
          <table:table-cell office:value-type="float" office:value="6" calcext:value-type="float">
            <text:p>6</text:p>
          </table:table-cell>
          <table:table-cell office:value-type="float" office:value="10790765" calcext:value-type="float">
            <text:p>1079076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18627" calcext:value-type="float">
            <text:p>9418627</text:p>
          </table:table-cell>
          <table:table-cell office:value-type="float" office:value="770435076538019" calcext:value-type="float">
            <text:p>77043507653801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manda Alves Andrade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1/2022 09:36 - Thaynara Monica Lima Silva</text:p>
          </table:table-cell>
          <table:table-cell office:value-type="string" calcext:value-type="string">
            <text:p>14/05/2022 20:2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37375" calcext:value-type="float">
            <text:p>9437375</text:p>
          </table:table-cell>
          <table:table-cell office:value-type="float" office:value="6" calcext:value-type="float">
            <text:p>6</text:p>
          </table:table-cell>
          <table:table-cell office:value-type="float" office:value="10808259" calcext:value-type="float">
            <text:p>108082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37375" calcext:value-type="float">
            <text:p>9437375</text:p>
          </table:table-cell>
          <table:table-cell office:value-type="float" office:value="475339450" calcext:value-type="float">
            <text:p>47533945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oadson Almeida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/01/2022 15:23 - Thaynara Monica Lima Silva</text:p>
          </table:table-cell>
          <table:table-cell office:value-type="string" calcext:value-type="string">
            <text:p>14/05/2022 20:0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56373" calcext:value-type="float">
            <text:p>9456373</text:p>
          </table:table-cell>
          <table:table-cell office:value-type="float" office:value="6" calcext:value-type="float">
            <text:p>6</text:p>
          </table:table-cell>
          <table:table-cell office:value-type="float" office:value="10827011" calcext:value-type="float">
            <text:p>108270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56373" calcext:value-type="float">
            <text:p>9456373</text:p>
          </table:table-cell>
          <table:table-cell office:value-type="float" office:value="463041890" calcext:value-type="float">
            <text:p>46304189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ander Braz Aguiar Barbos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1/2022 15:34 - Thaynara Monica Lima Silva</text:p>
          </table:table-cell>
          <table:table-cell office:value-type="string" calcext:value-type="string">
            <text:p>14/05/2022 18:1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003" calcext:value-type="float">
            <text:p>6414003</text:p>
          </table:table-cell>
          <table:table-cell office:value-type="float" office:value="6" calcext:value-type="float">
            <text:p>6</text:p>
          </table:table-cell>
          <table:table-cell office:value-type="float" office:value="8110447" calcext:value-type="float">
            <text:p>81104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003" calcext:value-type="float">
            <text:p>6414003</text:p>
          </table:table-cell>
          <table:table-cell office:value-type="float" office:value="770435113255023" calcext:value-type="float">
            <text:p>77043511325502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uilherme Amaral de Lim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9/12/2020 13:2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12181" calcext:value-type="float">
            <text:p>8812181</text:p>
          </table:table-cell>
          <table:table-cell office:value-type="float" office:value="6" calcext:value-type="float">
            <text:p>6</text:p>
          </table:table-cell>
          <table:table-cell office:value-type="float" office:value="10216627" calcext:value-type="float">
            <text:p>102166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12181" calcext:value-type="float">
            <text:p>8812181</text:p>
          </table:table-cell>
          <table:table-cell office:value-type="float" office:value="770435123447016" calcext:value-type="float">
            <text:p>77043512344701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09/2021 09:04 - Thaynara Monica Lima Silva</text:p>
          </table:table-cell>
          <table:table-cell office:value-type="string" calcext:value-type="string">
            <text:p>15/09/2021 09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9817" calcext:value-type="float">
            <text:p>8829817</text:p>
          </table:table-cell>
          <table:table-cell office:value-type="float" office:value="6" calcext:value-type="float">
            <text:p>6</text:p>
          </table:table-cell>
          <table:table-cell office:value-type="float" office:value="10249544" calcext:value-type="float">
            <text:p>102495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29817" calcext:value-type="float">
            <text:p>8829817</text:p>
          </table:table-cell>
          <table:table-cell office:value-type="float" office:value="463004790" calcext:value-type="float">
            <text:p>46300479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09/2021 09:1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05827" calcext:value-type="float">
            <text:p>8905827</text:p>
          </table:table-cell>
          <table:table-cell office:value-type="float" office:value="6" calcext:value-type="float">
            <text:p>6</text:p>
          </table:table-cell>
          <table:table-cell office:value-type="float" office:value="10323344" calcext:value-type="float">
            <text:p>103233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905827" calcext:value-type="float">
            <text:p>89058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Karla Carvalh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0/09/2021 14:1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35" calcext:value-type="float">
            <text:p>6414635</text:p>
          </table:table-cell>
          <table:table-cell office:value-type="float" office:value="6" calcext:value-type="float">
            <text:p>6</text:p>
          </table:table-cell>
          <table:table-cell office:value-type="float" office:value="8111036" calcext:value-type="float">
            <text:p>81110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635" calcext:value-type="float">
            <text:p>64146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Isabela Cristina Ribeiro Soar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20:44 - Thaynara Monica Lima Silva</text:p>
          </table:table-cell>
          <table:table-cell office:value-type="string" calcext:value-type="string">
            <text:p>29/12/2020 20:4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50" calcext:value-type="float">
            <text:p>6414650</text:p>
          </table:table-cell>
          <table:table-cell office:value-type="float" office:value="6" calcext:value-type="float">
            <text:p>6</text:p>
          </table:table-cell>
          <table:table-cell office:value-type="float" office:value="8111050" calcext:value-type="float">
            <text:p>81110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650" calcext:value-type="float">
            <text:p>6414650</text:p>
          </table:table-cell>
          <table:table-cell office:value-type="float" office:value="770435123455001" calcext:value-type="float">
            <text:p>770435123455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Igor dos Santos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21:01 - Thaynara Monica Lima Silva</text:p>
          </table:table-cell>
          <table:table-cell office:value-type="string" calcext:value-type="string">
            <text:p>29/12/2020 21:0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44" calcext:value-type="float">
            <text:p>6413944</text:p>
          </table:table-cell>
          <table:table-cell office:value-type="float" office:value="6" calcext:value-type="float">
            <text:p>6</text:p>
          </table:table-cell>
          <table:table-cell office:value-type="float" office:value="8110388" calcext:value-type="float">
            <text:p>81103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3944" calcext:value-type="float">
            <text:p>6413944</text:p>
          </table:table-cell>
          <table:table-cell office:value-type="float" office:value="960015708850008" calcext:value-type="float">
            <text:p>96001570885000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ábio Eduardo Revitte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2:26 - Thaynara Monica Lima Silva</text:p>
          </table:table-cell>
          <table:table-cell office:value-type="string" calcext:value-type="string">
            <text:p>29/12/2020 12:4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59" calcext:value-type="float">
            <text:p>6413959</text:p>
          </table:table-cell>
          <table:table-cell office:value-type="float" office:value="6" calcext:value-type="float">
            <text:p>6</text:p>
          </table:table-cell>
          <table:table-cell office:value-type="float" office:value="8110403" calcext:value-type="float">
            <text:p>81104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3959" calcext:value-type="float">
            <text:p>6413959</text:p>
          </table:table-cell>
          <table:table-cell office:value-type="float" office:value="17926822" calcext:value-type="float">
            <text:p>1792682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2:44 - Thaynara Monica Lima Silva</text:p>
          </table:table-cell>
          <table:table-cell office:value-type="string" calcext:value-type="string">
            <text:p>29/12/2020 12:4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64" calcext:value-type="float">
            <text:p>6413964</text:p>
          </table:table-cell>
          <table:table-cell office:value-type="float" office:value="6" calcext:value-type="float">
            <text:p>6</text:p>
          </table:table-cell>
          <table:table-cell office:value-type="float" office:value="8110408" calcext:value-type="float">
            <text:p>81104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3964" calcext:value-type="float">
            <text:p>6413964</text:p>
          </table:table-cell>
          <table:table-cell office:value-type="float" office:value="819942600116" calcext:value-type="float">
            <text:p>81994260011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rancisco Almeida M. Net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2:52 - Thaynara Monica Lima Silva</text:p>
          </table:table-cell>
          <table:table-cell office:value-type="string" calcext:value-type="string">
            <text:p>29/12/2020 12:5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386" calcext:value-type="float">
            <text:p>6411386</text:p>
          </table:table-cell>
          <table:table-cell office:value-type="float" office:value="6" calcext:value-type="float">
            <text:p>6</text:p>
          </table:table-cell>
          <table:table-cell office:value-type="float" office:value="8107919" calcext:value-type="float">
            <text:p>81079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1386" calcext:value-type="float">
            <text:p>6411386</text:p>
          </table:table-cell>
          <table:table-cell office:value-type="float" office:value="440237450" calcext:value-type="float">
            <text:p>44023745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/12/2020 11:55 - Thaynara Monica Lima Silva</text:p>
          </table:table-cell>
          <table:table-cell office:value-type="string" calcext:value-type="string">
            <text:p>24/12/2020 11:5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65" calcext:value-type="float">
            <text:p>6406865</text:p>
          </table:table-cell>
          <table:table-cell office:value-type="float" office:value="6" calcext:value-type="float">
            <text:p>6</text:p>
          </table:table-cell>
          <table:table-cell office:value-type="float" office:value="8103929" calcext:value-type="float">
            <text:p>81039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865" calcext:value-type="float">
            <text:p>6406865</text:p>
          </table:table-cell>
          <table:table-cell office:value-type="float" office:value="491060000" calcext:value-type="float">
            <text:p>4910600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2:49 - Thaynara Monica Lima Silva</text:p>
          </table:table-cell>
          <table:table-cell office:value-type="string" calcext:value-type="string">
            <text:p>14/05/2022 18:5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652" calcext:value-type="float">
            <text:p>6394652</text:p>
          </table:table-cell>
          <table:table-cell office:value-type="float" office:value="6" calcext:value-type="float">
            <text:p>6</text:p>
          </table:table-cell>
          <table:table-cell office:value-type="float" office:value="8094439" calcext:value-type="float">
            <text:p>80944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652" calcext:value-type="float">
            <text:p>6394652</text:p>
          </table:table-cell>
          <table:table-cell office:value-type="float" office:value="819942600116002" calcext:value-type="float">
            <text:p>81994260011600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rica Nayara Oliveira Santan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09:23 - Thaynara Monica Lima Silva</text:p>
          </table:table-cell>
          <table:table-cell office:value-type="string" calcext:value-type="string">
            <text:p>22/12/2020 09:2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783" calcext:value-type="float">
            <text:p>6406783</text:p>
          </table:table-cell>
          <table:table-cell office:value-type="float" office:value="6" calcext:value-type="float">
            <text:p>6</text:p>
          </table:table-cell>
          <table:table-cell office:value-type="float" office:value="8103849" calcext:value-type="float">
            <text:p>81038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783" calcext:value-type="float">
            <text:p>6406783</text:p>
          </table:table-cell>
          <table:table-cell office:value-type="float" office:value="875279300019030" calcext:value-type="float">
            <text:p>87527930001903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uliana Messias Alv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1:50 - Thaynara Monica Lima Silva</text:p>
          </table:table-cell>
          <table:table-cell office:value-type="string" calcext:value-type="string">
            <text:p>23/12/2020 11:5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59" calcext:value-type="float">
            <text:p>6406859</text:p>
          </table:table-cell>
          <table:table-cell office:value-type="float" office:value="6" calcext:value-type="float">
            <text:p>6</text:p>
          </table:table-cell>
          <table:table-cell office:value-type="float" office:value="8103924" calcext:value-type="float">
            <text:p>81039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859" calcext:value-type="float">
            <text:p>6406859</text:p>
          </table:table-cell>
          <table:table-cell office:value-type="float" office:value="960015708850027" calcext:value-type="float">
            <text:p>96001570885002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oão Pedro Revitte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2:44 - Thaynara Monica Lima Silva</text:p>
          </table:table-cell>
          <table:table-cell office:value-type="string" calcext:value-type="string">
            <text:p>23/12/2020 12:4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17" calcext:value-type="float">
            <text:p>6405917</text:p>
          </table:table-cell>
          <table:table-cell office:value-type="float" office:value="6" calcext:value-type="float">
            <text:p>6</text:p>
          </table:table-cell>
          <table:table-cell office:value-type="float" office:value="8103038" calcext:value-type="float">
            <text:p>81030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917" calcext:value-type="float">
            <text:p>6405917</text:p>
          </table:table-cell>
          <table:table-cell office:value-type="float" office:value="136543536" calcext:value-type="float">
            <text:p>13654353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6:50 - Thaynara Monica Lima Silva</text:p>
          </table:table-cell>
          <table:table-cell office:value-type="string" calcext:value-type="string">
            <text:p>14/05/2022 18:2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97" calcext:value-type="float">
            <text:p>6406197</text:p>
          </table:table-cell>
          <table:table-cell office:value-type="float" office:value="6" calcext:value-type="float">
            <text:p>6</text:p>
          </table:table-cell>
          <table:table-cell office:value-type="float" office:value="8103302" calcext:value-type="float">
            <text:p>8103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197" calcext:value-type="float">
            <text:p>6406197</text:p>
          </table:table-cell>
          <table:table-cell office:value-type="float" office:value="770435121673001" calcext:value-type="float">
            <text:p>770435121673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20:20 - Thaynara Monica Lima Silva</text:p>
          </table:table-cell>
          <table:table-cell office:value-type="string" calcext:value-type="string">
            <text:p>22/12/2020 20:2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1503" calcext:value-type="float">
            <text:p>12441503</text:p>
          </table:table-cell>
          <table:table-cell office:value-type="float" office:value="6" calcext:value-type="float">
            <text:p>6</text:p>
          </table:table-cell>
          <table:table-cell office:value-type="float" office:value="13301916" calcext:value-type="float">
            <text:p>133019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441503" calcext:value-type="float">
            <text:p>124415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anieli Marques de Lim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/01/2023 15:0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94213" calcext:value-type="float">
            <text:p>12394213</text:p>
          </table:table-cell>
          <table:table-cell office:value-type="float" office:value="6" calcext:value-type="float">
            <text:p>6</text:p>
          </table:table-cell>
          <table:table-cell office:value-type="float" office:value="13260190" calcext:value-type="float">
            <text:p>1326019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94213" calcext:value-type="float">
            <text:p>123942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amila Vitória Silva Fagund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7/01/2023 17:1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00098" calcext:value-type="float">
            <text:p>12600098</text:p>
          </table:table-cell>
          <table:table-cell office:value-type="float" office:value="6" calcext:value-type="float">
            <text:p>6</text:p>
          </table:table-cell>
          <table:table-cell office:value-type="float" office:value="13437962" calcext:value-type="float">
            <text:p>134379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600098" calcext:value-type="float">
            <text:p>12600098</text:p>
          </table:table-cell>
          <table:table-cell office:value-type="float" office:value="770435113930013" calcext:value-type="float">
            <text:p>77043511393001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arla Katielle A. Carvalh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02/2023 10:08 - Thaynara Monica Lima Silva</text:p>
          </table:table-cell>
          <table:table-cell office:value-type="string" calcext:value-type="string">
            <text:p>08/02/2023 10:0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18664" calcext:value-type="float">
            <text:p>12618664</text:p>
          </table:table-cell>
          <table:table-cell office:value-type="float" office:value="6" calcext:value-type="float">
            <text:p>6</text:p>
          </table:table-cell>
          <table:table-cell office:value-type="float" office:value="13456173" calcext:value-type="float">
            <text:p>134561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618664" calcext:value-type="float">
            <text:p>12618664</text:p>
          </table:table-cell>
          <table:table-cell office:value-type="float" office:value="770435087939032" calcext:value-type="float">
            <text:p>77043508793903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stela Ribeiro Barboso Soar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2/2023 16:52 - Thaynara Monica Lima Silva</text:p>
          </table:table-cell>
          <table:table-cell office:value-type="string" calcext:value-type="string">
            <text:p>09/02/2023 16:5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93513" calcext:value-type="float">
            <text:p>12393513</text:p>
          </table:table-cell>
          <table:table-cell office:value-type="float" office:value="6" calcext:value-type="float">
            <text:p>6</text:p>
          </table:table-cell>
          <table:table-cell office:value-type="float" office:value="13259529" calcext:value-type="float">
            <text:p>132595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93513" calcext:value-type="float">
            <text:p>123935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lara Katielle A. Carvalh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1/2023 15:37 - Thaynara Monica Lima Silva</text:p>
          </table:table-cell>
          <table:table-cell office:value-type="string" calcext:value-type="string">
            <text:p>17/01/2023 15:3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66" calcext:value-type="float">
            <text:p>6405966</text:p>
          </table:table-cell>
          <table:table-cell office:value-type="float" office:value="6" calcext:value-type="float">
            <text:p>6</text:p>
          </table:table-cell>
          <table:table-cell office:value-type="float" office:value="8103081" calcext:value-type="float">
            <text:p>81030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966" calcext:value-type="float">
            <text:p>6405966</text:p>
          </table:table-cell>
          <table:table-cell office:value-type="float" office:value="819942600124006" calcext:value-type="float">
            <text:p>81994260012400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ônica Alves Velos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7:04 - Thaynara Monica Lima Silva</text:p>
          </table:table-cell>
          <table:table-cell office:value-type="string" calcext:value-type="string">
            <text:p>22/12/2020 17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3050" calcext:value-type="float">
            <text:p>6403050</text:p>
          </table:table-cell>
          <table:table-cell office:value-type="float" office:value="6" calcext:value-type="float">
            <text:p>6</text:p>
          </table:table-cell>
          <table:table-cell office:value-type="float" office:value="8100180" calcext:value-type="float">
            <text:p>81001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3050" calcext:value-type="float">
            <text:p>6403050</text:p>
          </table:table-cell>
          <table:table-cell office:value-type="float" office:value="431826520" calcext:value-type="float">
            <text:p>43182652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ciene Maurici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5:30 - Thaynara Monica Lima Silva</text:p>
          </table:table-cell>
          <table:table-cell office:value-type="string" calcext:value-type="string">
            <text:p>22/12/2020 15:3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3072" calcext:value-type="float">
            <text:p>6403072</text:p>
          </table:table-cell>
          <table:table-cell office:value-type="float" office:value="6" calcext:value-type="float">
            <text:p>6</text:p>
          </table:table-cell>
          <table:table-cell office:value-type="float" office:value="8100202" calcext:value-type="float">
            <text:p>81002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3072" calcext:value-type="float">
            <text:p>64030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iz Carlos Mirand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5:36 - Thaynara Monica Lima Silva</text:p>
          </table:table-cell>
          <table:table-cell office:value-type="string" calcext:value-type="string">
            <text:p>22/12/2020 15:3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874" calcext:value-type="float">
            <text:p>6394874</text:p>
          </table:table-cell>
          <table:table-cell office:value-type="float" office:value="6" calcext:value-type="float">
            <text:p>6</text:p>
          </table:table-cell>
          <table:table-cell office:value-type="float" office:value="8094657" calcext:value-type="float">
            <text:p>80946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874" calcext:value-type="float">
            <text:p>6394874</text:p>
          </table:table-cell>
          <table:table-cell office:value-type="float" office:value="770435087939024" calcext:value-type="float">
            <text:p>77043508793902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len Cristina Soar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24 - Thaynara Monica Lima Silva</text:p>
          </table:table-cell>
          <table:table-cell office:value-type="string" calcext:value-type="string">
            <text:p>22/12/2020 10:2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894" calcext:value-type="float">
            <text:p>6394894</text:p>
          </table:table-cell>
          <table:table-cell office:value-type="float" office:value="6" calcext:value-type="float">
            <text:p>6</text:p>
          </table:table-cell>
          <table:table-cell office:value-type="float" office:value="8094677" calcext:value-type="float">
            <text:p>80946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894" calcext:value-type="float">
            <text:p>6394894</text:p>
          </table:table-cell>
          <table:table-cell office:value-type="float" office:value="770435037940049" calcext:value-type="float">
            <text:p>77043503794004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29 - Thaynara Monica Lima Silva</text:p>
          </table:table-cell>
          <table:table-cell office:value-type="string" calcext:value-type="string">
            <text:p>22/12/2020 10:3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791" calcext:value-type="float">
            <text:p>6394791</text:p>
          </table:table-cell>
          <table:table-cell office:value-type="float" office:value="6" calcext:value-type="float">
            <text:p>6</text:p>
          </table:table-cell>
          <table:table-cell office:value-type="float" office:value="8094578" calcext:value-type="float">
            <text:p>80945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791" calcext:value-type="float">
            <text:p>6394791</text:p>
          </table:table-cell>
          <table:table-cell office:value-type="float" office:value="770435087939024" calcext:value-type="float">
            <text:p>77043508793902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len Cristina R. Doar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01 - Thaynara Monica Lima Silva</text:p>
          </table:table-cell>
          <table:table-cell office:value-type="string" calcext:value-type="string">
            <text:p>22/12/2020 10:0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822" calcext:value-type="float">
            <text:p>6394822</text:p>
          </table:table-cell>
          <table:table-cell office:value-type="float" office:value="6" calcext:value-type="float">
            <text:p>6</text:p>
          </table:table-cell>
          <table:table-cell office:value-type="float" office:value="8094607" calcext:value-type="float">
            <text:p>80946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822" calcext:value-type="float">
            <text:p>6394822</text:p>
          </table:table-cell>
          <table:table-cell office:value-type="float" office:value="793411003999011" calcext:value-type="float">
            <text:p>79341100399901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rika de Lima Maciel Barbos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08 - Thaynara Monica Lima Silva</text:p>
          </table:table-cell>
          <table:table-cell office:value-type="string" calcext:value-type="string">
            <text:p>22/12/2020 10:0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70" calcext:value-type="float">
            <text:p>6394970</text:p>
          </table:table-cell>
          <table:table-cell office:value-type="float" office:value="6" calcext:value-type="float">
            <text:p>6</text:p>
          </table:table-cell>
          <table:table-cell office:value-type="float" office:value="8094750" calcext:value-type="float">
            <text:p>80947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970" calcext:value-type="float">
            <text:p>6394970</text:p>
          </table:table-cell>
          <table:table-cell office:value-type="float" office:value="406854750" calcext:value-type="float">
            <text:p>40685475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ivia Batista Magalhã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51 - Thaynara Monica Lima Silva</text:p>
          </table:table-cell>
          <table:table-cell office:value-type="string" calcext:value-type="string">
            <text:p>22/12/2020 10:5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82" calcext:value-type="float">
            <text:p>6394982</text:p>
          </table:table-cell>
          <table:table-cell office:value-type="float" office:value="6" calcext:value-type="float">
            <text:p>6</text:p>
          </table:table-cell>
          <table:table-cell office:value-type="float" office:value="8094762" calcext:value-type="float">
            <text:p>80947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982" calcext:value-type="float">
            <text:p>6394982</text:p>
          </table:table-cell>
          <table:table-cell office:value-type="float" office:value="875559800019051" calcext:value-type="float">
            <text:p>87555980001905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arah Beatriz Lopes Pimental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54 - Thaynara Monica Lima Silva</text:p>
          </table:table-cell>
          <table:table-cell office:value-type="string" calcext:value-type="string">
            <text:p>22/12/2020 10:5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95" calcext:value-type="float">
            <text:p>6394995</text:p>
          </table:table-cell>
          <table:table-cell office:value-type="float" office:value="6" calcext:value-type="float">
            <text:p>6</text:p>
          </table:table-cell>
          <table:table-cell office:value-type="float" office:value="8094775" calcext:value-type="float">
            <text:p>80947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995" calcext:value-type="float">
            <text:p>6394995</text:p>
          </table:table-cell>
          <table:table-cell office:value-type="float" office:value="960019319712018" calcext:value-type="float">
            <text:p>96001931971201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orenzo Correa Rezende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57 - Thaynara Monica Lima Silva</text:p>
          </table:table-cell>
          <table:table-cell office:value-type="string" calcext:value-type="string">
            <text:p>22/12/2020 10:5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057" calcext:value-type="float">
            <text:p>6341057</text:p>
          </table:table-cell>
          <table:table-cell office:value-type="float" office:value="6" calcext:value-type="float">
            <text:p>6</text:p>
          </table:table-cell>
          <table:table-cell office:value-type="float" office:value="8049566" calcext:value-type="float">
            <text:p>80495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41057" calcext:value-type="float">
            <text:p>6341057</text:p>
          </table:table-cell>
          <table:table-cell office:value-type="float" office:value="960019363156005" calcext:value-type="float">
            <text:p>960019363156005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iego Candido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0 10:20 - Thaynara Monica Lima Silva</text:p>
          </table:table-cell>
          <table:table-cell office:value-type="string" calcext:value-type="string">
            <text:p>16/12/2020 10:2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080" calcext:value-type="float">
            <text:p>6341080</text:p>
          </table:table-cell>
          <table:table-cell office:value-type="float" office:value="6" calcext:value-type="float">
            <text:p>6</text:p>
          </table:table-cell>
          <table:table-cell office:value-type="float" office:value="8049588" calcext:value-type="float">
            <text:p>80495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41080" calcext:value-type="float">
            <text:p>6341080</text:p>
          </table:table-cell>
          <table:table-cell office:value-type="float" office:value="960019351660000" calcext:value-type="float">
            <text:p>9600193516600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ébora Brit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0 10:26 - Thaynara Monica Lima Silva</text:p>
          </table:table-cell>
          <table:table-cell office:value-type="string" calcext:value-type="string">
            <text:p>16/12/2020 10:2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1555" calcext:value-type="float">
            <text:p>6391555</text:p>
          </table:table-cell>
          <table:table-cell office:value-type="float" office:value="6" calcext:value-type="float">
            <text:p>6</text:p>
          </table:table-cell>
          <table:table-cell office:value-type="float" office:value="8091486" calcext:value-type="float">
            <text:p>80914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1555" calcext:value-type="float">
            <text:p>6391555</text:p>
          </table:table-cell>
          <table:table-cell office:value-type="float" office:value="875559800019010" calcext:value-type="float">
            <text:p>87555980001901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iete Simone Rodrigues Gonçalv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12/2020 15:33 - Thaynara Monica Lima Silva</text:p>
          </table:table-cell>
          <table:table-cell office:value-type="string" calcext:value-type="string">
            <text:p>18/12/2020 15:4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141" calcext:value-type="float">
            <text:p>6341141</text:p>
          </table:table-cell>
          <table:table-cell office:value-type="float" office:value="6" calcext:value-type="float">
            <text:p>6</text:p>
          </table:table-cell>
          <table:table-cell office:value-type="float" office:value="8049643" calcext:value-type="float">
            <text:p>80496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41141" calcext:value-type="float">
            <text:p>6341141</text:p>
          </table:table-cell>
          <table:table-cell office:value-type="float" office:value="876435600019044" calcext:value-type="float">
            <text:p>87643560001904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aniel Santos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0 10:42 - Thaynara Monica Lima Silva</text:p>
          </table:table-cell>
          <table:table-cell office:value-type="string" calcext:value-type="string">
            <text:p>16/12/2020 10:4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4030" calcext:value-type="float">
            <text:p>6214030</text:p>
          </table:table-cell>
          <table:table-cell office:value-type="float" office:value="6" calcext:value-type="float">
            <text:p>6</text:p>
          </table:table-cell>
          <table:table-cell office:value-type="float" office:value="7977828" calcext:value-type="float">
            <text:p>79778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14030" calcext:value-type="float">
            <text:p>6214030</text:p>
          </table:table-cell>
          <table:table-cell office:value-type="float" office:value="393155310" calcext:value-type="float">
            <text:p>39315531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2/2020 16:38 - Thaynara Monica Lima Silva</text:p>
          </table:table-cell>
          <table:table-cell office:value-type="string" calcext:value-type="string">
            <text:p>15/12/2020 17:1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4066" calcext:value-type="float">
            <text:p>6214066</text:p>
          </table:table-cell>
          <table:table-cell office:value-type="float" office:value="6" calcext:value-type="float">
            <text:p>6</text:p>
          </table:table-cell>
          <table:table-cell office:value-type="float" office:value="7977862" calcext:value-type="float">
            <text:p>79778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14066" calcext:value-type="float">
            <text:p>6214066</text:p>
          </table:table-cell>
          <table:table-cell office:value-type="float" office:value="770435140503007" calcext:value-type="float">
            <text:p>77043514050300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hiogenes Venâncio aguiar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2/2020 16:49 - Thaynara Monica Lima Silva</text:p>
          </table:table-cell>
          <table:table-cell office:value-type="string" calcext:value-type="string">
            <text:p>14/05/2022 19:1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726" calcext:value-type="float">
            <text:p>6213726</text:p>
          </table:table-cell>
          <table:table-cell office:value-type="float" office:value="6" calcext:value-type="float">
            <text:p>6</text:p>
          </table:table-cell>
          <table:table-cell office:value-type="float" office:value="7977540" calcext:value-type="float">
            <text:p>79775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13726" calcext:value-type="float">
            <text:p>6213726</text:p>
          </table:table-cell>
          <table:table-cell office:value-type="float" office:value="821427100019011" calcext:value-type="float">
            <text:p>82142710001901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ristia De Paula Cordeiro Mai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2/2020 15:38 - Thaynara Monica Lima Silva</text:p>
          </table:table-cell>
          <table:table-cell office:value-type="string" calcext:value-type="string">
            <text:p>15/12/2020 15:4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899000" calcext:value-type="float">
            <text:p>7899000</text:p>
          </table:table-cell>
          <table:table-cell office:value-type="float" office:value="6" calcext:value-type="float">
            <text:p>6</text:p>
          </table:table-cell>
          <table:table-cell office:value-type="float" office:value="9411800" calcext:value-type="float">
            <text:p>94118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899000" calcext:value-type="float">
            <text:p>7899000</text:p>
          </table:table-cell>
          <table:table-cell office:value-type="float" office:value="770435132063028" calcext:value-type="float">
            <text:p>77043513206302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6/2021 10:31 - Michelle</text:p>
          </table:table-cell>
          <table:table-cell office:value-type="string" calcext:value-type="string">
            <text:p>14/05/2022 19:5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64161" calcext:value-type="float">
            <text:p>8464161</text:p>
          </table:table-cell>
          <table:table-cell office:value-type="float" office:value="6" calcext:value-type="float">
            <text:p>6</text:p>
          </table:table-cell>
          <table:table-cell office:value-type="float" office:value="9895359" calcext:value-type="float">
            <text:p>98953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464161" calcext:value-type="float">
            <text:p>8464161</text:p>
          </table:table-cell>
          <table:table-cell office:value-type="float" office:value="847388200019046" calcext:value-type="float">
            <text:p>84738820001904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8/2021 08:20 - Michelle</text:p>
          </table:table-cell>
          <table:table-cell office:value-type="string" calcext:value-type="string">
            <text:p>14/05/2022 20:0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02987" calcext:value-type="float">
            <text:p>7402987</text:p>
          </table:table-cell>
          <table:table-cell office:value-type="float" office:value="6" calcext:value-type="float">
            <text:p>6</text:p>
          </table:table-cell>
          <table:table-cell office:value-type="float" office:value="9001191" calcext:value-type="float">
            <text:p>90011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402987" calcext:value-type="float">
            <text:p>7402987</text:p>
          </table:table-cell>
          <table:table-cell office:value-type="float" office:value="137842246" calcext:value-type="float">
            <text:p>13784224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/05/2021 08:00 - Michelle</text:p>
          </table:table-cell>
          <table:table-cell office:value-type="string" calcext:value-type="string">
            <text:p>14/05/2022 20:1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03005" calcext:value-type="float">
            <text:p>7403005</text:p>
          </table:table-cell>
          <table:table-cell office:value-type="float" office:value="6" calcext:value-type="float">
            <text:p>6</text:p>
          </table:table-cell>
          <table:table-cell office:value-type="float" office:value="9001207" calcext:value-type="float">
            <text:p>90012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403005" calcext:value-type="float">
            <text:p>7403005</text:p>
          </table:table-cell>
          <table:table-cell office:value-type="float" office:value="1278385881" calcext:value-type="float">
            <text:p>127838588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/05/2021 08:13 - Michelle</text:p>
          </table:table-cell>
          <table:table-cell office:value-type="string" calcext:value-type="string">
            <text:p>14/05/2022 19:2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78095" calcext:value-type="float">
            <text:p>12278095</text:p>
          </table:table-cell>
          <table:table-cell office:value-type="float" office:value="6" calcext:value-type="float">
            <text:p>6</text:p>
          </table:table-cell>
          <table:table-cell office:value-type="float" office:value="13167578" calcext:value-type="float">
            <text:p>131675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278095" calcext:value-type="float">
            <text:p>12278095</text:p>
          </table:table-cell>
          <table:table-cell office:value-type="float" office:value="828991400019027" calcext:value-type="float">
            <text:p>82899140001902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dersson Moreira Basto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/01/2023 14:37 - EA Servicos Odontologicos Eireli</text:p>
          </table:table-cell>
          <table:table-cell office:value-type="string" calcext:value-type="string">
            <text:p>25/03/2023 16:00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78105" calcext:value-type="float">
            <text:p>12278105</text:p>
          </table:table-cell>
          <table:table-cell office:value-type="float" office:value="6" calcext:value-type="float">
            <text:p>6</text:p>
          </table:table-cell>
          <table:table-cell office:value-type="float" office:value="13167588" calcext:value-type="float">
            <text:p>131675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278105" calcext:value-type="float">
            <text:p>12278105</text:p>
          </table:table-cell>
          <table:table-cell office:value-type="float" office:value="517925550" calcext:value-type="float">
            <text:p>51792555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gela Alves Pitalug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/01/2023 14:38 - EA Servicos Odontologicos Eireli</text:p>
          </table:table-cell>
          <table:table-cell office:value-type="string" calcext:value-type="string">
            <text:p>25/03/2023 15:4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0959" calcext:value-type="float">
            <text:p>12300959</text:p>
          </table:table-cell>
          <table:table-cell office:value-type="float" office:value="6" calcext:value-type="float">
            <text:p>6</text:p>
          </table:table-cell>
          <table:table-cell office:value-type="float" office:value="11400945" calcext:value-type="float">
            <text:p>114009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00959" calcext:value-type="float">
            <text:p>12300959</text:p>
          </table:table-cell>
          <table:table-cell office:value-type="float" office:value="770435128317016" calcext:value-type="float">
            <text:p>77043512831701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na Leide Carla Da Silva Cardoso Damascen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1/2023 15:2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0995" calcext:value-type="float">
            <text:p>12300995</text:p>
          </table:table-cell>
          <table:table-cell office:value-type="float" office:value="6" calcext:value-type="float">
            <text:p>6</text:p>
          </table:table-cell>
          <table:table-cell office:value-type="float" office:value="13185448" calcext:value-type="float">
            <text:p>131854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00995" calcext:value-type="float">
            <text:p>12300995</text:p>
          </table:table-cell>
          <table:table-cell office:value-type="float" office:value="770435138975001" calcext:value-type="float">
            <text:p>770435138975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driana Batista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1/2023 15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1024" calcext:value-type="float">
            <text:p>12301024</text:p>
          </table:table-cell>
          <table:table-cell office:value-type="float" office:value="6" calcext:value-type="float">
            <text:p>6</text:p>
          </table:table-cell>
          <table:table-cell office:value-type="float" office:value="13185475" calcext:value-type="float">
            <text:p>131854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01024" calcext:value-type="float">
            <text:p>12301024</text:p>
          </table:table-cell>
          <table:table-cell office:value-type="float" office:value="425829460" calcext:value-type="float">
            <text:p>42582946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driel Moreira Machad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1/2023 15:2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5984" calcext:value-type="float">
            <text:p>12305984</text:p>
          </table:table-cell>
          <table:table-cell office:value-type="float" office:value="6" calcext:value-type="float">
            <text:p>6</text:p>
          </table:table-cell>
          <table:table-cell office:value-type="float" office:value="12976310" calcext:value-type="float">
            <text:p>12976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05984" calcext:value-type="float">
            <text:p>12305984</text:p>
          </table:table-cell>
          <table:table-cell office:value-type="float" office:value="383685360" calcext:value-type="float">
            <text:p>38368536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eraldo Soares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/01/2023 13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11858" calcext:value-type="float">
            <text:p>12311858</text:p>
          </table:table-cell>
          <table:table-cell office:value-type="float" office:value="6" calcext:value-type="float">
            <text:p>6</text:p>
          </table:table-cell>
          <table:table-cell office:value-type="float" office:value="8058250" calcext:value-type="float">
            <text:p>80582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11858" calcext:value-type="float">
            <text:p>12311858</text:p>
          </table:table-cell>
          <table:table-cell office:value-type="float" office:value="828623900019002" calcext:value-type="float">
            <text:p>82862390001900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aqueline Alves Martin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01/2023 14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12180" calcext:value-type="float">
            <text:p>12312180</text:p>
          </table:table-cell>
          <table:table-cell office:value-type="float" office:value="6" calcext:value-type="float">
            <text:p>6</text:p>
          </table:table-cell>
          <table:table-cell office:value-type="float" office:value="7962378" calcext:value-type="float">
            <text:p>79623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312180" calcext:value-type="float">
            <text:p>12312180</text:p>
          </table:table-cell>
          <table:table-cell office:value-type="float" office:value="512517351" calcext:value-type="float">
            <text:p>51251735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abio Junio da Luz Peixo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1/01/2023 15:20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757165" calcext:value-type="float">
            <text:p>10757165</text:p>
          </table:table-cell>
          <table:table-cell office:value-type="float" office:value="6" calcext:value-type="float">
            <text:p>6</text:p>
          </table:table-cell>
          <table:table-cell office:value-type="float" office:value="11597454" calcext:value-type="float">
            <text:p>115974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757165" calcext:value-type="float">
            <text:p>10757165</text:p>
          </table:table-cell>
          <table:table-cell office:value-type="float" office:value="467623621" calcext:value-type="float">
            <text:p>46762362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eliton Silva Fagund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07/2022 10:09 - EA Servicos Odontologicos Eireli</text:p>
          </table:table-cell>
          <table:table-cell office:value-type="string" calcext:value-type="string">
            <text:p>11/07/2022 10:10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82634" calcext:value-type="float">
            <text:p>9882634</text:p>
          </table:table-cell>
          <table:table-cell office:value-type="float" office:value="6" calcext:value-type="float">
            <text:p>6</text:p>
          </table:table-cell>
          <table:table-cell office:value-type="float" office:value="11205325" calcext:value-type="float">
            <text:p>112053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882634" calcext:value-type="float">
            <text:p>9882634</text:p>
          </table:table-cell>
          <table:table-cell office:value-type="float" office:value="879792404340001" calcext:value-type="float">
            <text:p>879792404340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indomar Pereira de Mirand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3/2022 09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93767" calcext:value-type="float">
            <text:p>11693767</text:p>
          </table:table-cell>
          <table:table-cell office:value-type="float" office:value="6" calcext:value-type="float">
            <text:p>6</text:p>
          </table:table-cell>
          <table:table-cell office:value-type="float" office:value="12694690" calcext:value-type="float">
            <text:p>1269469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93767" calcext:value-type="float">
            <text:p>116937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allas Franklin Martins Nun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1/10/2022 16:38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93777" calcext:value-type="float">
            <text:p>11693777</text:p>
          </table:table-cell>
          <table:table-cell office:value-type="float" office:value="6" calcext:value-type="float">
            <text:p>6</text:p>
          </table:table-cell>
          <table:table-cell office:value-type="float" office:value="12694698" calcext:value-type="float">
            <text:p>126946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93777" calcext:value-type="float">
            <text:p>116937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ernanda Caroline da Silva Araújo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10/2022 16:39 - EA Servicos Odontologicos Eireli</text:p>
          </table:table-cell>
          <table:table-cell office:value-type="string" calcext:value-type="string">
            <text:p>11/10/2022 16:45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19700" calcext:value-type="float">
            <text:p>7919700</text:p>
          </table:table-cell>
          <table:table-cell office:value-type="float" office:value="6" calcext:value-type="float">
            <text:p>6</text:p>
          </table:table-cell>
          <table:table-cell office:value-type="float" office:value="9430593" calcext:value-type="float">
            <text:p>94305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19700" calcext:value-type="float">
            <text:p>79197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06/2021 09:39 - Michelle</text:p>
          </table:table-cell>
          <table:table-cell office:value-type="string" calcext:value-type="string">
            <text:p>14/05/2022 19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38745" calcext:value-type="float">
            <text:p>13238745</text:p>
          </table:table-cell>
          <table:table-cell office:value-type="float" office:value="6" calcext:value-type="float">
            <text:p>6</text:p>
          </table:table-cell>
          <table:table-cell office:value-type="float" office:value="8889459" calcext:value-type="float">
            <text:p>88894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238745" calcext:value-type="float">
            <text:p>132387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orrany Pereira Porte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03/2023 11:5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13296" calcext:value-type="float">
            <text:p>10913296</text:p>
          </table:table-cell>
          <table:table-cell office:value-type="float" office:value="6" calcext:value-type="float">
            <text:p>6</text:p>
          </table:table-cell>
          <table:table-cell office:value-type="float" office:value="12064096" calcext:value-type="float">
            <text:p>120640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913296" calcext:value-type="float">
            <text:p>109132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isangela Borges Xavier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7/2022 15:29 - EA Servicos Odontologicos Eireli</text:p>
          </table:table-cell>
          <table:table-cell office:value-type="string" calcext:value-type="string">
            <text:p>15/08/2022 08:5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03778" calcext:value-type="float">
            <text:p>10203778</text:p>
          </table:table-cell>
          <table:table-cell office:value-type="float" office:value="6" calcext:value-type="float">
            <text:p>6</text:p>
          </table:table-cell>
          <table:table-cell office:value-type="float" office:value="11482222" calcext:value-type="float">
            <text:p>114822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03778" calcext:value-type="float">
            <text:p>10203778</text:p>
          </table:table-cell>
          <table:table-cell office:value-type="float" office:value="879792404987009" calcext:value-type="float">
            <text:p>87979240498700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driano Martins Ribeir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5/2022 11:06 - EA Servicos Odontologicos Eireli</text:p>
          </table:table-cell>
          <table:table-cell office:value-type="string" calcext:value-type="string">
            <text:p>14/05/2022 18:0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03790" calcext:value-type="float">
            <text:p>10203790</text:p>
          </table:table-cell>
          <table:table-cell office:value-type="float" office:value="6" calcext:value-type="float">
            <text:p>6</text:p>
          </table:table-cell>
          <table:table-cell office:value-type="float" office:value="11482232" calcext:value-type="float">
            <text:p>114822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03790" calcext:value-type="float">
            <text:p>10203790</text:p>
          </table:table-cell>
          <table:table-cell office:value-type="float" office:value="770435144860007" calcext:value-type="float">
            <text:p>77043514486000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afael Junior Antunes Batist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5/2022 11:10 - EA Servicos Odontologicos Eireli</text:p>
          </table:table-cell>
          <table:table-cell office:value-type="string" calcext:value-type="string">
            <text:p>14/05/2022 18:0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2161" calcext:value-type="float">
            <text:p>9962161</text:p>
          </table:table-cell>
          <table:table-cell office:value-type="float" office:value="6" calcext:value-type="float">
            <text:p>6</text:p>
          </table:table-cell>
          <table:table-cell office:value-type="float" office:value="10807628" calcext:value-type="float">
            <text:p>108076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62161" calcext:value-type="float">
            <text:p>9962161</text:p>
          </table:table-cell>
          <table:table-cell office:value-type="float" office:value="770435143928003" calcext:value-type="float">
            <text:p>77043514392800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arlos Antonio Barbos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3/2022 16:5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66842" calcext:value-type="float">
            <text:p>9466842</text:p>
          </table:table-cell>
          <table:table-cell office:value-type="float" office:value="6" calcext:value-type="float">
            <text:p>6</text:p>
          </table:table-cell>
          <table:table-cell office:value-type="float" office:value="10682929" calcext:value-type="float">
            <text:p>106829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66842" calcext:value-type="float">
            <text:p>9466842</text:p>
          </table:table-cell>
          <table:table-cell office:value-type="float" office:value="960019413984000" calcext:value-type="float">
            <text:p>9600194139840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ranciely Custódio de Oliveira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1/2022 17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84763" calcext:value-type="float">
            <text:p>9484763</text:p>
          </table:table-cell>
          <table:table-cell office:value-type="float" office:value="6" calcext:value-type="float">
            <text:p>6</text:p>
          </table:table-cell>
          <table:table-cell office:value-type="float" office:value="10852463" calcext:value-type="float">
            <text:p>108524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84763" calcext:value-type="float">
            <text:p>94847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agno Jose Net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1/2022 09:50 - EA Servicos Odontologicos Eireli</text:p>
          </table:table-cell>
          <table:table-cell office:value-type="string" calcext:value-type="string">
            <text:p>14/05/2022 18:4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86082" calcext:value-type="float">
            <text:p>9886082</text:p>
          </table:table-cell>
          <table:table-cell office:value-type="float" office:value="6" calcext:value-type="float">
            <text:p>6</text:p>
          </table:table-cell>
          <table:table-cell office:value-type="float" office:value="10738462" calcext:value-type="float">
            <text:p>107384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886082" calcext:value-type="float">
            <text:p>9886082</text:p>
          </table:table-cell>
          <table:table-cell office:value-type="float" office:value="770435080217030" calcext:value-type="float">
            <text:p>77043508021703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Isabelle Lacerda de Mel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3/2022 16:10 - EA Servicos Odontologicos Eireli</text:p>
          </table:table-cell>
          <table:table-cell office:value-type="string" calcext:value-type="string">
            <text:p>18/03/2022 16:11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93536" calcext:value-type="float">
            <text:p>9893536</text:p>
          </table:table-cell>
          <table:table-cell office:value-type="float" office:value="6" calcext:value-type="float">
            <text:p>6</text:p>
          </table:table-cell>
          <table:table-cell office:value-type="float" office:value="11205111" calcext:value-type="float">
            <text:p>112051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893536" calcext:value-type="float">
            <text:p>98935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Odair Pereira de Mirand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03/2022 14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81171" calcext:value-type="float">
            <text:p>8681171</text:p>
          </table:table-cell>
          <table:table-cell office:value-type="float" office:value="6" calcext:value-type="float">
            <text:p>6</text:p>
          </table:table-cell>
          <table:table-cell office:value-type="float" office:value="9843551" calcext:value-type="float">
            <text:p>98435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681171" calcext:value-type="float">
            <text:p>8681171</text:p>
          </table:table-cell>
          <table:table-cell office:value-type="float" office:value="770435118702003" calcext:value-type="float">
            <text:p>77043511870200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08/2021 15:5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85463" calcext:value-type="float">
            <text:p>8785463</text:p>
          </table:table-cell>
          <table:table-cell office:value-type="float" office:value="6" calcext:value-type="float">
            <text:p>6</text:p>
          </table:table-cell>
          <table:table-cell office:value-type="float" office:value="10133023" calcext:value-type="float">
            <text:p>101330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785463" calcext:value-type="float">
            <text:p>8785463</text:p>
          </table:table-cell>
          <table:table-cell office:value-type="float" office:value="472842271" calcext:value-type="float">
            <text:p>47284227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9/2021 13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2362" calcext:value-type="float">
            <text:p>8822362</text:p>
          </table:table-cell>
          <table:table-cell office:value-type="float" office:value="6" calcext:value-type="float">
            <text:p>6</text:p>
          </table:table-cell>
          <table:table-cell office:value-type="float" office:value="10242583" calcext:value-type="float">
            <text:p>102425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22362" calcext:value-type="float">
            <text:p>8822362</text:p>
          </table:table-cell>
          <table:table-cell office:value-type="float" office:value="878841600957007" calcext:value-type="float">
            <text:p>87884160095700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9/2021 08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80385" calcext:value-type="float">
            <text:p>8980385</text:p>
          </table:table-cell>
          <table:table-cell office:value-type="float" office:value="6" calcext:value-type="float">
            <text:p>6</text:p>
          </table:table-cell>
          <table:table-cell office:value-type="float" office:value="10393655" calcext:value-type="float">
            <text:p>103936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980385" calcext:value-type="float">
            <text:p>8980385</text:p>
          </table:table-cell>
          <table:table-cell office:value-type="float" office:value="35413498" calcext:value-type="float">
            <text:p>3541349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10/2021 16:34 - EA Servicos Odontologicos Eireli</text:p>
          </table:table-cell>
          <table:table-cell office:value-type="string" calcext:value-type="string">
            <text:p>14/05/2022 18:3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80443" calcext:value-type="float">
            <text:p>8980443</text:p>
          </table:table-cell>
          <table:table-cell office:value-type="float" office:value="6" calcext:value-type="float">
            <text:p>6</text:p>
          </table:table-cell>
          <table:table-cell office:value-type="float" office:value="10314353" calcext:value-type="float">
            <text:p>103143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980443" calcext:value-type="float">
            <text:p>8980443</text:p>
          </table:table-cell>
          <table:table-cell office:value-type="float" office:value="770435108278022" calcext:value-type="float">
            <text:p>77043510827802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10/2021 16:3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91916" calcext:value-type="float">
            <text:p>8991916</text:p>
          </table:table-cell>
          <table:table-cell office:value-type="float" office:value="6" calcext:value-type="float">
            <text:p>6</text:p>
          </table:table-cell>
          <table:table-cell office:value-type="float" office:value="10404841" calcext:value-type="float">
            <text:p>104048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991916" calcext:value-type="float">
            <text:p>8991916</text:p>
          </table:table-cell>
          <table:table-cell office:value-type="float" office:value="482819040" calcext:value-type="float">
            <text:p>48281904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lynne Xavier Sous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0/2021 09:40 - EA Servicos Odontologicos Eireli</text:p>
          </table:table-cell>
          <table:table-cell office:value-type="string" calcext:value-type="string">
            <text:p>15/10/2021 09:4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95674" calcext:value-type="float">
            <text:p>8995674</text:p>
          </table:table-cell>
          <table:table-cell office:value-type="float" office:value="6" calcext:value-type="float">
            <text:p>6</text:p>
          </table:table-cell>
          <table:table-cell office:value-type="float" office:value="8562863" calcext:value-type="float">
            <text:p>85628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995674" calcext:value-type="float">
            <text:p>8995674</text:p>
          </table:table-cell>
          <table:table-cell office:value-type="float" office:value="455960990" calcext:value-type="float">
            <text:p>45596099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10/2021 09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06447" calcext:value-type="float">
            <text:p>9006447</text:p>
          </table:table-cell>
          <table:table-cell office:value-type="float" office:value="6" calcext:value-type="float">
            <text:p>6</text:p>
          </table:table-cell>
          <table:table-cell office:value-type="float" office:value="10419017" calcext:value-type="float">
            <text:p>104190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006447" calcext:value-type="float">
            <text:p>9006447</text:p>
          </table:table-cell>
          <table:table-cell office:value-type="float" office:value="960019329027019" calcext:value-type="float">
            <text:p>96001932902701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len Jeymes Nunes Souz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10/2021 16:0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15225" calcext:value-type="float">
            <text:p>9015225</text:p>
          </table:table-cell>
          <table:table-cell office:value-type="float" office:value="6" calcext:value-type="float">
            <text:p>6</text:p>
          </table:table-cell>
          <table:table-cell office:value-type="float" office:value="10404841" calcext:value-type="float">
            <text:p>104048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015225" calcext:value-type="float">
            <text:p>9015225</text:p>
          </table:table-cell>
          <table:table-cell office:value-type="float" office:value="482819040" calcext:value-type="float">
            <text:p>48281904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Alynne Xavier Sous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10/2021 14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19763" calcext:value-type="float">
            <text:p>9019763</text:p>
          </table:table-cell>
          <table:table-cell office:value-type="float" office:value="6" calcext:value-type="float">
            <text:p>6</text:p>
          </table:table-cell>
          <table:table-cell office:value-type="float" office:value="10431640" calcext:value-type="float">
            <text:p>104316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019763" calcext:value-type="float">
            <text:p>9019763</text:p>
          </table:table-cell>
          <table:table-cell office:value-type="float" office:value="886928300019016" calcext:value-type="float">
            <text:p>88692830001901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10/2021 14:00 - EA Servicos Odontologicos Eireli</text:p>
          </table:table-cell>
          <table:table-cell office:value-type="string" calcext:value-type="string">
            <text:p>14/05/2022 20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22453" calcext:value-type="float">
            <text:p>9022453</text:p>
          </table:table-cell>
          <table:table-cell office:value-type="float" office:value="6" calcext:value-type="float">
            <text:p>6</text:p>
          </table:table-cell>
          <table:table-cell office:value-type="float" office:value="10431333" calcext:value-type="float">
            <text:p>104313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022453" calcext:value-type="float">
            <text:p>9022453</text:p>
          </table:table-cell>
          <table:table-cell office:value-type="float" office:value="821427100060023" calcext:value-type="float">
            <text:p>82142710006002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10/2021 09:3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31357" calcext:value-type="float">
            <text:p>9031357</text:p>
          </table:table-cell>
          <table:table-cell office:value-type="float" office:value="6" calcext:value-type="float">
            <text:p>6</text:p>
          </table:table-cell>
          <table:table-cell office:value-type="float" office:value="10117279" calcext:value-type="float">
            <text:p>101172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031357" calcext:value-type="float">
            <text:p>9031357</text:p>
          </table:table-cell>
          <table:table-cell office:value-type="float" office:value="480838460" calcext:value-type="float">
            <text:p>48083846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10/2021 14:4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66569" calcext:value-type="float">
            <text:p>8866569</text:p>
          </table:table-cell>
          <table:table-cell office:value-type="float" office:value="6" calcext:value-type="float">
            <text:p>6</text:p>
          </table:table-cell>
          <table:table-cell office:value-type="float" office:value="10251717" calcext:value-type="float">
            <text:p>102517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66569" calcext:value-type="float">
            <text:p>8866569</text:p>
          </table:table-cell>
          <table:table-cell office:value-type="float" office:value="770435144584003" calcext:value-type="float">
            <text:p>77043514458400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09/2021 17:0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74680" calcext:value-type="float">
            <text:p>9174680</text:p>
          </table:table-cell>
          <table:table-cell office:value-type="float" office:value="6" calcext:value-type="float">
            <text:p>6</text:p>
          </table:table-cell>
          <table:table-cell office:value-type="float" office:value="10575774" calcext:value-type="float">
            <text:p>105757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4680" calcext:value-type="float">
            <text:p>9174680</text:p>
          </table:table-cell>
          <table:table-cell office:value-type="float" office:value="481128721" calcext:value-type="float">
            <text:p>48112872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12/2021 14:22 - EA Servicos Odontologicos Eireli</text:p>
          </table:table-cell>
          <table:table-cell office:value-type="string" calcext:value-type="string">
            <text:p>14/05/2022 18:2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74690" calcext:value-type="float">
            <text:p>9174690</text:p>
          </table:table-cell>
          <table:table-cell office:value-type="float" office:value="6" calcext:value-type="float">
            <text:p>6</text:p>
          </table:table-cell>
          <table:table-cell office:value-type="float" office:value="10575774" calcext:value-type="float">
            <text:p>105757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174690" calcext:value-type="float">
            <text:p>9174690</text:p>
          </table:table-cell>
          <table:table-cell office:value-type="float" office:value="481128721" calcext:value-type="float">
            <text:p>48112872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12/2021 14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257144" calcext:value-type="float">
            <text:p>9257144</text:p>
          </table:table-cell>
          <table:table-cell office:value-type="float" office:value="6" calcext:value-type="float">
            <text:p>6</text:p>
          </table:table-cell>
          <table:table-cell office:value-type="float" office:value="10649691" calcext:value-type="float">
            <text:p>106496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257144" calcext:value-type="float">
            <text:p>9257144</text:p>
          </table:table-cell>
          <table:table-cell office:value-type="float" office:value="770435138665008" calcext:value-type="float">
            <text:p>77043513866500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ilhan Barbosa Oliv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1 16:3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0787" calcext:value-type="float">
            <text:p>9360787</text:p>
          </table:table-cell>
          <table:table-cell office:value-type="float" office:value="6" calcext:value-type="float">
            <text:p>6</text:p>
          </table:table-cell>
          <table:table-cell office:value-type="float" office:value="10626336" calcext:value-type="float">
            <text:p>106263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60787" calcext:value-type="float">
            <text:p>93607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Flavia Pereira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/01/2022 09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6532" calcext:value-type="float">
            <text:p>9366532</text:p>
          </table:table-cell>
          <table:table-cell office:value-type="float" office:value="6" calcext:value-type="float">
            <text:p>6</text:p>
          </table:table-cell>
          <table:table-cell office:value-type="float" office:value="10742359" calcext:value-type="float">
            <text:p>107423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66532" calcext:value-type="float">
            <text:p>9366532</text:p>
          </table:table-cell>
          <table:table-cell office:value-type="float" office:value="474016400" calcext:value-type="float">
            <text:p>4740164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IVIA MARIA FELIX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1/2022 15:04 - EA Servicos Odontologicos Eireli</text:p>
          </table:table-cell>
          <table:table-cell office:value-type="string" calcext:value-type="string">
            <text:p>14/05/2022 18:3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6554" calcext:value-type="float">
            <text:p>9366554</text:p>
          </table:table-cell>
          <table:table-cell office:value-type="float" office:value="6" calcext:value-type="float">
            <text:p>6</text:p>
          </table:table-cell>
          <table:table-cell office:value-type="float" office:value="10742359" calcext:value-type="float">
            <text:p>107423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66554" calcext:value-type="float">
            <text:p>9366554</text:p>
          </table:table-cell>
          <table:table-cell office:value-type="float" office:value="474016400" calcext:value-type="float">
            <text:p>47401640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IVIA MARIA FELIX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01/2022 15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74552" calcext:value-type="float">
            <text:p>9374552</text:p>
          </table:table-cell>
          <table:table-cell office:value-type="float" office:value="6" calcext:value-type="float">
            <text:p>6</text:p>
          </table:table-cell>
          <table:table-cell office:value-type="float" office:value="10737406" calcext:value-type="float">
            <text:p>107374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74552" calcext:value-type="float">
            <text:p>9374552</text:p>
          </table:table-cell>
          <table:table-cell office:value-type="float" office:value="770435144584011" calcext:value-type="float">
            <text:p>77043514458401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civane Valentim Barcelo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/01/2022 13:3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89205" calcext:value-type="float">
            <text:p>9389205</text:p>
          </table:table-cell>
          <table:table-cell office:value-type="float" office:value="6" calcext:value-type="float">
            <text:p>6</text:p>
          </table:table-cell>
          <table:table-cell office:value-type="float" office:value="10239416" calcext:value-type="float">
            <text:p>10239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89205" calcext:value-type="float">
            <text:p>9389205</text:p>
          </table:table-cell>
          <table:table-cell office:value-type="float" office:value="486240010" calcext:value-type="float">
            <text:p>48624001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01/2022 13:2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90672" calcext:value-type="float">
            <text:p>9390672</text:p>
          </table:table-cell>
          <table:table-cell office:value-type="float" office:value="6" calcext:value-type="float">
            <text:p>6</text:p>
          </table:table-cell>
          <table:table-cell office:value-type="float" office:value="10693189" calcext:value-type="float">
            <text:p>106931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90672" calcext:value-type="float">
            <text:p>9390672</text:p>
          </table:table-cell>
          <table:table-cell office:value-type="float" office:value="770435131059001" calcext:value-type="float">
            <text:p>770435131059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Junio Francisco de Oliveir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/01/2022 08:2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249465" calcext:value-type="float">
            <text:p>9249465</text:p>
          </table:table-cell>
          <table:table-cell office:value-type="float" office:value="6" calcext:value-type="float">
            <text:p>6</text:p>
          </table:table-cell>
          <table:table-cell office:value-type="float" office:value="10643318" calcext:value-type="float">
            <text:p>106433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249465" calcext:value-type="float">
            <text:p>9249465</text:p>
          </table:table-cell>
          <table:table-cell office:value-type="float" office:value="136528824" calcext:value-type="float">
            <text:p>13652882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Daniel Victor de Andrade Guimarã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2/2021 10:55 - EA Servicos Odontologicos Eireli</text:p>
          </table:table-cell>
          <table:table-cell office:value-type="string" calcext:value-type="string">
            <text:p>14/05/2022 19:2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30415" calcext:value-type="float">
            <text:p>9430415</text:p>
          </table:table-cell>
          <table:table-cell office:value-type="float" office:value="6" calcext:value-type="float">
            <text:p>6</text:p>
          </table:table-cell>
          <table:table-cell office:value-type="float" office:value="10801757" calcext:value-type="float">
            <text:p>108017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30415" calcext:value-type="float">
            <text:p>9430415</text:p>
          </table:table-cell>
          <table:table-cell office:value-type="float" office:value="793549016195008" calcext:value-type="float">
            <text:p>79354901619500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Thawan Ferreira dos Santos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01/2022 14:55 - EA Servicos Odontologicos Eireli</text:p>
          </table:table-cell>
          <table:table-cell office:value-type="string" calcext:value-type="string">
            <text:p>14/05/2022 19:1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30499" calcext:value-type="float">
            <text:p>9430499</text:p>
          </table:table-cell>
          <table:table-cell office:value-type="float" office:value="6" calcext:value-type="float">
            <text:p>6</text:p>
          </table:table-cell>
          <table:table-cell office:value-type="float" office:value="10801836" calcext:value-type="float">
            <text:p>108018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30499" calcext:value-type="float">
            <text:p>94304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orraine Cesario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01/2022 15:09 - EA Servicos Odontologicos Eireli</text:p>
          </table:table-cell>
          <table:table-cell office:value-type="string" calcext:value-type="string">
            <text:p>18/08/2022 13:3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42857" calcext:value-type="float">
            <text:p>6742857</text:p>
          </table:table-cell>
          <table:table-cell office:value-type="float" office:value="6" calcext:value-type="float">
            <text:p>6</text:p>
          </table:table-cell>
          <table:table-cell office:value-type="float" office:value="8338745" calcext:value-type="float">
            <text:p>83387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42857" calcext:value-type="float">
            <text:p>6742857</text:p>
          </table:table-cell>
          <table:table-cell office:value-type="float" office:value="770435020052059" calcext:value-type="float">
            <text:p>77043502005205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02/2021 16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12415" calcext:value-type="float">
            <text:p>6712415</text:p>
          </table:table-cell>
          <table:table-cell office:value-type="float" office:value="6" calcext:value-type="float">
            <text:p>6</text:p>
          </table:table-cell>
          <table:table-cell office:value-type="float" office:value="8306716" calcext:value-type="float">
            <text:p>83067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12415" calcext:value-type="float">
            <text:p>6712415</text:p>
          </table:table-cell>
          <table:table-cell office:value-type="float" office:value="770435116017016" calcext:value-type="float">
            <text:p>770435116017016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/02/2021 09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2566" calcext:value-type="float">
            <text:p>6722566</text:p>
          </table:table-cell>
          <table:table-cell office:value-type="float" office:value="6" calcext:value-type="float">
            <text:p>6</text:p>
          </table:table-cell>
          <table:table-cell office:value-type="float" office:value="8293425" calcext:value-type="float">
            <text:p>82934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22566" calcext:value-type="float">
            <text:p>6722566</text:p>
          </table:table-cell>
          <table:table-cell office:value-type="float" office:value="878283000019023" calcext:value-type="float">
            <text:p>87828300001902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/02/2021 09:3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2588" calcext:value-type="float">
            <text:p>6142588</text:p>
          </table:table-cell>
          <table:table-cell office:value-type="float" office:value="1" calcext:value-type="float">
            <text:p>1</text:p>
          </table:table-cell>
          <table:table-cell office:value-type="float" office:value="7915577" calcext:value-type="float">
            <text:p>79155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42588" calcext:value-type="float">
            <text:p>6142588</text:p>
          </table:table-cell>
          <table:table-cell office:value-type="float" office:value="443790610" calcext:value-type="float">
            <text:p>44379061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/12/2020 10:4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903" calcext:value-type="float">
            <text:p>6147903</text:p>
          </table:table-cell>
          <table:table-cell office:value-type="float" office:value="1" calcext:value-type="float">
            <text:p>1</text:p>
          </table:table-cell>
          <table:table-cell office:value-type="float" office:value="7920632" calcext:value-type="float">
            <text:p>79206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47903" calcext:value-type="float">
            <text:p>6147903</text:p>
          </table:table-cell>
          <table:table-cell office:value-type="float" office:value="432725940" calcext:value-type="float">
            <text:p>43272594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12/2020 13:2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915" calcext:value-type="float">
            <text:p>6147915</text:p>
          </table:table-cell>
          <table:table-cell office:value-type="float" office:value="1" calcext:value-type="float">
            <text:p>1</text:p>
          </table:table-cell>
          <table:table-cell office:value-type="float" office:value="7920641" calcext:value-type="float">
            <text:p>79206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47915" calcext:value-type="float">
            <text:p>6147915</text:p>
          </table:table-cell>
          <table:table-cell office:value-type="float" office:value="379467710" calcext:value-type="float">
            <text:p>37946771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12/2020 13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96" calcext:value-type="float">
            <text:p>6199496</text:p>
          </table:table-cell>
          <table:table-cell office:value-type="float" office:value="1" calcext:value-type="float">
            <text:p>1</text:p>
          </table:table-cell>
          <table:table-cell office:value-type="float" office:value="7964382" calcext:value-type="float">
            <text:p>79643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99496" calcext:value-type="float">
            <text:p>6199496</text:p>
          </table:table-cell>
          <table:table-cell office:value-type="float" office:value="246141213" calcext:value-type="float">
            <text:p>246141213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Benjamim Gome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12/2020 09:57 - EA Servicos Odontologicos Eireli</text:p>
          </table:table-cell>
          <table:table-cell office:value-type="string" calcext:value-type="string">
            <text:p>14/12/2020 10:3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93" calcext:value-type="float">
            <text:p>6415593</text:p>
          </table:table-cell>
          <table:table-cell office:value-type="float" office:value="1" calcext:value-type="float">
            <text:p>1</text:p>
          </table:table-cell>
          <table:table-cell office:value-type="float" office:value="8111966" calcext:value-type="float">
            <text:p>81119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593" calcext:value-type="float">
            <text:p>6415593</text:p>
          </table:table-cell>
          <table:table-cell office:value-type="string" calcext:value-type="string">
            <text:p>usar cpf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Ozair de Araujo Barret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0/12/2020 18:41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5" calcext:value-type="float">
            <text:p>6415615</text:p>
          </table:table-cell>
          <table:table-cell office:value-type="float" office:value="1" calcext:value-type="float">
            <text:p>1</text:p>
          </table:table-cell>
          <table:table-cell office:value-type="float" office:value="8111985" calcext:value-type="float">
            <text:p>81119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615" calcext:value-type="float">
            <text:p>64156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9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31" calcext:value-type="float">
            <text:p>6415631</text:p>
          </table:table-cell>
          <table:table-cell office:value-type="float" office:value="1" calcext:value-type="float">
            <text:p>1</text:p>
          </table:table-cell>
          <table:table-cell office:value-type="float" office:value="8111999" calcext:value-type="float">
            <text:p>81119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631" calcext:value-type="float">
            <text:p>6415631</text:p>
          </table:table-cell>
          <table:table-cell office:value-type="float" office:value="414989490" calcext:value-type="float">
            <text:p>41498949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Roger Antonio Procopio Correi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9:32 - EA Servicos Odontologicos Eireli</text:p>
          </table:table-cell>
          <table:table-cell office:value-type="string" calcext:value-type="string">
            <text:p>30/12/2020 19:33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5" calcext:value-type="float">
            <text:p>6415645</text:p>
          </table:table-cell>
          <table:table-cell office:value-type="float" office:value="1" calcext:value-type="float">
            <text:p>1</text:p>
          </table:table-cell>
          <table:table-cell office:value-type="float" office:value="8112011" calcext:value-type="float">
            <text:p>81120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645" calcext:value-type="float">
            <text:p>6415645</text:p>
          </table:table-cell>
          <table:table-cell office:value-type="float" office:value="819940700019025" calcext:value-type="float">
            <text:p>819940700019025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Ricardo Luiz Chaves Diniz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9:5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2" calcext:value-type="float">
            <text:p>6415642</text:p>
          </table:table-cell>
          <table:table-cell office:value-type="float" office:value="1" calcext:value-type="float">
            <text:p>1</text:p>
          </table:table-cell>
          <table:table-cell office:value-type="float" office:value="8112008" calcext:value-type="float">
            <text:p>81120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642" calcext:value-type="float">
            <text:p>6415642</text:p>
          </table:table-cell>
          <table:table-cell office:value-type="float" office:value="392120220" calcext:value-type="float">
            <text:p>39212022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Rita Pereira Peixot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9:5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6" calcext:value-type="float">
            <text:p>6415896</text:p>
          </table:table-cell>
          <table:table-cell office:value-type="float" office:value="1" calcext:value-type="float">
            <text:p>1</text:p>
          </table:table-cell>
          <table:table-cell office:value-type="float" office:value="8112244" calcext:value-type="float">
            <text:p>81122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896" calcext:value-type="float">
            <text:p>6415896</text:p>
          </table:table-cell>
          <table:table-cell office:value-type="float" office:value="819940700019009" calcext:value-type="float">
            <text:p>819940700019009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01/2021 20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0" calcext:value-type="float">
            <text:p>6415900</text:p>
          </table:table-cell>
          <table:table-cell office:value-type="float" office:value="1" calcext:value-type="float">
            <text:p>1</text:p>
          </table:table-cell>
          <table:table-cell office:value-type="float" office:value="8112247" calcext:value-type="float">
            <text:p>81122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00" calcext:value-type="float">
            <text:p>6415900</text:p>
          </table:table-cell>
          <table:table-cell office:value-type="float" office:value="3938055520" calcext:value-type="float">
            <text:p>393805552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01/2021 20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11" calcext:value-type="float">
            <text:p>6415911</text:p>
          </table:table-cell>
          <table:table-cell office:value-type="float" office:value="1" calcext:value-type="float">
            <text:p>1</text:p>
          </table:table-cell>
          <table:table-cell office:value-type="float" office:value="8112256" calcext:value-type="float">
            <text:p>81122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11" calcext:value-type="float">
            <text:p>6415911</text:p>
          </table:table-cell>
          <table:table-cell office:value-type="float" office:value="393792980" calcext:value-type="float">
            <text:p>39379298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01/2021 21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77" calcext:value-type="float">
            <text:p>6415977</text:p>
          </table:table-cell>
          <table:table-cell office:value-type="float" office:value="1" calcext:value-type="float">
            <text:p>1</text:p>
          </table:table-cell>
          <table:table-cell office:value-type="float" office:value="8112318" calcext:value-type="float">
            <text:p>81123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77" calcext:value-type="float">
            <text:p>6415977</text:p>
          </table:table-cell>
          <table:table-cell office:value-type="float" office:value="770435091650013" calcext:value-type="float">
            <text:p>770435091650013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Vilian Cardonha de Abreu Marqu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1/2021 13:4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1" calcext:value-type="float">
            <text:p>6415991</text:p>
          </table:table-cell>
          <table:table-cell office:value-type="float" office:value="1" calcext:value-type="float">
            <text:p>1</text:p>
          </table:table-cell>
          <table:table-cell office:value-type="float" office:value="8112331" calcext:value-type="float">
            <text:p>81123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91" calcext:value-type="float">
            <text:p>6415991</text:p>
          </table:table-cell>
          <table:table-cell office:value-type="float" office:value="421994660" calcext:value-type="float">
            <text:p>42199466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Wallas Xavier Rodrigu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1/2021 14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9" calcext:value-type="float">
            <text:p>6415909</text:p>
          </table:table-cell>
          <table:table-cell office:value-type="float" office:value="1" calcext:value-type="float">
            <text:p>1</text:p>
          </table:table-cell>
          <table:table-cell office:value-type="float" office:value="8112255" calcext:value-type="float">
            <text:p>8112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09" calcext:value-type="float">
            <text:p>6415909</text:p>
          </table:table-cell>
          <table:table-cell office:value-type="float" office:value="828323900019021" calcext:value-type="float">
            <text:p>82832390001902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Terezinha Neta Batista Cordeir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01/2021 21:24 - EA Servicos Odontologicos Eireli</text:p>
          </table:table-cell>
          <table:table-cell office:value-type="string" calcext:value-type="string">
            <text:p>20/10/2022 15:58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6" calcext:value-type="float">
            <text:p>6415996</text:p>
          </table:table-cell>
          <table:table-cell office:value-type="float" office:value="1" calcext:value-type="float">
            <text:p>1</text:p>
          </table:table-cell>
          <table:table-cell office:value-type="float" office:value="8112334" calcext:value-type="float">
            <text:p>81123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96" calcext:value-type="float">
            <text:p>6415996</text:p>
          </table:table-cell>
          <table:table-cell office:value-type="float" office:value="821427100019003" calcext:value-type="float">
            <text:p>821427100019003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Weberton Neves de Paul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1/2021 14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007" calcext:value-type="float">
            <text:p>6416007</text:p>
          </table:table-cell>
          <table:table-cell office:value-type="float" office:value="1" calcext:value-type="float">
            <text:p>1</text:p>
          </table:table-cell>
          <table:table-cell office:value-type="float" office:value="8112342" calcext:value-type="float">
            <text:p>81123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6007" calcext:value-type="float">
            <text:p>6416007</text:p>
          </table:table-cell>
          <table:table-cell office:value-type="float" office:value="821427100019037" calcext:value-type="float">
            <text:p>821427100019037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1/2021 14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005" calcext:value-type="float">
            <text:p>6416005</text:p>
          </table:table-cell>
          <table:table-cell office:value-type="float" office:value="1" calcext:value-type="float">
            <text:p>1</text:p>
          </table:table-cell>
          <table:table-cell office:value-type="float" office:value="8112340" calcext:value-type="float">
            <text:p>81123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6005" calcext:value-type="float">
            <text:p>6416005</text:p>
          </table:table-cell>
          <table:table-cell office:value-type="float" office:value="770435122777009" calcext:value-type="float">
            <text:p>770435122777009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Wiliian Xavier Nev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1/2021 14:1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37608" calcext:value-type="float">
            <text:p>6537608</text:p>
          </table:table-cell>
          <table:table-cell office:value-type="float" office:value="1" calcext:value-type="float">
            <text:p>1</text:p>
          </table:table-cell>
          <table:table-cell office:value-type="float" office:value="8112652" calcext:value-type="float">
            <text:p>81126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37608" calcext:value-type="float">
            <text:p>6537608</text:p>
          </table:table-cell>
          <table:table-cell office:value-type="float" office:value="445574510" calcext:value-type="float">
            <text:p>44557451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01/2021 10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85993" calcext:value-type="float">
            <text:p>6585993</text:p>
          </table:table-cell>
          <table:table-cell office:value-type="float" office:value="1" calcext:value-type="float">
            <text:p>1</text:p>
          </table:table-cell>
          <table:table-cell office:value-type="float" office:value="8112667" calcext:value-type="float">
            <text:p>81126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85993" calcext:value-type="float">
            <text:p>6585993</text:p>
          </table:table-cell>
          <table:table-cell office:value-type="float" office:value="793549010790002" calcext:value-type="float">
            <text:p>793549010790002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01/2021 14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97631" calcext:value-type="float">
            <text:p>6597631</text:p>
          </table:table-cell>
          <table:table-cell office:value-type="float" office:value="1" calcext:value-type="float">
            <text:p>1</text:p>
          </table:table-cell>
          <table:table-cell office:value-type="float" office:value="8224998" calcext:value-type="float">
            <text:p>82249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97631" calcext:value-type="float">
            <text:p>6597631</text:p>
          </table:table-cell>
          <table:table-cell office:value-type="float" office:value="393805520" calcext:value-type="float">
            <text:p>39380552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01/2021 14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66845" calcext:value-type="float">
            <text:p>10866845</text:p>
          </table:table-cell>
          <table:table-cell office:value-type="float" office:value="1" calcext:value-type="float">
            <text:p>1</text:p>
          </table:table-cell>
          <table:table-cell office:value-type="float" office:value="12003971" calcext:value-type="float">
            <text:p>120039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866845" calcext:value-type="float">
            <text:p>10866845</text:p>
          </table:table-cell>
          <table:table-cell office:value-type="float" office:value="960014330196048" calcext:value-type="float">
            <text:p>960014330196048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Linei Ribeiro da Silv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07/2022 14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89883" calcext:value-type="float">
            <text:p>10889883</text:p>
          </table:table-cell>
          <table:table-cell office:value-type="float" office:value="1" calcext:value-type="float">
            <text:p>1</text:p>
          </table:table-cell>
          <table:table-cell office:value-type="float" office:value="12004044" calcext:value-type="float">
            <text:p>120040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889883" calcext:value-type="float">
            <text:p>10889883</text:p>
          </table:table-cell>
          <table:table-cell office:value-type="float" office:value="821427100027022" calcext:value-type="float">
            <text:p>821427100027022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Estephany Ferreira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7/2022 15:0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89930" calcext:value-type="float">
            <text:p>10889930</text:p>
          </table:table-cell>
          <table:table-cell office:value-type="float" office:value="1" calcext:value-type="float">
            <text:p>1</text:p>
          </table:table-cell>
          <table:table-cell office:value-type="float" office:value="12004027" calcext:value-type="float">
            <text:p>120040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889930" calcext:value-type="float">
            <text:p>10889930</text:p>
          </table:table-cell>
          <table:table-cell office:value-type="float" office:value="297924820" calcext:value-type="float">
            <text:p>29792482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Sebastião Luiz Ferr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7/2022 15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78895" calcext:value-type="float">
            <text:p>10578895</text:p>
          </table:table-cell>
          <table:table-cell office:value-type="float" office:value="1" calcext:value-type="float">
            <text:p>1</text:p>
          </table:table-cell>
          <table:table-cell office:value-type="float" office:value="11779930" calcext:value-type="float">
            <text:p>117799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578895" calcext:value-type="float">
            <text:p>10578895</text:p>
          </table:table-cell>
          <table:table-cell office:value-type="float" office:value="9064360109" calcext:value-type="float">
            <text:p>9064360109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Tully Barbosa Ehlers de Oliv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6/2022 15:0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798967" calcext:value-type="float">
            <text:p>10798967</text:p>
          </table:table-cell>
          <table:table-cell office:value-type="float" office:value="1" calcext:value-type="float">
            <text:p>1</text:p>
          </table:table-cell>
          <table:table-cell office:value-type="float" office:value="11876016" calcext:value-type="float">
            <text:p>118760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798967" calcext:value-type="float">
            <text:p>10798967</text:p>
          </table:table-cell>
          <table:table-cell office:value-type="float" office:value="418831834" calcext:value-type="float">
            <text:p>418831834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Valdeci Borges Gonçalve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7/2022 09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38747" calcext:value-type="float">
            <text:p>10838747</text:p>
          </table:table-cell>
          <table:table-cell office:value-type="float" office:value="1" calcext:value-type="float">
            <text:p>1</text:p>
          </table:table-cell>
          <table:table-cell office:value-type="float" office:value="11976528" calcext:value-type="float">
            <text:p>119765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838747" calcext:value-type="float">
            <text:p>10838747</text:p>
          </table:table-cell>
          <table:table-cell office:value-type="float" office:value="824737700019030" calcext:value-type="float">
            <text:p>82473770001903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Tatiana Gonçalves de Oliv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07/2022 13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991492" calcext:value-type="float">
            <text:p>12991492</text:p>
          </table:table-cell>
          <table:table-cell office:value-type="float" office:value="1" calcext:value-type="float">
            <text:p>1</text:p>
          </table:table-cell>
          <table:table-cell office:value-type="float" office:value="12133221" calcext:value-type="float">
            <text:p>121332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991492" calcext:value-type="float">
            <text:p>12991492</text:p>
          </table:table-cell>
          <table:table-cell office:value-type="float" office:value="9064360362" calcext:value-type="float">
            <text:p>9064360362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iguel Ehlers de Olivei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3/2023 13:2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3451" calcext:value-type="float">
            <text:p>6153451</text:p>
          </table:table-cell>
          <table:table-cell office:value-type="float" office:value="1" calcext:value-type="float">
            <text:p>1</text:p>
          </table:table-cell>
          <table:table-cell office:value-type="float" office:value="7926035" calcext:value-type="float">
            <text:p>79260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53451" calcext:value-type="float">
            <text:p>6153451</text:p>
          </table:table-cell>
          <table:table-cell office:value-type="float" office:value="430419480" calcext:value-type="float">
            <text:p>43041948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Alair Ribeiro de Olivei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12/2020 09:40 - Thaynara Monica Lima Silva</text:p>
          </table:table-cell>
          <table:table-cell office:value-type="string" calcext:value-type="string">
            <text:p>09/12/2020 09:4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931" calcext:value-type="float">
            <text:p>6213931</text:p>
          </table:table-cell>
          <table:table-cell office:value-type="float" office:value="1" calcext:value-type="float">
            <text:p>1</text:p>
          </table:table-cell>
          <table:table-cell office:value-type="float" office:value="7977740" calcext:value-type="float">
            <text:p>79777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13931" calcext:value-type="float">
            <text:p>6213931</text:p>
          </table:table-cell>
          <table:table-cell office:value-type="float" office:value="489490650" calcext:value-type="float">
            <text:p>48949065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Deusvando Tavares Santo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2/2020 16:18 - Thaynara Monica Lima Silva</text:p>
          </table:table-cell>
          <table:table-cell office:value-type="string" calcext:value-type="string">
            <text:p>22/03/2022 14:16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123" calcext:value-type="float">
            <text:p>6341123</text:p>
          </table:table-cell>
          <table:table-cell office:value-type="float" office:value="1" calcext:value-type="float">
            <text:p>1</text:p>
          </table:table-cell>
          <table:table-cell office:value-type="float" office:value="8049626" calcext:value-type="float">
            <text:p>80496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41123" calcext:value-type="float">
            <text:p>6341123</text:p>
          </table:table-cell>
          <table:table-cell office:value-type="float" office:value="387837454" calcext:value-type="float">
            <text:p>387837454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Daniela Simionatto Ag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0 10:36 - Thaynara Monica Lima Silva</text:p>
          </table:table-cell>
          <table:table-cell office:value-type="string" calcext:value-type="string">
            <text:p>16/12/2020 10:4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219" calcext:value-type="float">
            <text:p>6350219</text:p>
          </table:table-cell>
          <table:table-cell office:value-type="float" office:value="1" calcext:value-type="float">
            <text:p>1</text:p>
          </table:table-cell>
          <table:table-cell office:value-type="float" office:value="8056345" calcext:value-type="float">
            <text:p>80563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50219" calcext:value-type="float">
            <text:p>6350219</text:p>
          </table:table-cell>
          <table:table-cell office:value-type="float" office:value="430479430" calcext:value-type="float">
            <text:p>43047943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Damazio Rodrigues da Silv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0 15:31 - Thaynara Monica Lima Silva</text:p>
          </table:table-cell>
          <table:table-cell office:value-type="string" calcext:value-type="string">
            <text:p>22/12/2020 09:1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238" calcext:value-type="float">
            <text:p>6350238</text:p>
          </table:table-cell>
          <table:table-cell office:value-type="float" office:value="1" calcext:value-type="float">
            <text:p>1</text:p>
          </table:table-cell>
          <table:table-cell office:value-type="float" office:value="8056362" calcext:value-type="float">
            <text:p>80563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50238" calcext:value-type="float">
            <text:p>6350238</text:p>
          </table:table-cell>
          <table:table-cell office:value-type="float" office:value="438297440" calcext:value-type="float">
            <text:p>43829744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Daniela Aparecida Xavier Machad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2/2020 15:34 - Thaynara Monica Lima Silva</text:p>
          </table:table-cell>
          <table:table-cell office:value-type="string" calcext:value-type="string">
            <text:p>16/12/2020 15:3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1510" calcext:value-type="float">
            <text:p>6391510</text:p>
          </table:table-cell>
          <table:table-cell office:value-type="float" office:value="1" calcext:value-type="float">
            <text:p>1</text:p>
          </table:table-cell>
          <table:table-cell office:value-type="float" office:value="8091441" calcext:value-type="float">
            <text:p>80914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1510" calcext:value-type="float">
            <text:p>6391510</text:p>
          </table:table-cell>
          <table:table-cell office:value-type="float" office:value="427656810" calcext:value-type="float">
            <text:p>42765681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Edvaldo Navarro de Abreu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12/2020 15:21 - Thaynara Monica Lima Silva</text:p>
          </table:table-cell>
          <table:table-cell office:value-type="string" calcext:value-type="string">
            <text:p>18/12/2020 15:2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757" calcext:value-type="float">
            <text:p>6394757</text:p>
          </table:table-cell>
          <table:table-cell office:value-type="float" office:value="1" calcext:value-type="float">
            <text:p>1</text:p>
          </table:table-cell>
          <table:table-cell office:value-type="float" office:value="8094544" calcext:value-type="float">
            <text:p>80945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757" calcext:value-type="float">
            <text:p>6394757</text:p>
          </table:table-cell>
          <table:table-cell office:value-type="float" office:value="361067121" calcext:value-type="float">
            <text:p>36106712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09:54 - Thaynara Monica Lima Silva</text:p>
          </table:table-cell>
          <table:table-cell office:value-type="string" calcext:value-type="string">
            <text:p>22/12/2020 09:5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24" calcext:value-type="float">
            <text:p>6394924</text:p>
          </table:table-cell>
          <table:table-cell office:value-type="float" office:value="1" calcext:value-type="float">
            <text:p>1</text:p>
          </table:table-cell>
          <table:table-cell office:value-type="float" office:value="8094706" calcext:value-type="float">
            <text:p>80947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924" calcext:value-type="float">
            <text:p>6394924</text:p>
          </table:table-cell>
          <table:table-cell office:value-type="float" office:value="960015150698031" calcext:value-type="float">
            <text:p>96001515069803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Leonardo Godoy Araujo Barret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38 - Thaynara Monica Lima Silva</text:p>
          </table:table-cell>
          <table:table-cell office:value-type="string" calcext:value-type="string">
            <text:p>22/12/2020 10:4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48" calcext:value-type="float">
            <text:p>6394948</text:p>
          </table:table-cell>
          <table:table-cell office:value-type="float" office:value="1" calcext:value-type="float">
            <text:p>1</text:p>
          </table:table-cell>
          <table:table-cell office:value-type="float" office:value="8094729" calcext:value-type="float">
            <text:p>80947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4948" calcext:value-type="float">
            <text:p>6394948</text:p>
          </table:table-cell>
          <table:table-cell office:value-type="float" office:value="432437990" calcext:value-type="float">
            <text:p>43243799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Lindomar de Souz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0:46 - Thaynara Monica Lima Silva</text:p>
          </table:table-cell>
          <table:table-cell office:value-type="string" calcext:value-type="string">
            <text:p>22/12/2020 10:4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74" calcext:value-type="float">
            <text:p>6395174</text:p>
          </table:table-cell>
          <table:table-cell office:value-type="float" office:value="1" calcext:value-type="float">
            <text:p>1</text:p>
          </table:table-cell>
          <table:table-cell office:value-type="float" office:value="8094951" calcext:value-type="float">
            <text:p>80949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95174" calcext:value-type="float">
            <text:p>6395174</text:p>
          </table:table-cell>
          <table:table-cell office:value-type="float" office:value="433441170" calcext:value-type="float">
            <text:p>43344117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Lucas Alves de Souz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1:59 - Thaynara Monica Lima Silva</text:p>
          </table:table-cell>
          <table:table-cell office:value-type="string" calcext:value-type="string">
            <text:p>22/12/2020 12:0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10" calcext:value-type="float">
            <text:p>6405710</text:p>
          </table:table-cell>
          <table:table-cell office:value-type="float" office:value="1" calcext:value-type="float">
            <text:p>1</text:p>
          </table:table-cell>
          <table:table-cell office:value-type="float" office:value="8102837" calcext:value-type="float">
            <text:p>81028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710" calcext:value-type="float">
            <text:p>6405710</text:p>
          </table:table-cell>
          <table:table-cell office:value-type="float" office:value="383685361" calcext:value-type="float">
            <text:p>38368536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5:48 - Thaynara Monica Lima Silva</text:p>
          </table:table-cell>
          <table:table-cell office:value-type="string" calcext:value-type="string">
            <text:p>22/12/2020 15:5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4937" calcext:value-type="float">
            <text:p>6404937</text:p>
          </table:table-cell>
          <table:table-cell office:value-type="float" office:value="1" calcext:value-type="float">
            <text:p>1</text:p>
          </table:table-cell>
          <table:table-cell office:value-type="float" office:value="8102064" calcext:value-type="float">
            <text:p>81020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4937" calcext:value-type="float">
            <text:p>6404937</text:p>
          </table:table-cell>
          <table:table-cell office:value-type="float" office:value="118964959" calcext:value-type="float">
            <text:p>118964959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Luciane Alves de Souz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5:40 - Thaynara Monica Lima Silva</text:p>
          </table:table-cell>
          <table:table-cell office:value-type="string" calcext:value-type="string">
            <text:p>22/12/2020 15:4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00" calcext:value-type="float">
            <text:p>6405700</text:p>
          </table:table-cell>
          <table:table-cell office:value-type="float" office:value="1" calcext:value-type="float">
            <text:p>1</text:p>
          </table:table-cell>
          <table:table-cell office:value-type="float" office:value="8102827" calcext:value-type="float">
            <text:p>81028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700" calcext:value-type="float">
            <text:p>6405700</text:p>
          </table:table-cell>
          <table:table-cell office:value-type="float" office:value="821427100019045" calcext:value-type="float">
            <text:p>821427100019045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5:44 - Thaynara Monica Lima Silva</text:p>
          </table:table-cell>
          <table:table-cell office:value-type="string" calcext:value-type="string">
            <text:p>22/12/2020 15:4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94" calcext:value-type="float">
            <text:p>6405794</text:p>
          </table:table-cell>
          <table:table-cell office:value-type="float" office:value="1" calcext:value-type="float">
            <text:p>1</text:p>
          </table:table-cell>
          <table:table-cell office:value-type="float" office:value="8102918" calcext:value-type="float">
            <text:p>81029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794" calcext:value-type="float">
            <text:p>6405794</text:p>
          </table:table-cell>
          <table:table-cell office:value-type="float" office:value="418831380" calcext:value-type="float">
            <text:p>41883138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aylson da Luz Santan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6:12 - Thaynara Monica Lima Silva</text:p>
          </table:table-cell>
          <table:table-cell office:value-type="string" calcext:value-type="string">
            <text:p>22/12/2020 16:1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809" calcext:value-type="float">
            <text:p>6405809</text:p>
          </table:table-cell>
          <table:table-cell office:value-type="float" office:value="1" calcext:value-type="float">
            <text:p>1</text:p>
          </table:table-cell>
          <table:table-cell office:value-type="float" office:value="8102932" calcext:value-type="float">
            <text:p>81029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809" calcext:value-type="float">
            <text:p>6405809</text:p>
          </table:table-cell>
          <table:table-cell office:value-type="float" office:value="432430830" calcext:value-type="float">
            <text:p>43243083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árcia Alves de Souz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6:17 - Thaynara Monica Lima Silva</text:p>
          </table:table-cell>
          <table:table-cell office:value-type="string" calcext:value-type="string">
            <text:p>22/12/2020 16:1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70" calcext:value-type="float">
            <text:p>6406070</text:p>
          </table:table-cell>
          <table:table-cell office:value-type="float" office:value="1" calcext:value-type="float">
            <text:p>1</text:p>
          </table:table-cell>
          <table:table-cell office:value-type="float" office:value="8103182" calcext:value-type="float">
            <text:p>81031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070" calcext:value-type="float">
            <text:p>6406070</text:p>
          </table:table-cell>
          <table:table-cell office:value-type="float" office:value="421994661" calcext:value-type="float">
            <text:p>42199466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euriany Xavier Rodrigue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7:41 - Thaynara Monica Lima Silva</text:p>
          </table:table-cell>
          <table:table-cell office:value-type="string" calcext:value-type="string">
            <text:p>22/12/2020 17:4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27" calcext:value-type="float">
            <text:p>6405927</text:p>
          </table:table-cell>
          <table:table-cell office:value-type="float" office:value="1" calcext:value-type="float">
            <text:p>1</text:p>
          </table:table-cell>
          <table:table-cell office:value-type="float" office:value="8103047" calcext:value-type="float">
            <text:p>810304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927" calcext:value-type="float">
            <text:p>6405927</text:p>
          </table:table-cell>
          <table:table-cell office:value-type="float" office:value="432440440" calcext:value-type="float">
            <text:p>43244044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aria Xavier Rodovalh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6:53 - Thaynara Monica Lima Silva</text:p>
          </table:table-cell>
          <table:table-cell office:value-type="string" calcext:value-type="string">
            <text:p>22/12/2020 16:5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78" calcext:value-type="float">
            <text:p>6406178</text:p>
          </table:table-cell>
          <table:table-cell office:value-type="float" office:value="1" calcext:value-type="float">
            <text:p>1</text:p>
          </table:table-cell>
          <table:table-cell office:value-type="float" office:value="8103285" calcext:value-type="float">
            <text:p>81032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178" calcext:value-type="float">
            <text:p>6406178</text:p>
          </table:table-cell>
          <table:table-cell office:value-type="float" office:value="7704351195220000" calcext:value-type="float">
            <text:p>770435119522000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arcos Gabriel S. E. Santo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9:31 - Thaynara Monica Lima Silva</text:p>
          </table:table-cell>
          <table:table-cell office:value-type="string" calcext:value-type="string">
            <text:p>22/12/2020 19:3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90" calcext:value-type="float">
            <text:p>6406190</text:p>
          </table:table-cell>
          <table:table-cell office:value-type="float" office:value="1" calcext:value-type="float">
            <text:p>1</text:p>
          </table:table-cell>
          <table:table-cell office:value-type="float" office:value="8103296" calcext:value-type="float">
            <text:p>81032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190" calcext:value-type="float">
            <text:p>6406190</text:p>
          </table:table-cell>
          <table:table-cell office:value-type="float" office:value="440237451" calcext:value-type="float">
            <text:p>44023745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Núlria Aparecida Rodriguê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2/12/2020 19:5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525" calcext:value-type="float">
            <text:p>6406525</text:p>
          </table:table-cell>
          <table:table-cell office:value-type="float" office:value="1" calcext:value-type="float">
            <text:p>1</text:p>
          </table:table-cell>
          <table:table-cell office:value-type="float" office:value="8103608" calcext:value-type="float">
            <text:p>81036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525" calcext:value-type="float">
            <text:p>6406525</text:p>
          </table:table-cell>
          <table:table-cell office:value-type="float" office:value="441058480" calcext:value-type="float">
            <text:p>44105848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e de Lima Net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0:21 - Thaynara Monica Lima Silva</text:p>
          </table:table-cell>
          <table:table-cell office:value-type="string" calcext:value-type="string">
            <text:p>23/12/2020 10:2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02" calcext:value-type="float">
            <text:p>6405902</text:p>
          </table:table-cell>
          <table:table-cell office:value-type="float" office:value="1" calcext:value-type="float">
            <text:p>1</text:p>
          </table:table-cell>
          <table:table-cell office:value-type="float" office:value="8103024" calcext:value-type="float">
            <text:p>81030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5902" calcext:value-type="float">
            <text:p>6405902</text:p>
          </table:table-cell>
          <table:table-cell office:value-type="float" office:value="104230222" calcext:value-type="float">
            <text:p>104230222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Maria Fatima M. Oliv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12/2020 16:46 - Thaynara Monica Lima Silva</text:p>
          </table:table-cell>
          <table:table-cell office:value-type="string" calcext:value-type="string">
            <text:p>22/12/2020 16:4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680" calcext:value-type="float">
            <text:p>6406680</text:p>
          </table:table-cell>
          <table:table-cell office:value-type="float" office:value="1" calcext:value-type="float">
            <text:p>1</text:p>
          </table:table-cell>
          <table:table-cell office:value-type="float" office:value="8103754" calcext:value-type="float">
            <text:p>81037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680" calcext:value-type="float">
            <text:p>6406680</text:p>
          </table:table-cell>
          <table:table-cell office:value-type="float" office:value="960019363156013" calcext:value-type="float">
            <text:p>960019363156013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1:04 - Thaynara Monica Lima Silva</text:p>
          </table:table-cell>
          <table:table-cell office:value-type="string" calcext:value-type="string">
            <text:p>23/12/2020 11:0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706" calcext:value-type="float">
            <text:p>6406706</text:p>
          </table:table-cell>
          <table:table-cell office:value-type="float" office:value="1" calcext:value-type="float">
            <text:p>1</text:p>
          </table:table-cell>
          <table:table-cell office:value-type="float" office:value="8103778" calcext:value-type="float">
            <text:p>81037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706" calcext:value-type="float">
            <text:p>6406706</text:p>
          </table:table-cell>
          <table:table-cell office:value-type="float" office:value="770435113255031" calcext:value-type="float">
            <text:p>77043511325503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iane Amaral Marque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1:15 - Thaynara Monica Lima Silva</text:p>
          </table:table-cell>
          <table:table-cell office:value-type="string" calcext:value-type="string">
            <text:p>23/12/2020 11:17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720" calcext:value-type="float">
            <text:p>6406720</text:p>
          </table:table-cell>
          <table:table-cell office:value-type="float" office:value="1" calcext:value-type="float">
            <text:p>1</text:p>
          </table:table-cell>
          <table:table-cell office:value-type="float" office:value="8103791" calcext:value-type="float">
            <text:p>81037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720" calcext:value-type="float">
            <text:p>6406720</text:p>
          </table:table-cell>
          <table:table-cell office:value-type="float" office:value="821669300027001" calcext:value-type="float">
            <text:p>82166930002700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é Ricardo Machad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1:19 - Thaynara Monica Lima Silva</text:p>
          </table:table-cell>
          <table:table-cell office:value-type="string" calcext:value-type="string">
            <text:p>23/12/2020 11:2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750" calcext:value-type="float">
            <text:p>6406750</text:p>
          </table:table-cell>
          <table:table-cell office:value-type="float" office:value="1" calcext:value-type="float">
            <text:p>1</text:p>
          </table:table-cell>
          <table:table-cell office:value-type="float" office:value="8103817" calcext:value-type="float">
            <text:p>81038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750" calcext:value-type="float">
            <text:p>6406750</text:p>
          </table:table-cell>
          <table:table-cell office:value-type="float" office:value="412086140" calcext:value-type="float">
            <text:p>41208614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ilene Coelho de Sous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1:33 - Thaynara Monica Lima Silva</text:p>
          </table:table-cell>
          <table:table-cell office:value-type="string" calcext:value-type="string">
            <text:p>23/12/2020 11:4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31" calcext:value-type="float">
            <text:p>6406831</text:p>
          </table:table-cell>
          <table:table-cell office:value-type="float" office:value="1" calcext:value-type="float">
            <text:p>1</text:p>
          </table:table-cell>
          <table:table-cell office:value-type="float" office:value="8103896" calcext:value-type="float">
            <text:p>81038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831" calcext:value-type="float">
            <text:p>6406831</text:p>
          </table:table-cell>
          <table:table-cell office:value-type="float" office:value="412782130" calcext:value-type="float">
            <text:p>41278213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é Cristovam Cordeiro Net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2:16 - Thaynara Monica Lima Silva</text:p>
          </table:table-cell>
          <table:table-cell office:value-type="string" calcext:value-type="string">
            <text:p>23/12/2020 12:19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64" calcext:value-type="float">
            <text:p>6406864</text:p>
          </table:table-cell>
          <table:table-cell office:value-type="float" office:value="1" calcext:value-type="float">
            <text:p>1</text:p>
          </table:table-cell>
          <table:table-cell office:value-type="float" office:value="8103928" calcext:value-type="float">
            <text:p>81039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864" calcext:value-type="float">
            <text:p>6406864</text:p>
          </table:table-cell>
          <table:table-cell office:value-type="float" office:value="394066920" calcext:value-type="float">
            <text:p>39406692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ão Batista Machad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2:47 - Thaynara Monica Lima Silva</text:p>
          </table:table-cell>
          <table:table-cell office:value-type="string" calcext:value-type="string">
            <text:p>23/12/2020 12:4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72" calcext:value-type="float">
            <text:p>6406872</text:p>
          </table:table-cell>
          <table:table-cell office:value-type="float" office:value="1" calcext:value-type="float">
            <text:p>1</text:p>
          </table:table-cell>
          <table:table-cell office:value-type="float" office:value="8103936" calcext:value-type="float">
            <text:p>81039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872" calcext:value-type="float">
            <text:p>6406872</text:p>
          </table:table-cell>
          <table:table-cell office:value-type="float" office:value="415755730" calcext:value-type="float">
            <text:p>41575573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ana D'arque Vieira Ferreira Oliv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2:52 - Thaynara Monica Lima Silva</text:p>
          </table:table-cell>
          <table:table-cell office:value-type="string" calcext:value-type="string">
            <text:p>23/12/2020 12:53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79" calcext:value-type="float">
            <text:p>6406879</text:p>
          </table:table-cell>
          <table:table-cell office:value-type="float" office:value="1" calcext:value-type="float">
            <text:p>1</text:p>
          </table:table-cell>
          <table:table-cell office:value-type="float" office:value="8103943" calcext:value-type="float">
            <text:p>81039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6879" calcext:value-type="float">
            <text:p>6406879</text:p>
          </table:table-cell>
          <table:table-cell office:value-type="float" office:value="389555260" calcext:value-type="float">
            <text:p>38955526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2/2020 12:58 - Thaynara Monica Lima Silva</text:p>
          </table:table-cell>
          <table:table-cell office:value-type="string" calcext:value-type="string">
            <text:p>23/12/2020 13:01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16" calcext:value-type="float">
            <text:p>6411416</text:p>
          </table:table-cell>
          <table:table-cell office:value-type="float" office:value="1" calcext:value-type="float">
            <text:p>1</text:p>
          </table:table-cell>
          <table:table-cell office:value-type="float" office:value="8107949" calcext:value-type="float">
            <text:p>81079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1416" calcext:value-type="float">
            <text:p>6411416</text:p>
          </table:table-cell>
          <table:table-cell office:value-type="float" office:value="770435100714" calcext:value-type="float">
            <text:p>770435100714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/12/2020 13:01 - Thaynara Monica Lima Silva</text:p>
          </table:table-cell>
          <table:table-cell office:value-type="string" calcext:value-type="string">
            <text:p>24/12/2020 13:04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78" calcext:value-type="float">
            <text:p>6413978</text:p>
          </table:table-cell>
          <table:table-cell office:value-type="float" office:value="1" calcext:value-type="float">
            <text:p>1</text:p>
          </table:table-cell>
          <table:table-cell office:value-type="float" office:value="8110422" calcext:value-type="float">
            <text:p>81104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3978" calcext:value-type="float">
            <text:p>6413978</text:p>
          </table:table-cell>
          <table:table-cell office:value-type="float" office:value="462776092" calcext:value-type="float">
            <text:p>462776092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Gustavo Mendes de Abreu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3:03 - Thaynara Monica Lima Silva</text:p>
          </table:table-cell>
          <table:table-cell office:value-type="string" calcext:value-type="string">
            <text:p>24/01/2023 17:0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88" calcext:value-type="float">
            <text:p>6413988</text:p>
          </table:table-cell>
          <table:table-cell office:value-type="float" office:value="1" calcext:value-type="float">
            <text:p>1</text:p>
          </table:table-cell>
          <table:table-cell office:value-type="float" office:value="8110432" calcext:value-type="float">
            <text:p>81104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3988" calcext:value-type="float">
            <text:p>6413988</text:p>
          </table:table-cell>
          <table:table-cell office:value-type="float" office:value="960015708890035" calcext:value-type="float">
            <text:p>960015708890035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Giullia Revitte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3:10 - Thaynara Monica Lima Silva</text:p>
          </table:table-cell>
          <table:table-cell office:value-type="string" calcext:value-type="string">
            <text:p>29/12/2020 13:1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010" calcext:value-type="float">
            <text:p>6414010</text:p>
          </table:table-cell>
          <table:table-cell office:value-type="float" office:value="1" calcext:value-type="float">
            <text:p>1</text:p>
          </table:table-cell>
          <table:table-cell office:value-type="float" office:value="8110454" calcext:value-type="float">
            <text:p>81104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010" calcext:value-type="float">
            <text:p>6414010</text:p>
          </table:table-cell>
          <table:table-cell office:value-type="float" office:value="427464550" calcext:value-type="float">
            <text:p>42746455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Gysele Rodrigues Arauj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3:29 - Thaynara Monica Lima Silva</text:p>
          </table:table-cell>
          <table:table-cell office:value-type="string" calcext:value-type="string">
            <text:p>29/12/2020 13:3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06" calcext:value-type="float">
            <text:p>6414606</text:p>
          </table:table-cell>
          <table:table-cell office:value-type="float" office:value="1" calcext:value-type="float">
            <text:p>1</text:p>
          </table:table-cell>
          <table:table-cell office:value-type="float" office:value="8111010" calcext:value-type="float">
            <text:p>81110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606" calcext:value-type="float">
            <text:p>6414606</text:p>
          </table:table-cell>
          <table:table-cell office:value-type="float" office:value="878283000019031" calcext:value-type="float">
            <text:p>87828300001903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9:57 - Thaynara Monica Lima Silva</text:p>
          </table:table-cell>
          <table:table-cell office:value-type="string" calcext:value-type="string">
            <text:p>29/12/2020 19:58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48" calcext:value-type="float">
            <text:p>6414648</text:p>
          </table:table-cell>
          <table:table-cell office:value-type="float" office:value="1" calcext:value-type="float">
            <text:p>1</text:p>
          </table:table-cell>
          <table:table-cell office:value-type="float" office:value="8111048" calcext:value-type="float">
            <text:p>81110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648" calcext:value-type="float">
            <text:p>6414648</text:p>
          </table:table-cell>
          <table:table-cell office:value-type="float" office:value="773232374458018" calcext:value-type="float">
            <text:p>773232374458018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Isadora Lopes Albuquerque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20:59 - Thaynara Monica Lima Silva</text:p>
          </table:table-cell>
          <table:table-cell office:value-type="string" calcext:value-type="string">
            <text:p>18/05/2021 10:00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33" calcext:value-type="float">
            <text:p>6414633</text:p>
          </table:table-cell>
          <table:table-cell office:value-type="float" office:value="1" calcext:value-type="float">
            <text:p>1</text:p>
          </table:table-cell>
          <table:table-cell office:value-type="float" office:value="8111034" calcext:value-type="float">
            <text:p>81110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633" calcext:value-type="float">
            <text:p>6414633</text:p>
          </table:table-cell>
          <table:table-cell office:value-type="float" office:value="415829740" calcext:value-type="float">
            <text:p>41582974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Isabella Martins Peixoto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20:39 - Thaynara Monica Lima Silva</text:p>
          </table:table-cell>
          <table:table-cell office:value-type="string" calcext:value-type="string">
            <text:p>29/12/2020 20:42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80049" calcext:value-type="float">
            <text:p>8780049</text:p>
          </table:table-cell>
          <table:table-cell office:value-type="float" office:value="1" calcext:value-type="float">
            <text:p>1</text:p>
          </table:table-cell>
          <table:table-cell office:value-type="float" office:value="10202720" calcext:value-type="float">
            <text:p>102027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780049" calcext:value-type="float">
            <text:p>87800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9/2021 09:37 - Thaynara Monica Lima Silva</text:p>
          </table:table-cell>
          <table:table-cell office:value-type="string" calcext:value-type="string">
            <text:p>09/09/2021 09:55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80097" calcext:value-type="float">
            <text:p>8780097</text:p>
          </table:table-cell>
          <table:table-cell office:value-type="float" office:value="1" calcext:value-type="float">
            <text:p>1</text:p>
          </table:table-cell>
          <table:table-cell office:value-type="float" office:value="10202767" calcext:value-type="float">
            <text:p>102027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780097" calcext:value-type="float">
            <text:p>8780097</text:p>
          </table:table-cell>
          <table:table-cell office:value-type="float" office:value="478955010" calcext:value-type="float">
            <text:p>47895501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elito Santos Dias Araujo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09/2021 09:44 - Thaynara Monica Lima Silva</text:p>
          </table:table-cell>
          <table:table-cell office:value-type="string" calcext:value-type="string">
            <text:p>09/09/2021 09:46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000" calcext:value-type="float">
            <text:p>6414000</text:p>
          </table:table-cell>
          <table:table-cell office:value-type="float" office:value="1" calcext:value-type="float">
            <text:p>1</text:p>
          </table:table-cell>
          <table:table-cell office:value-type="float" office:value="8110444" calcext:value-type="float">
            <text:p>81104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4000" calcext:value-type="float">
            <text:p>6414000</text:p>
          </table:table-cell>
          <table:table-cell office:value-type="float" office:value="383685360" calcext:value-type="float">
            <text:p>38368536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Geraldo Soares da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12/2020 13:19 - Thaynara Monica Lima Silva</text:p>
          </table:table-cell>
          <table:table-cell office:value-type="string" calcext:value-type="string">
            <text:p>29/12/2020 13:20 - Thaynara Monica Lima Silva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06927" calcext:value-type="float">
            <text:p>9906927</text:p>
          </table:table-cell>
          <table:table-cell office:value-type="float" office:value="1" calcext:value-type="float">
            <text:p>1</text:p>
          </table:table-cell>
          <table:table-cell office:value-type="float" office:value="11229136" calcext:value-type="float">
            <text:p>112291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06927" calcext:value-type="float">
            <text:p>9906927</text:p>
          </table:table-cell>
          <table:table-cell office:value-type="float" office:value="770435132055016" calcext:value-type="float">
            <text:p>770435132055016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Adriana Dornel de Paul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/03/2022 10:29 - Thaynara Monica Lima Silva</text:p>
          </table:table-cell>
          <table:table-cell office:value-type="string" calcext:value-type="string">
            <text:p>25/03/2022 15:24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7094" calcext:value-type="float">
            <text:p>10297094</text:p>
          </table:table-cell>
          <table:table-cell office:value-type="float" office:value="1" calcext:value-type="float">
            <text:p>1</text:p>
          </table:table-cell>
          <table:table-cell office:value-type="float" office:value="11563320" calcext:value-type="float">
            <text:p>115633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97094" calcext:value-type="float">
            <text:p>10297094</text:p>
          </table:table-cell>
          <table:table-cell office:value-type="float" office:value="491936110" calcext:value-type="float">
            <text:p>49193611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yce Moreira de Paul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05/2022 18:23 - Thaynara Monica Lima Silva</text:p>
          </table:table-cell>
          <table:table-cell office:value-type="string" calcext:value-type="string">
            <text:p>26/05/2022 10:13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89728" calcext:value-type="float">
            <text:p>6589728</text:p>
          </table:table-cell>
          <table:table-cell office:value-type="float" office:value="6" calcext:value-type="float">
            <text:p>6</text:p>
          </table:table-cell>
          <table:table-cell office:value-type="float" office:value="8102827" calcext:value-type="float">
            <text:p>81028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89728" calcext:value-type="float">
            <text:p>6589728</text:p>
          </table:table-cell>
          <table:table-cell office:value-type="float" office:value="821427100019045" calcext:value-type="float">
            <text:p>821427100019045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1/2021 14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67990" calcext:value-type="float">
            <text:p>7067990</text:p>
          </table:table-cell>
          <table:table-cell office:value-type="float" office:value="6" calcext:value-type="float">
            <text:p>6</text:p>
          </table:table-cell>
          <table:table-cell office:value-type="float" office:value="8629049" calcext:value-type="float">
            <text:p>862904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067990" calcext:value-type="float">
            <text:p>7067990</text:p>
          </table:table-cell>
          <table:table-cell office:value-type="float" office:value="793411003999003" calcext:value-type="float">
            <text:p>79341100399900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03/2021 14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85573" calcext:value-type="float">
            <text:p>7085573</text:p>
          </table:table-cell>
          <table:table-cell office:value-type="float" office:value="6" calcext:value-type="float">
            <text:p>6</text:p>
          </table:table-cell>
          <table:table-cell office:value-type="float" office:value="8699403" calcext:value-type="float">
            <text:p>86994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085573" calcext:value-type="float">
            <text:p>7085573</text:p>
          </table:table-cell>
          <table:table-cell office:value-type="float" office:value="442870060" calcext:value-type="float">
            <text:p>44287006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3/2021 14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86374" calcext:value-type="float">
            <text:p>7086374</text:p>
          </table:table-cell>
          <table:table-cell office:value-type="float" office:value="6" calcext:value-type="float">
            <text:p>6</text:p>
          </table:table-cell>
          <table:table-cell office:value-type="float" office:value="8610246" calcext:value-type="float">
            <text:p>86102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086374" calcext:value-type="float">
            <text:p>7086374</text:p>
          </table:table-cell>
          <table:table-cell office:value-type="float" office:value="770435121673001" calcext:value-type="float">
            <text:p>770435121673001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3/2021 17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04914" calcext:value-type="float">
            <text:p>7104914</text:p>
          </table:table-cell>
          <table:table-cell office:value-type="float" office:value="6" calcext:value-type="float">
            <text:p>6</text:p>
          </table:table-cell>
          <table:table-cell office:value-type="float" office:value="8705430" calcext:value-type="float">
            <text:p>87054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104914" calcext:value-type="float">
            <text:p>7104914</text:p>
          </table:table-cell>
          <table:table-cell office:value-type="float" office:value="770435136727008" calcext:value-type="float">
            <text:p>770435136727008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03/2021 09:2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36215" calcext:value-type="float">
            <text:p>7136215</text:p>
          </table:table-cell>
          <table:table-cell office:value-type="float" office:value="6" calcext:value-type="float">
            <text:p>6</text:p>
          </table:table-cell>
          <table:table-cell office:value-type="float" office:value="8722636" calcext:value-type="float">
            <text:p>87226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136215" calcext:value-type="float">
            <text:p>7136215</text:p>
          </table:table-cell>
          <table:table-cell office:value-type="float" office:value="868891300019017" calcext:value-type="float">
            <text:p>868891300019017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/03/2021 10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84015" calcext:value-type="float">
            <text:p>7284015</text:p>
          </table:table-cell>
          <table:table-cell office:value-type="float" office:value="6" calcext:value-type="float">
            <text:p>6</text:p>
          </table:table-cell>
          <table:table-cell office:value-type="float" office:value="8807066" calcext:value-type="float">
            <text:p>88070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284015" calcext:value-type="float">
            <text:p>7284015</text:p>
          </table:table-cell>
          <table:table-cell office:value-type="float" office:value="793549010758009" calcext:value-type="float">
            <text:p>793549010758009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04/2021 13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85942" calcext:value-type="float">
            <text:p>7285942</text:p>
          </table:table-cell>
          <table:table-cell office:value-type="float" office:value="6" calcext:value-type="float">
            <text:p>6</text:p>
          </table:table-cell>
          <table:table-cell office:value-type="float" office:value="8806974" calcext:value-type="float">
            <text:p>88069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285942" calcext:value-type="float">
            <text:p>7285942</text:p>
          </table:table-cell>
          <table:table-cell office:value-type="float" office:value="866672900051005" calcext:value-type="float">
            <text:p>866672900051005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04/2021 08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07512" calcext:value-type="float">
            <text:p>7307512</text:p>
          </table:table-cell>
          <table:table-cell office:value-type="float" office:value="6" calcext:value-type="float">
            <text:p>6</text:p>
          </table:table-cell>
          <table:table-cell office:value-type="float" office:value="8807440" calcext:value-type="float">
            <text:p>88074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307512" calcext:value-type="float">
            <text:p>7307512</text:p>
          </table:table-cell>
          <table:table-cell office:value-type="float" office:value="770435099473004" calcext:value-type="float">
            <text:p>770435099473004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04/2021 10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08329" calcext:value-type="float">
            <text:p>7308329</text:p>
          </table:table-cell>
          <table:table-cell office:value-type="float" office:value="6" calcext:value-type="float">
            <text:p>6</text:p>
          </table:table-cell>
          <table:table-cell office:value-type="float" office:value="8807430" calcext:value-type="float">
            <text:p>88074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308329" calcext:value-type="float">
            <text:p>7308329</text:p>
          </table:table-cell>
          <table:table-cell office:value-type="float" office:value="770435099473012" calcext:value-type="float">
            <text:p>770435099473012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04/2021 14:0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09939" calcext:value-type="float">
            <text:p>7309939</text:p>
          </table:table-cell>
          <table:table-cell office:value-type="float" office:value="6" calcext:value-type="float">
            <text:p>6</text:p>
          </table:table-cell>
          <table:table-cell office:value-type="float" office:value="8700329" calcext:value-type="float">
            <text:p>87003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309939" calcext:value-type="float">
            <text:p>73099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04/2021 08:3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09802" calcext:value-type="float">
            <text:p>7909802</text:p>
          </table:table-cell>
          <table:table-cell office:value-type="float" office:value="6" calcext:value-type="float">
            <text:p>6</text:p>
          </table:table-cell>
          <table:table-cell office:value-type="float" office:value="9415150" calcext:value-type="float">
            <text:p>94151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09802" calcext:value-type="float">
            <text:p>7909802</text:p>
          </table:table-cell>
          <table:table-cell office:value-type="float" office:value="471857340" calcext:value-type="float">
            <text:p>471857340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06/2021 14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79057" calcext:value-type="float">
            <text:p>7979057</text:p>
          </table:table-cell>
          <table:table-cell office:value-type="float" office:value="6" calcext:value-type="float">
            <text:p>6</text:p>
          </table:table-cell>
          <table:table-cell office:value-type="float" office:value="8351463" calcext:value-type="float">
            <text:p>835146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79057" calcext:value-type="float">
            <text:p>7979057</text:p>
          </table:table-cell>
          <table:table-cell office:value-type="float" office:value="281934333" calcext:value-type="float">
            <text:p>281934333</text:p>
          </table:table-cell>
          <table:table-cell office:value-type="string" calcext:value-type="string">
            <text:p>Bradesco&lt;b&gt;&lt;/b&gt;</text:p>
          </table:table-cell>
          <table:table-cell office:value-type="string" calcext:value-type="string">
            <text:p>Cassiano Henrique Chaves Diniz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6/2021 17:4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876561" calcext:value-type="float">
            <text:p>6876561</text:p>
          </table:table-cell>
          <table:table-cell office:value-type="float" office:value="1" calcext:value-type="float">
            <text:p>1</text:p>
          </table:table-cell>
          <table:table-cell office:value-type="float" office:value="8406454" calcext:value-type="float">
            <text:p>84064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76561" calcext:value-type="float">
            <text:p>6876561</text:p>
          </table:table-cell>
          <table:table-cell office:value-type="float" office:value="793549010782009" calcext:value-type="float">
            <text:p>793549010782009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/02/2021 14:3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2155" calcext:value-type="float">
            <text:p>9962155</text:p>
          </table:table-cell>
          <table:table-cell office:value-type="float" office:value="1" calcext:value-type="float">
            <text:p>1</text:p>
          </table:table-cell>
          <table:table-cell office:value-type="float" office:value="10432526" calcext:value-type="float">
            <text:p>104325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62155" calcext:value-type="float">
            <text:p>9962155</text:p>
          </table:table-cell>
          <table:table-cell office:value-type="float" office:value="447942941" calcext:value-type="float">
            <text:p>447942941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Sebastiana Nunes Moura Viei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3/2022 16:35 - EA Servicos Odontologicos Eireli</text:p>
          </table:table-cell>
          <table:table-cell office:value-type="string" calcext:value-type="string">
            <text:p>26/03/2022 16:36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93005" calcext:value-type="float">
            <text:p>7493005</text:p>
          </table:table-cell>
          <table:table-cell office:value-type="float" office:value="1" calcext:value-type="float">
            <text:p>1</text:p>
          </table:table-cell>
          <table:table-cell office:value-type="float" office:value="9084445" calcext:value-type="float">
            <text:p>90844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493005" calcext:value-type="float">
            <text:p>7493005</text:p>
          </table:table-cell>
          <table:table-cell office:value-type="float" office:value="828381300019000" calcext:value-type="float">
            <text:p>82838130001900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Annyelle de Oliveira Lem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/05/2021 09:56 - Michelle</text:p>
          </table:table-cell>
          <table:table-cell office:value-type="string" calcext:value-type="string">
            <text:p>25/03/2023 17:32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536873" calcext:value-type="float">
            <text:p>12536873</text:p>
          </table:table-cell>
          <table:table-cell office:value-type="float" office:value="1" calcext:value-type="float">
            <text:p>1</text:p>
          </table:table-cell>
          <table:table-cell office:value-type="float" office:value="13379362" calcext:value-type="float">
            <text:p>1337936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536873" calcext:value-type="float">
            <text:p>12536873</text:p>
          </table:table-cell>
          <table:table-cell office:value-type="float" office:value="514155060" calcext:value-type="float">
            <text:p>514155060</text:p>
          </table:table-cell>
          <table:table-cell office:value-type="string" calcext:value-type="string">
            <text:p>Odontoprev&lt;b&gt;&lt;/b&gt;</text:p>
          </table:table-cell>
          <table:table-cell office:value-type="string" calcext:value-type="string">
            <text:p>Jose Carlos Oliveira Gam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/02/2023 09:25 - EA Servicos Odontologicos Eireli</text:p>
          </table:table-cell>
          <table:table-cell office:value-type="string" calcext:value-type="string">
            <text:p>01/02/2023 09:26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95721" calcext:value-type="float">
            <text:p>8895721</text:p>
          </table:table-cell>
          <table:table-cell office:value-type="float" office:value="2044" calcext:value-type="float">
            <text:p>2044</text:p>
          </table:table-cell>
          <table:table-cell office:value-type="float" office:value="10314124" calcext:value-type="float">
            <text:p>1031412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95721" calcext:value-type="float">
            <text:p>8895721</text:p>
          </table:table-cell>
          <table:table-cell office:value-type="float" office:value="770435099015003" calcext:value-type="float">
            <text:p>770435099015003</text:p>
          </table:table-cell>
          <table:table-cell office:value-type="string" calcext:value-type="string">
            <text:p>BRADESCO SAÚDE S.A.&lt;b&gt;&lt;/b&gt;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BRADESCO SAÚDE S.A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9/2021 09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DESCO SAÚDE S.A.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3521" calcext:value-type="float">
            <text:p>6723521</text:p>
          </table:table-cell>
          <table:table-cell office:value-type="float" office:value="2128" calcext:value-type="float">
            <text:p>2128</text:p>
          </table:table-cell>
          <table:table-cell office:value-type="float" office:value="8305456" calcext:value-type="float">
            <text:p>83054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23521" calcext:value-type="float">
            <text:p>6723521</text:p>
          </table:table-cell>
          <table:table-cell office:value-type="float" office:value="8986070195" calcext:value-type="float">
            <text:p>8986070195</text:p>
          </table:table-cell>
          <table:table-cell office:value-type="string" calcext:value-type="string">
            <text:p>PROASA&lt;b&gt;&lt;/b&gt;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PROAS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/02/2021 13:5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10522" calcext:value-type="float">
            <text:p>3105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AS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8" calcext:value-type="float">
            <text:p>6415998</text:p>
          </table:table-cell>
          <table:table-cell office:value-type="float" office:value="2133" calcext:value-type="float">
            <text:p>2133</text:p>
          </table:table-cell>
          <table:table-cell office:value-type="float" office:value="8112329" calcext:value-type="float">
            <text:p>81123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15998" calcext:value-type="float">
            <text:p>6415998</text:p>
          </table:table-cell>
          <table:table-cell office:value-type="float" office:value="390457730" calcext:value-type="float">
            <text:p>390457730</text:p>
          </table:table-cell>
          <table:table-cell office:value-type="string" calcext:value-type="string">
            <text:p>BB Dental&lt;b&gt;&lt;/b&gt;</text:p>
          </table:table-cell>
          <table:table-cell office:value-type="string" calcext:value-type="string">
            <text:p>Welisbem Misael Machado</text:p>
          </table:table-cell>
          <table:table-cell office:value-type="string" calcext:value-type="string">
            <text:p>BB Dent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1/2021 14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419419" calcext:value-type="float">
            <text:p>419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B Denta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81" calcext:value-type="float">
            <text:p>6147881</text:p>
          </table:table-cell>
          <table:table-cell office:value-type="float" office:value="1000" calcext:value-type="float">
            <text:p>1000</text:p>
          </table:table-cell>
          <table:table-cell office:value-type="float" office:value="7920617" calcext:value-type="float">
            <text:p>79206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81" calcext:value-type="float">
            <text:p>61478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elina Francisc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2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82" calcext:value-type="float">
            <text:p>6147882</text:p>
          </table:table-cell>
          <table:table-cell office:value-type="float" office:value="1000" calcext:value-type="float">
            <text:p>1000</text:p>
          </table:table-cell>
          <table:table-cell office:value-type="float" office:value="7920618" calcext:value-type="float">
            <text:p>79206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82" calcext:value-type="float">
            <text:p>61478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elina Francisc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2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89" calcext:value-type="float">
            <text:p>6147889</text:p>
          </table:table-cell>
          <table:table-cell office:value-type="float" office:value="1000" calcext:value-type="float">
            <text:p>1000</text:p>
          </table:table-cell>
          <table:table-cell office:value-type="float" office:value="7920624" calcext:value-type="float">
            <text:p>79206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89" calcext:value-type="float">
            <text:p>61478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Carla Roc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2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92" calcext:value-type="float">
            <text:p>6147892</text:p>
          </table:table-cell>
          <table:table-cell office:value-type="float" office:value="1000" calcext:value-type="float">
            <text:p>1000</text:p>
          </table:table-cell>
          <table:table-cell office:value-type="float" office:value="7920627" calcext:value-type="float">
            <text:p>79206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92" calcext:value-type="float">
            <text:p>61478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riana de Far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98" calcext:value-type="float">
            <text:p>6147898</text:p>
          </table:table-cell>
          <table:table-cell office:value-type="float" office:value="1000" calcext:value-type="float">
            <text:p>1000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98" calcext:value-type="float">
            <text:p>61478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essandro Alves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2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910" calcext:value-type="float">
            <text:p>6147910</text:p>
          </table:table-cell>
          <table:table-cell office:value-type="float" office:value="1000" calcext:value-type="float">
            <text:p>1000</text:p>
          </table:table-cell>
          <table:table-cell office:value-type="float" office:value="7920641" calcext:value-type="float">
            <text:p>79206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910" calcext:value-type="float">
            <text:p>61479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ão Xavier Rezend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3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4946366" calcext:value-type="float">
            <text:p>4946366</text:p>
          </table:table-cell>
          <table:table-cell office:value-type="float" office:value="1000" calcext:value-type="float">
            <text:p>1000</text:p>
          </table:table-cell>
          <table:table-cell office:value-type="float" office:value="6959656" calcext:value-type="float">
            <text:p>69596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4946366" calcext:value-type="float">
            <text:p>49463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omazia Joanne Souza Ne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8/2020 16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5507545" calcext:value-type="float">
            <text:p>5507545</text:p>
          </table:table-cell>
          <table:table-cell office:value-type="float" office:value="1000" calcext:value-type="float">
            <text:p>1000</text:p>
          </table:table-cell>
          <table:table-cell office:value-type="float" office:value="7416579" calcext:value-type="float">
            <text:p>74165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5507545" calcext:value-type="float">
            <text:p>55075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is Viniciu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10/2020 14:4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29325" calcext:value-type="float">
            <text:p>6129325</text:p>
          </table:table-cell>
          <table:table-cell office:value-type="float" office:value="1000" calcext:value-type="float">
            <text:p>1000</text:p>
          </table:table-cell>
          <table:table-cell office:value-type="float" office:value="7902603" calcext:value-type="float">
            <text:p>79026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29325" calcext:value-type="float">
            <text:p>61293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ane Narciso Gonçalve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2/2020 08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5930" calcext:value-type="float">
            <text:p>6145930</text:p>
          </table:table-cell>
          <table:table-cell office:value-type="float" office:value="1000" calcext:value-type="float">
            <text:p>1000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5930" calcext:value-type="float">
            <text:p>61459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vi Dias da Roc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12/2020 18:2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6427" calcext:value-type="float">
            <text:p>6146427</text:p>
          </table:table-cell>
          <table:table-cell office:value-type="float" office:value="1000" calcext:value-type="float">
            <text:p>1000</text:p>
          </table:table-cell>
          <table:table-cell office:value-type="float" office:value="7919216" calcext:value-type="float">
            <text:p>79192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6427" calcext:value-type="float">
            <text:p>61464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aide Rodrigues So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0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56" calcext:value-type="float">
            <text:p>6147856</text:p>
          </table:table-cell>
          <table:table-cell office:value-type="float" office:value="1000" calcext:value-type="float">
            <text:p>1000</text:p>
          </table:table-cell>
          <table:table-cell office:value-type="float" office:value="7920594" calcext:value-type="float">
            <text:p>79205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56" calcext:value-type="float">
            <text:p>61478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bmael Ponciano de Almei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67" calcext:value-type="float">
            <text:p>6147867</text:p>
          </table:table-cell>
          <table:table-cell office:value-type="float" office:value="1000" calcext:value-type="float">
            <text:p>1000</text:p>
          </table:table-cell>
          <table:table-cell office:value-type="float" office:value="7920604" calcext:value-type="float">
            <text:p>79206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67" calcext:value-type="float">
            <text:p>61478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i Navarro Landin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872" calcext:value-type="float">
            <text:p>6147872</text:p>
          </table:table-cell>
          <table:table-cell office:value-type="float" office:value="1000" calcext:value-type="float">
            <text:p>1000</text:p>
          </table:table-cell>
          <table:table-cell office:value-type="float" office:value="7920609" calcext:value-type="float">
            <text:p>79206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872" calcext:value-type="float">
            <text:p>61478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y Beatriz Cordeiro de Pau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30762" calcext:value-type="float">
            <text:p>6130762</text:p>
          </table:table-cell>
          <table:table-cell office:value-type="float" office:value="1000" calcext:value-type="float">
            <text:p>1000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30762" calcext:value-type="float">
            <text:p>61307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ébora Batista Ver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2/2020 13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36760" calcext:value-type="float">
            <text:p>6136760</text:p>
          </table:table-cell>
          <table:table-cell office:value-type="float" office:value="1000" calcext:value-type="float">
            <text:p>1000</text:p>
          </table:table-cell>
          <table:table-cell office:value-type="float" office:value="7909967" calcext:value-type="float">
            <text:p>79099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36760" calcext:value-type="float">
            <text:p>61367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ilva de Azevedo Ga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2/2020 14:4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37377" calcext:value-type="float">
            <text:p>6137377</text:p>
          </table:table-cell>
          <table:table-cell office:value-type="float" office:value="1000" calcext:value-type="float">
            <text:p>1000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37377" calcext:value-type="float">
            <text:p>61373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eovana da Penha Xavier Faleir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2/2020 16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2582" calcext:value-type="float">
            <text:p>6142582</text:p>
          </table:table-cell>
          <table:table-cell office:value-type="float" office:value="1000" calcext:value-type="float">
            <text:p>1000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2582" calcext:value-type="float">
            <text:p>61425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enice Simões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12/2020 10:4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93" calcext:value-type="float">
            <text:p>6199393</text:p>
          </table:table-cell>
          <table:table-cell office:value-type="float" office:value="1000" calcext:value-type="float">
            <text:p>1000</text:p>
          </table:table-cell>
          <table:table-cell office:value-type="float" office:value="7964286" calcext:value-type="float">
            <text:p>79642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393" calcext:value-type="float">
            <text:p>61993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ine Rodrigues de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3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05" calcext:value-type="float">
            <text:p>6199405</text:p>
          </table:table-cell>
          <table:table-cell office:value-type="float" office:value="1000" calcext:value-type="float">
            <text:p>1000</text:p>
          </table:table-cell>
          <table:table-cell office:value-type="float" office:value="7964298" calcext:value-type="float">
            <text:p>79642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405" calcext:value-type="float">
            <text:p>61994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anda Martins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3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19" calcext:value-type="float">
            <text:p>6199419</text:p>
          </table:table-cell>
          <table:table-cell office:value-type="float" office:value="1000" calcext:value-type="float">
            <text:p>1000</text:p>
          </table:table-cell>
          <table:table-cell office:value-type="float" office:value="7964311" calcext:value-type="float">
            <text:p>7964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419" calcext:value-type="float">
            <text:p>6199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Laura Silva Ribeir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4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30" calcext:value-type="float">
            <text:p>6199430</text:p>
          </table:table-cell>
          <table:table-cell office:value-type="float" office:value="1000" calcext:value-type="float">
            <text:p>1000</text:p>
          </table:table-cell>
          <table:table-cell office:value-type="float" office:value="7964320" calcext:value-type="float">
            <text:p>79643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430" calcext:value-type="float">
            <text:p>61994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hyce Teixeir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41" calcext:value-type="float">
            <text:p>6199441</text:p>
          </table:table-cell>
          <table:table-cell office:value-type="float" office:value="1000" calcext:value-type="float">
            <text:p>1000</text:p>
          </table:table-cell>
          <table:table-cell office:value-type="float" office:value="7964331" calcext:value-type="float">
            <text:p>79643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441" calcext:value-type="float">
            <text:p>61994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eia Lucio Narciso Correi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4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72" calcext:value-type="float">
            <text:p>6199472</text:p>
          </table:table-cell>
          <table:table-cell office:value-type="float" office:value="1000" calcext:value-type="float">
            <text:p>1000</text:p>
          </table:table-cell>
          <table:table-cell office:value-type="float" office:value="7964360" calcext:value-type="float">
            <text:p>79643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472" calcext:value-type="float">
            <text:p>61994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yele de Oliveira Lem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485" calcext:value-type="float">
            <text:p>6199485</text:p>
          </table:table-cell>
          <table:table-cell office:value-type="float" office:value="1000" calcext:value-type="float">
            <text:p>1000</text:p>
          </table:table-cell>
          <table:table-cell office:value-type="float" office:value="7964372" calcext:value-type="float">
            <text:p>79643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485" calcext:value-type="float">
            <text:p>61994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eia Gomes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69420" calcext:value-type="float">
            <text:p>6169420</text:p>
          </table:table-cell>
          <table:table-cell office:value-type="float" office:value="1000" calcext:value-type="float">
            <text:p>1000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69420" calcext:value-type="float">
            <text:p>61694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villa Cristina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12/2020 12:4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69731" calcext:value-type="float">
            <text:p>6169731</text:p>
          </table:table-cell>
          <table:table-cell office:value-type="float" office:value="1000" calcext:value-type="float">
            <text:p>1000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69731" calcext:value-type="float">
            <text:p>6169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eisiane José da Co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12/2020 14:2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69769" calcext:value-type="float">
            <text:p>6169769</text:p>
          </table:table-cell>
          <table:table-cell office:value-type="float" office:value="1000" calcext:value-type="float">
            <text:p>1000</text:p>
          </table:table-cell>
          <table:table-cell office:value-type="float" office:value="7939907" calcext:value-type="float">
            <text:p>79399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69769" calcext:value-type="float">
            <text:p>61697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efales Balbino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12/2020 14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7343" calcext:value-type="float">
            <text:p>6197343</text:p>
          </table:table-cell>
          <table:table-cell office:value-type="float" office:value="1000" calcext:value-type="float">
            <text:p>1000</text:p>
          </table:table-cell>
          <table:table-cell office:value-type="float" office:value="7962378" calcext:value-type="float">
            <text:p>79623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7343" calcext:value-type="float">
            <text:p>61973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io Junio da Luz Peixo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12/2020 13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7509" calcext:value-type="float">
            <text:p>6197509</text:p>
          </table:table-cell>
          <table:table-cell office:value-type="float" office:value="1000" calcext:value-type="float">
            <text:p>1000</text:p>
          </table:table-cell>
          <table:table-cell office:value-type="float" office:value="7962538" calcext:value-type="float">
            <text:p>79625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7509" calcext:value-type="float">
            <text:p>61975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ir Ribeiro Campo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12/2020 14:3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9375" calcext:value-type="float">
            <text:p>6149375</text:p>
          </table:table-cell>
          <table:table-cell office:value-type="float" office:value="1000" calcext:value-type="float">
            <text:p>1000</text:p>
          </table:table-cell>
          <table:table-cell office:value-type="float" office:value="7921991" calcext:value-type="float">
            <text:p>79219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9375" calcext:value-type="float">
            <text:p>61493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rce Navar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8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67764" calcext:value-type="float">
            <text:p>6167764</text:p>
          </table:table-cell>
          <table:table-cell office:value-type="float" office:value="1000" calcext:value-type="float">
            <text:p>1000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67764" calcext:value-type="float">
            <text:p>61677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arbara Ribeiro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17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7939" calcext:value-type="float">
            <text:p>6147939</text:p>
          </table:table-cell>
          <table:table-cell office:value-type="float" office:value="1000" calcext:value-type="float">
            <text:p>1000</text:p>
          </table:table-cell>
          <table:table-cell office:value-type="float" office:value="7920664" calcext:value-type="float">
            <text:p>7920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7939" calcext:value-type="float">
            <text:p>61479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Maria de Oliveira Sou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3:3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8609" calcext:value-type="float">
            <text:p>6148609</text:p>
          </table:table-cell>
          <table:table-cell office:value-type="float" office:value="1000" calcext:value-type="float">
            <text:p>1000</text:p>
          </table:table-cell>
          <table:table-cell office:value-type="float" office:value="7921296" calcext:value-type="float">
            <text:p>79212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48609" calcext:value-type="float">
            <text:p>6148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omar Ferreir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12/2020 15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0" calcext:value-type="float">
            <text:p>6415610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1" calcext:value-type="float">
            <text:p>81119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0" calcext:value-type="float">
            <text:p>64156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uan Carlos Rodrigu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1" calcext:value-type="float">
            <text:p>6415611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2" calcext:value-type="float">
            <text:p>81119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1" calcext:value-type="float">
            <text:p>6415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quel Rosa de Miran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2" calcext:value-type="float">
            <text:p>6415612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3" calcext:value-type="float">
            <text:p>81119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2" calcext:value-type="float">
            <text:p>64156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mario Rodrigues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3" calcext:value-type="float">
            <text:p>6415613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4" calcext:value-type="float">
            <text:p>81119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3" calcext:value-type="float">
            <text:p>64156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yssa Brit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4" calcext:value-type="float">
            <text:p>6415614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5" calcext:value-type="float">
            <text:p>81119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4" calcext:value-type="float">
            <text:p>64156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berto Carlos Moreira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3" calcext:value-type="float">
            <text:p>6415603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5" calcext:value-type="float">
            <text:p>81119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03" calcext:value-type="float">
            <text:p>64156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mela Ribeiro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5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5" calcext:value-type="float">
            <text:p>6415605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7" calcext:value-type="float">
            <text:p>81119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05" calcext:value-type="float">
            <text:p>6415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tricia da Silva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6" calcext:value-type="float">
            <text:p>6415606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8" calcext:value-type="float">
            <text:p>81119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06" calcext:value-type="float">
            <text:p>6415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Quenia Venanci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0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7" calcext:value-type="float">
            <text:p>6415607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9" calcext:value-type="float">
            <text:p>81119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07" calcext:value-type="float">
            <text:p>6415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fael Felix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0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94" calcext:value-type="float">
            <text:p>6415594</text:p>
          </table:table-cell>
          <table:table-cell office:value-type="float" office:value="1000" calcext:value-type="float">
            <text:p>1000</text:p>
          </table:table-cell>
          <table:table-cell office:value-type="float" office:value="8111967" calcext:value-type="float">
            <text:p>81119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594" calcext:value-type="float">
            <text:p>64155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ulo José So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95" calcext:value-type="float">
            <text:p>6415595</text:p>
          </table:table-cell>
          <table:table-cell office:value-type="float" office:value="1000" calcext:value-type="float">
            <text:p>1000</text:p>
          </table:table-cell>
          <table:table-cell office:value-type="float" office:value="8111968" calcext:value-type="float">
            <text:p>81119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595" calcext:value-type="float">
            <text:p>64155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tricia da Costa Gonçalves Agui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96" calcext:value-type="float">
            <text:p>6415596</text:p>
          </table:table-cell>
          <table:table-cell office:value-type="float" office:value="1000" calcext:value-type="float">
            <text:p>1000</text:p>
          </table:table-cell>
          <table:table-cell office:value-type="float" office:value="8111969" calcext:value-type="float">
            <text:p>81119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596" calcext:value-type="float">
            <text:p>64155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edro Henrique Costa Lop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4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97" calcext:value-type="float">
            <text:p>6415597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0" calcext:value-type="float">
            <text:p>81119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597" calcext:value-type="float">
            <text:p>64155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edro Henrique Costa Lop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4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0" calcext:value-type="float">
            <text:p>6415600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3" calcext:value-type="float">
            <text:p>81119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00" calcext:value-type="float">
            <text:p>6415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edro Henrique Xavier de Menez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1" calcext:value-type="float">
            <text:p>6415601</text:p>
          </table:table-cell>
          <table:table-cell office:value-type="float" office:value="1000" calcext:value-type="float">
            <text:p>1000</text:p>
          </table:table-cell>
          <table:table-cell office:value-type="float" office:value="8111974" calcext:value-type="float">
            <text:p>81119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01" calcext:value-type="float">
            <text:p>64156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edro Augusto Alves de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5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358" calcext:value-type="float">
            <text:p>6204358</text:p>
          </table:table-cell>
          <table:table-cell office:value-type="float" office:value="1000" calcext:value-type="float">
            <text:p>1000</text:p>
          </table:table-cell>
          <table:table-cell office:value-type="float" office:value="7969175" calcext:value-type="float">
            <text:p>79691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358" calcext:value-type="float">
            <text:p>62043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ana Mari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5:0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419" calcext:value-type="float">
            <text:p>6204419</text:p>
          </table:table-cell>
          <table:table-cell office:value-type="float" office:value="1000" calcext:value-type="float">
            <text:p>1000</text:p>
          </table:table-cell>
          <table:table-cell office:value-type="float" office:value="7969233" calcext:value-type="float">
            <text:p>79692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419" calcext:value-type="float">
            <text:p>6204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ouzanir Rogoeontt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5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7601" calcext:value-type="float">
            <text:p>6207601</text:p>
          </table:table-cell>
          <table:table-cell office:value-type="float" office:value="1000" calcext:value-type="float">
            <text:p>1000</text:p>
          </table:table-cell>
          <table:table-cell office:value-type="float" office:value="7972327" calcext:value-type="float">
            <text:p>79723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7601" calcext:value-type="float">
            <text:p>62076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sley Venancio Xavie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0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098" calcext:value-type="float">
            <text:p>6213098</text:p>
          </table:table-cell>
          <table:table-cell office:value-type="float" office:value="1000" calcext:value-type="float">
            <text:p>1000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098" calcext:value-type="float">
            <text:p>6213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uliana Mendes Lopes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3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196" calcext:value-type="float">
            <text:p>6213196</text:p>
          </table:table-cell>
          <table:table-cell office:value-type="float" office:value="1000" calcext:value-type="float">
            <text:p>1000</text:p>
          </table:table-cell>
          <table:table-cell office:value-type="float" office:value="7977036" calcext:value-type="float">
            <text:p>79770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196" calcext:value-type="float">
            <text:p>62131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ana Cecilia de Castro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3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543" calcext:value-type="float">
            <text:p>6341543</text:p>
          </table:table-cell>
          <table:table-cell office:value-type="float" office:value="1000" calcext:value-type="float">
            <text:p>1000</text:p>
          </table:table-cell>
          <table:table-cell office:value-type="float" office:value="8050028" calcext:value-type="float">
            <text:p>80500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41543" calcext:value-type="float">
            <text:p>63415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is Moreira De Agui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3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2886" calcext:value-type="float">
            <text:p>6392886</text:p>
          </table:table-cell>
          <table:table-cell office:value-type="float" office:value="1000" calcext:value-type="float">
            <text:p>1000</text:p>
          </table:table-cell>
          <table:table-cell office:value-type="float" office:value="8092742" calcext:value-type="float">
            <text:p>80927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2886" calcext:value-type="float">
            <text:p>63928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ercês Ferreira da Cru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12/2020 09:3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3949" calcext:value-type="float">
            <text:p>6393949</text:p>
          </table:table-cell>
          <table:table-cell office:value-type="float" office:value="1000" calcext:value-type="float">
            <text:p>1000</text:p>
          </table:table-cell>
          <table:table-cell office:value-type="float" office:value="8093762" calcext:value-type="float">
            <text:p>8093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3949" calcext:value-type="float">
            <text:p>6393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ynna Morgana Garcia <text:s/>de Mora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12/2020 15:5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88" calcext:value-type="float">
            <text:p>6415588</text:p>
          </table:table-cell>
          <table:table-cell office:value-type="float" office:value="1000" calcext:value-type="float">
            <text:p>1000</text:p>
          </table:table-cell>
          <table:table-cell office:value-type="float" office:value="8111962" calcext:value-type="float">
            <text:p>81119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588" calcext:value-type="float">
            <text:p>64155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yk Pereira Xavie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592" calcext:value-type="float">
            <text:p>6415592</text:p>
          </table:table-cell>
          <table:table-cell office:value-type="float" office:value="1000" calcext:value-type="float">
            <text:p>1000</text:p>
          </table:table-cell>
          <table:table-cell office:value-type="float" office:value="8111966" calcext:value-type="float">
            <text:p>81119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592" calcext:value-type="float">
            <text:p>64155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Ozair de Araujo Barr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8:4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686" calcext:value-type="float">
            <text:p>6199686</text:p>
          </table:table-cell>
          <table:table-cell office:value-type="float" office:value="1000" calcext:value-type="float">
            <text:p>1000</text:p>
          </table:table-cell>
          <table:table-cell office:value-type="float" office:value="7964560" calcext:value-type="float">
            <text:p>7964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686" calcext:value-type="float">
            <text:p>61996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runo Reinaldo Ribeiro Durõ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0:3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731" calcext:value-type="float">
            <text:p>6199731</text:p>
          </table:table-cell>
          <table:table-cell office:value-type="float" office:value="1000" calcext:value-type="float">
            <text:p>1000</text:p>
          </table:table-cell>
          <table:table-cell office:value-type="float" office:value="7964604" calcext:value-type="float">
            <text:p>79646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731" calcext:value-type="float">
            <text:p>61997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arbara Xavier de Aguia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0:4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0214" calcext:value-type="float">
            <text:p>6200214</text:p>
          </table:table-cell>
          <table:table-cell office:value-type="float" office:value="1000" calcext:value-type="float">
            <text:p>1000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0214" calcext:value-type="float">
            <text:p>6200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ely Araujo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3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247" calcext:value-type="float">
            <text:p>6199247</text:p>
          </table:table-cell>
          <table:table-cell office:value-type="float" office:value="1000" calcext:value-type="float">
            <text:p>1000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247" calcext:value-type="float">
            <text:p>61992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ana Honorio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8:5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05" calcext:value-type="float">
            <text:p>6199305</text:p>
          </table:table-cell>
          <table:table-cell office:value-type="float" office:value="1000" calcext:value-type="float">
            <text:p>1000</text:p>
          </table:table-cell>
          <table:table-cell office:value-type="float" office:value="7964206" calcext:value-type="float">
            <text:p>79642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305" calcext:value-type="float">
            <text:p>61993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parecida Ferreira Dutra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14" calcext:value-type="float">
            <text:p>6199314</text:p>
          </table:table-cell>
          <table:table-cell office:value-type="float" office:value="1000" calcext:value-type="float">
            <text:p>1000</text:p>
          </table:table-cell>
          <table:table-cell office:value-type="float" office:value="7964214" calcext:value-type="float">
            <text:p>79642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314" calcext:value-type="float">
            <text:p>61993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ne Kelly Vieira Peixo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1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29" calcext:value-type="float">
            <text:p>6199329</text:p>
          </table:table-cell>
          <table:table-cell office:value-type="float" office:value="1000" calcext:value-type="float">
            <text:p>1000</text:p>
          </table:table-cell>
          <table:table-cell office:value-type="float" office:value="7964228" calcext:value-type="float">
            <text:p>79642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329" calcext:value-type="float">
            <text:p>61993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e Beatriz Cordeiro de Pau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2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79599" calcext:value-type="float">
            <text:p>6579599</text:p>
          </table:table-cell>
          <table:table-cell office:value-type="float" office:value="1000" calcext:value-type="float">
            <text:p>1000</text:p>
          </table:table-cell>
          <table:table-cell office:value-type="float" office:value="8262670" calcext:value-type="float">
            <text:p>8262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79599" calcext:value-type="float">
            <text:p>6579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ernanda Barbosa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1/2021 11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52193" calcext:value-type="float">
            <text:p>6552193</text:p>
          </table:table-cell>
          <table:table-cell office:value-type="float" office:value="1000" calcext:value-type="float">
            <text:p>1000</text:p>
          </table:table-cell>
          <table:table-cell office:value-type="float" office:value="8236598" calcext:value-type="float">
            <text:p>82365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52193" calcext:value-type="float">
            <text:p>65521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mario Oliveira Bonfim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1/2021 14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006" calcext:value-type="float">
            <text:p>6416006</text:p>
          </table:table-cell>
          <table:table-cell office:value-type="float" office:value="1000" calcext:value-type="float">
            <text:p>1000</text:p>
          </table:table-cell>
          <table:table-cell office:value-type="float" office:value="8112342" calcext:value-type="float">
            <text:p>81123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006" calcext:value-type="float">
            <text:p>64160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berton Neves P. F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001" calcext:value-type="float">
            <text:p>6416001</text:p>
          </table:table-cell>
          <table:table-cell office:value-type="float" office:value="1000" calcext:value-type="float">
            <text:p>1000</text:p>
          </table:table-cell>
          <table:table-cell office:value-type="float" office:value="8112338" calcext:value-type="float">
            <text:p>8112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001" calcext:value-type="float">
            <text:p>64160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ilma Vieira Cardos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003" calcext:value-type="float">
            <text:p>6416003</text:p>
          </table:table-cell>
          <table:table-cell office:value-type="float" office:value="1000" calcext:value-type="float">
            <text:p>1000</text:p>
          </table:table-cell>
          <table:table-cell office:value-type="float" office:value="8112340" calcext:value-type="float">
            <text:p>81123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003" calcext:value-type="float">
            <text:p>64160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iliian Xavier Ne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008" calcext:value-type="float">
            <text:p>6416008</text:p>
          </table:table-cell>
          <table:table-cell office:value-type="float" office:value="1000" calcext:value-type="float">
            <text:p>1000</text:p>
          </table:table-cell>
          <table:table-cell office:value-type="float" office:value="8112343" calcext:value-type="float">
            <text:p>81123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008" calcext:value-type="float">
            <text:p>6416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allison Rodrigues Bri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377" calcext:value-type="float">
            <text:p>6416377</text:p>
          </table:table-cell>
          <table:table-cell office:value-type="float" office:value="1000" calcext:value-type="float">
            <text:p>1000</text:p>
          </table:table-cell>
          <table:table-cell office:value-type="float" office:value="8112652" calcext:value-type="float">
            <text:p>81126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377" calcext:value-type="float">
            <text:p>64163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antana da Paixão Pe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1 08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382" calcext:value-type="float">
            <text:p>6416382</text:p>
          </table:table-cell>
          <table:table-cell office:value-type="float" office:value="1000" calcext:value-type="float">
            <text:p>1000</text:p>
          </table:table-cell>
          <table:table-cell office:value-type="float" office:value="8112657" calcext:value-type="float">
            <text:p>81126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382" calcext:value-type="float">
            <text:p>64163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isson Apareci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1 08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387" calcext:value-type="float">
            <text:p>6416387</text:p>
          </table:table-cell>
          <table:table-cell office:value-type="float" office:value="1000" calcext:value-type="float">
            <text:p>1000</text:p>
          </table:table-cell>
          <table:table-cell office:value-type="float" office:value="8112662" calcext:value-type="float">
            <text:p>81126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387" calcext:value-type="float">
            <text:p>64163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é da Gu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1 08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389" calcext:value-type="float">
            <text:p>6416389</text:p>
          </table:table-cell>
          <table:table-cell office:value-type="float" office:value="1000" calcext:value-type="float">
            <text:p>1000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389" calcext:value-type="float">
            <text:p>64163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de Lima Venânc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1 08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6392" calcext:value-type="float">
            <text:p>6416392</text:p>
          </table:table-cell>
          <table:table-cell office:value-type="float" office:value="1000" calcext:value-type="float">
            <text:p>1000</text:p>
          </table:table-cell>
          <table:table-cell office:value-type="float" office:value="8112667" calcext:value-type="float">
            <text:p>8112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6392" calcext:value-type="float">
            <text:p>64163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Odailson Luis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1 08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42981" calcext:value-type="float">
            <text:p>6442981</text:p>
          </table:table-cell>
          <table:table-cell office:value-type="float" office:value="1000" calcext:value-type="float">
            <text:p>1000</text:p>
          </table:table-cell>
          <table:table-cell office:value-type="float" office:value="8139125" calcext:value-type="float">
            <text:p>81391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42981" calcext:value-type="float">
            <text:p>64429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Ferreira Sampa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1 20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36935" calcext:value-type="float">
            <text:p>6536935</text:p>
          </table:table-cell>
          <table:table-cell office:value-type="float" office:value="1000" calcext:value-type="float">
            <text:p>1000</text:p>
          </table:table-cell>
          <table:table-cell office:value-type="float" office:value="8221637" calcext:value-type="float">
            <text:p>82216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36935" calcext:value-type="float">
            <text:p>65369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manuelly Amaral Camarg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1/2021 19:3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36936" calcext:value-type="float">
            <text:p>6536936</text:p>
          </table:table-cell>
          <table:table-cell office:value-type="float" office:value="1000" calcext:value-type="float">
            <text:p>1000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36936" calcext:value-type="float">
            <text:p>65369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i Nun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1/2021 19:3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7" calcext:value-type="float">
            <text:p>6415997</text:p>
          </table:table-cell>
          <table:table-cell office:value-type="float" office:value="1000" calcext:value-type="float">
            <text:p>1000</text:p>
          </table:table-cell>
          <table:table-cell office:value-type="float" office:value="8112336" calcext:value-type="float">
            <text:p>8112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97" calcext:value-type="float">
            <text:p>64159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illian Gabriel Rodrigues Amorim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10" calcext:value-type="float">
            <text:p>6415910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6" calcext:value-type="float">
            <text:p>81122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10" calcext:value-type="float">
            <text:p>64159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llys da Silv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1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2" calcext:value-type="float">
            <text:p>6415992</text:p>
          </table:table-cell>
          <table:table-cell office:value-type="float" office:value="1000" calcext:value-type="float">
            <text:p>1000</text:p>
          </table:table-cell>
          <table:table-cell office:value-type="float" office:value="8112332" calcext:value-type="float">
            <text:p>81123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92" calcext:value-type="float">
            <text:p>64159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inton Rodrigues Miran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3" calcext:value-type="float">
            <text:p>6415993</text:p>
          </table:table-cell>
          <table:table-cell office:value-type="float" office:value="1000" calcext:value-type="float">
            <text:p>1000</text:p>
          </table:table-cell>
          <table:table-cell office:value-type="float" office:value="8112333" calcext:value-type="float">
            <text:p>8112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93" calcext:value-type="float">
            <text:p>64159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anderson Alves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0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4" calcext:value-type="float">
            <text:p>6415994</text:p>
          </table:table-cell>
          <table:table-cell office:value-type="float" office:value="1000" calcext:value-type="float">
            <text:p>1000</text:p>
          </table:table-cell>
          <table:table-cell office:value-type="float" office:value="8112334" calcext:value-type="float">
            <text:p>81123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94" calcext:value-type="float">
            <text:p>64159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berton Neves de Pau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78" calcext:value-type="float">
            <text:p>6415978</text:p>
          </table:table-cell>
          <table:table-cell office:value-type="float" office:value="1000" calcext:value-type="float">
            <text:p>1000</text:p>
          </table:table-cell>
          <table:table-cell office:value-type="float" office:value="8112319" calcext:value-type="float">
            <text:p>81123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78" calcext:value-type="float">
            <text:p>64159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eci Vieira de Amorim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79" calcext:value-type="float">
            <text:p>6415979</text:p>
          </table:table-cell>
          <table:table-cell office:value-type="float" office:value="1000" calcext:value-type="float">
            <text:p>1000</text:p>
          </table:table-cell>
          <table:table-cell office:value-type="float" office:value="8112320" calcext:value-type="float">
            <text:p>81123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79" calcext:value-type="float">
            <text:p>64159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irene de Melo Pissar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5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81" calcext:value-type="float">
            <text:p>6415981</text:p>
          </table:table-cell>
          <table:table-cell office:value-type="float" office:value="1000" calcext:value-type="float">
            <text:p>1000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81" calcext:value-type="float">
            <text:p>64159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eci Francisco Cast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5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82" calcext:value-type="float">
            <text:p>6415982</text:p>
          </table:table-cell>
          <table:table-cell office:value-type="float" office:value="1000" calcext:value-type="float">
            <text:p>1000</text:p>
          </table:table-cell>
          <table:table-cell office:value-type="float" office:value="8112323" calcext:value-type="float">
            <text:p>81123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82" calcext:value-type="float">
            <text:p>64159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teir Leles de Andrad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85" calcext:value-type="float">
            <text:p>6415985</text:p>
          </table:table-cell>
          <table:table-cell office:value-type="float" office:value="1000" calcext:value-type="float">
            <text:p>1000</text:p>
          </table:table-cell>
          <table:table-cell office:value-type="float" office:value="8112326" calcext:value-type="float">
            <text:p>81123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85" calcext:value-type="float">
            <text:p>64159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ter Rodrigues Coimb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5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88" calcext:value-type="float">
            <text:p>6415988</text:p>
          </table:table-cell>
          <table:table-cell office:value-type="float" office:value="1000" calcext:value-type="float">
            <text:p>1000</text:p>
          </table:table-cell>
          <table:table-cell office:value-type="float" office:value="8112329" calcext:value-type="float">
            <text:p>81123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88" calcext:value-type="float">
            <text:p>64159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isbem Misael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0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90" calcext:value-type="float">
            <text:p>6415990</text:p>
          </table:table-cell>
          <table:table-cell office:value-type="float" office:value="1000" calcext:value-type="float">
            <text:p>1000</text:p>
          </table:table-cell>
          <table:table-cell office:value-type="float" office:value="8112331" calcext:value-type="float">
            <text:p>81123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90" calcext:value-type="float">
            <text:p>64159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allas Xavier Rodrigu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4:0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12" calcext:value-type="float">
            <text:p>6415912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7" calcext:value-type="float">
            <text:p>81122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12" calcext:value-type="float">
            <text:p>64159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ynara Ferreira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1:2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68" calcext:value-type="float">
            <text:p>6415968</text:p>
          </table:table-cell>
          <table:table-cell office:value-type="float" office:value="1000" calcext:value-type="float">
            <text:p>1000</text:p>
          </table:table-cell>
          <table:table-cell office:value-type="float" office:value="8112310" calcext:value-type="float">
            <text:p>81123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68" calcext:value-type="float">
            <text:p>64159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ânia Teodoro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3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70" calcext:value-type="float">
            <text:p>6415970</text:p>
          </table:table-cell>
          <table:table-cell office:value-type="float" office:value="1000" calcext:value-type="float">
            <text:p>1000</text:p>
          </table:table-cell>
          <table:table-cell office:value-type="float" office:value="8112312" calcext:value-type="float">
            <text:p>81123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70" calcext:value-type="float">
            <text:p>64159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ete Pereira Venanci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4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75" calcext:value-type="float">
            <text:p>6415975</text:p>
          </table:table-cell>
          <table:table-cell office:value-type="float" office:value="1000" calcext:value-type="float">
            <text:p>1000</text:p>
          </table:table-cell>
          <table:table-cell office:value-type="float" office:value="8112317" calcext:value-type="float">
            <text:p>81123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75" calcext:value-type="float">
            <text:p>64159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hor Hernandez de Lima Mora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4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76" calcext:value-type="float">
            <text:p>6415976</text:p>
          </table:table-cell>
          <table:table-cell office:value-type="float" office:value="1000" calcext:value-type="float">
            <text:p>1000</text:p>
          </table:table-cell>
          <table:table-cell office:value-type="float" office:value="8112318" calcext:value-type="float">
            <text:p>8112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76" calcext:value-type="float">
            <text:p>64159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lian Cardonha de Abreu Marqu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1 13:4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1" calcext:value-type="float">
            <text:p>6415901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8" calcext:value-type="float">
            <text:p>81122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01" calcext:value-type="float">
            <text:p>64159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omazia Joane Souza Ne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2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3" calcext:value-type="float">
            <text:p>6415903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0" calcext:value-type="float">
            <text:p>81122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03" calcext:value-type="float">
            <text:p>64159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ânia Lopes dos Santos Junqu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3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4" calcext:value-type="float">
            <text:p>6415904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1" calcext:value-type="float">
            <text:p>81122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04" calcext:value-type="float">
            <text:p>64159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les Eduardo Gomes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4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5" calcext:value-type="float">
            <text:p>6415905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2" calcext:value-type="float">
            <text:p>81122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05" calcext:value-type="float">
            <text:p>64159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ynara Gomes Xavie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6" calcext:value-type="float">
            <text:p>6415906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3" calcext:value-type="float">
            <text:p>81122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06" calcext:value-type="float">
            <text:p>64159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is Francyelle Silva D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4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908" calcext:value-type="float">
            <text:p>6415908</text:p>
          </table:table-cell>
          <table:table-cell office:value-type="float" office:value="1000" calcext:value-type="float">
            <text:p>1000</text:p>
          </table:table-cell>
          <table:table-cell office:value-type="float" office:value="8112255" calcext:value-type="float">
            <text:p>81122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908" calcext:value-type="float">
            <text:p>64159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erezinha Neta Batista Cord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1:2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7" calcext:value-type="float">
            <text:p>6415897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5" calcext:value-type="float">
            <text:p>81122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7" calcext:value-type="float">
            <text:p>64158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amara Azevedo Ga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8" calcext:value-type="float">
            <text:p>6415898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6" calcext:value-type="float">
            <text:p>81122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8" calcext:value-type="float">
            <text:p>64158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ueni Pereir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9" calcext:value-type="float">
            <text:p>6415899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7" calcext:value-type="float">
            <text:p>81122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9" calcext:value-type="float">
            <text:p>64158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ullyo da Silv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3" calcext:value-type="float">
            <text:p>6415643</text:p>
          </table:table-cell>
          <table:table-cell office:value-type="float" office:value="1000" calcext:value-type="float">
            <text:p>1000</text:p>
          </table:table-cell>
          <table:table-cell office:value-type="float" office:value="8112010" calcext:value-type="float">
            <text:p>81120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43" calcext:value-type="float">
            <text:p>64156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yssa Veras Martins da Co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4" calcext:value-type="float">
            <text:p>6415644</text:p>
          </table:table-cell>
          <table:table-cell office:value-type="float" office:value="1000" calcext:value-type="float">
            <text:p>1000</text:p>
          </table:table-cell>
          <table:table-cell office:value-type="float" office:value="8112011" calcext:value-type="float">
            <text:p>81120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44" calcext:value-type="float">
            <text:p>64156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cardo Luiz Chaves Dini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5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26" calcext:value-type="float">
            <text:p>6415626</text:p>
          </table:table-cell>
          <table:table-cell office:value-type="float" office:value="1000" calcext:value-type="float">
            <text:p>1000</text:p>
          </table:table-cell>
          <table:table-cell office:value-type="float" office:value="8111995" calcext:value-type="float">
            <text:p>8111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26" calcext:value-type="float">
            <text:p>64156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gerio Carvalho Da Co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2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30" calcext:value-type="float">
            <text:p>6415630</text:p>
          </table:table-cell>
          <table:table-cell office:value-type="float" office:value="1000" calcext:value-type="float">
            <text:p>1000</text:p>
          </table:table-cell>
          <table:table-cell office:value-type="float" office:value="8111999" calcext:value-type="float">
            <text:p>81119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30" calcext:value-type="float">
            <text:p>64156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ger Antonio Procopio Corre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6" calcext:value-type="float">
            <text:p>6415646</text:p>
          </table:table-cell>
          <table:table-cell office:value-type="float" office:value="1000" calcext:value-type="float">
            <text:p>1000</text:p>
          </table:table-cell>
          <table:table-cell office:value-type="float" office:value="8112012" calcext:value-type="float">
            <text:p>81120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46" calcext:value-type="float">
            <text:p>64156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ielen Vieira do Carm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7" calcext:value-type="float">
            <text:p>6415647</text:p>
          </table:table-cell>
          <table:table-cell office:value-type="float" office:value="1000" calcext:value-type="float">
            <text:p>1000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47" calcext:value-type="float">
            <text:p>64156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fael Dentes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5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8" calcext:value-type="float">
            <text:p>6415648</text:p>
          </table:table-cell>
          <table:table-cell office:value-type="float" office:value="1000" calcext:value-type="float">
            <text:p>1000</text:p>
          </table:table-cell>
          <table:table-cell office:value-type="float" office:value="8112014" calcext:value-type="float">
            <text:p>81120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48" calcext:value-type="float">
            <text:p>64156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enata Per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5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0" calcext:value-type="float">
            <text:p>6415890</text:p>
          </table:table-cell>
          <table:table-cell office:value-type="float" office:value="1000" calcext:value-type="float">
            <text:p>1000</text:p>
          </table:table-cell>
          <table:table-cell office:value-type="float" office:value="8112239" calcext:value-type="float">
            <text:p>81122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0" calcext:value-type="float">
            <text:p>64158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ara Lopes Tav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1" calcext:value-type="float">
            <text:p>6415891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0" calcext:value-type="float">
            <text:p>81122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1" calcext:value-type="float">
            <text:p>64158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bastião Ferreira de Abreu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0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2" calcext:value-type="float">
            <text:p>6415892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1" calcext:value-type="float">
            <text:p>81122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2" calcext:value-type="float">
            <text:p>64158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uzana dos Santos Pin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0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3" calcext:value-type="float">
            <text:p>6415893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2" calcext:value-type="float">
            <text:p>81122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3" calcext:value-type="float">
            <text:p>64158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ueli Pereira Seab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4" calcext:value-type="float">
            <text:p>6415894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3" calcext:value-type="float">
            <text:p>81122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4" calcext:value-type="float">
            <text:p>64158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derci Machado de Agui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895" calcext:value-type="float">
            <text:p>6415895</text:p>
          </table:table-cell>
          <table:table-cell office:value-type="float" office:value="1000" calcext:value-type="float">
            <text:p>1000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895" calcext:value-type="float">
            <text:p>64158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bastiao Furtado Dini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35" calcext:value-type="float">
            <text:p>6415635</text:p>
          </table:table-cell>
          <table:table-cell office:value-type="float" office:value="1000" calcext:value-type="float">
            <text:p>1000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35" calcext:value-type="float">
            <text:p>64156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enata De Paula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3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37" calcext:value-type="float">
            <text:p>6415637</text:p>
          </table:table-cell>
          <table:table-cell office:value-type="float" office:value="1000" calcext:value-type="float">
            <text:p>1000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37" calcext:value-type="float">
            <text:p>64156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egina Rodrigues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4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38" calcext:value-type="float">
            <text:p>6415638</text:p>
          </table:table-cell>
          <table:table-cell office:value-type="float" office:value="1000" calcext:value-type="float">
            <text:p>1000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38" calcext:value-type="float">
            <text:p>64156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cardo De Morais Peres Flo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4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39" calcext:value-type="float">
            <text:p>6415639</text:p>
          </table:table-cell>
          <table:table-cell office:value-type="float" office:value="1000" calcext:value-type="float">
            <text:p>1000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39" calcext:value-type="float">
            <text:p>64156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eginaldo Cesar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4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40" calcext:value-type="float">
            <text:p>6415640</text:p>
          </table:table-cell>
          <table:table-cell office:value-type="float" office:value="1000" calcext:value-type="float">
            <text:p>1000</text:p>
          </table:table-cell>
          <table:table-cell office:value-type="float" office:value="8112008" calcext:value-type="float">
            <text:p>81120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40" calcext:value-type="float">
            <text:p>64156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ta Pereira Peixot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6" calcext:value-type="float">
            <text:p>6415616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6" calcext:value-type="float">
            <text:p>81119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6" calcext:value-type="float">
            <text:p>64156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ilene Pereira de Bri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1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7" calcext:value-type="float">
            <text:p>6415617</text:p>
          </table:table-cell>
          <table:table-cell office:value-type="float" office:value="1000" calcext:value-type="float">
            <text:p>1000</text:p>
          </table:table-cell>
          <table:table-cell office:value-type="float" office:value="8111987" calcext:value-type="float">
            <text:p>81119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5617" calcext:value-type="float">
            <text:p>64156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drigo Xavier Gonç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0 19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42" calcext:value-type="float">
            <text:p>6199342</text:p>
          </table:table-cell>
          <table:table-cell office:value-type="float" office:value="1000" calcext:value-type="float">
            <text:p>1000</text:p>
          </table:table-cell>
          <table:table-cell office:value-type="float" office:value="7964240" calcext:value-type="float">
            <text:p>79642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99342" calcext:value-type="float">
            <text:p>61993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riano Correia Antun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09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95559" calcext:value-type="float">
            <text:p>8795559</text:p>
          </table:table-cell>
          <table:table-cell office:value-type="float" office:value="1000" calcext:value-type="float">
            <text:p>1000</text:p>
          </table:table-cell>
          <table:table-cell office:value-type="float" office:value="10216627" calcext:value-type="float">
            <text:p>102166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95559" calcext:value-type="float">
            <text:p>87955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ineia Ramo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9/2021 08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97745" calcext:value-type="float">
            <text:p>8797745</text:p>
          </table:table-cell>
          <table:table-cell office:value-type="float" office:value="1000" calcext:value-type="float">
            <text:p>1000</text:p>
          </table:table-cell>
          <table:table-cell office:value-type="float" office:value="10218666" calcext:value-type="float">
            <text:p>102186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97745" calcext:value-type="float">
            <text:p>87977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tyelle de Lima Siqu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9/2021 15:5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18987" calcext:value-type="float">
            <text:p>8818987</text:p>
          </table:table-cell>
          <table:table-cell office:value-type="float" office:value="1000" calcext:value-type="float">
            <text:p>1000</text:p>
          </table:table-cell>
          <table:table-cell office:value-type="float" office:value="10239416" calcext:value-type="float">
            <text:p>102394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18987" calcext:value-type="float">
            <text:p>88189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Orias Notto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9/2021 08:5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19073" calcext:value-type="float">
            <text:p>8819073</text:p>
          </table:table-cell>
          <table:table-cell office:value-type="float" office:value="1000" calcext:value-type="float">
            <text:p>1000</text:p>
          </table:table-cell>
          <table:table-cell office:value-type="float" office:value="10239496" calcext:value-type="float">
            <text:p>102394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19073" calcext:value-type="float">
            <text:p>88190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ela Lobo Machado Sanch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9/2021 09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1658" calcext:value-type="float">
            <text:p>8821658</text:p>
          </table:table-cell>
          <table:table-cell office:value-type="float" office:value="1000" calcext:value-type="float">
            <text:p>1000</text:p>
          </table:table-cell>
          <table:table-cell office:value-type="float" office:value="10241924" calcext:value-type="float">
            <text:p>102419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21658" calcext:value-type="float">
            <text:p>88216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lena Barbosa Pereira de Almei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9/2021 16:3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2184" calcext:value-type="float">
            <text:p>8822184</text:p>
          </table:table-cell>
          <table:table-cell office:value-type="float" office:value="1000" calcext:value-type="float">
            <text:p>1000</text:p>
          </table:table-cell>
          <table:table-cell office:value-type="float" office:value="10242425" calcext:value-type="float">
            <text:p>102424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22184" calcext:value-type="float">
            <text:p>8822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ernanda Araujo Barret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9/2021 18:0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2359" calcext:value-type="float">
            <text:p>8822359</text:p>
          </table:table-cell>
          <table:table-cell office:value-type="float" office:value="1000" calcext:value-type="float">
            <text:p>1000</text:p>
          </table:table-cell>
          <table:table-cell office:value-type="float" office:value="10242583" calcext:value-type="float">
            <text:p>102425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22359" calcext:value-type="float">
            <text:p>88223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iano Ferreira Ne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9/2021 08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03379" calcext:value-type="float">
            <text:p>8703379</text:p>
          </table:table-cell>
          <table:table-cell office:value-type="float" office:value="1000" calcext:value-type="float">
            <text:p>1000</text:p>
          </table:table-cell>
          <table:table-cell office:value-type="float" office:value="10132201" calcext:value-type="float">
            <text:p>101322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03379" calcext:value-type="float">
            <text:p>87033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rlieides de Sousa Camp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8/2021 10:4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04276" calcext:value-type="float">
            <text:p>8704276</text:p>
          </table:table-cell>
          <table:table-cell office:value-type="float" office:value="1000" calcext:value-type="float">
            <text:p>1000</text:p>
          </table:table-cell>
          <table:table-cell office:value-type="float" office:value="10133023" calcext:value-type="float">
            <text:p>101330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04276" calcext:value-type="float">
            <text:p>87042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hnny Marqyes P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8/2021 13:5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68700" calcext:value-type="float">
            <text:p>8768700</text:p>
          </table:table-cell>
          <table:table-cell office:value-type="float" office:value="1000" calcext:value-type="float">
            <text:p>1000</text:p>
          </table:table-cell>
          <table:table-cell office:value-type="float" office:value="10191490" calcext:value-type="float">
            <text:p>101914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68700" calcext:value-type="float">
            <text:p>87687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theus dos Santos Fonsec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9/2021 14:1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77410" calcext:value-type="float">
            <text:p>8777410</text:p>
          </table:table-cell>
          <table:table-cell office:value-type="float" office:value="1000" calcext:value-type="float">
            <text:p>1000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77410" calcext:value-type="float">
            <text:p>87774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quel Silva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9/2021 15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77684" calcext:value-type="float">
            <text:p>8777684</text:p>
          </table:table-cell>
          <table:table-cell office:value-type="float" office:value="1000" calcext:value-type="float">
            <text:p>1000</text:p>
          </table:table-cell>
          <table:table-cell office:value-type="float" office:value="10200420" calcext:value-type="float">
            <text:p>102004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77684" calcext:value-type="float">
            <text:p>87776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nrique Martins Tav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9/2021 16:2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79795" calcext:value-type="float">
            <text:p>8779795</text:p>
          </table:table-cell>
          <table:table-cell office:value-type="float" office:value="1000" calcext:value-type="float">
            <text:p>1000</text:p>
          </table:table-cell>
          <table:table-cell office:value-type="float" office:value="10202485" calcext:value-type="float">
            <text:p>102024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79795" calcext:value-type="float">
            <text:p>87797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nessa da cruz amara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9/2021 08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567375" calcext:value-type="float">
            <text:p>8567375</text:p>
          </table:table-cell>
          <table:table-cell office:value-type="float" office:value="1000" calcext:value-type="float">
            <text:p>1000</text:p>
          </table:table-cell>
          <table:table-cell office:value-type="float" office:value="9998040" calcext:value-type="float">
            <text:p>99980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567375" calcext:value-type="float">
            <text:p>85673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ielly Cristina Caixet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8/2021 14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26557" calcext:value-type="float">
            <text:p>8626557</text:p>
          </table:table-cell>
          <table:table-cell office:value-type="float" office:value="1000" calcext:value-type="float">
            <text:p>1000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626557" calcext:value-type="float">
            <text:p>86265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ivaldo da Silva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8/2021 13:3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65171" calcext:value-type="float">
            <text:p>8465171</text:p>
          </table:table-cell>
          <table:table-cell office:value-type="float" office:value="1000" calcext:value-type="float">
            <text:p>1000</text:p>
          </table:table-cell>
          <table:table-cell office:value-type="float" office:value="9896303" calcext:value-type="float">
            <text:p>98963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465171" calcext:value-type="float">
            <text:p>84651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lo Jose Lourenç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8/2021 11:2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81267" calcext:value-type="float">
            <text:p>8281267</text:p>
          </table:table-cell>
          <table:table-cell office:value-type="float" office:value="1000" calcext:value-type="float">
            <text:p>1000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81267" calcext:value-type="float">
            <text:p>82812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rnestina Machado de Azeved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7/2021 10:2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81611" calcext:value-type="float">
            <text:p>8281611</text:p>
          </table:table-cell>
          <table:table-cell office:value-type="float" office:value="1000" calcext:value-type="float">
            <text:p>1000</text:p>
          </table:table-cell>
          <table:table-cell office:value-type="float" office:value="9720367" calcext:value-type="float">
            <text:p>97203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81611" calcext:value-type="float">
            <text:p>8281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yorrana Manuelly da Silva Feito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7/2021 11:3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4278" calcext:value-type="float">
            <text:p>7984278</text:p>
          </table:table-cell>
          <table:table-cell office:value-type="float" office:value="1000" calcext:value-type="float">
            <text:p>1000</text:p>
          </table:table-cell>
          <table:table-cell office:value-type="float" office:value="9494359" calcext:value-type="float">
            <text:p>94943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84278" calcext:value-type="float">
            <text:p>79842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ra Celia da Silva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6/2021 14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4577" calcext:value-type="float">
            <text:p>7984577</text:p>
          </table:table-cell>
          <table:table-cell office:value-type="float" office:value="1000" calcext:value-type="float">
            <text:p>1000</text:p>
          </table:table-cell>
          <table:table-cell office:value-type="float" office:value="9494642" calcext:value-type="float">
            <text:p>94946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84577" calcext:value-type="float">
            <text:p>79845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Yolanda Simã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6/2021 15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69281" calcext:value-type="float">
            <text:p>8269281</text:p>
          </table:table-cell>
          <table:table-cell office:value-type="float" office:value="1000" calcext:value-type="float">
            <text:p>1000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69281" calcext:value-type="float">
            <text:p>82692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rley Silva Cabral Martin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7/2021 09:5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84479" calcext:value-type="float">
            <text:p>8184479</text:p>
          </table:table-cell>
          <table:table-cell office:value-type="float" office:value="1000" calcext:value-type="float">
            <text:p>1000</text:p>
          </table:table-cell>
          <table:table-cell office:value-type="float" office:value="9647429" calcext:value-type="float">
            <text:p>96474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84479" calcext:value-type="float">
            <text:p>81844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ysa Coutinho Lacerd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7/2021 13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3036" calcext:value-type="float">
            <text:p>7983036</text:p>
          </table:table-cell>
          <table:table-cell office:value-type="float" office:value="1000" calcext:value-type="float">
            <text:p>1000</text:p>
          </table:table-cell>
          <table:table-cell office:value-type="float" office:value="9493204" calcext:value-type="float">
            <text:p>94932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83036" calcext:value-type="float">
            <text:p>79830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acas Eduardo Morai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6/2021 09:2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3166" calcext:value-type="float">
            <text:p>7983166</text:p>
          </table:table-cell>
          <table:table-cell office:value-type="float" office:value="1000" calcext:value-type="float">
            <text:p>1000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83166" calcext:value-type="float">
            <text:p>79831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as Eduardo Morai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6/2021 09:4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05394" calcext:value-type="float">
            <text:p>7405394</text:p>
          </table:table-cell>
          <table:table-cell office:value-type="float" office:value="1000" calcext:value-type="float">
            <text:p>1000</text:p>
          </table:table-cell>
          <table:table-cell office:value-type="float" office:value="9003409" calcext:value-type="float">
            <text:p>90034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05394" calcext:value-type="float">
            <text:p>74053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mone Narciso Gonç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5/2021 16:4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88443" calcext:value-type="float">
            <text:p>7588443</text:p>
          </table:table-cell>
          <table:table-cell office:value-type="float" office:value="1000" calcext:value-type="float">
            <text:p>1000</text:p>
          </table:table-cell>
          <table:table-cell office:value-type="float" office:value="9168500" calcext:value-type="float">
            <text:p>9168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88443" calcext:value-type="float">
            <text:p>75884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ila Alves Pe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6/2021 10:5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88459" calcext:value-type="float">
            <text:p>7588459</text:p>
          </table:table-cell>
          <table:table-cell office:value-type="float" office:value="1000" calcext:value-type="float">
            <text:p>1000</text:p>
          </table:table-cell>
          <table:table-cell office:value-type="float" office:value="9168515" calcext:value-type="float">
            <text:p>91685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88459" calcext:value-type="float">
            <text:p>75884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onita Machado de Bri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6/2021 10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09075" calcext:value-type="float">
            <text:p>7909075</text:p>
          </table:table-cell>
          <table:table-cell office:value-type="float" office:value="1000" calcext:value-type="float">
            <text:p>1000</text:p>
          </table:table-cell>
          <table:table-cell office:value-type="float" office:value="9421309" calcext:value-type="float">
            <text:p>94213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09075" calcext:value-type="float">
            <text:p>7909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tephane Victoria Lima Moreira Borg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6/2021 12:3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09235" calcext:value-type="float">
            <text:p>7309235</text:p>
          </table:table-cell>
          <table:table-cell office:value-type="float" office:value="1000" calcext:value-type="float">
            <text:p>1000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09235" calcext:value-type="float">
            <text:p>73092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Luiza Lopes Tavares Queiro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4/2021 16:2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75981" calcext:value-type="float">
            <text:p>7275981</text:p>
          </table:table-cell>
          <table:table-cell office:value-type="float" office:value="1000" calcext:value-type="float">
            <text:p>1000</text:p>
          </table:table-cell>
          <table:table-cell office:value-type="float" office:value="8888042" calcext:value-type="float">
            <text:p>88880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275981" calcext:value-type="float">
            <text:p>72759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ricka Rhaissa Silva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4/2021 11:2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77462" calcext:value-type="float">
            <text:p>7277462</text:p>
          </table:table-cell>
          <table:table-cell office:value-type="float" office:value="1000" calcext:value-type="float">
            <text:p>1000</text:p>
          </table:table-cell>
          <table:table-cell office:value-type="float" office:value="8889459" calcext:value-type="float">
            <text:p>88894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277462" calcext:value-type="float">
            <text:p>72774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rany Pereira Port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4/2021 16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77858" calcext:value-type="float">
            <text:p>7277858</text:p>
          </table:table-cell>
          <table:table-cell office:value-type="float" office:value="1000" calcext:value-type="float">
            <text:p>1000</text:p>
          </table:table-cell>
          <table:table-cell office:value-type="float" office:value="8889830" calcext:value-type="float">
            <text:p>88898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277858" calcext:value-type="float">
            <text:p>72778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islayne Carvalho Ri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4/2021 17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05196" calcext:value-type="float">
            <text:p>7105196</text:p>
          </table:table-cell>
          <table:table-cell office:value-type="float" office:value="1000" calcext:value-type="float">
            <text:p>1000</text:p>
          </table:table-cell>
          <table:table-cell office:value-type="float" office:value="8744749" calcext:value-type="float">
            <text:p>87447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05196" calcext:value-type="float">
            <text:p>71051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usana Alves Vieira Daniel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3/2021 10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24504" calcext:value-type="float">
            <text:p>7124504</text:p>
          </table:table-cell>
          <table:table-cell office:value-type="float" office:value="1000" calcext:value-type="float">
            <text:p>1000</text:p>
          </table:table-cell>
          <table:table-cell office:value-type="float" office:value="8763452" calcext:value-type="float">
            <text:p>87634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24504" calcext:value-type="float">
            <text:p>7124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zimar Rodrigu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3/2021 17:5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97576" calcext:value-type="float">
            <text:p>6597576</text:p>
          </table:table-cell>
          <table:table-cell office:value-type="float" office:value="1000" calcext:value-type="float">
            <text:p>1000</text:p>
          </table:table-cell>
          <table:table-cell office:value-type="float" office:value="8280193" calcext:value-type="float">
            <text:p>82801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97576" calcext:value-type="float">
            <text:p>65975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ne filha crist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1/2021 14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36309" calcext:value-type="float">
            <text:p>6636309</text:p>
          </table:table-cell>
          <table:table-cell office:value-type="float" office:value="1000" calcext:value-type="float">
            <text:p>1000</text:p>
          </table:table-cell>
          <table:table-cell office:value-type="float" office:value="8317657" calcext:value-type="float">
            <text:p>83176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36309" calcext:value-type="float">
            <text:p>66363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ucimario Pereira Barbo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1/2021 18:0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99231" calcext:value-type="float">
            <text:p>6699231</text:p>
          </table:table-cell>
          <table:table-cell office:value-type="float" office:value="1000" calcext:value-type="float">
            <text:p>1000</text:p>
          </table:table-cell>
          <table:table-cell office:value-type="float" office:value="8379488" calcext:value-type="float">
            <text:p>83794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99231" calcext:value-type="float">
            <text:p>66992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iele Closet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2/2021 18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99236" calcext:value-type="float">
            <text:p>6699236</text:p>
          </table:table-cell>
          <table:table-cell office:value-type="float" office:value="1000" calcext:value-type="float">
            <text:p>1000</text:p>
          </table:table-cell>
          <table:table-cell office:value-type="float" office:value="8379493" calcext:value-type="float">
            <text:p>83794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99236" calcext:value-type="float">
            <text:p>66992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risovaldo J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2/2021 18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68784" calcext:value-type="float">
            <text:p>6668784</text:p>
          </table:table-cell>
          <table:table-cell office:value-type="float" office:value="1000" calcext:value-type="float">
            <text:p>1000</text:p>
          </table:table-cell>
          <table:table-cell office:value-type="float" office:value="8349458" calcext:value-type="float">
            <text:p>83494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68784" calcext:value-type="float">
            <text:p>66687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cimar Coutin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1/2021 14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42246" calcext:value-type="float">
            <text:p>6742246</text:p>
          </table:table-cell>
          <table:table-cell office:value-type="float" office:value="1000" calcext:value-type="float">
            <text:p>1000</text:p>
          </table:table-cell>
          <table:table-cell office:value-type="float" office:value="8421516" calcext:value-type="float">
            <text:p>84215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42246" calcext:value-type="float">
            <text:p>67422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ustavo Henrique Silva D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1 14:4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844035" calcext:value-type="float">
            <text:p>6844035</text:p>
          </table:table-cell>
          <table:table-cell office:value-type="float" office:value="1000" calcext:value-type="float">
            <text:p>1000</text:p>
          </table:table-cell>
          <table:table-cell office:value-type="float" office:value="8520754" calcext:value-type="float">
            <text:p>85207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844035" calcext:value-type="float">
            <text:p>68440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Aparecida da Silva D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2/2021 14:2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60947" calcext:value-type="float">
            <text:p>7060947</text:p>
          </table:table-cell>
          <table:table-cell office:value-type="float" office:value="1000" calcext:value-type="float">
            <text:p>1000</text:p>
          </table:table-cell>
          <table:table-cell office:value-type="float" office:value="8708525" calcext:value-type="float">
            <text:p>87085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60947" calcext:value-type="float">
            <text:p>70609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onardo Gomes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1 15:1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35497" calcext:value-type="float">
            <text:p>9435497</text:p>
          </table:table-cell>
          <table:table-cell office:value-type="float" office:value="1000" calcext:value-type="float">
            <text:p>1000</text:p>
          </table:table-cell>
          <table:table-cell office:value-type="float" office:value="10806491" calcext:value-type="float">
            <text:p>108064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435497" calcext:value-type="float">
            <text:p>94354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ena Xavier Venanc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1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257134" calcext:value-type="float">
            <text:p>9257134</text:p>
          </table:table-cell>
          <table:table-cell office:value-type="float" office:value="1000" calcext:value-type="float">
            <text:p>1000</text:p>
          </table:table-cell>
          <table:table-cell office:value-type="float" office:value="10649691" calcext:value-type="float">
            <text:p>106496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257134" calcext:value-type="float">
            <text:p>9257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ilhan Barbosa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1 16:3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24327" calcext:value-type="float">
            <text:p>9424327</text:p>
          </table:table-cell>
          <table:table-cell office:value-type="float" office:value="1000" calcext:value-type="float">
            <text:p>1000</text:p>
          </table:table-cell>
          <table:table-cell office:value-type="float" office:value="10796103" calcext:value-type="float">
            <text:p>107961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424327" calcext:value-type="float">
            <text:p>94243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eri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1/2022 16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6645" calcext:value-type="float">
            <text:p>9366645</text:p>
          </table:table-cell>
          <table:table-cell office:value-type="float" office:value="1000" calcext:value-type="float">
            <text:p>1000</text:p>
          </table:table-cell>
          <table:table-cell office:value-type="float" office:value="10742461" calcext:value-type="float">
            <text:p>10742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366645" calcext:value-type="float">
            <text:p>93666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MILA GUELPINA DE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2 15:2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92036" calcext:value-type="float">
            <text:p>9192036</text:p>
          </table:table-cell>
          <table:table-cell office:value-type="float" office:value="1000" calcext:value-type="float">
            <text:p>1000</text:p>
          </table:table-cell>
          <table:table-cell office:value-type="float" office:value="10592580" calcext:value-type="float">
            <text:p>105925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192036" calcext:value-type="float">
            <text:p>91920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noel Vi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12/2021 15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95716" calcext:value-type="float">
            <text:p>8895716</text:p>
          </table:table-cell>
          <table:table-cell office:value-type="float" office:value="1000" calcext:value-type="float">
            <text:p>1000</text:p>
          </table:table-cell>
          <table:table-cell office:value-type="float" office:value="10314124" calcext:value-type="float">
            <text:p>103141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95716" calcext:value-type="float">
            <text:p>8895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Mendonça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9/2021 09:3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56449" calcext:value-type="float">
            <text:p>9156449</text:p>
          </table:table-cell>
          <table:table-cell office:value-type="float" office:value="1000" calcext:value-type="float">
            <text:p>1000</text:p>
          </table:table-cell>
          <table:table-cell office:value-type="float" office:value="10558322" calcext:value-type="float">
            <text:p>105583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156449" calcext:value-type="float">
            <text:p>91564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ticia Vitoria Ribeiro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11/2021 08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74466" calcext:value-type="float">
            <text:p>9174466</text:p>
          </table:table-cell>
          <table:table-cell office:value-type="float" office:value="1000" calcext:value-type="float">
            <text:p>1000</text:p>
          </table:table-cell>
          <table:table-cell office:value-type="float" office:value="10575574" calcext:value-type="float">
            <text:p>105755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174466" calcext:value-type="float">
            <text:p>91744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Yhury Xavier de Mendeir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12/2021 13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06441" calcext:value-type="float">
            <text:p>9006441</text:p>
          </table:table-cell>
          <table:table-cell office:value-type="float" office:value="1000" calcext:value-type="float">
            <text:p>1000</text:p>
          </table:table-cell>
          <table:table-cell office:value-type="float" office:value="10419017" calcext:value-type="float">
            <text:p>104190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006441" calcext:value-type="float">
            <text:p>90064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len Jeymes Nunes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10/2021 16:0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6553" calcext:value-type="float">
            <text:p>8826553</text:p>
          </table:table-cell>
          <table:table-cell office:value-type="float" office:value="1000" calcext:value-type="float">
            <text:p>1000</text:p>
          </table:table-cell>
          <table:table-cell office:value-type="float" office:value="10246470" calcext:value-type="float">
            <text:p>102464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26553" calcext:value-type="float">
            <text:p>88265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Vinicius Avoa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9/2021 09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62506" calcext:value-type="float">
            <text:p>8862506</text:p>
          </table:table-cell>
          <table:table-cell office:value-type="float" office:value="1000" calcext:value-type="float">
            <text:p>1000</text:p>
          </table:table-cell>
          <table:table-cell office:value-type="float" office:value="10281753" calcext:value-type="float">
            <text:p>102817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62506" calcext:value-type="float">
            <text:p>88625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heyla Pereira Mo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9/2021 10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63785" calcext:value-type="float">
            <text:p>8863785</text:p>
          </table:table-cell>
          <table:table-cell office:value-type="float" office:value="1000" calcext:value-type="float">
            <text:p>1000</text:p>
          </table:table-cell>
          <table:table-cell office:value-type="float" office:value="10282968" calcext:value-type="float">
            <text:p>102829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63785" calcext:value-type="float">
            <text:p>88637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trícia Alves Machad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9/2021 14:4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86671" calcext:value-type="float">
            <text:p>8786671</text:p>
          </table:table-cell>
          <table:table-cell office:value-type="float" office:value="1000" calcext:value-type="float">
            <text:p>1000</text:p>
          </table:table-cell>
          <table:table-cell office:value-type="float" office:value="10208044" calcext:value-type="float">
            <text:p>102080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86671" calcext:value-type="float">
            <text:p>87866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yllon Kristian de Castro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9/2021 17:0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82056" calcext:value-type="float">
            <text:p>8682056</text:p>
          </table:table-cell>
          <table:table-cell office:value-type="float" office:value="1000" calcext:value-type="float">
            <text:p>1000</text:p>
          </table:table-cell>
          <table:table-cell office:value-type="float" office:value="10111952" calcext:value-type="float">
            <text:p>101119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682056" calcext:value-type="float">
            <text:p>86820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ova Alves de Mel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8/2021 19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07183" calcext:value-type="float">
            <text:p>9907183</text:p>
          </table:table-cell>
          <table:table-cell office:value-type="float" office:value="1000" calcext:value-type="float">
            <text:p>1000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07183" calcext:value-type="float">
            <text:p>99071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rica da Silva Queiro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3/2022 11:0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21536" calcext:value-type="float">
            <text:p>9921536</text:p>
          </table:table-cell>
          <table:table-cell office:value-type="float" office:value="1000" calcext:value-type="float">
            <text:p>1000</text:p>
          </table:table-cell>
          <table:table-cell office:value-type="float" office:value="11240988" calcext:value-type="float">
            <text:p>112409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21536" calcext:value-type="float">
            <text:p>99215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téphane Victóri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3/2022 13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51396" calcext:value-type="float">
            <text:p>9951396</text:p>
          </table:table-cell>
          <table:table-cell office:value-type="float" office:value="1000" calcext:value-type="float">
            <text:p>1000</text:p>
          </table:table-cell>
          <table:table-cell office:value-type="float" office:value="11270199" calcext:value-type="float">
            <text:p>112701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51396" calcext:value-type="float">
            <text:p>99513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essandro Francisco Da Co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3/2022 17:4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80637" calcext:value-type="float">
            <text:p>9680637</text:p>
          </table:table-cell>
          <table:table-cell office:value-type="float" office:value="1000" calcext:value-type="float">
            <text:p>1000</text:p>
          </table:table-cell>
          <table:table-cell office:value-type="float" office:value="11024743" calcext:value-type="float">
            <text:p>110247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680637" calcext:value-type="float">
            <text:p>96806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e Henrique Ros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2/2022 14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6872" calcext:value-type="float">
            <text:p>9866872</text:p>
          </table:table-cell>
          <table:table-cell office:value-type="float" office:value="1000" calcext:value-type="float">
            <text:p>1000</text:p>
          </table:table-cell>
          <table:table-cell office:value-type="float" office:value="11190309" calcext:value-type="float">
            <text:p>111903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6872" calcext:value-type="float">
            <text:p>98668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valdo Lacer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3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6891" calcext:value-type="float">
            <text:p>9866891</text:p>
          </table:table-cell>
          <table:table-cell office:value-type="float" office:value="1000" calcext:value-type="float">
            <text:p>1000</text:p>
          </table:table-cell>
          <table:table-cell office:value-type="float" office:value="11190328" calcext:value-type="float">
            <text:p>11190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6891" calcext:value-type="float">
            <text:p>98668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indoma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3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82128" calcext:value-type="float">
            <text:p>9882128</text:p>
          </table:table-cell>
          <table:table-cell office:value-type="float" office:value="1000" calcext:value-type="float">
            <text:p>1000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82128" calcext:value-type="float">
            <text:p>98821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son Manoel de Jesus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3/2022 08:2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82629" calcext:value-type="float">
            <text:p>9882629</text:p>
          </table:table-cell>
          <table:table-cell office:value-type="float" office:value="1000" calcext:value-type="float">
            <text:p>1000</text:p>
          </table:table-cell>
          <table:table-cell office:value-type="float" office:value="11205325" calcext:value-type="float">
            <text:p>112053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82629" calcext:value-type="float">
            <text:p>98826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indomar Pereira de Miran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3/2022 09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4602" calcext:value-type="float">
            <text:p>9964602</text:p>
          </table:table-cell>
          <table:table-cell office:value-type="float" office:value="1000" calcext:value-type="float">
            <text:p>1000</text:p>
          </table:table-cell>
          <table:table-cell office:value-type="float" office:value="11281004" calcext:value-type="float">
            <text:p>112810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64602" calcext:value-type="float">
            <text:p>99646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uliana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3/2022 15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7329" calcext:value-type="float">
            <text:p>9967329</text:p>
          </table:table-cell>
          <table:table-cell office:value-type="float" office:value="1000" calcext:value-type="float">
            <text:p>1000</text:p>
          </table:table-cell>
          <table:table-cell office:value-type="float" office:value="11283542" calcext:value-type="float">
            <text:p>112835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67329" calcext:value-type="float">
            <text:p>99673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elaide Rocha Bati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3/2022 13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69874" calcext:value-type="float">
            <text:p>9969874</text:p>
          </table:table-cell>
          <table:table-cell office:value-type="float" office:value="1000" calcext:value-type="float">
            <text:p>1000</text:p>
          </table:table-cell>
          <table:table-cell office:value-type="float" office:value="11285910" calcext:value-type="float">
            <text:p>112859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69874" calcext:value-type="float">
            <text:p>99698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loa Honorio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3/2022 09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83860" calcext:value-type="float">
            <text:p>9983860</text:p>
          </table:table-cell>
          <table:table-cell office:value-type="float" office:value="1000" calcext:value-type="float">
            <text:p>1000</text:p>
          </table:table-cell>
          <table:table-cell office:value-type="float" office:value="11299383" calcext:value-type="float">
            <text:p>112993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83860" calcext:value-type="float">
            <text:p>99838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van Sezostre Vieira de Mora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4/2022 14:0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004672" calcext:value-type="float">
            <text:p>10004672</text:p>
          </table:table-cell>
          <table:table-cell office:value-type="float" office:value="1000" calcext:value-type="float">
            <text:p>1000</text:p>
          </table:table-cell>
          <table:table-cell office:value-type="float" office:value="11319564" calcext:value-type="float">
            <text:p>113195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004672" calcext:value-type="float">
            <text:p>100046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bela Cristina Ribeiro So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4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004680" calcext:value-type="float">
            <text:p>10004680</text:p>
          </table:table-cell>
          <table:table-cell office:value-type="float" office:value="1000" calcext:value-type="float">
            <text:p>1000</text:p>
          </table:table-cell>
          <table:table-cell office:value-type="float" office:value="11319571" calcext:value-type="float">
            <text:p>113195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004680" calcext:value-type="float">
            <text:p>100046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bela Cristina Ribeiro So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4/2022 08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029192" calcext:value-type="float">
            <text:p>10029192</text:p>
          </table:table-cell>
          <table:table-cell office:value-type="float" office:value="1000" calcext:value-type="float">
            <text:p>1000</text:p>
          </table:table-cell>
          <table:table-cell office:value-type="float" office:value="11332886" calcext:value-type="float">
            <text:p>113328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029192" calcext:value-type="float">
            <text:p>100291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an Gued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4/2022 13:2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35115" calcext:value-type="float">
            <text:p>10135115</text:p>
          </table:table-cell>
          <table:table-cell office:value-type="float" office:value="1000" calcext:value-type="float">
            <text:p>1000</text:p>
          </table:table-cell>
          <table:table-cell office:value-type="float" office:value="11417319" calcext:value-type="float">
            <text:p>114173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35115" calcext:value-type="float">
            <text:p>10135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io Pereira de Lima m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4/2022 13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81163" calcext:value-type="float">
            <text:p>10181163</text:p>
          </table:table-cell>
          <table:table-cell office:value-type="float" office:value="1000" calcext:value-type="float">
            <text:p>1000</text:p>
          </table:table-cell>
          <table:table-cell office:value-type="float" office:value="11462062" calcext:value-type="float">
            <text:p>114620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81163" calcext:value-type="float">
            <text:p>101811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manuelly Amaral Camarg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4/2022 08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4650" calcext:value-type="float">
            <text:p>10294650</text:p>
          </table:table-cell>
          <table:table-cell office:value-type="float" office:value="1000" calcext:value-type="float">
            <text:p>1000</text:p>
          </table:table-cell>
          <table:table-cell office:value-type="float" office:value="11561038" calcext:value-type="float">
            <text:p>11561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94650" calcext:value-type="float">
            <text:p>102946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theus Vieira Xavier Rezend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5/2022 10:2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8551" calcext:value-type="float">
            <text:p>10298551</text:p>
          </table:table-cell>
          <table:table-cell office:value-type="float" office:value="1000" calcext:value-type="float">
            <text:p>1000</text:p>
          </table:table-cell>
          <table:table-cell office:value-type="float" office:value="11564636" calcext:value-type="float">
            <text:p>115646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98551" calcext:value-type="float">
            <text:p>102985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hoikelinny da Silva Pi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5/2022 13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11901" calcext:value-type="float">
            <text:p>10311901</text:p>
          </table:table-cell>
          <table:table-cell office:value-type="float" office:value="1000" calcext:value-type="float">
            <text:p>1000</text:p>
          </table:table-cell>
          <table:table-cell office:value-type="float" office:value="11577136" calcext:value-type="float">
            <text:p>115771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11901" calcext:value-type="float">
            <text:p>103119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iana Vieira de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5/2022 13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1187" calcext:value-type="float">
            <text:p>10331187</text:p>
          </table:table-cell>
          <table:table-cell office:value-type="float" office:value="1000" calcext:value-type="float">
            <text:p>1000</text:p>
          </table:table-cell>
          <table:table-cell office:value-type="float" office:value="11595507" calcext:value-type="float">
            <text:p>115955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1187" calcext:value-type="float">
            <text:p>103311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yton Barbos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5/2022 13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1513" calcext:value-type="float">
            <text:p>10331513</text:p>
          </table:table-cell>
          <table:table-cell office:value-type="float" office:value="1000" calcext:value-type="float">
            <text:p>1000</text:p>
          </table:table-cell>
          <table:table-cell office:value-type="float" office:value="11595806" calcext:value-type="float">
            <text:p>115958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1513" calcext:value-type="float">
            <text:p>103315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gelic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5/2022 14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3298" calcext:value-type="float">
            <text:p>10333298</text:p>
          </table:table-cell>
          <table:table-cell office:value-type="float" office:value="1000" calcext:value-type="float">
            <text:p>1000</text:p>
          </table:table-cell>
          <table:table-cell office:value-type="float" office:value="11597454" calcext:value-type="float">
            <text:p>115974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3298" calcext:value-type="float">
            <text:p>103332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iton Silva Fagund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5/2022 08:3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7799" calcext:value-type="float">
            <text:p>10337799</text:p>
          </table:table-cell>
          <table:table-cell office:value-type="float" office:value="1000" calcext:value-type="float">
            <text:p>1000</text:p>
          </table:table-cell>
          <table:table-cell office:value-type="float" office:value="11601663" calcext:value-type="float">
            <text:p>116016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7799" calcext:value-type="float">
            <text:p>103377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e Wesley Rodrigu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6/2022 10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70645" calcext:value-type="float">
            <text:p>10570645</text:p>
          </table:table-cell>
          <table:table-cell office:value-type="float" office:value="1000" calcext:value-type="float">
            <text:p>1000</text:p>
          </table:table-cell>
          <table:table-cell office:value-type="float" office:value="11786077" calcext:value-type="float">
            <text:p>117860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70645" calcext:value-type="float">
            <text:p>105706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velton Bernardes Pe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6/2022 08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58814" calcext:value-type="float">
            <text:p>11158814</text:p>
          </table:table-cell>
          <table:table-cell office:value-type="float" office:value="1000" calcext:value-type="float">
            <text:p>1000</text:p>
          </table:table-cell>
          <table:table-cell office:value-type="float" office:value="12261069" calcext:value-type="float">
            <text:p>122610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58814" calcext:value-type="float">
            <text:p>111588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ilzane Costa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8/2022 10:5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329560" calcext:value-type="float">
            <text:p>11329560</text:p>
          </table:table-cell>
          <table:table-cell office:value-type="float" office:value="1000" calcext:value-type="float">
            <text:p>1000</text:p>
          </table:table-cell>
          <table:table-cell office:value-type="float" office:value="12386644" calcext:value-type="float">
            <text:p>123866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329560" calcext:value-type="float">
            <text:p>113295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lvio Francisco Rosa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9/2022 10:4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19583" calcext:value-type="float">
            <text:p>11519583</text:p>
          </table:table-cell>
          <table:table-cell office:value-type="float" office:value="1000" calcext:value-type="float">
            <text:p>1000</text:p>
          </table:table-cell>
          <table:table-cell office:value-type="float" office:value="12554160" calcext:value-type="float">
            <text:p>125541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519583" calcext:value-type="float">
            <text:p>115195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neides nNe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9/2022 13:5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51751" calcext:value-type="float">
            <text:p>11551751</text:p>
          </table:table-cell>
          <table:table-cell office:value-type="float" office:value="1000" calcext:value-type="float">
            <text:p>1000</text:p>
          </table:table-cell>
          <table:table-cell office:value-type="float" office:value="12585763" calcext:value-type="float">
            <text:p>125857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551751" calcext:value-type="float">
            <text:p>115517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riane Nascimen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9/2022 16:2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37741" calcext:value-type="float">
            <text:p>6537741</text:p>
          </table:table-cell>
          <table:table-cell office:value-type="float" office:value="1000" calcext:value-type="float">
            <text:p>1000</text:p>
          </table:table-cell>
          <table:table-cell office:value-type="float" office:value="8222394" calcext:value-type="float">
            <text:p>82223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37741" calcext:value-type="float">
            <text:p>65377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isson Aparecid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1/2021 10:4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37799" calcext:value-type="float">
            <text:p>6537799</text:p>
          </table:table-cell>
          <table:table-cell office:value-type="float" office:value="1000" calcext:value-type="float">
            <text:p>1000</text:p>
          </table:table-cell>
          <table:table-cell office:value-type="float" office:value="8222449" calcext:value-type="float">
            <text:p>82224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37799" calcext:value-type="float">
            <text:p>65377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ys Silva N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1/2021 10:4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40370" calcext:value-type="float">
            <text:p>6540370</text:p>
          </table:table-cell>
          <table:table-cell office:value-type="float" office:value="1000" calcext:value-type="float">
            <text:p>1000</text:p>
          </table:table-cell>
          <table:table-cell office:value-type="float" office:value="8224998" calcext:value-type="float">
            <text:p>82249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40370" calcext:value-type="float">
            <text:p>65403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ullyo da Silv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1/2021 11:4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43420" calcext:value-type="float">
            <text:p>6543420</text:p>
          </table:table-cell>
          <table:table-cell office:value-type="float" office:value="1000" calcext:value-type="float">
            <text:p>1000</text:p>
          </table:table-cell>
          <table:table-cell office:value-type="float" office:value="8228000" calcext:value-type="float">
            <text:p>8228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43420" calcext:value-type="float">
            <text:p>65434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abriel Lima do Cou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1/2021 15:1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43582" calcext:value-type="float">
            <text:p>6543582</text:p>
          </table:table-cell>
          <table:table-cell office:value-type="float" office:value="1000" calcext:value-type="float">
            <text:p>1000</text:p>
          </table:table-cell>
          <table:table-cell office:value-type="float" office:value="8228154" calcext:value-type="float">
            <text:p>82281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43582" calcext:value-type="float">
            <text:p>65435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io N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1/2021 15:4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50740" calcext:value-type="float">
            <text:p>6550740</text:p>
          </table:table-cell>
          <table:table-cell office:value-type="float" office:value="1000" calcext:value-type="float">
            <text:p>1000</text:p>
          </table:table-cell>
          <table:table-cell office:value-type="float" office:value="8235242" calcext:value-type="float">
            <text:p>82352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50740" calcext:value-type="float">
            <text:p>65507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audio Marcio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1/2021 09:2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51555" calcext:value-type="float">
            <text:p>6551555</text:p>
          </table:table-cell>
          <table:table-cell office:value-type="float" office:value="1000" calcext:value-type="float">
            <text:p>1000</text:p>
          </table:table-cell>
          <table:table-cell office:value-type="float" office:value="8236002" calcext:value-type="float">
            <text:p>8236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51555" calcext:value-type="float">
            <text:p>65515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edro Leonardo Patrocinio Navar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1/2021 12:2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52479" calcext:value-type="float">
            <text:p>6552479</text:p>
          </table:table-cell>
          <table:table-cell office:value-type="float" office:value="1000" calcext:value-type="float">
            <text:p>1000</text:p>
          </table:table-cell>
          <table:table-cell office:value-type="float" office:value="8236866" calcext:value-type="float">
            <text:p>82368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52479" calcext:value-type="float">
            <text:p>65524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ileia Lopes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1/2021 15:4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90210" calcext:value-type="float">
            <text:p>6590210</text:p>
          </table:table-cell>
          <table:table-cell office:value-type="float" office:value="1000" calcext:value-type="float">
            <text:p>1000</text:p>
          </table:table-cell>
          <table:table-cell office:value-type="float" office:value="8273024" calcext:value-type="float">
            <text:p>8273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590210" calcext:value-type="float">
            <text:p>65902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Ysamara Maciel Muni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1/2021 15:3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10984" calcext:value-type="float">
            <text:p>6610984</text:p>
          </table:table-cell>
          <table:table-cell office:value-type="float" office:value="1000" calcext:value-type="float">
            <text:p>1000</text:p>
          </table:table-cell>
          <table:table-cell office:value-type="float" office:value="8293425" calcext:value-type="float">
            <text:p>82934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10984" calcext:value-type="float">
            <text:p>66109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vellyn Manohelen Rodrigu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1 14:2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11571" calcext:value-type="float">
            <text:p>6611571</text:p>
          </table:table-cell>
          <table:table-cell office:value-type="float" office:value="1000" calcext:value-type="float">
            <text:p>1000</text:p>
          </table:table-cell>
          <table:table-cell office:value-type="float" office:value="8293982" calcext:value-type="float">
            <text:p>82939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11571" calcext:value-type="float">
            <text:p>66115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rany Tavares de Cast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1 15:5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12605" calcext:value-type="float">
            <text:p>6612605</text:p>
          </table:table-cell>
          <table:table-cell office:value-type="float" office:value="1000" calcext:value-type="float">
            <text:p>1000</text:p>
          </table:table-cell>
          <table:table-cell office:value-type="float" office:value="8294957" calcext:value-type="float">
            <text:p>82949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12605" calcext:value-type="float">
            <text:p>6612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sabeth Pereir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1/2021 08:3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13072" calcext:value-type="float">
            <text:p>6613072</text:p>
          </table:table-cell>
          <table:table-cell office:value-type="float" office:value="1000" calcext:value-type="float">
            <text:p>1000</text:p>
          </table:table-cell>
          <table:table-cell office:value-type="float" office:value="8295384" calcext:value-type="float">
            <text:p>82953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13072" calcext:value-type="float">
            <text:p>66130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e Maria Daniel Vi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1/2021 10:2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14247" calcext:value-type="float">
            <text:p>6614247</text:p>
          </table:table-cell>
          <table:table-cell office:value-type="float" office:value="1000" calcext:value-type="float">
            <text:p>1000</text:p>
          </table:table-cell>
          <table:table-cell office:value-type="float" office:value="8296488" calcext:value-type="float">
            <text:p>82964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14247" calcext:value-type="float">
            <text:p>66142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rthur Moreira Borg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1/2021 14:5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18543" calcext:value-type="float">
            <text:p>6618543</text:p>
          </table:table-cell>
          <table:table-cell office:value-type="float" office:value="1000" calcext:value-type="float">
            <text:p>1000</text:p>
          </table:table-cell>
          <table:table-cell office:value-type="float" office:value="8300585" calcext:value-type="float">
            <text:p>83005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18543" calcext:value-type="float">
            <text:p>66185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ilmar Mendes Magalhã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1/2021 09:1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22031" calcext:value-type="float">
            <text:p>6622031</text:p>
          </table:table-cell>
          <table:table-cell office:value-type="float" office:value="1000" calcext:value-type="float">
            <text:p>1000</text:p>
          </table:table-cell>
          <table:table-cell office:value-type="float" office:value="8303626" calcext:value-type="float">
            <text:p>83036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22031" calcext:value-type="float">
            <text:p>66220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va Teixeira Franç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1/2021 15:5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23980" calcext:value-type="float">
            <text:p>6623980</text:p>
          </table:table-cell>
          <table:table-cell office:value-type="float" office:value="1000" calcext:value-type="float">
            <text:p>1000</text:p>
          </table:table-cell>
          <table:table-cell office:value-type="float" office:value="8305456" calcext:value-type="float">
            <text:p>83054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23980" calcext:value-type="float">
            <text:p>66239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usana Alves Vieira Danie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1/2021 10:2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25310" calcext:value-type="float">
            <text:p>6625310</text:p>
          </table:table-cell>
          <table:table-cell office:value-type="float" office:value="1000" calcext:value-type="float">
            <text:p>1000</text:p>
          </table:table-cell>
          <table:table-cell office:value-type="float" office:value="8306716" calcext:value-type="float">
            <text:p>83067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25310" calcext:value-type="float">
            <text:p>66253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avya Ferreira Amara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1/2021 15:3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36527" calcext:value-type="float">
            <text:p>6636527</text:p>
          </table:table-cell>
          <table:table-cell office:value-type="float" office:value="1000" calcext:value-type="float">
            <text:p>1000</text:p>
          </table:table-cell>
          <table:table-cell office:value-type="float" office:value="8317864" calcext:value-type="float">
            <text:p>83178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36527" calcext:value-type="float">
            <text:p>66365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ilane Silva Gonç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1/2021 08:2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38625" calcext:value-type="float">
            <text:p>6638625</text:p>
          </table:table-cell>
          <table:table-cell office:value-type="float" office:value="1000" calcext:value-type="float">
            <text:p>1000</text:p>
          </table:table-cell>
          <table:table-cell office:value-type="float" office:value="8319839" calcext:value-type="float">
            <text:p>83198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38625" calcext:value-type="float">
            <text:p>66386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io Lourenço Corre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1/2021 16:0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38639" calcext:value-type="float">
            <text:p>6638639</text:p>
          </table:table-cell>
          <table:table-cell office:value-type="float" office:value="1000" calcext:value-type="float">
            <text:p>1000</text:p>
          </table:table-cell>
          <table:table-cell office:value-type="float" office:value="8319851" calcext:value-type="float">
            <text:p>83198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38639" calcext:value-type="float">
            <text:p>66386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Madalena da Conceiçã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1/2021 16:1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54367" calcext:value-type="float">
            <text:p>6654367</text:p>
          </table:table-cell>
          <table:table-cell office:value-type="float" office:value="1000" calcext:value-type="float">
            <text:p>1000</text:p>
          </table:table-cell>
          <table:table-cell office:value-type="float" office:value="8335491" calcext:value-type="float">
            <text:p>83354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54367" calcext:value-type="float">
            <text:p>66543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ilvam Alv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1/2021 09:5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55553" calcext:value-type="float">
            <text:p>6655553</text:p>
          </table:table-cell>
          <table:table-cell office:value-type="float" office:value="1000" calcext:value-type="float">
            <text:p>1000</text:p>
          </table:table-cell>
          <table:table-cell office:value-type="float" office:value="8336596" calcext:value-type="float">
            <text:p>83365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55553" calcext:value-type="float">
            <text:p>66555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ilton José de Pau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1/2021 14:3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57836" calcext:value-type="float">
            <text:p>6657836</text:p>
          </table:table-cell>
          <table:table-cell office:value-type="float" office:value="1000" calcext:value-type="float">
            <text:p>1000</text:p>
          </table:table-cell>
          <table:table-cell office:value-type="float" office:value="8338722" calcext:value-type="float">
            <text:p>83387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57836" calcext:value-type="float">
            <text:p>66578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niffer Alves de Marques (Dr. Gustavo Clareamento)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1/2021 11:0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57862" calcext:value-type="float">
            <text:p>6657862</text:p>
          </table:table-cell>
          <table:table-cell office:value-type="float" office:value="1000" calcext:value-type="float">
            <text:p>1000</text:p>
          </table:table-cell>
          <table:table-cell office:value-type="float" office:value="8338745" calcext:value-type="float">
            <text:p>83387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57862" calcext:value-type="float">
            <text:p>66578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Jose Alves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1/2021 11:0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67895" calcext:value-type="float">
            <text:p>6667895</text:p>
          </table:table-cell>
          <table:table-cell office:value-type="float" office:value="1000" calcext:value-type="float">
            <text:p>1000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67895" calcext:value-type="float">
            <text:p>66678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yane Alves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1/2021 09:4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70897" calcext:value-type="float">
            <text:p>6670897</text:p>
          </table:table-cell>
          <table:table-cell office:value-type="float" office:value="1000" calcext:value-type="float">
            <text:p>1000</text:p>
          </table:table-cell>
          <table:table-cell office:value-type="float" office:value="8351454" calcext:value-type="float">
            <text:p>83514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70897" calcext:value-type="float">
            <text:p>66708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queline Miguel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2/2021 09:4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70906" calcext:value-type="float">
            <text:p>6670906</text:p>
          </table:table-cell>
          <table:table-cell office:value-type="float" office:value="1000" calcext:value-type="float">
            <text:p>1000</text:p>
          </table:table-cell>
          <table:table-cell office:value-type="float" office:value="8351463" calcext:value-type="float">
            <text:p>83514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70906" calcext:value-type="float">
            <text:p>66709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ssiano Henrique Chaves Dini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2/2021 09:4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94285" calcext:value-type="float">
            <text:p>6694285</text:p>
          </table:table-cell>
          <table:table-cell office:value-type="float" office:value="1000" calcext:value-type="float">
            <text:p>1000</text:p>
          </table:table-cell>
          <table:table-cell office:value-type="float" office:value="8374588" calcext:value-type="float">
            <text:p>83745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94285" calcext:value-type="float">
            <text:p>66942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nessa Saiane Amorim Antun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2/2021 15:0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94745" calcext:value-type="float">
            <text:p>6694745</text:p>
          </table:table-cell>
          <table:table-cell office:value-type="float" office:value="1000" calcext:value-type="float">
            <text:p>1000</text:p>
          </table:table-cell>
          <table:table-cell office:value-type="float" office:value="8375025" calcext:value-type="float">
            <text:p>83750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694745" calcext:value-type="float">
            <text:p>66947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Yasmim Lop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2/2021 16:2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12243" calcext:value-type="float">
            <text:p>6712243</text:p>
          </table:table-cell>
          <table:table-cell office:value-type="float" office:value="1000" calcext:value-type="float">
            <text:p>1000</text:p>
          </table:table-cell>
          <table:table-cell office:value-type="float" office:value="8392492" calcext:value-type="float">
            <text:p>83924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12243" calcext:value-type="float">
            <text:p>6712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bella Aguiar Nogu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2/2021 08:1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19988" calcext:value-type="float">
            <text:p>6719988</text:p>
          </table:table-cell>
          <table:table-cell office:value-type="float" office:value="1000" calcext:value-type="float">
            <text:p>1000</text:p>
          </table:table-cell>
          <table:table-cell office:value-type="float" office:value="8399777" calcext:value-type="float">
            <text:p>83997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19988" calcext:value-type="float">
            <text:p>67199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ckelme Fernandes Dour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2/2021 10:5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1220" calcext:value-type="float">
            <text:p>6721220</text:p>
          </table:table-cell>
          <table:table-cell office:value-type="float" office:value="1000" calcext:value-type="float">
            <text:p>1000</text:p>
          </table:table-cell>
          <table:table-cell office:value-type="float" office:value="8400958" calcext:value-type="float">
            <text:p>84009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1220" calcext:value-type="float">
            <text:p>67212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erico Mantins da Cun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2/2021 15:3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1767" calcext:value-type="float">
            <text:p>6721767</text:p>
          </table:table-cell>
          <table:table-cell office:value-type="float" office:value="1000" calcext:value-type="float">
            <text:p>1000</text:p>
          </table:table-cell>
          <table:table-cell office:value-type="float" office:value="8401477" calcext:value-type="float">
            <text:p>84014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1767" calcext:value-type="float">
            <text:p>67217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Vitoria Barros Mesqui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2/2021 17:0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2569" calcext:value-type="float">
            <text:p>6722569</text:p>
          </table:table-cell>
          <table:table-cell office:value-type="float" office:value="1000" calcext:value-type="float">
            <text:p>1000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2569" calcext:value-type="float">
            <text:p>67225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ielle Dias G. S. Menez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2/2021 09:4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3341" calcext:value-type="float">
            <text:p>6723341</text:p>
          </table:table-cell>
          <table:table-cell office:value-type="float" office:value="1000" calcext:value-type="float">
            <text:p>1000</text:p>
          </table:table-cell>
          <table:table-cell office:value-type="float" office:value="8402940" calcext:value-type="float">
            <text:p>84029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3341" calcext:value-type="float">
            <text:p>67233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lo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2/2021 12:2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3668" calcext:value-type="float">
            <text:p>6723668</text:p>
          </table:table-cell>
          <table:table-cell office:value-type="float" office:value="1000" calcext:value-type="float">
            <text:p>1000</text:p>
          </table:table-cell>
          <table:table-cell office:value-type="float" office:value="8403243" calcext:value-type="float">
            <text:p>84032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3668" calcext:value-type="float">
            <text:p>67236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eniuda Eva Dini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2/2021 14:3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4289" calcext:value-type="float">
            <text:p>6724289</text:p>
          </table:table-cell>
          <table:table-cell office:value-type="float" office:value="1000" calcext:value-type="float">
            <text:p>1000</text:p>
          </table:table-cell>
          <table:table-cell office:value-type="float" office:value="8403830" calcext:value-type="float">
            <text:p>84038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4289" calcext:value-type="float">
            <text:p>67242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lington Douglas Cardos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2/2021 16:4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6999" calcext:value-type="float">
            <text:p>6726999</text:p>
          </table:table-cell>
          <table:table-cell office:value-type="float" office:value="1000" calcext:value-type="float">
            <text:p>1000</text:p>
          </table:table-cell>
          <table:table-cell office:value-type="float" office:value="8406451" calcext:value-type="float">
            <text:p>84064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6999" calcext:value-type="float">
            <text:p>67269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than Silveira Queiro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1 10:0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7002" calcext:value-type="float">
            <text:p>6727002</text:p>
          </table:table-cell>
          <table:table-cell office:value-type="float" office:value="1000" calcext:value-type="float">
            <text:p>1000</text:p>
          </table:table-cell>
          <table:table-cell office:value-type="float" office:value="8406454" calcext:value-type="float">
            <text:p>84064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7002" calcext:value-type="float">
            <text:p>6727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than Silveira Queiro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1 10:1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7224" calcext:value-type="float">
            <text:p>6727224</text:p>
          </table:table-cell>
          <table:table-cell office:value-type="float" office:value="1000" calcext:value-type="float">
            <text:p>1000</text:p>
          </table:table-cell>
          <table:table-cell office:value-type="float" office:value="8406663" calcext:value-type="float">
            <text:p>84066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7224" calcext:value-type="float">
            <text:p>67272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lanker Marcio Navarro Glandin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1 10:4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7231" calcext:value-type="float">
            <text:p>6727231</text:p>
          </table:table-cell>
          <table:table-cell office:value-type="float" office:value="1000" calcext:value-type="float">
            <text:p>1000</text:p>
          </table:table-cell>
          <table:table-cell office:value-type="float" office:value="8406670" calcext:value-type="float">
            <text:p>8406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7231" calcext:value-type="float">
            <text:p>67272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lanker Marcio Navarro Glandin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1 10:4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27439" calcext:value-type="float">
            <text:p>6727439</text:p>
          </table:table-cell>
          <table:table-cell office:value-type="float" office:value="1000" calcext:value-type="float">
            <text:p>1000</text:p>
          </table:table-cell>
          <table:table-cell office:value-type="float" office:value="8406874" calcext:value-type="float">
            <text:p>84068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27439" calcext:value-type="float">
            <text:p>67274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ba Brag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1 11:2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743940" calcext:value-type="float">
            <text:p>6743940</text:p>
          </table:table-cell>
          <table:table-cell office:value-type="float" office:value="1000" calcext:value-type="float">
            <text:p>1000</text:p>
          </table:table-cell>
          <table:table-cell office:value-type="float" office:value="8423119" calcext:value-type="float">
            <text:p>84231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743940" calcext:value-type="float">
            <text:p>67439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Livia Ribeiro Guimarã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2/2021 08:5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891461" calcext:value-type="float">
            <text:p>6891461</text:p>
          </table:table-cell>
          <table:table-cell office:value-type="float" office:value="1000" calcext:value-type="float">
            <text:p>1000</text:p>
          </table:table-cell>
          <table:table-cell office:value-type="float" office:value="8562863" calcext:value-type="float">
            <text:p>85628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891461" calcext:value-type="float">
            <text:p>68914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ilio Soares Lourenç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2/2021 08:5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40391" calcext:value-type="float">
            <text:p>6940391</text:p>
          </table:table-cell>
          <table:table-cell office:value-type="float" office:value="1000" calcext:value-type="float">
            <text:p>1000</text:p>
          </table:table-cell>
          <table:table-cell office:value-type="float" office:value="8608937" calcext:value-type="float">
            <text:p>86089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40391" calcext:value-type="float">
            <text:p>69403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ilda Xavier Camarg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3/2021 09:3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41762" calcext:value-type="float">
            <text:p>6941762</text:p>
          </table:table-cell>
          <table:table-cell office:value-type="float" office:value="1000" calcext:value-type="float">
            <text:p>1000</text:p>
          </table:table-cell>
          <table:table-cell office:value-type="float" office:value="8610246" calcext:value-type="float">
            <text:p>86102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41762" calcext:value-type="float">
            <text:p>69417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ilton Correia Macie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3/2021 14:5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53999" calcext:value-type="float">
            <text:p>6953999</text:p>
          </table:table-cell>
          <table:table-cell office:value-type="float" office:value="1000" calcext:value-type="float">
            <text:p>1000</text:p>
          </table:table-cell>
          <table:table-cell office:value-type="float" office:value="8617601" calcext:value-type="float">
            <text:p>86176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53999" calcext:value-type="float">
            <text:p>69539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verton Rodrigues de Bri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3/2021 16:4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64202" calcext:value-type="float">
            <text:p>6964202</text:p>
          </table:table-cell>
          <table:table-cell office:value-type="float" office:value="1000" calcext:value-type="float">
            <text:p>1000</text:p>
          </table:table-cell>
          <table:table-cell office:value-type="float" office:value="8627679" calcext:value-type="float">
            <text:p>8627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64202" calcext:value-type="float">
            <text:p>6964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omar Ferreir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3/2021 15:0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65503" calcext:value-type="float">
            <text:p>6965503</text:p>
          </table:table-cell>
          <table:table-cell office:value-type="float" office:value="1000" calcext:value-type="float">
            <text:p>1000</text:p>
          </table:table-cell>
          <table:table-cell office:value-type="float" office:value="8628928" calcext:value-type="float">
            <text:p>86289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65503" calcext:value-type="float">
            <text:p>69655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naldo Pereira de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3/2021 08:0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65628" calcext:value-type="float">
            <text:p>6965628</text:p>
          </table:table-cell>
          <table:table-cell office:value-type="float" office:value="1000" calcext:value-type="float">
            <text:p>1000</text:p>
          </table:table-cell>
          <table:table-cell office:value-type="float" office:value="8629049" calcext:value-type="float">
            <text:p>86290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65628" calcext:value-type="float">
            <text:p>69656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naldo Hortencio Barbosa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3/2021 08:4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975243" calcext:value-type="float">
            <text:p>6975243</text:p>
          </table:table-cell>
          <table:table-cell office:value-type="float" office:value="1000" calcext:value-type="float">
            <text:p>1000</text:p>
          </table:table-cell>
          <table:table-cell office:value-type="float" office:value="8637187" calcext:value-type="float">
            <text:p>86371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975243" calcext:value-type="float">
            <text:p>6975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drigo Dias Guimarães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3/2021 11:0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51594" calcext:value-type="float">
            <text:p>7051594</text:p>
          </table:table-cell>
          <table:table-cell office:value-type="float" office:value="1000" calcext:value-type="float">
            <text:p>1000</text:p>
          </table:table-cell>
          <table:table-cell office:value-type="float" office:value="8699403" calcext:value-type="float">
            <text:p>86994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51594" calcext:value-type="float">
            <text:p>70515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kelme Rodrigues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3/2021 08:1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52572" calcext:value-type="float">
            <text:p>7052572</text:p>
          </table:table-cell>
          <table:table-cell office:value-type="float" office:value="1000" calcext:value-type="float">
            <text:p>1000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52572" calcext:value-type="float">
            <text:p>70525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iza Dias Seix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3/2021 12:0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57473" calcext:value-type="float">
            <text:p>7057473</text:p>
          </table:table-cell>
          <table:table-cell office:value-type="float" office:value="1000" calcext:value-type="float">
            <text:p>1000</text:p>
          </table:table-cell>
          <table:table-cell office:value-type="float" office:value="8705109" calcext:value-type="float">
            <text:p>87051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57473" calcext:value-type="float">
            <text:p>70574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mara Nun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1 10:1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57811" calcext:value-type="float">
            <text:p>7057811</text:p>
          </table:table-cell>
          <table:table-cell office:value-type="float" office:value="1000" calcext:value-type="float">
            <text:p>1000</text:p>
          </table:table-cell>
          <table:table-cell office:value-type="float" office:value="8705430" calcext:value-type="float">
            <text:p>87054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57811" calcext:value-type="float">
            <text:p>7057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gor Mendes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1 11:1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61415" calcext:value-type="float">
            <text:p>7061415</text:p>
          </table:table-cell>
          <table:table-cell office:value-type="float" office:value="1000" calcext:value-type="float">
            <text:p>1000</text:p>
          </table:table-cell>
          <table:table-cell office:value-type="float" office:value="8708978" calcext:value-type="float">
            <text:p>87089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61415" calcext:value-type="float">
            <text:p>70614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ugustus Inácio Rosa de Mel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1 16:3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75613" calcext:value-type="float">
            <text:p>7075613</text:p>
          </table:table-cell>
          <table:table-cell office:value-type="float" office:value="1000" calcext:value-type="float">
            <text:p>1000</text:p>
          </table:table-cell>
          <table:table-cell office:value-type="float" office:value="8722636" calcext:value-type="float">
            <text:p>87226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75613" calcext:value-type="float">
            <text:p>70756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mela do Carm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3/2021 15:4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79508" calcext:value-type="float">
            <text:p>7079508</text:p>
          </table:table-cell>
          <table:table-cell office:value-type="float" office:value="1000" calcext:value-type="float">
            <text:p>1000</text:p>
          </table:table-cell>
          <table:table-cell office:value-type="float" office:value="8726520" calcext:value-type="float">
            <text:p>87265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79508" calcext:value-type="float">
            <text:p>70795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rigório do Carmo Ribeiro N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3/2021 16:3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080906" calcext:value-type="float">
            <text:p>7080906</text:p>
          </table:table-cell>
          <table:table-cell office:value-type="float" office:value="1000" calcext:value-type="float">
            <text:p>1000</text:p>
          </table:table-cell>
          <table:table-cell office:value-type="float" office:value="8727867" calcext:value-type="float">
            <text:p>87278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080906" calcext:value-type="float">
            <text:p>70809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ristiano de Lima Mesqui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3/2021 10:1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07493" calcext:value-type="float">
            <text:p>7107493</text:p>
          </table:table-cell>
          <table:table-cell office:value-type="float" office:value="1000" calcext:value-type="float">
            <text:p>1000</text:p>
          </table:table-cell>
          <table:table-cell office:value-type="float" office:value="8746951" calcext:value-type="float">
            <text:p>87469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07493" calcext:value-type="float">
            <text:p>71074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ana Cristina Simã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3/2021 07:4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12945" calcext:value-type="float">
            <text:p>7112945</text:p>
          </table:table-cell>
          <table:table-cell office:value-type="float" office:value="1000" calcext:value-type="float">
            <text:p>1000</text:p>
          </table:table-cell>
          <table:table-cell office:value-type="float" office:value="8752232" calcext:value-type="float">
            <text:p>87522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12945" calcext:value-type="float">
            <text:p>71129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valdo Teodoro de Sou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3/2021 12:0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50917" calcext:value-type="float">
            <text:p>7150917</text:p>
          </table:table-cell>
          <table:table-cell office:value-type="float" office:value="1000" calcext:value-type="float">
            <text:p>1000</text:p>
          </table:table-cell>
          <table:table-cell office:value-type="float" office:value="8788230" calcext:value-type="float">
            <text:p>87882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50917" calcext:value-type="float">
            <text:p>71509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or Hugo Félix Coe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3/2021 09:0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51354" calcext:value-type="float">
            <text:p>7151354</text:p>
          </table:table-cell>
          <table:table-cell office:value-type="float" office:value="1000" calcext:value-type="float">
            <text:p>1000</text:p>
          </table:table-cell>
          <table:table-cell office:value-type="float" office:value="8788654" calcext:value-type="float">
            <text:p>87886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51354" calcext:value-type="float">
            <text:p>71513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ara Natielly Penha Souz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3/2021 10:3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55108" calcext:value-type="float">
            <text:p>7155108</text:p>
          </table:table-cell>
          <table:table-cell office:value-type="float" office:value="1000" calcext:value-type="float">
            <text:p>1000</text:p>
          </table:table-cell>
          <table:table-cell office:value-type="float" office:value="8792358" calcext:value-type="float">
            <text:p>87923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55108" calcext:value-type="float">
            <text:p>71551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is de Souz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3/2021 16:5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69881" calcext:value-type="float">
            <text:p>7169881</text:p>
          </table:table-cell>
          <table:table-cell office:value-type="float" office:value="1000" calcext:value-type="float">
            <text:p>1000</text:p>
          </table:table-cell>
          <table:table-cell office:value-type="float" office:value="8806974" calcext:value-type="float">
            <text:p>88069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69881" calcext:value-type="float">
            <text:p>71698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alisson Oliveira Lacer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4/2021 08:4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69982" calcext:value-type="float">
            <text:p>7169982</text:p>
          </table:table-cell>
          <table:table-cell office:value-type="float" office:value="1000" calcext:value-type="float">
            <text:p>1000</text:p>
          </table:table-cell>
          <table:table-cell office:value-type="float" office:value="8807066" calcext:value-type="float">
            <text:p>88070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69982" calcext:value-type="float">
            <text:p>71699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ykon Vinicius Camargo Sobrin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4/2021 09:2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70371" calcext:value-type="float">
            <text:p>7170371</text:p>
          </table:table-cell>
          <table:table-cell office:value-type="float" office:value="1000" calcext:value-type="float">
            <text:p>1000</text:p>
          </table:table-cell>
          <table:table-cell office:value-type="float" office:value="8807430" calcext:value-type="float">
            <text:p>88074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70371" calcext:value-type="float">
            <text:p>71703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oria Luana Alves de Mora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4/2021 10:5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170381" calcext:value-type="float">
            <text:p>7170381</text:p>
          </table:table-cell>
          <table:table-cell office:value-type="float" office:value="1000" calcext:value-type="float">
            <text:p>1000</text:p>
          </table:table-cell>
          <table:table-cell office:value-type="float" office:value="8807440" calcext:value-type="float">
            <text:p>88074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170381" calcext:value-type="float">
            <text:p>71703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ulo Batista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4/2021 11:0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56088" calcext:value-type="float">
            <text:p>7256088</text:p>
          </table:table-cell>
          <table:table-cell office:value-type="float" office:value="1000" calcext:value-type="float">
            <text:p>1000</text:p>
          </table:table-cell>
          <table:table-cell office:value-type="float" office:value="8869325" calcext:value-type="float">
            <text:p>88693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256088" calcext:value-type="float">
            <text:p>72560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ulo Guilherme da Silva So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4/2021 15:5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83903" calcext:value-type="float">
            <text:p>7283903</text:p>
          </table:table-cell>
          <table:table-cell office:value-type="float" office:value="1000" calcext:value-type="float">
            <text:p>1000</text:p>
          </table:table-cell>
          <table:table-cell office:value-type="float" office:value="8895659" calcext:value-type="float">
            <text:p>88956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283903" calcext:value-type="float">
            <text:p>72839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aine Barbosa Ribeiro Cint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4/2021 12:1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283904" calcext:value-type="float">
            <text:p>7283904</text:p>
          </table:table-cell>
          <table:table-cell office:value-type="float" office:value="1000" calcext:value-type="float">
            <text:p>1000</text:p>
          </table:table-cell>
          <table:table-cell office:value-type="float" office:value="8895660" calcext:value-type="float">
            <text:p>88956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283904" calcext:value-type="float">
            <text:p>72839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dora Ribeiro Cint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4/2021 12:1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07053" calcext:value-type="float">
            <text:p>7307053</text:p>
          </table:table-cell>
          <table:table-cell office:value-type="float" office:value="1000" calcext:value-type="float">
            <text:p>1000</text:p>
          </table:table-cell>
          <table:table-cell office:value-type="float" office:value="8913606" calcext:value-type="float">
            <text:p>89136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07053" calcext:value-type="float">
            <text:p>73070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chelle Barbosa Bitencou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4/2021 08:2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10723" calcext:value-type="float">
            <text:p>7310723</text:p>
          </table:table-cell>
          <table:table-cell office:value-type="float" office:value="1000" calcext:value-type="float">
            <text:p>1000</text:p>
          </table:table-cell>
          <table:table-cell office:value-type="float" office:value="8916991" calcext:value-type="float">
            <text:p>89169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10723" calcext:value-type="float">
            <text:p>7310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Helena e Tarcis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4/2021 11:0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26341" calcext:value-type="float">
            <text:p>7326341</text:p>
          </table:table-cell>
          <table:table-cell office:value-type="float" office:value="1000" calcext:value-type="float">
            <text:p>1000</text:p>
          </table:table-cell>
          <table:table-cell office:value-type="float" office:value="8932418" calcext:value-type="float">
            <text:p>89324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26341" calcext:value-type="float">
            <text:p>73263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hauan Vitor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4/2021 09:5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40345" calcext:value-type="float">
            <text:p>7340345</text:p>
          </table:table-cell>
          <table:table-cell office:value-type="float" office:value="1000" calcext:value-type="float">
            <text:p>1000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40345" calcext:value-type="float">
            <text:p>73403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ristiano de Lima Mesqui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4/2021 10:3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76349" calcext:value-type="float">
            <text:p>7376349</text:p>
          </table:table-cell>
          <table:table-cell office:value-type="float" office:value="1000" calcext:value-type="float">
            <text:p>1000</text:p>
          </table:table-cell>
          <table:table-cell office:value-type="float" office:value="8977772" calcext:value-type="float">
            <text:p>89777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76349" calcext:value-type="float">
            <text:p>73763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Helena Conceiçã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4/2021 10:0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78004" calcext:value-type="float">
            <text:p>7378004</text:p>
          </table:table-cell>
          <table:table-cell office:value-type="float" office:value="1000" calcext:value-type="float">
            <text:p>1000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78004" calcext:value-type="float">
            <text:p>7378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valdo Rodrigue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4/2021 15:5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95029" calcext:value-type="float">
            <text:p>7395029</text:p>
          </table:table-cell>
          <table:table-cell office:value-type="float" office:value="1000" calcext:value-type="float">
            <text:p>1000</text:p>
          </table:table-cell>
          <table:table-cell office:value-type="float" office:value="8993563" calcext:value-type="float">
            <text:p>89935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95029" calcext:value-type="float">
            <text:p>73950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isa Miranda Cha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4/2021 09:3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395346" calcext:value-type="float">
            <text:p>7395346</text:p>
          </table:table-cell>
          <table:table-cell office:value-type="float" office:value="1000" calcext:value-type="float">
            <text:p>1000</text:p>
          </table:table-cell>
          <table:table-cell office:value-type="float" office:value="8993854" calcext:value-type="float">
            <text:p>89938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395346" calcext:value-type="float">
            <text:p>73953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stela Muniz Carneiro Gom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4/2021 10:3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77186" calcext:value-type="float">
            <text:p>7977186</text:p>
          </table:table-cell>
          <table:table-cell office:value-type="float" office:value="1000" calcext:value-type="float">
            <text:p>1000</text:p>
          </table:table-cell>
          <table:table-cell office:value-type="float" office:value="9487750" calcext:value-type="float">
            <text:p>94877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77186" calcext:value-type="float">
            <text:p>79771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ela (Rayna)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6/2021 09:5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77215" calcext:value-type="float">
            <text:p>7977215</text:p>
          </table:table-cell>
          <table:table-cell office:value-type="float" office:value="1000" calcext:value-type="float">
            <text:p>1000</text:p>
          </table:table-cell>
          <table:table-cell office:value-type="float" office:value="9487774" calcext:value-type="float">
            <text:p>94877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77215" calcext:value-type="float">
            <text:p>79772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ella Moreira Garcia Port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6/2021 09:5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3191" calcext:value-type="float">
            <text:p>7983191</text:p>
          </table:table-cell>
          <table:table-cell office:value-type="float" office:value="1000" calcext:value-type="float">
            <text:p>1000</text:p>
          </table:table-cell>
          <table:table-cell office:value-type="float" office:value="9493348" calcext:value-type="float">
            <text:p>94933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83191" calcext:value-type="float">
            <text:p>79831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vando Ribeiro D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6/2021 09:4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6668" calcext:value-type="float">
            <text:p>7986668</text:p>
          </table:table-cell>
          <table:table-cell office:value-type="float" office:value="1000" calcext:value-type="float">
            <text:p>1000</text:p>
          </table:table-cell>
          <table:table-cell office:value-type="float" office:value="9496594" calcext:value-type="float">
            <text:p>94965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86668" calcext:value-type="float">
            <text:p>79866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iola tec son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6/2021 12:1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007116" calcext:value-type="float">
            <text:p>8007116</text:p>
          </table:table-cell>
          <table:table-cell office:value-type="float" office:value="1000" calcext:value-type="float">
            <text:p>1000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007116" calcext:value-type="float">
            <text:p>80071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nas Victor Carvalho de Godoy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7/2021 08:5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026946" calcext:value-type="float">
            <text:p>8026946</text:p>
          </table:table-cell>
          <table:table-cell office:value-type="float" office:value="1000" calcext:value-type="float">
            <text:p>1000</text:p>
          </table:table-cell>
          <table:table-cell office:value-type="float" office:value="9530773" calcext:value-type="float">
            <text:p>95307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026946" calcext:value-type="float">
            <text:p>80269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Felix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7/2021 09:4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026953" calcext:value-type="float">
            <text:p>8026953</text:p>
          </table:table-cell>
          <table:table-cell office:value-type="float" office:value="1000" calcext:value-type="float">
            <text:p>1000</text:p>
          </table:table-cell>
          <table:table-cell office:value-type="float" office:value="9530779" calcext:value-type="float">
            <text:p>95307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026953" calcext:value-type="float">
            <text:p>80269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tália Felix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7/2021 09:4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033259" calcext:value-type="float">
            <text:p>8033259</text:p>
          </table:table-cell>
          <table:table-cell office:value-type="float" office:value="1000" calcext:value-type="float">
            <text:p>1000</text:p>
          </table:table-cell>
          <table:table-cell office:value-type="float" office:value="9536677" calcext:value-type="float">
            <text:p>95366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033259" calcext:value-type="float">
            <text:p>80332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onice da Silva Fernandes Ro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07/2021 09:4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10725" calcext:value-type="float">
            <text:p>8110725</text:p>
          </table:table-cell>
          <table:table-cell office:value-type="float" office:value="1000" calcext:value-type="float">
            <text:p>1000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10725" calcext:value-type="float">
            <text:p>81107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io Navarro de Lima N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7/2021 09:2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21569" calcext:value-type="float">
            <text:p>8121569</text:p>
          </table:table-cell>
          <table:table-cell office:value-type="float" office:value="1000" calcext:value-type="float">
            <text:p>1000</text:p>
          </table:table-cell>
          <table:table-cell office:value-type="float" office:value="9597239" calcext:value-type="float">
            <text:p>95972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21569" calcext:value-type="float">
            <text:p>81215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los Ribeiro da Roc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7/2021 15:0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29406" calcext:value-type="float">
            <text:p>8129406</text:p>
          </table:table-cell>
          <table:table-cell office:value-type="float" office:value="1000" calcext:value-type="float">
            <text:p>1000</text:p>
          </table:table-cell>
          <table:table-cell office:value-type="float" office:value="9604701" calcext:value-type="float">
            <text:p>96047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29406" calcext:value-type="float">
            <text:p>81294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onardo Gomes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7/2021 09:4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35831" calcext:value-type="float">
            <text:p>8135831</text:p>
          </table:table-cell>
          <table:table-cell office:value-type="float" office:value="1000" calcext:value-type="float">
            <text:p>1000</text:p>
          </table:table-cell>
          <table:table-cell office:value-type="float" office:value="9610897" calcext:value-type="float">
            <text:p>96108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35831" calcext:value-type="float">
            <text:p>81358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elia Neves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7/2021 16:2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35842" calcext:value-type="float">
            <text:p>8135842</text:p>
          </table:table-cell>
          <table:table-cell office:value-type="float" office:value="1000" calcext:value-type="float">
            <text:p>1000</text:p>
          </table:table-cell>
          <table:table-cell office:value-type="float" office:value="9610908" calcext:value-type="float">
            <text:p>96109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35842" calcext:value-type="float">
            <text:p>81358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vino Machado de Bri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7/2021 16:2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38183" calcext:value-type="float">
            <text:p>8138183</text:p>
          </table:table-cell>
          <table:table-cell office:value-type="float" office:value="1000" calcext:value-type="float">
            <text:p>1000</text:p>
          </table:table-cell>
          <table:table-cell office:value-type="float" office:value="9613155" calcext:value-type="float">
            <text:p>96131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38183" calcext:value-type="float">
            <text:p>81381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ele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7/2021 10:3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38191" calcext:value-type="float">
            <text:p>8138191</text:p>
          </table:table-cell>
          <table:table-cell office:value-type="float" office:value="1000" calcext:value-type="float">
            <text:p>1000</text:p>
          </table:table-cell>
          <table:table-cell office:value-type="float" office:value="9613163" calcext:value-type="float">
            <text:p>96131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38191" calcext:value-type="float">
            <text:p>81381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verton Navar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7/2021 10:4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49157" calcext:value-type="float">
            <text:p>8149157</text:p>
          </table:table-cell>
          <table:table-cell office:value-type="float" office:value="1000" calcext:value-type="float">
            <text:p>1000</text:p>
          </table:table-cell>
          <table:table-cell office:value-type="float" office:value="9623960" calcext:value-type="float">
            <text:p>96239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49157" calcext:value-type="float">
            <text:p>81491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ego Xavier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7/2021 08:4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59344" calcext:value-type="float">
            <text:p>8159344</text:p>
          </table:table-cell>
          <table:table-cell office:value-type="float" office:value="1000" calcext:value-type="float">
            <text:p>1000</text:p>
          </table:table-cell>
          <table:table-cell office:value-type="float" office:value="9633867" calcext:value-type="float">
            <text:p>96338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59344" calcext:value-type="float">
            <text:p>81593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imar Vian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7/2021 09:1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85565" calcext:value-type="float">
            <text:p>8185565</text:p>
          </table:table-cell>
          <table:table-cell office:value-type="float" office:value="1000" calcext:value-type="float">
            <text:p>1000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85565" calcext:value-type="float">
            <text:p>81855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nda Pereir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7/2021 16:2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185573" calcext:value-type="float">
            <text:p>8185573</text:p>
          </table:table-cell>
          <table:table-cell office:value-type="float" office:value="1000" calcext:value-type="float">
            <text:p>1000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185573" calcext:value-type="float">
            <text:p>81855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llena Pereira Conceiçã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7/2021 16:2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07744" calcext:value-type="float">
            <text:p>8207744</text:p>
          </table:table-cell>
          <table:table-cell office:value-type="float" office:value="1000" calcext:value-type="float">
            <text:p>1000</text:p>
          </table:table-cell>
          <table:table-cell office:value-type="float" office:value="9668354" calcext:value-type="float">
            <text:p>96683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07744" calcext:value-type="float">
            <text:p>82077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angela Maria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7/2021 16:4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54381" calcext:value-type="float">
            <text:p>8254381</text:p>
          </table:table-cell>
          <table:table-cell office:value-type="float" office:value="1000" calcext:value-type="float">
            <text:p>1000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54381" calcext:value-type="float">
            <text:p>82543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vanilda Ferreira da Cru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7/2021 10:0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54591" calcext:value-type="float">
            <text:p>8254591</text:p>
          </table:table-cell>
          <table:table-cell office:value-type="float" office:value="1000" calcext:value-type="float">
            <text:p>1000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54591" calcext:value-type="float">
            <text:p>82545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lita Rosa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7/2021 10:3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266359" calcext:value-type="float">
            <text:p>8266359</text:p>
          </table:table-cell>
          <table:table-cell office:value-type="float" office:value="1000" calcext:value-type="float">
            <text:p>1000</text:p>
          </table:table-cell>
          <table:table-cell office:value-type="float" office:value="9705738" calcext:value-type="float">
            <text:p>97057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266359" calcext:value-type="float">
            <text:p>82663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io Bertold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7/2021 15:1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18764" calcext:value-type="float">
            <text:p>8318764</text:p>
          </table:table-cell>
          <table:table-cell office:value-type="float" office:value="1000" calcext:value-type="float">
            <text:p>1000</text:p>
          </table:table-cell>
          <table:table-cell office:value-type="float" office:value="9753758" calcext:value-type="float">
            <text:p>97537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318764" calcext:value-type="float">
            <text:p>83187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nda Jacinta da Silva Vi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8/2021 08:1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37935" calcext:value-type="float">
            <text:p>8337935</text:p>
          </table:table-cell>
          <table:table-cell office:value-type="float" office:value="1000" calcext:value-type="float">
            <text:p>1000</text:p>
          </table:table-cell>
          <table:table-cell office:value-type="float" office:value="9772125" calcext:value-type="float">
            <text:p>97721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337935" calcext:value-type="float">
            <text:p>83379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bastião Luiz Ferreira N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8/2021 15:0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38071" calcext:value-type="float">
            <text:p>8338071</text:p>
          </table:table-cell>
          <table:table-cell office:value-type="float" office:value="1000" calcext:value-type="float">
            <text:p>1000</text:p>
          </table:table-cell>
          <table:table-cell office:value-type="float" office:value="9772255" calcext:value-type="float">
            <text:p>97722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338071" calcext:value-type="float">
            <text:p>83380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Zilma Rosa 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8/2021 15:2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46148" calcext:value-type="float">
            <text:p>8346148</text:p>
          </table:table-cell>
          <table:table-cell office:value-type="float" office:value="1000" calcext:value-type="float">
            <text:p>1000</text:p>
          </table:table-cell>
          <table:table-cell office:value-type="float" office:value="9779774" calcext:value-type="float">
            <text:p>97797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346148" calcext:value-type="float">
            <text:p>83461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Eduarda Pio de Lacer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8/2021 08:2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49614" calcext:value-type="float">
            <text:p>8349614</text:p>
          </table:table-cell>
          <table:table-cell office:value-type="float" office:value="1000" calcext:value-type="float">
            <text:p>1000</text:p>
          </table:table-cell>
          <table:table-cell office:value-type="float" office:value="9782997" calcext:value-type="float">
            <text:p>9782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349614" calcext:value-type="float">
            <text:p>83496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e Neto Soares Co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8/2021 09:0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349788" calcext:value-type="float">
            <text:p>8349788</text:p>
          </table:table-cell>
          <table:table-cell office:value-type="float" office:value="1000" calcext:value-type="float">
            <text:p>1000</text:p>
          </table:table-cell>
          <table:table-cell office:value-type="float" office:value="9783157" calcext:value-type="float">
            <text:p>97831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349788" calcext:value-type="float">
            <text:p>83497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alina Carm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8/2021 09:3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10989" calcext:value-type="float">
            <text:p>8410989</text:p>
          </table:table-cell>
          <table:table-cell office:value-type="float" office:value="1000" calcext:value-type="float">
            <text:p>1000</text:p>
          </table:table-cell>
          <table:table-cell office:value-type="float" office:value="9842872" calcext:value-type="float">
            <text:p>98428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410989" calcext:value-type="float">
            <text:p>84109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ell Beattriz Morae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8/2021 14:5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11712" calcext:value-type="float">
            <text:p>8411712</text:p>
          </table:table-cell>
          <table:table-cell office:value-type="float" office:value="1000" calcext:value-type="float">
            <text:p>1000</text:p>
          </table:table-cell>
          <table:table-cell office:value-type="float" office:value="9843551" calcext:value-type="float">
            <text:p>98435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411712" calcext:value-type="float">
            <text:p>8411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rnando Manoel Rodrigues Ciel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8/2021 16:3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13558" calcext:value-type="float">
            <text:p>11713558</text:p>
          </table:table-cell>
          <table:table-cell office:value-type="float" office:value="1000" calcext:value-type="float">
            <text:p>1000</text:p>
          </table:table-cell>
          <table:table-cell office:value-type="float" office:value="12710275" calcext:value-type="float">
            <text:p>127102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713558" calcext:value-type="float">
            <text:p>117135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au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10/2022 13:2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13568" calcext:value-type="float">
            <text:p>11713568</text:p>
          </table:table-cell>
          <table:table-cell office:value-type="float" office:value="1000" calcext:value-type="float">
            <text:p>1000</text:p>
          </table:table-cell>
          <table:table-cell office:value-type="float" office:value="12710285" calcext:value-type="float">
            <text:p>127102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713568" calcext:value-type="float">
            <text:p>117135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ian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10/2022 13:2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82771" calcext:value-type="float">
            <text:p>9882771</text:p>
          </table:table-cell>
          <table:table-cell office:value-type="float" office:value="1000" calcext:value-type="float">
            <text:p>1000</text:p>
          </table:table-cell>
          <table:table-cell office:value-type="float" office:value="11205454" calcext:value-type="float">
            <text:p>112054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82771" calcext:value-type="float">
            <text:p>98827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lton Pereira F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3/2022 10:1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25645" calcext:value-type="float">
            <text:p>11925645</text:p>
          </table:table-cell>
          <table:table-cell office:value-type="float" office:value="1000" calcext:value-type="float">
            <text:p>1000</text:p>
          </table:table-cell>
          <table:table-cell office:value-type="float" office:value="12888460" calcext:value-type="float">
            <text:p>128884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925645" calcext:value-type="float">
            <text:p>119256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rlayn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11/2022 13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52317" calcext:value-type="float">
            <text:p>11952317</text:p>
          </table:table-cell>
          <table:table-cell office:value-type="float" office:value="1000" calcext:value-type="float">
            <text:p>1000</text:p>
          </table:table-cell>
          <table:table-cell office:value-type="float" office:value="12914380" calcext:value-type="float">
            <text:p>129143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952317" calcext:value-type="float">
            <text:p>119523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ilberto Barbosa de Lima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1/2022 17:1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48058" calcext:value-type="float">
            <text:p>11848058</text:p>
          </table:table-cell>
          <table:table-cell office:value-type="float" office:value="1000" calcext:value-type="float">
            <text:p>1000</text:p>
          </table:table-cell>
          <table:table-cell office:value-type="float" office:value="12822206" calcext:value-type="float">
            <text:p>128222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48058" calcext:value-type="float">
            <text:p>118480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gma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11/2022 11:1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60610" calcext:value-type="float">
            <text:p>10860610</text:p>
          </table:table-cell>
          <table:table-cell office:value-type="float" office:value="1000" calcext:value-type="float">
            <text:p>1000</text:p>
          </table:table-cell>
          <table:table-cell office:value-type="float" office:value="12020393" calcext:value-type="float">
            <text:p>120203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60610" calcext:value-type="float">
            <text:p>108606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aine Martin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7/2022 13:0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1092" calcext:value-type="float">
            <text:p>12301092</text:p>
          </table:table-cell>
          <table:table-cell office:value-type="float" office:value="1000" calcext:value-type="float">
            <text:p>1000</text:p>
          </table:table-cell>
          <table:table-cell office:value-type="float" office:value="13185541" calcext:value-type="float">
            <text:p>131855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1092" calcext:value-type="float">
            <text:p>123010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io Joao Aguiar Araujo Gom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1/2023 15:3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1020" calcext:value-type="float">
            <text:p>12301020</text:p>
          </table:table-cell>
          <table:table-cell office:value-type="float" office:value="1000" calcext:value-type="float">
            <text:p>1000</text:p>
          </table:table-cell>
          <table:table-cell office:value-type="float" office:value="13185475" calcext:value-type="float">
            <text:p>131854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1020" calcext:value-type="float">
            <text:p>12301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riel Moreira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1/2023 15:2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0990" calcext:value-type="float">
            <text:p>12300990</text:p>
          </table:table-cell>
          <table:table-cell office:value-type="float" office:value="1000" calcext:value-type="float">
            <text:p>1000</text:p>
          </table:table-cell>
          <table:table-cell office:value-type="float" office:value="13185448" calcext:value-type="float">
            <text:p>131854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0990" calcext:value-type="float">
            <text:p>123009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riana Batist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1/2023 15:2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78314" calcext:value-type="float">
            <text:p>12278314</text:p>
          </table:table-cell>
          <table:table-cell office:value-type="float" office:value="1000" calcext:value-type="float">
            <text:p>1000</text:p>
          </table:table-cell>
          <table:table-cell office:value-type="float" office:value="13167788" calcext:value-type="float">
            <text:p>131677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78314" calcext:value-type="float">
            <text:p>122783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lvânio Balbino de Araú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1/2023 15:2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81177" calcext:value-type="float">
            <text:p>12281177</text:p>
          </table:table-cell>
          <table:table-cell office:value-type="float" office:value="1000" calcext:value-type="float">
            <text:p>1000</text:p>
          </table:table-cell>
          <table:table-cell office:value-type="float" office:value="13170580" calcext:value-type="float">
            <text:p>131705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81177" calcext:value-type="float">
            <text:p>12281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io Jose Amara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1/2023 10:5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0636" calcext:value-type="float">
            <text:p>12300636</text:p>
          </table:table-cell>
          <table:table-cell office:value-type="float" office:value="1000" calcext:value-type="float">
            <text:p>1000</text:p>
          </table:table-cell>
          <table:table-cell office:value-type="float" office:value="13185123" calcext:value-type="float">
            <text:p>131851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0636" calcext:value-type="float">
            <text:p>123006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ão Marian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1/2023 14:3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0808" calcext:value-type="float">
            <text:p>12300808</text:p>
          </table:table-cell>
          <table:table-cell office:value-type="float" office:value="1000" calcext:value-type="float">
            <text:p>1000</text:p>
          </table:table-cell>
          <table:table-cell office:value-type="float" office:value="13185280" calcext:value-type="float">
            <text:p>131852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0808" calcext:value-type="float">
            <text:p>123008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irson Soar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1/2023 14:5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102747" calcext:value-type="float">
            <text:p>12102747</text:p>
          </table:table-cell>
          <table:table-cell office:value-type="float" office:value="1000" calcext:value-type="float">
            <text:p>1000</text:p>
          </table:table-cell>
          <table:table-cell office:value-type="float" office:value="13020346" calcext:value-type="float">
            <text:p>130203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102747" calcext:value-type="float">
            <text:p>121027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faella Rizzia Santana Amara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12/2022 11:4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115652" calcext:value-type="float">
            <text:p>12115652</text:p>
          </table:table-cell>
          <table:table-cell office:value-type="float" office:value="1000" calcext:value-type="float">
            <text:p>1000</text:p>
          </table:table-cell>
          <table:table-cell office:value-type="float" office:value="13032959" calcext:value-type="float">
            <text:p>130329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115652" calcext:value-type="float">
            <text:p>121156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íria Alves Feitosa Mascarenh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12/2022 13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157149" calcext:value-type="float">
            <text:p>12157149</text:p>
          </table:table-cell>
          <table:table-cell office:value-type="float" office:value="1000" calcext:value-type="float">
            <text:p>1000</text:p>
          </table:table-cell>
          <table:table-cell office:value-type="float" office:value="13070901" calcext:value-type="float">
            <text:p>130709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157149" calcext:value-type="float">
            <text:p>121571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atus Mo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12/2022 12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37330" calcext:value-type="float">
            <text:p>12237330</text:p>
          </table:table-cell>
          <table:table-cell office:value-type="float" office:value="1000" calcext:value-type="float">
            <text:p>1000</text:p>
          </table:table-cell>
          <table:table-cell office:value-type="float" office:value="13131877" calcext:value-type="float">
            <text:p>131318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37330" calcext:value-type="float">
            <text:p>122373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eia Rosa de Mel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12/2022 17:5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45952" calcext:value-type="float">
            <text:p>12245952</text:p>
          </table:table-cell>
          <table:table-cell office:value-type="float" office:value="1000" calcext:value-type="float">
            <text:p>1000</text:p>
          </table:table-cell>
          <table:table-cell office:value-type="float" office:value="13137082" calcext:value-type="float">
            <text:p>131370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45952" calcext:value-type="float">
            <text:p>122459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ton da Luz Peixo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12/2022 15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60769" calcext:value-type="float">
            <text:p>12260769</text:p>
          </table:table-cell>
          <table:table-cell office:value-type="float" office:value="1000" calcext:value-type="float">
            <text:p>1000</text:p>
          </table:table-cell>
          <table:table-cell office:value-type="float" office:value="13151549" calcext:value-type="float">
            <text:p>131515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60769" calcext:value-type="float">
            <text:p>122607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irene Almeida Araujo Alvareng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12/2022 14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17590" calcext:value-type="float">
            <text:p>7417590</text:p>
          </table:table-cell>
          <table:table-cell office:value-type="float" office:value="1000" calcext:value-type="float">
            <text:p>1000</text:p>
          </table:table-cell>
          <table:table-cell office:value-type="float" office:value="9015336" calcext:value-type="float">
            <text:p>9015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17590" calcext:value-type="float">
            <text:p>74175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nildo Fagundes da Luz (Adriana)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5/2021 10:44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30393" calcext:value-type="float">
            <text:p>7430393</text:p>
          </table:table-cell>
          <table:table-cell office:value-type="float" office:value="1000" calcext:value-type="float">
            <text:p>1000</text:p>
          </table:table-cell>
          <table:table-cell office:value-type="float" office:value="9025271" calcext:value-type="float">
            <text:p>90252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30393" calcext:value-type="float">
            <text:p>74303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e Felipe Teixeira de Arru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5/2021 16:5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41760" calcext:value-type="float">
            <text:p>7441760</text:p>
          </table:table-cell>
          <table:table-cell office:value-type="float" office:value="1000" calcext:value-type="float">
            <text:p>1000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41760" calcext:value-type="float">
            <text:p>74417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lancielly de Lim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5/2021 14:4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56104" calcext:value-type="float">
            <text:p>7456104</text:p>
          </table:table-cell>
          <table:table-cell office:value-type="float" office:value="1000" calcext:value-type="float">
            <text:p>1000</text:p>
          </table:table-cell>
          <table:table-cell office:value-type="float" office:value="9048963" calcext:value-type="float">
            <text:p>90489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56104" calcext:value-type="float">
            <text:p>7456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riane Xavier de Sou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5/2021 09:4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85047" calcext:value-type="float">
            <text:p>7485047</text:p>
          </table:table-cell>
          <table:table-cell office:value-type="float" office:value="1000" calcext:value-type="float">
            <text:p>1000</text:p>
          </table:table-cell>
          <table:table-cell office:value-type="float" office:value="9076738" calcext:value-type="float">
            <text:p>90767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85047" calcext:value-type="float">
            <text:p>74850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ilha Marin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5/2021 09:0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87840" calcext:value-type="float">
            <text:p>7487840</text:p>
          </table:table-cell>
          <table:table-cell office:value-type="float" office:value="1000" calcext:value-type="float">
            <text:p>1000</text:p>
          </table:table-cell>
          <table:table-cell office:value-type="float" office:value="9079517" calcext:value-type="float">
            <text:p>90795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87840" calcext:value-type="float">
            <text:p>74878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riely Victoria Peixoto Carn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5/2021 09:4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92101" calcext:value-type="float">
            <text:p>7492101</text:p>
          </table:table-cell>
          <table:table-cell office:value-type="float" office:value="1000" calcext:value-type="float">
            <text:p>1000</text:p>
          </table:table-cell>
          <table:table-cell office:value-type="float" office:value="9083599" calcext:value-type="float">
            <text:p>90835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92101" calcext:value-type="float">
            <text:p>7492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5/2021 16:3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93398" calcext:value-type="float">
            <text:p>7493398</text:p>
          </table:table-cell>
          <table:table-cell office:value-type="float" office:value="1000" calcext:value-type="float">
            <text:p>1000</text:p>
          </table:table-cell>
          <table:table-cell office:value-type="float" office:value="9084822" calcext:value-type="float">
            <text:p>90848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93398" calcext:value-type="float">
            <text:p>74933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abriel Vitor Alve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5/2021 11:0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98215" calcext:value-type="float">
            <text:p>7498215</text:p>
          </table:table-cell>
          <table:table-cell office:value-type="float" office:value="1000" calcext:value-type="float">
            <text:p>1000</text:p>
          </table:table-cell>
          <table:table-cell office:value-type="float" office:value="9089584" calcext:value-type="float">
            <text:p>90895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98215" calcext:value-type="float">
            <text:p>74982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ego Balbino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5/2021 15:5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01476" calcext:value-type="float">
            <text:p>7501476</text:p>
          </table:table-cell>
          <table:table-cell office:value-type="float" office:value="1000" calcext:value-type="float">
            <text:p>1000</text:p>
          </table:table-cell>
          <table:table-cell office:value-type="float" office:value="9092712" calcext:value-type="float">
            <text:p>90927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01476" calcext:value-type="float">
            <text:p>75014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vina Pereira Freit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5/2021 14:5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03662" calcext:value-type="float">
            <text:p>7503662</text:p>
          </table:table-cell>
          <table:table-cell office:value-type="float" office:value="1000" calcext:value-type="float">
            <text:p>1000</text:p>
          </table:table-cell>
          <table:table-cell office:value-type="float" office:value="9094748" calcext:value-type="float">
            <text:p>9094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03662" calcext:value-type="float">
            <text:p>75036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essandra Camargo Bueno do Nascimen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5/2021 10:5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05915" calcext:value-type="float">
            <text:p>7505915</text:p>
          </table:table-cell>
          <table:table-cell office:value-type="float" office:value="1000" calcext:value-type="float">
            <text:p>1000</text:p>
          </table:table-cell>
          <table:table-cell office:value-type="float" office:value="9096936" calcext:value-type="float">
            <text:p>90969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05915" calcext:value-type="float">
            <text:p>75059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io Alves de Araujo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5/2021 14:4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08525" calcext:value-type="float">
            <text:p>7508525</text:p>
          </table:table-cell>
          <table:table-cell office:value-type="float" office:value="1000" calcext:value-type="float">
            <text:p>1000</text:p>
          </table:table-cell>
          <table:table-cell office:value-type="float" office:value="9099397" calcext:value-type="float">
            <text:p>90993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08525" calcext:value-type="float">
            <text:p>75085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merson França Macie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5/2021 13:3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10393" calcext:value-type="float">
            <text:p>7510393</text:p>
          </table:table-cell>
          <table:table-cell office:value-type="float" office:value="1000" calcext:value-type="float">
            <text:p>1000</text:p>
          </table:table-cell>
          <table:table-cell office:value-type="float" office:value="9101167" calcext:value-type="float">
            <text:p>91011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10393" calcext:value-type="float">
            <text:p>75103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len Cristin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5/2021 09:3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49070" calcext:value-type="float">
            <text:p>7549070</text:p>
          </table:table-cell>
          <table:table-cell office:value-type="float" office:value="1000" calcext:value-type="float">
            <text:p>1000</text:p>
          </table:table-cell>
          <table:table-cell office:value-type="float" office:value="9138696" calcext:value-type="float">
            <text:p>91386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49070" calcext:value-type="float">
            <text:p>75490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nda Teixeir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5/2021 11:3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50807" calcext:value-type="float">
            <text:p>7550807</text:p>
          </table:table-cell>
          <table:table-cell office:value-type="float" office:value="1000" calcext:value-type="float">
            <text:p>1000</text:p>
          </table:table-cell>
          <table:table-cell office:value-type="float" office:value="9140366" calcext:value-type="float">
            <text:p>91403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50807" calcext:value-type="float">
            <text:p>75508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milla Vitoria Silva Fagund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5/2021 16:0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571822" calcext:value-type="float">
            <text:p>7571822</text:p>
          </table:table-cell>
          <table:table-cell office:value-type="float" office:value="1000" calcext:value-type="float">
            <text:p>1000</text:p>
          </table:table-cell>
          <table:table-cell office:value-type="float" office:value="9156040" calcext:value-type="float">
            <text:p>91560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571822" calcext:value-type="float">
            <text:p>75718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orival Gonçalves de Assis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6/2021 15:3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774123" calcext:value-type="float">
            <text:p>7774123</text:p>
          </table:table-cell>
          <table:table-cell office:value-type="float" office:value="1000" calcext:value-type="float">
            <text:p>1000</text:p>
          </table:table-cell>
          <table:table-cell office:value-type="float" office:value="9293092" calcext:value-type="float">
            <text:p>92930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774123" calcext:value-type="float">
            <text:p>7774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Quilvia Mari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6/2021 14:5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857204" calcext:value-type="float">
            <text:p>7857204</text:p>
          </table:table-cell>
          <table:table-cell office:value-type="float" office:value="1000" calcext:value-type="float">
            <text:p>1000</text:p>
          </table:table-cell>
          <table:table-cell office:value-type="float" office:value="9370828" calcext:value-type="float">
            <text:p>93708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857204" calcext:value-type="float">
            <text:p>78572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ão Paulo Nonato de Medeir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6/2021 08:2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898949" calcext:value-type="float">
            <text:p>7898949</text:p>
          </table:table-cell>
          <table:table-cell office:value-type="float" office:value="1000" calcext:value-type="float">
            <text:p>1000</text:p>
          </table:table-cell>
          <table:table-cell office:value-type="float" office:value="9411749" calcext:value-type="float">
            <text:p>94117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898949" calcext:value-type="float">
            <text:p>78989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nelma Ribeiro Gonçalves Borg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6/2021 10:2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66481" calcext:value-type="float">
            <text:p>8466481</text:p>
          </table:table-cell>
          <table:table-cell office:value-type="float" office:value="1000" calcext:value-type="float">
            <text:p>1000</text:p>
          </table:table-cell>
          <table:table-cell office:value-type="float" office:value="9897522" calcext:value-type="float">
            <text:p>98975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466481" calcext:value-type="float">
            <text:p>84664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iselly Ferreira Alves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8/2021 15:56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467660" calcext:value-type="float">
            <text:p>8467660</text:p>
          </table:table-cell>
          <table:table-cell office:value-type="float" office:value="1000" calcext:value-type="float">
            <text:p>1000</text:p>
          </table:table-cell>
          <table:table-cell office:value-type="float" office:value="9898630" calcext:value-type="float">
            <text:p>98986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467660" calcext:value-type="float">
            <text:p>84676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ziana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8/2021 09:3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81153" calcext:value-type="float">
            <text:p>8681153</text:p>
          </table:table-cell>
          <table:table-cell office:value-type="float" office:value="1000" calcext:value-type="float">
            <text:p>1000</text:p>
          </table:table-cell>
          <table:table-cell office:value-type="float" office:value="10111110" calcext:value-type="float">
            <text:p>101111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681153" calcext:value-type="float">
            <text:p>86811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ricio Marinho de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8/2021 15:47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81387" calcext:value-type="float">
            <text:p>8681387</text:p>
          </table:table-cell>
          <table:table-cell office:value-type="float" office:value="1000" calcext:value-type="float">
            <text:p>1000</text:p>
          </table:table-cell>
          <table:table-cell office:value-type="float" office:value="10111322" calcext:value-type="float">
            <text:p>101113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681387" calcext:value-type="float">
            <text:p>86813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ueli Ferreira Chag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8/2021 16:20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687589" calcext:value-type="float">
            <text:p>8687589</text:p>
          </table:table-cell>
          <table:table-cell office:value-type="float" office:value="1000" calcext:value-type="float">
            <text:p>1000</text:p>
          </table:table-cell>
          <table:table-cell office:value-type="float" office:value="10117279" calcext:value-type="float">
            <text:p>101172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687589" calcext:value-type="float">
            <text:p>86875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mile dos Santo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8/2021 16:4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32121" calcext:value-type="float">
            <text:p>8832121</text:p>
          </table:table-cell>
          <table:table-cell office:value-type="float" office:value="1000" calcext:value-type="float">
            <text:p>1000</text:p>
          </table:table-cell>
          <table:table-cell office:value-type="float" office:value="10251717" calcext:value-type="float">
            <text:p>102517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32121" calcext:value-type="float">
            <text:p>88321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o Souza de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9/2021 15:59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47795" calcext:value-type="float">
            <text:p>8847795</text:p>
          </table:table-cell>
          <table:table-cell office:value-type="float" office:value="1000" calcext:value-type="float">
            <text:p>1000</text:p>
          </table:table-cell>
          <table:table-cell office:value-type="float" office:value="10267149" calcext:value-type="float">
            <text:p>102671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47795" calcext:value-type="float">
            <text:p>88477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Mendoça de Sol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9/2021 16:1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95961" calcext:value-type="float">
            <text:p>8895961</text:p>
          </table:table-cell>
          <table:table-cell office:value-type="float" office:value="1000" calcext:value-type="float">
            <text:p>1000</text:p>
          </table:table-cell>
          <table:table-cell office:value-type="float" office:value="10314353" calcext:value-type="float">
            <text:p>103143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95961" calcext:value-type="float">
            <text:p>88959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lia Bastos de Carva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9/2021 10:18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19439" calcext:value-type="float">
            <text:p>9019439</text:p>
          </table:table-cell>
          <table:table-cell office:value-type="float" office:value="1000" calcext:value-type="float">
            <text:p>1000</text:p>
          </table:table-cell>
          <table:table-cell office:value-type="float" office:value="10431333" calcext:value-type="float">
            <text:p>10431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019439" calcext:value-type="float">
            <text:p>90194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eronita Luiza de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10/2021 12:21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020695" calcext:value-type="float">
            <text:p>9020695</text:p>
          </table:table-cell>
          <table:table-cell office:value-type="float" office:value="1000" calcext:value-type="float">
            <text:p>1000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020695" calcext:value-type="float">
            <text:p>90206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bastiana Nunes Moura Vi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10/2021 16:1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2287" calcext:value-type="float">
            <text:p>6152287</text:p>
          </table:table-cell>
          <table:table-cell office:value-type="float" office:value="1000" calcext:value-type="float">
            <text:p>1000</text:p>
          </table:table-cell>
          <table:table-cell office:value-type="float" office:value="7924880" calcext:value-type="float">
            <text:p>79248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52287" calcext:value-type="float">
            <text:p>61522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anda Pereira Camp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9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3390" calcext:value-type="float">
            <text:p>6153390</text:p>
          </table:table-cell>
          <table:table-cell office:value-type="float" office:value="1000" calcext:value-type="float">
            <text:p>1000</text:p>
          </table:table-cell>
          <table:table-cell office:value-type="float" office:value="7925982" calcext:value-type="float">
            <text:p>79259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53390" calcext:value-type="float">
            <text:p>61533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érico Martins Cun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9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3426" calcext:value-type="float">
            <text:p>6153426</text:p>
          </table:table-cell>
          <table:table-cell office:value-type="float" office:value="1000" calcext:value-type="float">
            <text:p>1000</text:p>
          </table:table-cell>
          <table:table-cell office:value-type="float" office:value="7926013" calcext:value-type="float">
            <text:p>79260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53426" calcext:value-type="float">
            <text:p>61534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érico Martins Cun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9:3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899015" calcext:value-type="float">
            <text:p>7899015</text:p>
          </table:table-cell>
          <table:table-cell office:value-type="float" office:value="1000" calcext:value-type="float">
            <text:p>1000</text:p>
          </table:table-cell>
          <table:table-cell office:value-type="float" office:value="9411813" calcext:value-type="float">
            <text:p>94118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899015" calcext:value-type="float">
            <text:p>78990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even Henrique Batist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6/2021 10:32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02564" calcext:value-type="float">
            <text:p>7902564</text:p>
          </table:table-cell>
          <table:table-cell office:value-type="float" office:value="1000" calcext:value-type="float">
            <text:p>1000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02564" calcext:value-type="float">
            <text:p>79025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rasilina da Luz Fagund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6/2021 12:2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04535" calcext:value-type="float">
            <text:p>7904535</text:p>
          </table:table-cell>
          <table:table-cell office:value-type="float" office:value="1000" calcext:value-type="float">
            <text:p>1000</text:p>
          </table:table-cell>
          <table:table-cell office:value-type="float" office:value="9417025" calcext:value-type="float">
            <text:p>94170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04535" calcext:value-type="float">
            <text:p>7904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los Ribeiro da Roc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6/2021 09:0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04607" calcext:value-type="float">
            <text:p>7904607</text:p>
          </table:table-cell>
          <table:table-cell office:value-type="float" office:value="1000" calcext:value-type="float">
            <text:p>1000</text:p>
          </table:table-cell>
          <table:table-cell office:value-type="float" office:value="9417094" calcext:value-type="float">
            <text:p>94170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04607" calcext:value-type="float">
            <text:p>7904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la Fagundes Xavier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6/2021 09:2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04707" calcext:value-type="float">
            <text:p>7904707</text:p>
          </table:table-cell>
          <table:table-cell office:value-type="float" office:value="1000" calcext:value-type="float">
            <text:p>1000</text:p>
          </table:table-cell>
          <table:table-cell office:value-type="float" office:value="9417190" calcext:value-type="float">
            <text:p>94171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04707" calcext:value-type="float">
            <text:p>79047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chele da Silva N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6/2021 09:45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11345" calcext:value-type="float">
            <text:p>7911345</text:p>
          </table:table-cell>
          <table:table-cell office:value-type="float" office:value="1000" calcext:value-type="float">
            <text:p>1000</text:p>
          </table:table-cell>
          <table:table-cell office:value-type="float" office:value="9423460" calcext:value-type="float">
            <text:p>94234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911345" calcext:value-type="float">
            <text:p>79113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len Cristina Ribeiro Soa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6/2021 09:13 - Michelle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27709" calcext:value-type="float">
            <text:p>13127709</text:p>
          </table:table-cell>
          <table:table-cell office:value-type="float" office:value="1000" calcext:value-type="float">
            <text:p>1000</text:p>
          </table:table-cell>
          <table:table-cell office:value-type="float" office:value="13862236" calcext:value-type="float">
            <text:p>138622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27709" calcext:value-type="float">
            <text:p>13127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 Antônio da Cunha F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3 13:4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02811" calcext:value-type="float">
            <text:p>13202811</text:p>
          </table:table-cell>
          <table:table-cell office:value-type="float" office:value="1000" calcext:value-type="float">
            <text:p>1000</text:p>
          </table:table-cell>
          <table:table-cell office:value-type="float" office:value="13925416" calcext:value-type="float">
            <text:p>139254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202811" calcext:value-type="float">
            <text:p>13202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veraldo Marinho De Souz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3/2023 12:4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770" calcext:value-type="float">
            <text:p>6213770</text:p>
          </table:table-cell>
          <table:table-cell office:value-type="float" office:value="1000" calcext:value-type="float">
            <text:p>1000</text:p>
          </table:table-cell>
          <table:table-cell office:value-type="float" office:value="7977583" calcext:value-type="float">
            <text:p>79775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770" calcext:value-type="float">
            <text:p>62137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los Xavier Pissar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4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794" calcext:value-type="float">
            <text:p>6213794</text:p>
          </table:table-cell>
          <table:table-cell office:value-type="float" office:value="1000" calcext:value-type="float">
            <text:p>1000</text:p>
          </table:table-cell>
          <table:table-cell office:value-type="float" office:value="7977605" calcext:value-type="float">
            <text:p>79776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794" calcext:value-type="float">
            <text:p>62137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audia Xavier Ferr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805" calcext:value-type="float">
            <text:p>6213805</text:p>
          </table:table-cell>
          <table:table-cell office:value-type="float" office:value="1000" calcext:value-type="float">
            <text:p>1000</text:p>
          </table:table-cell>
          <table:table-cell office:value-type="float" office:value="7977616" calcext:value-type="float">
            <text:p>79776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805" calcext:value-type="float">
            <text:p>62138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audio Oliveira Nun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821" calcext:value-type="float">
            <text:p>6213821</text:p>
          </table:table-cell>
          <table:table-cell office:value-type="float" office:value="1000" calcext:value-type="float">
            <text:p>1000</text:p>
          </table:table-cell>
          <table:table-cell office:value-type="float" office:value="7977632" calcext:value-type="float">
            <text:p>79776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821" calcext:value-type="float">
            <text:p>62138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iton Marques Far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887" calcext:value-type="float">
            <text:p>6213887</text:p>
          </table:table-cell>
          <table:table-cell office:value-type="float" office:value="1000" calcext:value-type="float">
            <text:p>1000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887" calcext:value-type="float">
            <text:p>62138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riany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0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898" calcext:value-type="float">
            <text:p>6213898</text:p>
          </table:table-cell>
          <table:table-cell office:value-type="float" office:value="1000" calcext:value-type="float">
            <text:p>1000</text:p>
          </table:table-cell>
          <table:table-cell office:value-type="float" office:value="7977707" calcext:value-type="float">
            <text:p>79777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898" calcext:value-type="float">
            <text:p>62138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hian Carlos Venâncio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1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903" calcext:value-type="float">
            <text:p>6213903</text:p>
          </table:table-cell>
          <table:table-cell office:value-type="float" office:value="1000" calcext:value-type="float">
            <text:p>1000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903" calcext:value-type="float">
            <text:p>62139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vid Guilherme de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1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4195" calcext:value-type="float">
            <text:p>6214195</text:p>
          </table:table-cell>
          <table:table-cell office:value-type="float" office:value="1000" calcext:value-type="float">
            <text:p>1000</text:p>
          </table:table-cell>
          <table:table-cell office:value-type="float" office:value="7977979" calcext:value-type="float">
            <text:p>79779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4195" calcext:value-type="float">
            <text:p>62141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vid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7:1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4062" calcext:value-type="float">
            <text:p>6214062</text:p>
          </table:table-cell>
          <table:table-cell office:value-type="float" office:value="1000" calcext:value-type="float">
            <text:p>1000</text:p>
          </table:table-cell>
          <table:table-cell office:value-type="float" office:value="7977858" calcext:value-type="float">
            <text:p>79778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4062" calcext:value-type="float">
            <text:p>62140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ouglas Soares Mo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4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952" calcext:value-type="float">
            <text:p>6213952</text:p>
          </table:table-cell>
          <table:table-cell office:value-type="float" office:value="1000" calcext:value-type="float">
            <text:p>1000</text:p>
          </table:table-cell>
          <table:table-cell office:value-type="float" office:value="7977759" calcext:value-type="float">
            <text:p>79777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952" calcext:value-type="float">
            <text:p>62139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ogo Batist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977" calcext:value-type="float">
            <text:p>6213977</text:p>
          </table:table-cell>
          <table:table-cell office:value-type="float" office:value="1000" calcext:value-type="float">
            <text:p>1000</text:p>
          </table:table-cell>
          <table:table-cell office:value-type="float" office:value="7977779" calcext:value-type="float">
            <text:p>79777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977" calcext:value-type="float">
            <text:p>62139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ela Wilena M. Sou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995" calcext:value-type="float">
            <text:p>6213995</text:p>
          </table:table-cell>
          <table:table-cell office:value-type="float" office:value="1000" calcext:value-type="float">
            <text:p>1000</text:p>
          </table:table-cell>
          <table:table-cell office:value-type="float" office:value="7977795" calcext:value-type="float">
            <text:p>79777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995" calcext:value-type="float">
            <text:p>62139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elmari Vieira de Cast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6:3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3498" calcext:value-type="float">
            <text:p>6153498</text:p>
          </table:table-cell>
          <table:table-cell office:value-type="float" office:value="1000" calcext:value-type="float">
            <text:p>1000</text:p>
          </table:table-cell>
          <table:table-cell office:value-type="float" office:value="7926077" calcext:value-type="float">
            <text:p>79260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53498" calcext:value-type="float">
            <text:p>61534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parecida Alves Xavie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9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3516" calcext:value-type="float">
            <text:p>6153516</text:p>
          </table:table-cell>
          <table:table-cell office:value-type="float" office:value="1000" calcext:value-type="float">
            <text:p>1000</text:p>
          </table:table-cell>
          <table:table-cell office:value-type="float" office:value="7926094" calcext:value-type="float">
            <text:p>79260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53516" calcext:value-type="float">
            <text:p>6153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riane Cristina de Souza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9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53534" calcext:value-type="float">
            <text:p>6153534</text:p>
          </table:table-cell>
          <table:table-cell office:value-type="float" office:value="1000" calcext:value-type="float">
            <text:p>1000</text:p>
          </table:table-cell>
          <table:table-cell office:value-type="float" office:value="7926111" calcext:value-type="float">
            <text:p>79261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153534" calcext:value-type="float">
            <text:p>61535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dis Vinici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0 09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854" calcext:value-type="float">
            <text:p>6204854</text:p>
          </table:table-cell>
          <table:table-cell office:value-type="float" office:value="1000" calcext:value-type="float">
            <text:p>1000</text:p>
          </table:table-cell>
          <table:table-cell office:value-type="float" office:value="7969640" calcext:value-type="float">
            <text:p>79696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854" calcext:value-type="float">
            <text:p>62048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ória Camila Moreira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877" calcext:value-type="float">
            <text:p>6204877</text:p>
          </table:table-cell>
          <table:table-cell office:value-type="float" office:value="1000" calcext:value-type="float">
            <text:p>1000</text:p>
          </table:table-cell>
          <table:table-cell office:value-type="float" office:value="7969660" calcext:value-type="float">
            <text:p>79696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877" calcext:value-type="float">
            <text:p>62048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Júlia Moreira dos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3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897" calcext:value-type="float">
            <text:p>6204897</text:p>
          </table:table-cell>
          <table:table-cell office:value-type="float" office:value="1000" calcext:value-type="float">
            <text:p>1000</text:p>
          </table:table-cell>
          <table:table-cell office:value-type="float" office:value="7969678" calcext:value-type="float">
            <text:p>79696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897" calcext:value-type="float">
            <text:p>62048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reno Tavares dos Sant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926" calcext:value-type="float">
            <text:p>6204926</text:p>
          </table:table-cell>
          <table:table-cell office:value-type="float" office:value="1000" calcext:value-type="float">
            <text:p>1000</text:p>
          </table:table-cell>
          <table:table-cell office:value-type="float" office:value="7969706" calcext:value-type="float">
            <text:p>79697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926" calcext:value-type="float">
            <text:p>62049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eatriz Avelino da Silva Galvã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939" calcext:value-type="float">
            <text:p>6204939</text:p>
          </table:table-cell>
          <table:table-cell office:value-type="float" office:value="1000" calcext:value-type="float">
            <text:p>1000</text:p>
          </table:table-cell>
          <table:table-cell office:value-type="float" office:value="7969718" calcext:value-type="float">
            <text:p>79697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939" calcext:value-type="float">
            <text:p>62049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arbara Daniela Alves Teix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952" calcext:value-type="float">
            <text:p>6204952</text:p>
          </table:table-cell>
          <table:table-cell office:value-type="float" office:value="1000" calcext:value-type="float">
            <text:p>1000</text:p>
          </table:table-cell>
          <table:table-cell office:value-type="float" office:value="7969731" calcext:value-type="float">
            <text:p>79697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952" calcext:value-type="float">
            <text:p>62049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milla Mikaella Lop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967" calcext:value-type="float">
            <text:p>6204967</text:p>
          </table:table-cell>
          <table:table-cell office:value-type="float" office:value="1000" calcext:value-type="float">
            <text:p>1000</text:p>
          </table:table-cell>
          <table:table-cell office:value-type="float" office:value="7969746" calcext:value-type="float">
            <text:p>79697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967" calcext:value-type="float">
            <text:p>62049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ida do Crre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6:5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974" calcext:value-type="float">
            <text:p>6204974</text:p>
          </table:table-cell>
          <table:table-cell office:value-type="float" office:value="1000" calcext:value-type="float">
            <text:p>1000</text:p>
          </table:table-cell>
          <table:table-cell office:value-type="float" office:value="7969752" calcext:value-type="float">
            <text:p>79697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974" calcext:value-type="float">
            <text:p>62049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iton Jose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7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4998" calcext:value-type="float">
            <text:p>6204998</text:p>
          </table:table-cell>
          <table:table-cell office:value-type="float" office:value="1000" calcext:value-type="float">
            <text:p>1000</text:p>
          </table:table-cell>
          <table:table-cell office:value-type="float" office:value="7969775" calcext:value-type="float">
            <text:p>79697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4998" calcext:value-type="float">
            <text:p>62049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iton Rosa 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7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5010" calcext:value-type="float">
            <text:p>6205010</text:p>
          </table:table-cell>
          <table:table-cell office:value-type="float" office:value="1000" calcext:value-type="float">
            <text:p>1000</text:p>
          </table:table-cell>
          <table:table-cell office:value-type="float" office:value="7969787" calcext:value-type="float">
            <text:p>79697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05010" calcext:value-type="float">
            <text:p>62050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ber de Sousa Pe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2/2020 17:0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675" calcext:value-type="float">
            <text:p>6213675</text:p>
          </table:table-cell>
          <table:table-cell office:value-type="float" office:value="1000" calcext:value-type="float">
            <text:p>1000</text:p>
          </table:table-cell>
          <table:table-cell office:value-type="float" office:value="7977489" calcext:value-type="float">
            <text:p>79774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675" calcext:value-type="float">
            <text:p>62136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audio Marcio dos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690" calcext:value-type="float">
            <text:p>6213690</text:p>
          </table:table-cell>
          <table:table-cell office:value-type="float" office:value="1000" calcext:value-type="float">
            <text:p>1000</text:p>
          </table:table-cell>
          <table:table-cell office:value-type="float" office:value="7977504" calcext:value-type="float">
            <text:p>79775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690" calcext:value-type="float">
            <text:p>62136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élia Alves Evangelist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3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13701" calcext:value-type="float">
            <text:p>6213701</text:p>
          </table:table-cell>
          <table:table-cell office:value-type="float" office:value="1000" calcext:value-type="float">
            <text:p>1000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213701" calcext:value-type="float">
            <text:p>62137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uzair Alves Teixeira <text:s/>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12/2020 15:3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172" calcext:value-type="float">
            <text:p>6341172</text:p>
          </table:table-cell>
          <table:table-cell office:value-type="float" office:value="1000" calcext:value-type="float">
            <text:p>1000</text:p>
          </table:table-cell>
          <table:table-cell office:value-type="float" office:value="8049670" calcext:value-type="float">
            <text:p>8049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41172" calcext:value-type="float">
            <text:p>6341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ennifer Pereira do Nasciment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0:4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7859" calcext:value-type="float">
            <text:p>6347859</text:p>
          </table:table-cell>
          <table:table-cell office:value-type="float" office:value="1000" calcext:value-type="float">
            <text:p>1000</text:p>
          </table:table-cell>
          <table:table-cell office:value-type="float" office:value="8056304" calcext:value-type="float">
            <text:p>80563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47859" calcext:value-type="float">
            <text:p>63478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vina Gomes Pe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2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7869" calcext:value-type="float">
            <text:p>6347869</text:p>
          </table:table-cell>
          <table:table-cell office:value-type="float" office:value="1000" calcext:value-type="float">
            <text:p>1000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47869" calcext:value-type="float">
            <text:p>63478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ian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8734" calcext:value-type="float">
            <text:p>6348734</text:p>
          </table:table-cell>
          <table:table-cell office:value-type="float" office:value="1000" calcext:value-type="float">
            <text:p>1000</text:p>
          </table:table-cell>
          <table:table-cell office:value-type="float" office:value="8056318" calcext:value-type="float">
            <text:p>8056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48734" calcext:value-type="float">
            <text:p>63487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ávill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201" calcext:value-type="float">
            <text:p>6350201</text:p>
          </table:table-cell>
          <table:table-cell office:value-type="float" office:value="1000" calcext:value-type="float">
            <text:p>1000</text:p>
          </table:table-cell>
          <table:table-cell office:value-type="float" office:value="8056328" calcext:value-type="float">
            <text:p>8056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50201" calcext:value-type="float">
            <text:p>6350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ban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299" calcext:value-type="float">
            <text:p>6350299</text:p>
          </table:table-cell>
          <table:table-cell office:value-type="float" office:value="1000" calcext:value-type="float">
            <text:p>1000</text:p>
          </table:table-cell>
          <table:table-cell office:value-type="float" office:value="8056419" calcext:value-type="float">
            <text:p>80564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50299" calcext:value-type="float">
            <text:p>63502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sabeth Gonçalves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317" calcext:value-type="float">
            <text:p>6350317</text:p>
          </table:table-cell>
          <table:table-cell office:value-type="float" office:value="1000" calcext:value-type="float">
            <text:p>1000</text:p>
          </table:table-cell>
          <table:table-cell office:value-type="float" office:value="8056436" calcext:value-type="float">
            <text:p>80564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50317" calcext:value-type="float">
            <text:p>63503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carlos Ferreira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4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335" calcext:value-type="float">
            <text:p>6350335</text:p>
          </table:table-cell>
          <table:table-cell office:value-type="float" office:value="1000" calcext:value-type="float">
            <text:p>1000</text:p>
          </table:table-cell>
          <table:table-cell office:value-type="float" office:value="8056453" calcext:value-type="float">
            <text:p>80564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50335" calcext:value-type="float">
            <text:p>63503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uarda Alves Nun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5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0349" calcext:value-type="float">
            <text:p>6350349</text:p>
          </table:table-cell>
          <table:table-cell office:value-type="float" office:value="1000" calcext:value-type="float">
            <text:p>1000</text:p>
          </table:table-cell>
          <table:table-cell office:value-type="float" office:value="8056466" calcext:value-type="float">
            <text:p>80564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50349" calcext:value-type="float">
            <text:p>63503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zabete Pereira dos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5:5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53010" calcext:value-type="float">
            <text:p>6353010</text:p>
          </table:table-cell>
          <table:table-cell office:value-type="float" office:value="1000" calcext:value-type="float">
            <text:p>1000</text:p>
          </table:table-cell>
          <table:table-cell office:value-type="float" office:value="8058250" calcext:value-type="float">
            <text:p>80582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53010" calcext:value-type="float">
            <text:p>63530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queline Alves Martin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7:0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1587" calcext:value-type="float">
            <text:p>6391587</text:p>
          </table:table-cell>
          <table:table-cell office:value-type="float" office:value="1000" calcext:value-type="float">
            <text:p>1000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1587" calcext:value-type="float">
            <text:p>63915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mily Beatriz Xavier de Menez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12/2020 15:4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1598" calcext:value-type="float">
            <text:p>6391598</text:p>
          </table:table-cell>
          <table:table-cell office:value-type="float" office:value="1000" calcext:value-type="float">
            <text:p>1000</text:p>
          </table:table-cell>
          <table:table-cell office:value-type="float" office:value="8091527" calcext:value-type="float">
            <text:p>80915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1598" calcext:value-type="float">
            <text:p>63915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rlete Gonzaga Tavares Cast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12/2020 15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628" calcext:value-type="float">
            <text:p>6394628</text:p>
          </table:table-cell>
          <table:table-cell office:value-type="float" office:value="1000" calcext:value-type="float">
            <text:p>1000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628" calcext:value-type="float">
            <text:p>63946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ete Alves Na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09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41105" calcext:value-type="float">
            <text:p>6341105</text:p>
          </table:table-cell>
          <table:table-cell office:value-type="float" office:value="1000" calcext:value-type="float">
            <text:p>1000</text:p>
          </table:table-cell>
          <table:table-cell office:value-type="float" office:value="8049611" calcext:value-type="float">
            <text:p>80496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41105" calcext:value-type="float">
            <text:p>63411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rci Lopes Sobrin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12/2020 10:3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1532" calcext:value-type="float">
            <text:p>6391532</text:p>
          </table:table-cell>
          <table:table-cell office:value-type="float" office:value="1000" calcext:value-type="float">
            <text:p>1000</text:p>
          </table:table-cell>
          <table:table-cell office:value-type="float" office:value="8091463" calcext:value-type="float">
            <text:p>80914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1532" calcext:value-type="float">
            <text:p>63915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man Xavier Navar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12/2020 15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1543" calcext:value-type="float">
            <text:p>6391543</text:p>
          </table:table-cell>
          <table:table-cell office:value-type="float" office:value="1000" calcext:value-type="float">
            <text:p>1000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1543" calcext:value-type="float">
            <text:p>63915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sdras de Souz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12/2020 15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006" calcext:value-type="float">
            <text:p>6395006</text:p>
          </table:table-cell>
          <table:table-cell office:value-type="float" office:value="1000" calcext:value-type="float">
            <text:p>1000</text:p>
          </table:table-cell>
          <table:table-cell office:value-type="float" office:value="8094785" calcext:value-type="float">
            <text:p>80947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006" calcext:value-type="float">
            <text:p>63950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ano Teixeira de Araú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0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085" calcext:value-type="float">
            <text:p>6395085</text:p>
          </table:table-cell>
          <table:table-cell office:value-type="float" office:value="1000" calcext:value-type="float">
            <text:p>1000</text:p>
          </table:table-cell>
          <table:table-cell office:value-type="float" office:value="8094862" calcext:value-type="float">
            <text:p>80948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085" calcext:value-type="float">
            <text:p>63950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mar Xavier de Paula Mo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098" calcext:value-type="float">
            <text:p>6395098</text:p>
          </table:table-cell>
          <table:table-cell office:value-type="float" office:value="1000" calcext:value-type="float">
            <text:p>1000</text:p>
          </table:table-cell>
          <table:table-cell office:value-type="float" office:value="8094875" calcext:value-type="float">
            <text:p>80948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098" calcext:value-type="float">
            <text:p>6395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idiane Gom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3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29" calcext:value-type="float">
            <text:p>6395129</text:p>
          </table:table-cell>
          <table:table-cell office:value-type="float" office:value="1000" calcext:value-type="float">
            <text:p>1000</text:p>
          </table:table-cell>
          <table:table-cell office:value-type="float" office:value="8094906" calcext:value-type="float">
            <text:p>80949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29" calcext:value-type="float">
            <text:p>6395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rane de Lima Vier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40" calcext:value-type="float">
            <text:p>6395140</text:p>
          </table:table-cell>
          <table:table-cell office:value-type="float" office:value="1000" calcext:value-type="float">
            <text:p>1000</text:p>
          </table:table-cell>
          <table:table-cell office:value-type="float" office:value="8094917" calcext:value-type="float">
            <text:p>80949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40" calcext:value-type="float">
            <text:p>63951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is Carlos de Paula Mo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46" calcext:value-type="float">
            <text:p>6395146</text:p>
          </table:table-cell>
          <table:table-cell office:value-type="float" office:value="1000" calcext:value-type="float">
            <text:p>1000</text:p>
          </table:table-cell>
          <table:table-cell office:value-type="float" office:value="8094923" calcext:value-type="float">
            <text:p>80949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46" calcext:value-type="float">
            <text:p>63951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ivia da Penha Venâncio de Souz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4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50" calcext:value-type="float">
            <text:p>6395150</text:p>
          </table:table-cell>
          <table:table-cell office:value-type="float" office:value="1000" calcext:value-type="float">
            <text:p>1000</text:p>
          </table:table-cell>
          <table:table-cell office:value-type="float" office:value="8094927" calcext:value-type="float">
            <text:p>80949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50" calcext:value-type="float">
            <text:p>63951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zia Rodrigues de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55" calcext:value-type="float">
            <text:p>6395155</text:p>
          </table:table-cell>
          <table:table-cell office:value-type="float" office:value="1000" calcext:value-type="float">
            <text:p>1000</text:p>
          </table:table-cell>
          <table:table-cell office:value-type="float" office:value="8094932" calcext:value-type="float">
            <text:p>80949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55" calcext:value-type="float">
            <text:p>63951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rayne Gonzaga Rincon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68" calcext:value-type="float">
            <text:p>6395168</text:p>
          </table:table-cell>
          <table:table-cell office:value-type="float" office:value="1000" calcext:value-type="float">
            <text:p>1000</text:p>
          </table:table-cell>
          <table:table-cell office:value-type="float" office:value="8094945" calcext:value-type="float">
            <text:p>80949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68" calcext:value-type="float">
            <text:p>6395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ana Carvalh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171" calcext:value-type="float">
            <text:p>6395171</text:p>
          </table:table-cell>
          <table:table-cell office:value-type="float" office:value="1000" calcext:value-type="float">
            <text:p>1000</text:p>
          </table:table-cell>
          <table:table-cell office:value-type="float" office:value="8094948" calcext:value-type="float">
            <text:p>80949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171" calcext:value-type="float">
            <text:p>63951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ana Teodoro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1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837" calcext:value-type="float">
            <text:p>6394837</text:p>
          </table:table-cell>
          <table:table-cell office:value-type="float" office:value="1000" calcext:value-type="float">
            <text:p>1000</text:p>
          </table:table-cell>
          <table:table-cell office:value-type="float" office:value="8094622" calcext:value-type="float">
            <text:p>80946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837" calcext:value-type="float">
            <text:p>63948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va Teixeira Franc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0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859" calcext:value-type="float">
            <text:p>6394859</text:p>
          </table:table-cell>
          <table:table-cell office:value-type="float" office:value="1000" calcext:value-type="float">
            <text:p>1000</text:p>
          </table:table-cell>
          <table:table-cell office:value-type="float" office:value="8094643" calcext:value-type="float">
            <text:p>80946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859" calcext:value-type="float">
            <text:p>63948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len Samara Alves Marqu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0:1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08" calcext:value-type="float">
            <text:p>6394908</text:p>
          </table:table-cell>
          <table:table-cell office:value-type="float" office:value="1000" calcext:value-type="float">
            <text:p>1000</text:p>
          </table:table-cell>
          <table:table-cell office:value-type="float" office:value="8094691" calcext:value-type="float">
            <text:p>80946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908" calcext:value-type="float">
            <text:p>63949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arissa de Souza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0:3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770" calcext:value-type="float">
            <text:p>6394770</text:p>
          </table:table-cell>
          <table:table-cell office:value-type="float" office:value="1000" calcext:value-type="float">
            <text:p>1000</text:p>
          </table:table-cell>
          <table:table-cell office:value-type="float" office:value="8094557" calcext:value-type="float">
            <text:p>80945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770" calcext:value-type="float">
            <text:p>63947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uardo Oliveira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09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3077" calcext:value-type="float">
            <text:p>6403077</text:p>
          </table:table-cell>
          <table:table-cell office:value-type="float" office:value="1000" calcext:value-type="float">
            <text:p>1000</text:p>
          </table:table-cell>
          <table:table-cell office:value-type="float" office:value="8100206" calcext:value-type="float">
            <text:p>81002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3077" calcext:value-type="float">
            <text:p>64030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as Henrique Alves Silva Filh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5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3065" calcext:value-type="float">
            <text:p>6403065</text:p>
          </table:table-cell>
          <table:table-cell office:value-type="float" office:value="1000" calcext:value-type="float">
            <text:p>1000</text:p>
          </table:table-cell>
          <table:table-cell office:value-type="float" office:value="8100195" calcext:value-type="float">
            <text:p>81001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3065" calcext:value-type="float">
            <text:p>64030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onardo (Amanda)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5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20" calcext:value-type="float">
            <text:p>6405720</text:p>
          </table:table-cell>
          <table:table-cell office:value-type="float" office:value="1000" calcext:value-type="float">
            <text:p>1000</text:p>
          </table:table-cell>
          <table:table-cell office:value-type="float" office:value="8102847" calcext:value-type="float">
            <text:p>81028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20" calcext:value-type="float">
            <text:p>6405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ercê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5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45" calcext:value-type="float">
            <text:p>6405745</text:p>
          </table:table-cell>
          <table:table-cell office:value-type="float" office:value="1000" calcext:value-type="float">
            <text:p>1000</text:p>
          </table:table-cell>
          <table:table-cell office:value-type="float" office:value="8102870" calcext:value-type="float">
            <text:p>8102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45" calcext:value-type="float">
            <text:p>64057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lene Maria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5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50" calcext:value-type="float">
            <text:p>6405750</text:p>
          </table:table-cell>
          <table:table-cell office:value-type="float" office:value="1000" calcext:value-type="float">
            <text:p>1000</text:p>
          </table:table-cell>
          <table:table-cell office:value-type="float" office:value="8102875" calcext:value-type="float">
            <text:p>81028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50" calcext:value-type="float">
            <text:p>64057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uricio Muniz Cabral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5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58" calcext:value-type="float">
            <text:p>6405758</text:p>
          </table:table-cell>
          <table:table-cell office:value-type="float" office:value="1000" calcext:value-type="float">
            <text:p>1000</text:p>
          </table:table-cell>
          <table:table-cell office:value-type="float" office:value="8102883" calcext:value-type="float">
            <text:p>81028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58" calcext:value-type="float">
            <text:p>64057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eirivan Neves Alves Fer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0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68" calcext:value-type="float">
            <text:p>6405768</text:p>
          </table:table-cell>
          <table:table-cell office:value-type="float" office:value="1000" calcext:value-type="float">
            <text:p>1000</text:p>
          </table:table-cell>
          <table:table-cell office:value-type="float" office:value="8102893" calcext:value-type="float">
            <text:p>81028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68" calcext:value-type="float">
            <text:p>64057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Eduarda Coutinho Ne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0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82" calcext:value-type="float">
            <text:p>6405782</text:p>
          </table:table-cell>
          <table:table-cell office:value-type="float" office:value="1000" calcext:value-type="float">
            <text:p>1000</text:p>
          </table:table-cell>
          <table:table-cell office:value-type="float" office:value="8102906" calcext:value-type="float">
            <text:p>81029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82" calcext:value-type="float">
            <text:p>64057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Eduarda Alves Camarg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0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203" calcext:value-type="float">
            <text:p>6395203</text:p>
          </table:table-cell>
          <table:table-cell office:value-type="float" office:value="1000" calcext:value-type="float">
            <text:p>1000</text:p>
          </table:table-cell>
          <table:table-cell office:value-type="float" office:value="8094980" calcext:value-type="float">
            <text:p>80949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203" calcext:value-type="float">
            <text:p>6395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mara Nunes Vieira Rezend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2:1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232" calcext:value-type="float">
            <text:p>6395232</text:p>
          </table:table-cell>
          <table:table-cell office:value-type="float" office:value="1000" calcext:value-type="float">
            <text:p>1000</text:p>
          </table:table-cell>
          <table:table-cell office:value-type="float" office:value="8095006" calcext:value-type="float">
            <text:p>80950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232" calcext:value-type="float">
            <text:p>63952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idiane Gomes de Godoy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2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237" calcext:value-type="float">
            <text:p>6395237</text:p>
          </table:table-cell>
          <table:table-cell office:value-type="float" office:value="1000" calcext:value-type="float">
            <text:p>1000</text:p>
          </table:table-cell>
          <table:table-cell office:value-type="float" office:value="8095011" calcext:value-type="float">
            <text:p>80950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237" calcext:value-type="float">
            <text:p>63952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adico de Medabh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2:4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239" calcext:value-type="float">
            <text:p>6395239</text:p>
          </table:table-cell>
          <table:table-cell office:value-type="float" office:value="1000" calcext:value-type="float">
            <text:p>1000</text:p>
          </table:table-cell>
          <table:table-cell office:value-type="float" office:value="8095013" calcext:value-type="float">
            <text:p>80950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239" calcext:value-type="float">
            <text:p>63952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ene Simã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2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254" calcext:value-type="float">
            <text:p>6395254</text:p>
          </table:table-cell>
          <table:table-cell office:value-type="float" office:value="1000" calcext:value-type="float">
            <text:p>1000</text:p>
          </table:table-cell>
          <table:table-cell office:value-type="float" office:value="8095026" calcext:value-type="float">
            <text:p>80950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254" calcext:value-type="float">
            <text:p>63952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rany Tavares de Castr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2:5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5258" calcext:value-type="float">
            <text:p>6395258</text:p>
          </table:table-cell>
          <table:table-cell office:value-type="float" office:value="1000" calcext:value-type="float">
            <text:p>1000</text:p>
          </table:table-cell>
          <table:table-cell office:value-type="float" office:value="8095030" calcext:value-type="float">
            <text:p>80950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5258" calcext:value-type="float">
            <text:p>6395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as Henrique Ribeiro Mat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3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63" calcext:value-type="float">
            <text:p>6394963</text:p>
          </table:table-cell>
          <table:table-cell office:value-type="float" office:value="1000" calcext:value-type="float">
            <text:p>1000</text:p>
          </table:table-cell>
          <table:table-cell office:value-type="float" office:value="8094743" calcext:value-type="float">
            <text:p>80947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963" calcext:value-type="float">
            <text:p>63949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iza Antonia Almeida Vil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0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394938" calcext:value-type="float">
            <text:p>6394938</text:p>
          </table:table-cell>
          <table:table-cell office:value-type="float" office:value="1000" calcext:value-type="float">
            <text:p>1000</text:p>
          </table:table-cell>
          <table:table-cell office:value-type="float" office:value="8094719" calcext:value-type="float">
            <text:p>80947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394938" calcext:value-type="float">
            <text:p>63949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ena Pereira de Almeid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0:4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82" calcext:value-type="float">
            <text:p>6405982</text:p>
          </table:table-cell>
          <table:table-cell office:value-type="float" office:value="1000" calcext:value-type="float">
            <text:p>1000</text:p>
          </table:table-cell>
          <table:table-cell office:value-type="float" office:value="8103096" calcext:value-type="float">
            <text:p>8103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982" calcext:value-type="float">
            <text:p>64059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leide da Paixão Souz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1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89" calcext:value-type="float">
            <text:p>6405989</text:p>
          </table:table-cell>
          <table:table-cell office:value-type="float" office:value="1000" calcext:value-type="float">
            <text:p>1000</text:p>
          </table:table-cell>
          <table:table-cell office:value-type="float" office:value="8103102" calcext:value-type="float">
            <text:p>81031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989" calcext:value-type="float">
            <text:p>64059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a Rodrigues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93" calcext:value-type="float">
            <text:p>6405993</text:p>
          </table:table-cell>
          <table:table-cell office:value-type="float" office:value="1000" calcext:value-type="float">
            <text:p>1000</text:p>
          </table:table-cell>
          <table:table-cell office:value-type="float" office:value="8103106" calcext:value-type="float">
            <text:p>81031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993" calcext:value-type="float">
            <text:p>64059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kaely Moreira de Souz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1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05" calcext:value-type="float">
            <text:p>6406005</text:p>
          </table:table-cell>
          <table:table-cell office:value-type="float" office:value="1000" calcext:value-type="float">
            <text:p>1000</text:p>
          </table:table-cell>
          <table:table-cell office:value-type="float" office:value="8103118" calcext:value-type="float">
            <text:p>81031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05" calcext:value-type="float">
            <text:p>6406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Nancy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1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26" calcext:value-type="float">
            <text:p>6406026</text:p>
          </table:table-cell>
          <table:table-cell office:value-type="float" office:value="1000" calcext:value-type="float">
            <text:p>1000</text:p>
          </table:table-cell>
          <table:table-cell office:value-type="float" office:value="8103139" calcext:value-type="float">
            <text:p>81031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26" calcext:value-type="float">
            <text:p>64060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Lucia Pereira Vi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33" calcext:value-type="float">
            <text:p>6406033</text:p>
          </table:table-cell>
          <table:table-cell office:value-type="float" office:value="1000" calcext:value-type="float">
            <text:p>1000</text:p>
          </table:table-cell>
          <table:table-cell office:value-type="float" office:value="8103146" calcext:value-type="float">
            <text:p>8103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33" calcext:value-type="float">
            <text:p>64060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onrik Silva Pitalug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43" calcext:value-type="float">
            <text:p>6406043</text:p>
          </table:table-cell>
          <table:table-cell office:value-type="float" office:value="1000" calcext:value-type="float">
            <text:p>1000</text:p>
          </table:table-cell>
          <table:table-cell office:value-type="float" office:value="8103156" calcext:value-type="float">
            <text:p>81031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43" calcext:value-type="float">
            <text:p>64060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de Fátima Dias Guimarães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51" calcext:value-type="float">
            <text:p>6406051</text:p>
          </table:table-cell>
          <table:table-cell office:value-type="float" office:value="1000" calcext:value-type="float">
            <text:p>1000</text:p>
          </table:table-cell>
          <table:table-cell office:value-type="float" office:value="8103163" calcext:value-type="float">
            <text:p>81031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51" calcext:value-type="float">
            <text:p>64060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Luiza Alves Honorat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3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54" calcext:value-type="float">
            <text:p>6406054</text:p>
          </table:table-cell>
          <table:table-cell office:value-type="float" office:value="1000" calcext:value-type="float">
            <text:p>1000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54" calcext:value-type="float">
            <text:p>64060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rlayne de Lima Fer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57" calcext:value-type="float">
            <text:p>6406057</text:p>
          </table:table-cell>
          <table:table-cell office:value-type="float" office:value="1000" calcext:value-type="float">
            <text:p>1000</text:p>
          </table:table-cell>
          <table:table-cell office:value-type="float" office:value="8103169" calcext:value-type="float">
            <text:p>81031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57" calcext:value-type="float">
            <text:p>6406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theus Silva Na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3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62" calcext:value-type="float">
            <text:p>6406062</text:p>
          </table:table-cell>
          <table:table-cell office:value-type="float" office:value="1000" calcext:value-type="float">
            <text:p>1000</text:p>
          </table:table-cell>
          <table:table-cell office:value-type="float" office:value="8103174" calcext:value-type="float">
            <text:p>81031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62" calcext:value-type="float">
            <text:p>64060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gda Vieir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3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827" calcext:value-type="float">
            <text:p>6405827</text:p>
          </table:table-cell>
          <table:table-cell office:value-type="float" office:value="1000" calcext:value-type="float">
            <text:p>1000</text:p>
          </table:table-cell>
          <table:table-cell office:value-type="float" office:value="8102950" calcext:value-type="float">
            <text:p>81029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827" calcext:value-type="float">
            <text:p>64058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iene Mendonça de Camarg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830" calcext:value-type="float">
            <text:p>6405830</text:p>
          </table:table-cell>
          <table:table-cell office:value-type="float" office:value="1000" calcext:value-type="float">
            <text:p>1000</text:p>
          </table:table-cell>
          <table:table-cell office:value-type="float" office:value="8102953" calcext:value-type="float">
            <text:p>81029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830" calcext:value-type="float">
            <text:p>64058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Euzeni Alves Martin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2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839" calcext:value-type="float">
            <text:p>6405839</text:p>
          </table:table-cell>
          <table:table-cell office:value-type="float" office:value="1000" calcext:value-type="float">
            <text:p>1000</text:p>
          </table:table-cell>
          <table:table-cell office:value-type="float" office:value="8102962" calcext:value-type="float">
            <text:p>81029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839" calcext:value-type="float">
            <text:p>64058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sma Layenne Machado e Silva Pikhardt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800" calcext:value-type="float">
            <text:p>6405800</text:p>
          </table:table-cell>
          <table:table-cell office:value-type="float" office:value="1000" calcext:value-type="float">
            <text:p>1000</text:p>
          </table:table-cell>
          <table:table-cell office:value-type="float" office:value="8102924" calcext:value-type="float">
            <text:p>81029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800" calcext:value-type="float">
            <text:p>64058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ília Dias Pereira <text:s/>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706" calcext:value-type="float">
            <text:p>6405706</text:p>
          </table:table-cell>
          <table:table-cell office:value-type="float" office:value="1000" calcext:value-type="float">
            <text:p>1000</text:p>
          </table:table-cell>
          <table:table-cell office:value-type="float" office:value="8102833" calcext:value-type="float">
            <text:p>81028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706" calcext:value-type="float">
            <text:p>64057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onar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5:4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94191" calcext:value-type="float">
            <text:p>12394191</text:p>
          </table:table-cell>
          <table:table-cell office:value-type="float" office:value="1000" calcext:value-type="float">
            <text:p>1000</text:p>
          </table:table-cell>
          <table:table-cell office:value-type="float" office:value="13260169" calcext:value-type="float">
            <text:p>132601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94191" calcext:value-type="float">
            <text:p>123941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udione José da Cost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1/2023 17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33303" calcext:value-type="float">
            <text:p>12633303</text:p>
          </table:table-cell>
          <table:table-cell office:value-type="float" office:value="1000" calcext:value-type="float">
            <text:p>1000</text:p>
          </table:table-cell>
          <table:table-cell office:value-type="float" office:value="13463751" calcext:value-type="float">
            <text:p>134637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633303" calcext:value-type="float">
            <text:p>126333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zete da Silva Vi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2/2023 10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38427" calcext:value-type="float">
            <text:p>12638427</text:p>
          </table:table-cell>
          <table:table-cell office:value-type="float" office:value="1000" calcext:value-type="float">
            <text:p>1000</text:p>
          </table:table-cell>
          <table:table-cell office:value-type="float" office:value="13468832" calcext:value-type="float">
            <text:p>134688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638427" calcext:value-type="float">
            <text:p>126384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Cristina Alves Carvalh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2/2023 14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776153" calcext:value-type="float">
            <text:p>12776153</text:p>
          </table:table-cell>
          <table:table-cell office:value-type="float" office:value="1000" calcext:value-type="float">
            <text:p>1000</text:p>
          </table:table-cell>
          <table:table-cell office:value-type="float" office:value="13562402" calcext:value-type="float">
            <text:p>135624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776153" calcext:value-type="float">
            <text:p>127761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lena Aparecida Dos Santos Roc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2/2023 10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786623" calcext:value-type="float">
            <text:p>12786623</text:p>
          </table:table-cell>
          <table:table-cell office:value-type="float" office:value="1000" calcext:value-type="float">
            <text:p>1000</text:p>
          </table:table-cell>
          <table:table-cell office:value-type="float" office:value="13572762" calcext:value-type="float">
            <text:p>13572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786623" calcext:value-type="float">
            <text:p>127866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marild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2/2023 16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826600" calcext:value-type="float">
            <text:p>12826600</text:p>
          </table:table-cell>
          <table:table-cell office:value-type="float" office:value="1000" calcext:value-type="float">
            <text:p>1000</text:p>
          </table:table-cell>
          <table:table-cell office:value-type="float" office:value="13593573" calcext:value-type="float">
            <text:p>135935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826600" calcext:value-type="float">
            <text:p>12826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ice Maria Bonfim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2/2023 09:2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892309" calcext:value-type="float">
            <text:p>12892309</text:p>
          </table:table-cell>
          <table:table-cell office:value-type="float" office:value="1000" calcext:value-type="float">
            <text:p>1000</text:p>
          </table:table-cell>
          <table:table-cell office:value-type="float" office:value="13649469" calcext:value-type="float">
            <text:p>136494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892309" calcext:value-type="float">
            <text:p>128923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einismar de Oliveira Cardoso 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2/2023 13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895345" calcext:value-type="float">
            <text:p>12895345</text:p>
          </table:table-cell>
          <table:table-cell office:value-type="float" office:value="1000" calcext:value-type="float">
            <text:p>1000</text:p>
          </table:table-cell>
          <table:table-cell office:value-type="float" office:value="13652092" calcext:value-type="float">
            <text:p>136520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895345" calcext:value-type="float">
            <text:p>128953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oria Gabrielly 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2/2023 17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917492" calcext:value-type="float">
            <text:p>12917492</text:p>
          </table:table-cell>
          <table:table-cell office:value-type="float" office:value="1000" calcext:value-type="float">
            <text:p>1000</text:p>
          </table:table-cell>
          <table:table-cell office:value-type="float" office:value="13671541" calcext:value-type="float">
            <text:p>136715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917492" calcext:value-type="float">
            <text:p>129174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lomar Mend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2/2023 09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951201" calcext:value-type="float">
            <text:p>12951201</text:p>
          </table:table-cell>
          <table:table-cell office:value-type="float" office:value="1000" calcext:value-type="float">
            <text:p>1000</text:p>
          </table:table-cell>
          <table:table-cell office:value-type="float" office:value="13702035" calcext:value-type="float">
            <text:p>137020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951201" calcext:value-type="float">
            <text:p>12951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parecida Dos Santos F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3/2023 16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083513" calcext:value-type="float">
            <text:p>13083513</text:p>
          </table:table-cell>
          <table:table-cell office:value-type="float" office:value="1000" calcext:value-type="float">
            <text:p>1000</text:p>
          </table:table-cell>
          <table:table-cell office:value-type="float" office:value="13823180" calcext:value-type="float">
            <text:p>13823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083513" calcext:value-type="float">
            <text:p>130835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chele de Jesu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3/2023 15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23349" calcext:value-type="float">
            <text:p>13123349</text:p>
          </table:table-cell>
          <table:table-cell office:value-type="float" office:value="1000" calcext:value-type="float">
            <text:p>1000</text:p>
          </table:table-cell>
          <table:table-cell office:value-type="float" office:value="13858079" calcext:value-type="float">
            <text:p>138580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23349" calcext:value-type="float">
            <text:p>131233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rlana Samísia de Cast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3/2023 15:2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24727" calcext:value-type="float">
            <text:p>13124727</text:p>
          </table:table-cell>
          <table:table-cell office:value-type="float" office:value="1000" calcext:value-type="float">
            <text:p>1000</text:p>
          </table:table-cell>
          <table:table-cell office:value-type="float" office:value="13859375" calcext:value-type="float">
            <text:p>138593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24727" calcext:value-type="float">
            <text:p>131247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raciema Damacena Ro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3 08:3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26811" calcext:value-type="float">
            <text:p>13126811</text:p>
          </table:table-cell>
          <table:table-cell office:value-type="float" office:value="1000" calcext:value-type="float">
            <text:p>1000</text:p>
          </table:table-cell>
          <table:table-cell office:value-type="float" office:value="13861402" calcext:value-type="float">
            <text:p>138614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26811" calcext:value-type="float">
            <text:p>13126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nival Martins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3/2023 10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75367" calcext:value-type="float">
            <text:p>13175367</text:p>
          </table:table-cell>
          <table:table-cell office:value-type="float" office:value="1000" calcext:value-type="float">
            <text:p>1000</text:p>
          </table:table-cell>
          <table:table-cell office:value-type="float" office:value="13905343" calcext:value-type="float">
            <text:p>139053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75367" calcext:value-type="float">
            <text:p>131753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rcilene Nunes Vierira Xavie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3/2023 10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75411" calcext:value-type="float">
            <text:p>13175411</text:p>
          </table:table-cell>
          <table:table-cell office:value-type="float" office:value="1000" calcext:value-type="float">
            <text:p>1000</text:p>
          </table:table-cell>
          <table:table-cell office:value-type="float" office:value="13905382" calcext:value-type="float">
            <text:p>139053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75411" calcext:value-type="float">
            <text:p>131754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eida Martin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3/2023 11:0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87665" calcext:value-type="float">
            <text:p>13187665</text:p>
          </table:table-cell>
          <table:table-cell office:value-type="float" office:value="1000" calcext:value-type="float">
            <text:p>1000</text:p>
          </table:table-cell>
          <table:table-cell office:value-type="float" office:value="13914567" calcext:value-type="float">
            <text:p>139145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187665" calcext:value-type="float">
            <text:p>131876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ória 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3/2023 14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13819" calcext:value-type="float">
            <text:p>13213819</text:p>
          </table:table-cell>
          <table:table-cell office:value-type="float" office:value="1000" calcext:value-type="float">
            <text:p>1000</text:p>
          </table:table-cell>
          <table:table-cell office:value-type="float" office:value="13935934" calcext:value-type="float">
            <text:p>139359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213819" calcext:value-type="float">
            <text:p>132138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olina Rosa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3/2023 17:1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19880" calcext:value-type="float">
            <text:p>13219880</text:p>
          </table:table-cell>
          <table:table-cell office:value-type="float" office:value="1000" calcext:value-type="float">
            <text:p>1000</text:p>
          </table:table-cell>
          <table:table-cell office:value-type="float" office:value="13941617" calcext:value-type="float">
            <text:p>139416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219880" calcext:value-type="float">
            <text:p>132198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vino Cesar Alves Arauj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3/2023 15:3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23350" calcext:value-type="float">
            <text:p>13223350</text:p>
          </table:table-cell>
          <table:table-cell office:value-type="float" office:value="1000" calcext:value-type="float">
            <text:p>1000</text:p>
          </table:table-cell>
          <table:table-cell office:value-type="float" office:value="13944869" calcext:value-type="float">
            <text:p>139448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223350" calcext:value-type="float">
            <text:p>132233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uliet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3/2023 10:1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23372" calcext:value-type="float">
            <text:p>13223372</text:p>
          </table:table-cell>
          <table:table-cell office:value-type="float" office:value="1000" calcext:value-type="float">
            <text:p>1000</text:p>
          </table:table-cell>
          <table:table-cell office:value-type="float" office:value="13944891" calcext:value-type="float">
            <text:p>139448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3223372" calcext:value-type="float">
            <text:p>132233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ival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3/2023 10:1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05124" calcext:value-type="float">
            <text:p>12605124</text:p>
          </table:table-cell>
          <table:table-cell office:value-type="float" office:value="1000" calcext:value-type="float">
            <text:p>1000</text:p>
          </table:table-cell>
          <table:table-cell office:value-type="float" office:value="13442875" calcext:value-type="float">
            <text:p>134428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605124" calcext:value-type="float">
            <text:p>12605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vanildes Bergamelli de Bri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3 15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05315" calcext:value-type="float">
            <text:p>12605315</text:p>
          </table:table-cell>
          <table:table-cell office:value-type="float" office:value="1000" calcext:value-type="float">
            <text:p>1000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605315" calcext:value-type="float">
            <text:p>126053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ovanna Alves Monteiro de Assunçã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3 15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18185" calcext:value-type="float">
            <text:p>12618185</text:p>
          </table:table-cell>
          <table:table-cell office:value-type="float" office:value="1000" calcext:value-type="float">
            <text:p>1000</text:p>
          </table:table-cell>
          <table:table-cell office:value-type="float" office:value="13455716" calcext:value-type="float">
            <text:p>134557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618185" calcext:value-type="float">
            <text:p>126181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os Vinicius Vieira de Araúj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2/2023 15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18535" calcext:value-type="float">
            <text:p>12618535</text:p>
          </table:table-cell>
          <table:table-cell office:value-type="float" office:value="1000" calcext:value-type="float">
            <text:p>1000</text:p>
          </table:table-cell>
          <table:table-cell office:value-type="float" office:value="13456048" calcext:value-type="float">
            <text:p>13456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618535" calcext:value-type="float">
            <text:p>12618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ssandra Rosa Fernande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2/2023 16:3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31832" calcext:value-type="float">
            <text:p>12431832</text:p>
          </table:table-cell>
          <table:table-cell office:value-type="float" office:value="1000" calcext:value-type="float">
            <text:p>1000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31832" calcext:value-type="float">
            <text:p>124318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linton Marques Fari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1/2023 16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34238" calcext:value-type="float">
            <text:p>12434238</text:p>
          </table:table-cell>
          <table:table-cell office:value-type="float" office:value="1000" calcext:value-type="float">
            <text:p>1000</text:p>
          </table:table-cell>
          <table:table-cell office:value-type="float" office:value="13296464" calcext:value-type="float">
            <text:p>132964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34238" calcext:value-type="float">
            <text:p>124342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heila Batista de Oliveira Gom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1/2023 16:4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1068" calcext:value-type="float">
            <text:p>12441068</text:p>
          </table:table-cell>
          <table:table-cell office:value-type="float" office:value="1000" calcext:value-type="float">
            <text:p>1000</text:p>
          </table:table-cell>
          <table:table-cell office:value-type="float" office:value="13301502" calcext:value-type="float">
            <text:p>133015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41068" calcext:value-type="float">
            <text:p>124410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onnara Eveline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3 13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1181" calcext:value-type="float">
            <text:p>12441181</text:p>
          </table:table-cell>
          <table:table-cell office:value-type="float" office:value="1000" calcext:value-type="float">
            <text:p>1000</text:p>
          </table:table-cell>
          <table:table-cell office:value-type="float" office:value="13301610" calcext:value-type="float">
            <text:p>133016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41181" calcext:value-type="float">
            <text:p>124411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ys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3 13:5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1267" calcext:value-type="float">
            <text:p>12441267</text:p>
          </table:table-cell>
          <table:table-cell office:value-type="float" office:value="1000" calcext:value-type="float">
            <text:p>1000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41267" calcext:value-type="float">
            <text:p>124412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olerina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3 14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1530" calcext:value-type="float">
            <text:p>12441530</text:p>
          </table:table-cell>
          <table:table-cell office:value-type="float" office:value="1000" calcext:value-type="float">
            <text:p>1000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41530" calcext:value-type="float">
            <text:p>124415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ivino Martins da Costa Junio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3 15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1792" calcext:value-type="float">
            <text:p>12441792</text:p>
          </table:table-cell>
          <table:table-cell office:value-type="float" office:value="1000" calcext:value-type="float">
            <text:p>1000</text:p>
          </table:table-cell>
          <table:table-cell office:value-type="float" office:value="13302190" calcext:value-type="float">
            <text:p>133021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41792" calcext:value-type="float">
            <text:p>124417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ela Almeida Alenc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1/2023 15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45245" calcext:value-type="float">
            <text:p>12445245</text:p>
          </table:table-cell>
          <table:table-cell office:value-type="float" office:value="1000" calcext:value-type="float">
            <text:p>1000</text:p>
          </table:table-cell>
          <table:table-cell office:value-type="float" office:value="13305420" calcext:value-type="float">
            <text:p>133054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45245" calcext:value-type="float">
            <text:p>12445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eatriz Galvã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1/2023 15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73165" calcext:value-type="float">
            <text:p>12473165</text:p>
          </table:table-cell>
          <table:table-cell office:value-type="float" office:value="1000" calcext:value-type="float">
            <text:p>1000</text:p>
          </table:table-cell>
          <table:table-cell office:value-type="float" office:value="13324719" calcext:value-type="float">
            <text:p>133247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73165" calcext:value-type="float">
            <text:p>12473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niele Xavier Mont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1/2023 16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74045" calcext:value-type="float">
            <text:p>12474045</text:p>
          </table:table-cell>
          <table:table-cell office:value-type="float" office:value="1000" calcext:value-type="float">
            <text:p>1000</text:p>
          </table:table-cell>
          <table:table-cell office:value-type="float" office:value="13325543" calcext:value-type="float">
            <text:p>133255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74045" calcext:value-type="float">
            <text:p>124740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vi de Jesu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1/2023 09:2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74146" calcext:value-type="float">
            <text:p>12474146</text:p>
          </table:table-cell>
          <table:table-cell office:value-type="float" office:value="1000" calcext:value-type="float">
            <text:p>1000</text:p>
          </table:table-cell>
          <table:table-cell office:value-type="float" office:value="13325640" calcext:value-type="float">
            <text:p>133256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474146" calcext:value-type="float">
            <text:p>124741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isa Kar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1/2023 09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535640" calcext:value-type="float">
            <text:p>12535640</text:p>
          </table:table-cell>
          <table:table-cell office:value-type="float" office:value="1000" calcext:value-type="float">
            <text:p>1000</text:p>
          </table:table-cell>
          <table:table-cell office:value-type="float" office:value="13378211" calcext:value-type="float">
            <text:p>133782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535640" calcext:value-type="float">
            <text:p>125356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ytta Crystina de Oliveira Far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1/2023 16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548758" calcext:value-type="float">
            <text:p>12548758</text:p>
          </table:table-cell>
          <table:table-cell office:value-type="float" office:value="1000" calcext:value-type="float">
            <text:p>1000</text:p>
          </table:table-cell>
          <table:table-cell office:value-type="float" office:value="13389747" calcext:value-type="float">
            <text:p>133897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548758" calcext:value-type="float">
            <text:p>125487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ao Luiz De Agui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2/2023 09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599942" calcext:value-type="float">
            <text:p>12599942</text:p>
          </table:table-cell>
          <table:table-cell office:value-type="float" office:value="1000" calcext:value-type="float">
            <text:p>1000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599942" calcext:value-type="float">
            <text:p>125999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seni Martins de Abreu Mend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2/2023 09:4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98" calcext:value-type="float">
            <text:p>6406198</text:p>
          </table:table-cell>
          <table:table-cell office:value-type="float" office:value="1000" calcext:value-type="float">
            <text:p>1000</text:p>
          </table:table-cell>
          <table:table-cell office:value-type="float" office:value="8103303" calcext:value-type="float">
            <text:p>81033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98" calcext:value-type="float">
            <text:p>64061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tasha Lorrane de Souza Maraes Duart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20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99" calcext:value-type="float">
            <text:p>6406199</text:p>
          </table:table-cell>
          <table:table-cell office:value-type="float" office:value="1000" calcext:value-type="float">
            <text:p>1000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99" calcext:value-type="float">
            <text:p>64061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euza Ribeiro Xavier Rodrigu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20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513" calcext:value-type="float">
            <text:p>6406513</text:p>
          </table:table-cell>
          <table:table-cell office:value-type="float" office:value="1000" calcext:value-type="float">
            <text:p>1000</text:p>
          </table:table-cell>
          <table:table-cell office:value-type="float" office:value="8103596" calcext:value-type="float">
            <text:p>81035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513" calcext:value-type="float">
            <text:p>64065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vita Simas de Azeved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0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521" calcext:value-type="float">
            <text:p>6406521</text:p>
          </table:table-cell>
          <table:table-cell office:value-type="float" office:value="1000" calcext:value-type="float">
            <text:p>1000</text:p>
          </table:table-cell>
          <table:table-cell office:value-type="float" office:value="8103604" calcext:value-type="float">
            <text:p>81036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521" calcext:value-type="float">
            <text:p>64065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ni Simas de Azeve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0:1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637" calcext:value-type="float">
            <text:p>6406637</text:p>
          </table:table-cell>
          <table:table-cell office:value-type="float" office:value="1000" calcext:value-type="float">
            <text:p>1000</text:p>
          </table:table-cell>
          <table:table-cell office:value-type="float" office:value="8103714" calcext:value-type="float">
            <text:p>81037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637" calcext:value-type="float">
            <text:p>64066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queline Machado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0:5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646" calcext:value-type="float">
            <text:p>6406646</text:p>
          </table:table-cell>
          <table:table-cell office:value-type="float" office:value="1000" calcext:value-type="float">
            <text:p>1000</text:p>
          </table:table-cell>
          <table:table-cell office:value-type="float" office:value="8103722" calcext:value-type="float">
            <text:p>81037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646" calcext:value-type="float">
            <text:p>64066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queline Rodrigu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0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665" calcext:value-type="float">
            <text:p>6406665</text:p>
          </table:table-cell>
          <table:table-cell office:value-type="float" office:value="1000" calcext:value-type="float">
            <text:p>1000</text:p>
          </table:table-cell>
          <table:table-cell office:value-type="float" office:value="8103740" calcext:value-type="float">
            <text:p>81037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665" calcext:value-type="float">
            <text:p>64066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éssica Soares Ma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1:0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675" calcext:value-type="float">
            <text:p>6406675</text:p>
          </table:table-cell>
          <table:table-cell office:value-type="float" office:value="1000" calcext:value-type="float">
            <text:p>1000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675" calcext:value-type="float">
            <text:p>64066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anaina Ribeiro de Jesu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1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682" calcext:value-type="float">
            <text:p>6406682</text:p>
          </table:table-cell>
          <table:table-cell office:value-type="float" office:value="1000" calcext:value-type="float">
            <text:p>1000</text:p>
          </table:table-cell>
          <table:table-cell office:value-type="float" office:value="8103756" calcext:value-type="float">
            <text:p>81037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682" calcext:value-type="float">
            <text:p>64066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é Antonio da Gama Ribeir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1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781" calcext:value-type="float">
            <text:p>6406781</text:p>
          </table:table-cell>
          <table:table-cell office:value-type="float" office:value="1000" calcext:value-type="float">
            <text:p>1000</text:p>
          </table:table-cell>
          <table:table-cell office:value-type="float" office:value="8103847" calcext:value-type="float">
            <text:p>81038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781" calcext:value-type="float">
            <text:p>64067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isiane França de Sous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1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738" calcext:value-type="float">
            <text:p>6406738</text:p>
          </table:table-cell>
          <table:table-cell office:value-type="float" office:value="1000" calcext:value-type="float">
            <text:p>1000</text:p>
          </table:table-cell>
          <table:table-cell office:value-type="float" office:value="8103805" calcext:value-type="float">
            <text:p>81038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738" calcext:value-type="float">
            <text:p>64067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ão Pereira da Cost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1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83" calcext:value-type="float">
            <text:p>6406183</text:p>
          </table:table-cell>
          <table:table-cell office:value-type="float" office:value="1000" calcext:value-type="float">
            <text:p>1000</text:p>
          </table:table-cell>
          <table:table-cell office:value-type="float" office:value="8103290" calcext:value-type="float">
            <text:p>81032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83" calcext:value-type="float">
            <text:p>64061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na Franç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3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84" calcext:value-type="float">
            <text:p>6406184</text:p>
          </table:table-cell>
          <table:table-cell office:value-type="float" office:value="1000" calcext:value-type="float">
            <text:p>1000</text:p>
          </table:table-cell>
          <table:table-cell office:value-type="float" office:value="8103291" calcext:value-type="float">
            <text:p>81032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84" calcext:value-type="float">
            <text:p>6406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sa de Lima Fer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86" calcext:value-type="float">
            <text:p>6406186</text:p>
          </table:table-cell>
          <table:table-cell office:value-type="float" office:value="1000" calcext:value-type="float">
            <text:p>1000</text:p>
          </table:table-cell>
          <table:table-cell office:value-type="float" office:value="8103293" calcext:value-type="float">
            <text:p>81032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86" calcext:value-type="float">
            <text:p>64061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talia Cristina Venânci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5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34" calcext:value-type="float">
            <text:p>6405934</text:p>
          </table:table-cell>
          <table:table-cell office:value-type="float" office:value="1000" calcext:value-type="float">
            <text:p>1000</text:p>
          </table:table-cell>
          <table:table-cell office:value-type="float" office:value="8103053" calcext:value-type="float">
            <text:p>81030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934" calcext:value-type="float">
            <text:p>64059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da penha Venânci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40" calcext:value-type="float">
            <text:p>6405940</text:p>
          </table:table-cell>
          <table:table-cell office:value-type="float" office:value="1000" calcext:value-type="float">
            <text:p>1000</text:p>
          </table:table-cell>
          <table:table-cell office:value-type="float" office:value="8103059" calcext:value-type="float">
            <text:p>81030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940" calcext:value-type="float">
            <text:p>64059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o Ribeiro Fonsec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6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5957" calcext:value-type="float">
            <text:p>6405957</text:p>
          </table:table-cell>
          <table:table-cell office:value-type="float" office:value="1000" calcext:value-type="float">
            <text:p>1000</text:p>
          </table:table-cell>
          <table:table-cell office:value-type="float" office:value="8103072" calcext:value-type="float">
            <text:p>81030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5957" calcext:value-type="float">
            <text:p>64059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uricio Rodrigues Paiva de Morai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79" calcext:value-type="float">
            <text:p>6406079</text:p>
          </table:table-cell>
          <table:table-cell office:value-type="float" office:value="1000" calcext:value-type="float">
            <text:p>1000</text:p>
          </table:table-cell>
          <table:table-cell office:value-type="float" office:value="8103190" calcext:value-type="float">
            <text:p>81031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79" calcext:value-type="float">
            <text:p>64060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lene Vieir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4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084" calcext:value-type="float">
            <text:p>6406084</text:p>
          </table:table-cell>
          <table:table-cell office:value-type="float" office:value="1000" calcext:value-type="float">
            <text:p>1000</text:p>
          </table:table-cell>
          <table:table-cell office:value-type="float" office:value="8103195" calcext:value-type="float">
            <text:p>81031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084" calcext:value-type="float">
            <text:p>64060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rian Narciso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7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63" calcext:value-type="float">
            <text:p>6406163</text:p>
          </table:table-cell>
          <table:table-cell office:value-type="float" office:value="1000" calcext:value-type="float">
            <text:p>1000</text:p>
          </table:table-cell>
          <table:table-cell office:value-type="float" office:value="8103271" calcext:value-type="float">
            <text:p>81032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63" calcext:value-type="float">
            <text:p>64061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Luiza Brag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0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68" calcext:value-type="float">
            <text:p>6406168</text:p>
          </table:table-cell>
          <table:table-cell office:value-type="float" office:value="1000" calcext:value-type="float">
            <text:p>1000</text:p>
          </table:table-cell>
          <table:table-cell office:value-type="float" office:value="8103276" calcext:value-type="float">
            <text:p>81032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68" calcext:value-type="float">
            <text:p>6406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Lúcia de Castro Gonç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70" calcext:value-type="float">
            <text:p>6406170</text:p>
          </table:table-cell>
          <table:table-cell office:value-type="float" office:value="1000" calcext:value-type="float">
            <text:p>1000</text:p>
          </table:table-cell>
          <table:table-cell office:value-type="float" office:value="8103278" calcext:value-type="float">
            <text:p>81032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70" calcext:value-type="float">
            <text:p>64061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Julia de Ass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1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72" calcext:value-type="float">
            <text:p>6406172</text:p>
          </table:table-cell>
          <table:table-cell office:value-type="float" office:value="1000" calcext:value-type="float">
            <text:p>1000</text:p>
          </table:table-cell>
          <table:table-cell office:value-type="float" office:value="8103280" calcext:value-type="float">
            <text:p>81032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72" calcext:value-type="float">
            <text:p>6406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a Souz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2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173" calcext:value-type="float">
            <text:p>6406173</text:p>
          </table:table-cell>
          <table:table-cell office:value-type="float" office:value="1000" calcext:value-type="float">
            <text:p>1000</text:p>
          </table:table-cell>
          <table:table-cell office:value-type="float" office:value="8103281" calcext:value-type="float">
            <text:p>81032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173" calcext:value-type="float">
            <text:p>64061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la Maria Pereira 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2/2020 19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61" calcext:value-type="float">
            <text:p>6406861</text:p>
          </table:table-cell>
          <table:table-cell office:value-type="float" office:value="1000" calcext:value-type="float">
            <text:p>1000</text:p>
          </table:table-cell>
          <table:table-cell office:value-type="float" office:value="8103926" calcext:value-type="float">
            <text:p>81039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61" calcext:value-type="float">
            <text:p>64068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aquim Rafael Rodovalho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69" calcext:value-type="float">
            <text:p>6406869</text:p>
          </table:table-cell>
          <table:table-cell office:value-type="float" office:value="1000" calcext:value-type="float">
            <text:p>1000</text:p>
          </table:table-cell>
          <table:table-cell office:value-type="float" office:value="8103933" calcext:value-type="float">
            <text:p>81039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69" calcext:value-type="float">
            <text:p>64068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ice Oliveira de Andrad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5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75" calcext:value-type="float">
            <text:p>6406875</text:p>
          </table:table-cell>
          <table:table-cell office:value-type="float" office:value="1000" calcext:value-type="float">
            <text:p>1000</text:p>
          </table:table-cell>
          <table:table-cell office:value-type="float" office:value="8103939" calcext:value-type="float">
            <text:p>81039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75" calcext:value-type="float">
            <text:p>64068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ão Luiz da Silva Filh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35" calcext:value-type="float">
            <text:p>6406835</text:p>
          </table:table-cell>
          <table:table-cell office:value-type="float" office:value="1000" calcext:value-type="float">
            <text:p>1000</text:p>
          </table:table-cell>
          <table:table-cell office:value-type="float" office:value="8103900" calcext:value-type="float">
            <text:p>8103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35" calcext:value-type="float">
            <text:p>64068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ssica Rodrigues Borg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2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37" calcext:value-type="float">
            <text:p>6406837</text:p>
          </table:table-cell>
          <table:table-cell office:value-type="float" office:value="1000" calcext:value-type="float">
            <text:p>1000</text:p>
          </table:table-cell>
          <table:table-cell office:value-type="float" office:value="8103902" calcext:value-type="float">
            <text:p>81039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37" calcext:value-type="float">
            <text:p>64068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rciene Monteiro dos Santos Rei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39" calcext:value-type="float">
            <text:p>6406839</text:p>
          </table:table-cell>
          <table:table-cell office:value-type="float" office:value="1000" calcext:value-type="float">
            <text:p>1000</text:p>
          </table:table-cell>
          <table:table-cell office:value-type="float" office:value="8103904" calcext:value-type="float">
            <text:p>81039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39" calcext:value-type="float">
            <text:p>64068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an Carlos Dias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43" calcext:value-type="float">
            <text:p>6406843</text:p>
          </table:table-cell>
          <table:table-cell office:value-type="float" office:value="1000" calcext:value-type="float">
            <text:p>1000</text:p>
          </table:table-cell>
          <table:table-cell office:value-type="float" office:value="8103908" calcext:value-type="float">
            <text:p>81039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43" calcext:value-type="float">
            <text:p>64068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iene Venâncio Xavie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46" calcext:value-type="float">
            <text:p>6406846</text:p>
          </table:table-cell>
          <table:table-cell office:value-type="float" office:value="1000" calcext:value-type="float">
            <text:p>1000</text:p>
          </table:table-cell>
          <table:table-cell office:value-type="float" office:value="8103911" calcext:value-type="float">
            <text:p>81039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46" calcext:value-type="float">
            <text:p>64068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ão Bosco Pires Guimarã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3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48" calcext:value-type="float">
            <text:p>6406848</text:p>
          </table:table-cell>
          <table:table-cell office:value-type="float" office:value="1000" calcext:value-type="float">
            <text:p>1000</text:p>
          </table:table-cell>
          <table:table-cell office:value-type="float" office:value="8103913" calcext:value-type="float">
            <text:p>81039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48" calcext:value-type="float">
            <text:p>64068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rdana Michelle Cardoso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51" calcext:value-type="float">
            <text:p>6406851</text:p>
          </table:table-cell>
          <table:table-cell office:value-type="float" office:value="1000" calcext:value-type="float">
            <text:p>1000</text:p>
          </table:table-cell>
          <table:table-cell office:value-type="float" office:value="8103916" calcext:value-type="float">
            <text:p>81039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51" calcext:value-type="float">
            <text:p>64068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usilene Almeid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3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56" calcext:value-type="float">
            <text:p>6406856</text:p>
          </table:table-cell>
          <table:table-cell office:value-type="float" office:value="1000" calcext:value-type="float">
            <text:p>1000</text:p>
          </table:table-cell>
          <table:table-cell office:value-type="float" office:value="8103921" calcext:value-type="float">
            <text:p>81039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56" calcext:value-type="float">
            <text:p>64068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iel Rodrigues Arauj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2:4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01" calcext:value-type="float">
            <text:p>6411401</text:p>
          </table:table-cell>
          <table:table-cell office:value-type="float" office:value="1000" calcext:value-type="float">
            <text:p>1000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401" calcext:value-type="float">
            <text:p>64114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ilane Silva Gonç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2:2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02" calcext:value-type="float">
            <text:p>6411402</text:p>
          </table:table-cell>
          <table:table-cell office:value-type="float" office:value="1000" calcext:value-type="float">
            <text:p>1000</text:p>
          </table:table-cell>
          <table:table-cell office:value-type="float" office:value="8107935" calcext:value-type="float">
            <text:p>81079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402" calcext:value-type="float">
            <text:p>64114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elly de Lima Not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2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04" calcext:value-type="float">
            <text:p>6411404</text:p>
          </table:table-cell>
          <table:table-cell office:value-type="float" office:value="1000" calcext:value-type="float">
            <text:p>1000</text:p>
          </table:table-cell>
          <table:table-cell office:value-type="float" office:value="8107937" calcext:value-type="float">
            <text:p>81079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404" calcext:value-type="float">
            <text:p>6411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ique Gomes Borb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2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05" calcext:value-type="float">
            <text:p>6411405</text:p>
          </table:table-cell>
          <table:table-cell office:value-type="float" office:value="1000" calcext:value-type="float">
            <text:p>1000</text:p>
          </table:table-cell>
          <table:table-cell office:value-type="float" office:value="8107938" calcext:value-type="float">
            <text:p>81079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405" calcext:value-type="float">
            <text:p>64114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elly Larissa Alves Gom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2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07" calcext:value-type="float">
            <text:p>6411407</text:p>
          </table:table-cell>
          <table:table-cell office:value-type="float" office:value="1000" calcext:value-type="float">
            <text:p>1000</text:p>
          </table:table-cell>
          <table:table-cell office:value-type="float" office:value="8107940" calcext:value-type="float">
            <text:p>81079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407" calcext:value-type="float">
            <text:p>64114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rolaynne Souza Fer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2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413" calcext:value-type="float">
            <text:p>6411413</text:p>
          </table:table-cell>
          <table:table-cell office:value-type="float" office:value="1000" calcext:value-type="float">
            <text:p>1000</text:p>
          </table:table-cell>
          <table:table-cell office:value-type="float" office:value="8107946" calcext:value-type="float">
            <text:p>81079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413" calcext:value-type="float">
            <text:p>64114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tielle de Souza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2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34" calcext:value-type="float">
            <text:p>6413934</text:p>
          </table:table-cell>
          <table:table-cell office:value-type="float" office:value="1000" calcext:value-type="float">
            <text:p>1000</text:p>
          </table:table-cell>
          <table:table-cell office:value-type="float" office:value="8110378" calcext:value-type="float">
            <text:p>81103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34" calcext:value-type="float">
            <text:p>64139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íola da Silva Oliveira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2:1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06898" calcext:value-type="float">
            <text:p>6406898</text:p>
          </table:table-cell>
          <table:table-cell office:value-type="float" office:value="1000" calcext:value-type="float">
            <text:p>1000</text:p>
          </table:table-cell>
          <table:table-cell office:value-type="float" office:value="8103962" calcext:value-type="float">
            <text:p>81039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06898" calcext:value-type="float">
            <text:p>64068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aquim Cogo Filó Gued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12/2020 13:0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1384" calcext:value-type="float">
            <text:p>6411384</text:p>
          </table:table-cell>
          <table:table-cell office:value-type="float" office:value="1000" calcext:value-type="float">
            <text:p>1000</text:p>
          </table:table-cell>
          <table:table-cell office:value-type="float" office:value="8107917" calcext:value-type="float">
            <text:p>81079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1384" calcext:value-type="float">
            <text:p>64113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ssika Kattaliny Mendes Lopes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12/2020 11:5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69" calcext:value-type="float">
            <text:p>6413969</text:p>
          </table:table-cell>
          <table:table-cell office:value-type="float" office:value="1000" calcext:value-type="float">
            <text:p>1000</text:p>
          </table:table-cell>
          <table:table-cell office:value-type="float" office:value="8110413" calcext:value-type="float">
            <text:p>81104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69" calcext:value-type="float">
            <text:p>64139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lávia Batista Vera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2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72" calcext:value-type="float">
            <text:p>6413972</text:p>
          </table:table-cell>
          <table:table-cell office:value-type="float" office:value="1000" calcext:value-type="float">
            <text:p>1000</text:p>
          </table:table-cell>
          <table:table-cell office:value-type="float" office:value="8110416" calcext:value-type="float">
            <text:p>81104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72" calcext:value-type="float">
            <text:p>64139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iana do Prado Galvã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2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60" calcext:value-type="float">
            <text:p>6413960</text:p>
          </table:table-cell>
          <table:table-cell office:value-type="float" office:value="1000" calcext:value-type="float">
            <text:p>1000</text:p>
          </table:table-cell>
          <table:table-cell office:value-type="float" office:value="8110404" calcext:value-type="float">
            <text:p>81104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60" calcext:value-type="float">
            <text:p>64139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ernanda Tomaz Franc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2:4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92" calcext:value-type="float">
            <text:p>6413992</text:p>
          </table:table-cell>
          <table:table-cell office:value-type="float" office:value="1000" calcext:value-type="float">
            <text:p>1000</text:p>
          </table:table-cell>
          <table:table-cell office:value-type="float" office:value="8110436" calcext:value-type="float">
            <text:p>81104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92" calcext:value-type="float">
            <text:p>64139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leuma Lacer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3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96" calcext:value-type="float">
            <text:p>6413996</text:p>
          </table:table-cell>
          <table:table-cell office:value-type="float" office:value="1000" calcext:value-type="float">
            <text:p>1000</text:p>
          </table:table-cell>
          <table:table-cell office:value-type="float" office:value="8110440" calcext:value-type="float">
            <text:p>81104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96" calcext:value-type="float">
            <text:p>64139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erald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3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3980" calcext:value-type="float">
            <text:p>6413980</text:p>
          </table:table-cell>
          <table:table-cell office:value-type="float" office:value="1000" calcext:value-type="float">
            <text:p>1000</text:p>
          </table:table-cell>
          <table:table-cell office:value-type="float" office:value="8110424" calcext:value-type="float">
            <text:p>81104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3980" calcext:value-type="float">
            <text:p>64139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leiton Rodrigu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3:0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52" calcext:value-type="float">
            <text:p>6414652</text:p>
          </table:table-cell>
          <table:table-cell office:value-type="float" office:value="1000" calcext:value-type="float">
            <text:p>1000</text:p>
          </table:table-cell>
          <table:table-cell office:value-type="float" office:value="8111052" calcext:value-type="float">
            <text:p>81110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52" calcext:value-type="float">
            <text:p>64146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Ícaro Rangel Ferreira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1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54" calcext:value-type="float">
            <text:p>6414654</text:p>
          </table:table-cell>
          <table:table-cell office:value-type="float" office:value="1000" calcext:value-type="float">
            <text:p>1000</text:p>
          </table:table-cell>
          <table:table-cell office:value-type="float" office:value="8111054" calcext:value-type="float">
            <text:p>81110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54" calcext:value-type="float">
            <text:p>64146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bela Xavie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1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62" calcext:value-type="float">
            <text:p>6414662</text:p>
          </table:table-cell>
          <table:table-cell office:value-type="float" office:value="1000" calcext:value-type="float">
            <text:p>1000</text:p>
          </table:table-cell>
          <table:table-cell office:value-type="float" office:value="8111061" calcext:value-type="float">
            <text:p>81110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62" calcext:value-type="float">
            <text:p>64146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zabella Eduarda Martin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1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64" calcext:value-type="float">
            <text:p>6414664</text:p>
          </table:table-cell>
          <table:table-cell office:value-type="float" office:value="1000" calcext:value-type="float">
            <text:p>1000</text:p>
          </table:table-cell>
          <table:table-cell office:value-type="float" office:value="8111063" calcext:value-type="float">
            <text:p>81110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64" calcext:value-type="float">
            <text:p>64146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ranel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1:2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65" calcext:value-type="float">
            <text:p>6414665</text:p>
          </table:table-cell>
          <table:table-cell office:value-type="float" office:value="1000" calcext:value-type="float">
            <text:p>1000</text:p>
          </table:table-cell>
          <table:table-cell office:value-type="float" office:value="8111064" calcext:value-type="float">
            <text:p>81110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65" calcext:value-type="float">
            <text:p>64146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gor Guilherme Oliveira de Jesu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1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844596" calcext:value-type="float">
            <text:p>6844596</text:p>
          </table:table-cell>
          <table:table-cell office:value-type="float" office:value="1000" calcext:value-type="float">
            <text:p>1000</text:p>
          </table:table-cell>
          <table:table-cell office:value-type="float" office:value="8521284" calcext:value-type="float">
            <text:p>85212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844596" calcext:value-type="float">
            <text:p>68445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llys da Silva Ribeir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2/2021 16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436471" calcext:value-type="float">
            <text:p>7436471</text:p>
          </table:table-cell>
          <table:table-cell office:value-type="float" office:value="1000" calcext:value-type="float">
            <text:p>1000</text:p>
          </table:table-cell>
          <table:table-cell office:value-type="float" office:value="9030675" calcext:value-type="float">
            <text:p>90306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7436471" calcext:value-type="float">
            <text:p>74364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natas Marques Pitaluga do Carm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8/05/2021 13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45435" calcext:value-type="float">
            <text:p>8745435</text:p>
          </table:table-cell>
          <table:table-cell office:value-type="float" office:value="1000" calcext:value-type="float">
            <text:p>1000</text:p>
          </table:table-cell>
          <table:table-cell office:value-type="float" office:value="10169154" calcext:value-type="float">
            <text:p>101691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45435" calcext:value-type="float">
            <text:p>87454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ubi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8/2021 16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51612" calcext:value-type="float">
            <text:p>8751612</text:p>
          </table:table-cell>
          <table:table-cell office:value-type="float" office:value="1000" calcext:value-type="float">
            <text:p>1000</text:p>
          </table:table-cell>
          <table:table-cell office:value-type="float" office:value="10175110" calcext:value-type="float">
            <text:p>101751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51612" calcext:value-type="float">
            <text:p>87516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odegario Caitano de Mel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9/2021 16:5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56427" calcext:value-type="float">
            <text:p>8756427</text:p>
          </table:table-cell>
          <table:table-cell office:value-type="float" office:value="1000" calcext:value-type="float">
            <text:p>1000</text:p>
          </table:table-cell>
          <table:table-cell office:value-type="float" office:value="10179627" calcext:value-type="float">
            <text:p>101796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56427" calcext:value-type="float">
            <text:p>87564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nessa Xavier Per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9/2021 09:1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763332" calcext:value-type="float">
            <text:p>8763332</text:p>
          </table:table-cell>
          <table:table-cell office:value-type="float" office:value="1000" calcext:value-type="float">
            <text:p>1000</text:p>
          </table:table-cell>
          <table:table-cell office:value-type="float" office:value="10186271" calcext:value-type="float">
            <text:p>101862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763332" calcext:value-type="float">
            <text:p>87633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mones Rodrigues da Graça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9/2021 15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10" calcext:value-type="float">
            <text:p>6414610</text:p>
          </table:table-cell>
          <table:table-cell office:value-type="float" office:value="1000" calcext:value-type="float">
            <text:p>1000</text:p>
          </table:table-cell>
          <table:table-cell office:value-type="float" office:value="8111013" calcext:value-type="float">
            <text:p>81110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10" calcext:value-type="float">
            <text:p>64146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ávila Beatriz Pereir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0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15" calcext:value-type="float">
            <text:p>6414615</text:p>
          </table:table-cell>
          <table:table-cell office:value-type="float" office:value="1000" calcext:value-type="float">
            <text:p>1000</text:p>
          </table:table-cell>
          <table:table-cell office:value-type="float" office:value="8111017" calcext:value-type="float">
            <text:p>81110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15" calcext:value-type="float">
            <text:p>64146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iago Souza Miran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1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17" calcext:value-type="float">
            <text:p>6414617</text:p>
          </table:table-cell>
          <table:table-cell office:value-type="float" office:value="1000" calcext:value-type="float">
            <text:p>1000</text:p>
          </table:table-cell>
          <table:table-cell office:value-type="float" office:value="8111019" calcext:value-type="float">
            <text:p>81110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17" calcext:value-type="float">
            <text:p>64146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nrique Carolina dos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1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20" calcext:value-type="float">
            <text:p>6414620</text:p>
          </table:table-cell>
          <table:table-cell office:value-type="float" office:value="1000" calcext:value-type="float">
            <text:p>1000</text:p>
          </table:table-cell>
          <table:table-cell office:value-type="float" office:value="8111022" calcext:value-type="float">
            <text:p>81110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20" calcext:value-type="float">
            <text:p>64146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lena Vieira de Far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1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24" calcext:value-type="float">
            <text:p>6414624</text:p>
          </table:table-cell>
          <table:table-cell office:value-type="float" office:value="1000" calcext:value-type="float">
            <text:p>1000</text:p>
          </table:table-cell>
          <table:table-cell office:value-type="float" office:value="8111025" calcext:value-type="float">
            <text:p>81110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24" calcext:value-type="float">
            <text:p>64146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ygor da Silva Ferraz Malheir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2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27" calcext:value-type="float">
            <text:p>6414627</text:p>
          </table:table-cell>
          <table:table-cell office:value-type="float" office:value="1000" calcext:value-type="float">
            <text:p>1000</text:p>
          </table:table-cell>
          <table:table-cell office:value-type="float" office:value="8111028" calcext:value-type="float">
            <text:p>81110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27" calcext:value-type="float">
            <text:p>64146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nácio Damascen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37" calcext:value-type="float">
            <text:p>6414637</text:p>
          </table:table-cell>
          <table:table-cell office:value-type="float" office:value="1000" calcext:value-type="float">
            <text:p>1000</text:p>
          </table:table-cell>
          <table:table-cell office:value-type="float" office:value="8111038" calcext:value-type="float">
            <text:p>8111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37" calcext:value-type="float">
            <text:p>64146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is Francisco de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4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39" calcext:value-type="float">
            <text:p>6414639</text:p>
          </table:table-cell>
          <table:table-cell office:value-type="float" office:value="1000" calcext:value-type="float">
            <text:p>1000</text:p>
          </table:table-cell>
          <table:table-cell office:value-type="float" office:value="8111040" calcext:value-type="float">
            <text:p>811104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39" calcext:value-type="float">
            <text:p>64146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caro Gabriel Lim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45" calcext:value-type="float">
            <text:p>6414645</text:p>
          </table:table-cell>
          <table:table-cell office:value-type="float" office:value="1000" calcext:value-type="float">
            <text:p>1000</text:p>
          </table:table-cell>
          <table:table-cell office:value-type="float" office:value="8111045" calcext:value-type="float">
            <text:p>81110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45" calcext:value-type="float">
            <text:p>64146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c Ferreira Guimarã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646" calcext:value-type="float">
            <text:p>6414646</text:p>
          </table:table-cell>
          <table:table-cell office:value-type="float" office:value="1000" calcext:value-type="float">
            <text:p>1000</text:p>
          </table:table-cell>
          <table:table-cell office:value-type="float" office:value="8111046" calcext:value-type="float">
            <text:p>81110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646" calcext:value-type="float">
            <text:p>64146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zabela da Paixão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20:5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08948" calcext:value-type="float">
            <text:p>8808948</text:p>
          </table:table-cell>
          <table:table-cell office:value-type="float" office:value="1000" calcext:value-type="float">
            <text:p>1000</text:p>
          </table:table-cell>
          <table:table-cell office:value-type="float" office:value="10229759" calcext:value-type="float">
            <text:p>102297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08948" calcext:value-type="float">
            <text:p>88089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lita Ferreira Lop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9/2021 10:2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08973" calcext:value-type="float">
            <text:p>8808973</text:p>
          </table:table-cell>
          <table:table-cell office:value-type="float" office:value="1000" calcext:value-type="float">
            <text:p>1000</text:p>
          </table:table-cell>
          <table:table-cell office:value-type="float" office:value="10229784" calcext:value-type="float">
            <text:p>102297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08973" calcext:value-type="float">
            <text:p>88089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drigo Domingues Sérg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9/2021 10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09059" calcext:value-type="float">
            <text:p>8809059</text:p>
          </table:table-cell>
          <table:table-cell office:value-type="float" office:value="1000" calcext:value-type="float">
            <text:p>1000</text:p>
          </table:table-cell>
          <table:table-cell office:value-type="float" office:value="10229863" calcext:value-type="float">
            <text:p>102298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09059" calcext:value-type="float">
            <text:p>88090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drigo Domingues Sérgi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9/2021 10:3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09264" calcext:value-type="float">
            <text:p>8809264</text:p>
          </table:table-cell>
          <table:table-cell office:value-type="float" office:value="1000" calcext:value-type="float">
            <text:p>1000</text:p>
          </table:table-cell>
          <table:table-cell office:value-type="float" office:value="10230055" calcext:value-type="float">
            <text:p>102300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09264" calcext:value-type="float">
            <text:p>88092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elipe Lopes Ferr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9/2021 11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34895" calcext:value-type="float">
            <text:p>8934895</text:p>
          </table:table-cell>
          <table:table-cell office:value-type="float" office:value="1000" calcext:value-type="float">
            <text:p>1000</text:p>
          </table:table-cell>
          <table:table-cell office:value-type="float" office:value="10350671" calcext:value-type="float">
            <text:p>103506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934895" calcext:value-type="float">
            <text:p>89348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Leide Car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0/2021 10:3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905784" calcext:value-type="float">
            <text:p>8905784</text:p>
          </table:table-cell>
          <table:table-cell office:value-type="float" office:value="1000" calcext:value-type="float">
            <text:p>1000</text:p>
          </table:table-cell>
          <table:table-cell office:value-type="float" office:value="10323309" calcext:value-type="float">
            <text:p>103233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905784" calcext:value-type="float">
            <text:p>89057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abriel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9/2021 14:1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8829805" calcext:value-type="float">
            <text:p>8829805</text:p>
          </table:table-cell>
          <table:table-cell office:value-type="float" office:value="1000" calcext:value-type="float">
            <text:p>1000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8829805" calcext:value-type="float">
            <text:p>88298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reuza Abreu Agui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09/2021 09:1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4008" calcext:value-type="float">
            <text:p>6414008</text:p>
          </table:table-cell>
          <table:table-cell office:value-type="float" office:value="1000" calcext:value-type="float">
            <text:p>1000</text:p>
          </table:table-cell>
          <table:table-cell office:value-type="float" office:value="8110452" calcext:value-type="float">
            <text:p>81104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6414008" calcext:value-type="float">
            <text:p>641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raciema Damascena Ro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2/2020 13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79353" calcext:value-type="float">
            <text:p>9479353</text:p>
          </table:table-cell>
          <table:table-cell office:value-type="float" office:value="1000" calcext:value-type="float">
            <text:p>1000</text:p>
          </table:table-cell>
          <table:table-cell office:value-type="float" office:value="10848710" calcext:value-type="float">
            <text:p>108487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479353" calcext:value-type="float">
            <text:p>94793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isson Dornelio Sil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1/2022 13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506962" calcext:value-type="float">
            <text:p>9506962</text:p>
          </table:table-cell>
          <table:table-cell office:value-type="float" office:value="1000" calcext:value-type="float">
            <text:p>1000</text:p>
          </table:table-cell>
          <table:table-cell office:value-type="float" office:value="10873119" calcext:value-type="float">
            <text:p>108731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506962" calcext:value-type="float">
            <text:p>95069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ta Barbo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2/2022 14:0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515482" calcext:value-type="float">
            <text:p>9515482</text:p>
          </table:table-cell>
          <table:table-cell office:value-type="float" office:value="1000" calcext:value-type="float">
            <text:p>1000</text:p>
          </table:table-cell>
          <table:table-cell office:value-type="float" office:value="10881459" calcext:value-type="float">
            <text:p>108814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515482" calcext:value-type="float">
            <text:p>95154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ys Monica Lim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2/2022 10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19913" calcext:value-type="float">
            <text:p>9419913</text:p>
          </table:table-cell>
          <table:table-cell office:value-type="float" office:value="1000" calcext:value-type="float">
            <text:p>1000</text:p>
          </table:table-cell>
          <table:table-cell office:value-type="float" office:value="10791980" calcext:value-type="float">
            <text:p>107919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419913" calcext:value-type="float">
            <text:p>94199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Helloane Lino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1/2022 14:0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186189" calcext:value-type="float">
            <text:p>9186189</text:p>
          </table:table-cell>
          <table:table-cell office:value-type="float" office:value="1000" calcext:value-type="float">
            <text:p>1000</text:p>
          </table:table-cell>
          <table:table-cell office:value-type="float" office:value="10587183" calcext:value-type="float">
            <text:p>105871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186189" calcext:value-type="float">
            <text:p>91861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leia Fernandes Venanc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12/2021 08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231649" calcext:value-type="float">
            <text:p>9231649</text:p>
          </table:table-cell>
          <table:table-cell office:value-type="float" office:value="1000" calcext:value-type="float">
            <text:p>1000</text:p>
          </table:table-cell>
          <table:table-cell office:value-type="float" office:value="10626336" calcext:value-type="float">
            <text:p>106263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231649" calcext:value-type="float">
            <text:p>92316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lavia Pereir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12/2021 09:0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7021" calcext:value-type="float">
            <text:p>9367021</text:p>
          </table:table-cell>
          <table:table-cell office:value-type="float" office:value="1000" calcext:value-type="float">
            <text:p>1000</text:p>
          </table:table-cell>
          <table:table-cell office:value-type="float" office:value="10742817" calcext:value-type="float">
            <text:p>107428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367021" calcext:value-type="float">
            <text:p>93670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hiogenes Venâncio Agui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1/2022 17:0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74877" calcext:value-type="float">
            <text:p>9374877</text:p>
          </table:table-cell>
          <table:table-cell office:value-type="float" office:value="1000" calcext:value-type="float">
            <text:p>1000</text:p>
          </table:table-cell>
          <table:table-cell office:value-type="float" office:value="10749788" calcext:value-type="float">
            <text:p>107497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374877" calcext:value-type="float">
            <text:p>93748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1/2022 15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00939" calcext:value-type="float">
            <text:p>9300939</text:p>
          </table:table-cell>
          <table:table-cell office:value-type="float" office:value="1000" calcext:value-type="float">
            <text:p>1000</text:p>
          </table:table-cell>
          <table:table-cell office:value-type="float" office:value="10685411" calcext:value-type="float">
            <text:p>106854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300939" calcext:value-type="float">
            <text:p>93009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eovane Rodrigues de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12/2021 08:3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10460" calcext:value-type="float">
            <text:p>9310460</text:p>
          </table:table-cell>
          <table:table-cell office:value-type="float" office:value="1000" calcext:value-type="float">
            <text:p>1000</text:p>
          </table:table-cell>
          <table:table-cell office:value-type="float" office:value="10693189" calcext:value-type="float">
            <text:p>106931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310460" calcext:value-type="float">
            <text:p>93104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unio Francisco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/12/2021 17:3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361460" calcext:value-type="float">
            <text:p>9361460</text:p>
          </table:table-cell>
          <table:table-cell office:value-type="float" office:value="1000" calcext:value-type="float">
            <text:p>1000</text:p>
          </table:table-cell>
          <table:table-cell office:value-type="float" office:value="10737406" calcext:value-type="float">
            <text:p>107374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361460" calcext:value-type="float">
            <text:p>93614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vane Valentim Barcel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1/2022 14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40340" calcext:value-type="float">
            <text:p>9640340</text:p>
          </table:table-cell>
          <table:table-cell office:value-type="float" office:value="1000" calcext:value-type="float">
            <text:p>1000</text:p>
          </table:table-cell>
          <table:table-cell office:value-type="float" office:value="10987026" calcext:value-type="float">
            <text:p>109870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640340" calcext:value-type="float">
            <text:p>96403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oria Luana Alves De Mora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2/2022 16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40974" calcext:value-type="float">
            <text:p>9640974</text:p>
          </table:table-cell>
          <table:table-cell office:value-type="float" office:value="1000" calcext:value-type="float">
            <text:p>1000</text:p>
          </table:table-cell>
          <table:table-cell office:value-type="float" office:value="10987614" calcext:value-type="float">
            <text:p>109876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640974" calcext:value-type="float">
            <text:p>96409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lef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2/2022 07:4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41018" calcext:value-type="float">
            <text:p>9641018</text:p>
          </table:table-cell>
          <table:table-cell office:value-type="float" office:value="1000" calcext:value-type="float">
            <text:p>1000</text:p>
          </table:table-cell>
          <table:table-cell office:value-type="float" office:value="10987655" calcext:value-type="float">
            <text:p>109876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641018" calcext:value-type="float">
            <text:p>96410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rancisco de Assis Carolin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2/2022 08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41401" calcext:value-type="float">
            <text:p>9641401</text:p>
          </table:table-cell>
          <table:table-cell office:value-type="float" office:value="1000" calcext:value-type="float">
            <text:p>1000</text:p>
          </table:table-cell>
          <table:table-cell office:value-type="float" office:value="10988016" calcext:value-type="float">
            <text:p>109880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641401" calcext:value-type="float">
            <text:p>96414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Antonia Rosa Brag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2/2022 09:3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641735" calcext:value-type="float">
            <text:p>9641735</text:p>
          </table:table-cell>
          <table:table-cell office:value-type="float" office:value="1000" calcext:value-type="float">
            <text:p>1000</text:p>
          </table:table-cell>
          <table:table-cell office:value-type="float" office:value="10988319" calcext:value-type="float">
            <text:p>109883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641735" calcext:value-type="float">
            <text:p>96417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iglival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2/2022 10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8382" calcext:value-type="float">
            <text:p>9868382</text:p>
          </table:table-cell>
          <table:table-cell office:value-type="float" office:value="1000" calcext:value-type="float">
            <text:p>1000</text:p>
          </table:table-cell>
          <table:table-cell office:value-type="float" office:value="11191734" calcext:value-type="float">
            <text:p>111917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8382" calcext:value-type="float">
            <text:p>98683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úlio César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7:1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9358" calcext:value-type="float">
            <text:p>9869358</text:p>
          </table:table-cell>
          <table:table-cell office:value-type="float" office:value="1000" calcext:value-type="float">
            <text:p>1000</text:p>
          </table:table-cell>
          <table:table-cell office:value-type="float" office:value="11192699" calcext:value-type="float">
            <text:p>111926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9358" calcext:value-type="float">
            <text:p>98693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gerio Prócop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7:1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9411" calcext:value-type="float">
            <text:p>9869411</text:p>
          </table:table-cell>
          <table:table-cell office:value-type="float" office:value="1000" calcext:value-type="float">
            <text:p>1000</text:p>
          </table:table-cell>
          <table:table-cell office:value-type="float" office:value="11192752" calcext:value-type="float">
            <text:p>111927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9411" calcext:value-type="float">
            <text:p>98694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eir Rodrigu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7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9413" calcext:value-type="float">
            <text:p>9869413</text:p>
          </table:table-cell>
          <table:table-cell office:value-type="float" office:value="1000" calcext:value-type="float">
            <text:p>1000</text:p>
          </table:table-cell>
          <table:table-cell office:value-type="float" office:value="11192754" calcext:value-type="float">
            <text:p>111927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9413" calcext:value-type="float">
            <text:p>98694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ya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7:3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69500" calcext:value-type="float">
            <text:p>9869500</text:p>
          </table:table-cell>
          <table:table-cell office:value-type="float" office:value="1000" calcext:value-type="float">
            <text:p>1000</text:p>
          </table:table-cell>
          <table:table-cell office:value-type="float" office:value="11192835" calcext:value-type="float">
            <text:p>111928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69500" calcext:value-type="float">
            <text:p>9869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ticia Rodrigues Lacerd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/03/2022 17:5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882396" calcext:value-type="float">
            <text:p>9882396</text:p>
          </table:table-cell>
          <table:table-cell office:value-type="float" office:value="1000" calcext:value-type="float">
            <text:p>1000</text:p>
          </table:table-cell>
          <table:table-cell office:value-type="float" office:value="11205111" calcext:value-type="float">
            <text:p>112051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882396" calcext:value-type="float">
            <text:p>98823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Odair Pereira de Miran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3/2022 09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73373" calcext:value-type="float">
            <text:p>9973373</text:p>
          </table:table-cell>
          <table:table-cell office:value-type="float" office:value="1000" calcext:value-type="float">
            <text:p>1000</text:p>
          </table:table-cell>
          <table:table-cell office:value-type="float" office:value="11289175" calcext:value-type="float">
            <text:p>112891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73373" calcext:value-type="float">
            <text:p>99733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icole Fernandes De Souz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3/2022 09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73695" calcext:value-type="float">
            <text:p>9973695</text:p>
          </table:table-cell>
          <table:table-cell office:value-type="float" office:value="1000" calcext:value-type="float">
            <text:p>1000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73695" calcext:value-type="float">
            <text:p>99736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nilo Rafael Godoy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3/2022 10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76381" calcext:value-type="float">
            <text:p>9976381</text:p>
          </table:table-cell>
          <table:table-cell office:value-type="float" office:value="1000" calcext:value-type="float">
            <text:p>1000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76381" calcext:value-type="float">
            <text:p>99763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vanda Moreira Mora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4/2022 09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86497" calcext:value-type="float">
            <text:p>9986497</text:p>
          </table:table-cell>
          <table:table-cell office:value-type="float" office:value="1000" calcext:value-type="float">
            <text:p>1000</text:p>
          </table:table-cell>
          <table:table-cell office:value-type="float" office:value="11301801" calcext:value-type="float">
            <text:p>113018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86497" calcext:value-type="float">
            <text:p>99864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é Carlos Correia Miran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4/2022 10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43917" calcext:value-type="float">
            <text:p>9943917</text:p>
          </table:table-cell>
          <table:table-cell office:value-type="float" office:value="1000" calcext:value-type="float">
            <text:p>1000</text:p>
          </table:table-cell>
          <table:table-cell office:value-type="float" office:value="11263013" calcext:value-type="float">
            <text:p>112630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43917" calcext:value-type="float">
            <text:p>99439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ullio Luiz de Arauj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3/2022 15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49723" calcext:value-type="float">
            <text:p>9949723</text:p>
          </table:table-cell>
          <table:table-cell office:value-type="float" office:value="1000" calcext:value-type="float">
            <text:p>1000</text:p>
          </table:table-cell>
          <table:table-cell office:value-type="float" office:value="11268638" calcext:value-type="float">
            <text:p>112686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49723" calcext:value-type="float">
            <text:p>9949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anny Kellen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3/2022 13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951432" calcext:value-type="float">
            <text:p>9951432</text:p>
          </table:table-cell>
          <table:table-cell office:value-type="float" office:value="1000" calcext:value-type="float">
            <text:p>1000</text:p>
          </table:table-cell>
          <table:table-cell office:value-type="float" office:value="11270233" calcext:value-type="float">
            <text:p>112702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951432" calcext:value-type="float">
            <text:p>99514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ssanda Rosa Fernandez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3/2022 17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03282" calcext:value-type="float">
            <text:p>10303282</text:p>
          </table:table-cell>
          <table:table-cell office:value-type="float" office:value="1000" calcext:value-type="float">
            <text:p>1000</text:p>
          </table:table-cell>
          <table:table-cell office:value-type="float" office:value="11569050" calcext:value-type="float">
            <text:p>115690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03282" calcext:value-type="float">
            <text:p>10303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vi Dias Roch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5/2022 08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20084" calcext:value-type="float">
            <text:p>10320084</text:p>
          </table:table-cell>
          <table:table-cell office:value-type="float" office:value="1000" calcext:value-type="float">
            <text:p>1000</text:p>
          </table:table-cell>
          <table:table-cell office:value-type="float" office:value="11584762" calcext:value-type="float">
            <text:p>11584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20084" calcext:value-type="float">
            <text:p>103200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uilherme Verissim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5/2022 19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2055" calcext:value-type="float">
            <text:p>10332055</text:p>
          </table:table-cell>
          <table:table-cell office:value-type="float" office:value="1000" calcext:value-type="float">
            <text:p>1000</text:p>
          </table:table-cell>
          <table:table-cell office:value-type="float" office:value="11596306" calcext:value-type="float">
            <text:p>115963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2055" calcext:value-type="float">
            <text:p>103320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ikae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5/2022 15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4811" calcext:value-type="float">
            <text:p>10334811</text:p>
          </table:table-cell>
          <table:table-cell office:value-type="float" office:value="1000" calcext:value-type="float">
            <text:p>1000</text:p>
          </table:table-cell>
          <table:table-cell office:value-type="float" office:value="11598850" calcext:value-type="float">
            <text:p>115988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4811" calcext:value-type="float">
            <text:p>10334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ena Vieira Fagund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5/2022 13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35108" calcext:value-type="float">
            <text:p>10335108</text:p>
          </table:table-cell>
          <table:table-cell office:value-type="float" office:value="1000" calcext:value-type="float">
            <text:p>1000</text:p>
          </table:table-cell>
          <table:table-cell office:value-type="float" office:value="11599128" calcext:value-type="float">
            <text:p>11599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35108" calcext:value-type="float">
            <text:p>103351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son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/05/2022 14:4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53883" calcext:value-type="float">
            <text:p>10353883</text:p>
          </table:table-cell>
          <table:table-cell office:value-type="float" office:value="1000" calcext:value-type="float">
            <text:p>1000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53883" calcext:value-type="float">
            <text:p>103538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Júlia Lopes Tavares Mo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6/2022 18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56231" calcext:value-type="float">
            <text:p>10356231</text:p>
          </table:table-cell>
          <table:table-cell office:value-type="float" office:value="1000" calcext:value-type="float">
            <text:p>1000</text:p>
          </table:table-cell>
          <table:table-cell office:value-type="float" office:value="11615187" calcext:value-type="float">
            <text:p>116151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356231" calcext:value-type="float">
            <text:p>103562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ara Franco de Lim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6/2022 17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19444" calcext:value-type="float">
            <text:p>10519444</text:p>
          </table:table-cell>
          <table:table-cell office:value-type="float" office:value="1000" calcext:value-type="float">
            <text:p>1000</text:p>
          </table:table-cell>
          <table:table-cell office:value-type="float" office:value="11736886" calcext:value-type="float">
            <text:p>117368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19444" calcext:value-type="float">
            <text:p>10519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bella Carolina de Araujo Barre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6/2022 16:4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34582" calcext:value-type="float">
            <text:p>10534582</text:p>
          </table:table-cell>
          <table:table-cell office:value-type="float" office:value="1000" calcext:value-type="float">
            <text:p>1000</text:p>
          </table:table-cell>
          <table:table-cell office:value-type="float" office:value="11751774" calcext:value-type="float">
            <text:p>117517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34582" calcext:value-type="float">
            <text:p>105345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ilho da Lucima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6/2022 17:4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44346" calcext:value-type="float">
            <text:p>10544346</text:p>
          </table:table-cell>
          <table:table-cell office:value-type="float" office:value="1000" calcext:value-type="float">
            <text:p>1000</text:p>
          </table:table-cell>
          <table:table-cell office:value-type="float" office:value="11761223" calcext:value-type="float">
            <text:p>117612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44346" calcext:value-type="float">
            <text:p>105443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racilda Pe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6/2022 16:0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44743" calcext:value-type="float">
            <text:p>10544743</text:p>
          </table:table-cell>
          <table:table-cell office:value-type="float" office:value="1000" calcext:value-type="float">
            <text:p>1000</text:p>
          </table:table-cell>
          <table:table-cell office:value-type="float" office:value="11761594" calcext:value-type="float">
            <text:p>117615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44743" calcext:value-type="float">
            <text:p>105447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eusin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06/2022 16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63945" calcext:value-type="float">
            <text:p>10563945</text:p>
          </table:table-cell>
          <table:table-cell office:value-type="float" office:value="1000" calcext:value-type="float">
            <text:p>1000</text:p>
          </table:table-cell>
          <table:table-cell office:value-type="float" office:value="11779930" calcext:value-type="float">
            <text:p>117799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63945" calcext:value-type="float">
            <text:p>105639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ully Barbosa Ehlers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6/2022 16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65581" calcext:value-type="float">
            <text:p>10565581</text:p>
          </table:table-cell>
          <table:table-cell office:value-type="float" office:value="1000" calcext:value-type="float">
            <text:p>1000</text:p>
          </table:table-cell>
          <table:table-cell office:value-type="float" office:value="11781448" calcext:value-type="float">
            <text:p>117814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65581" calcext:value-type="float">
            <text:p>105655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éri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6/2022 11:1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71259" calcext:value-type="float">
            <text:p>10571259</text:p>
          </table:table-cell>
          <table:table-cell office:value-type="float" office:value="1000" calcext:value-type="float">
            <text:p>1000</text:p>
          </table:table-cell>
          <table:table-cell office:value-type="float" office:value="11786661" calcext:value-type="float">
            <text:p>117866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71259" calcext:value-type="float">
            <text:p>105712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Zaion Braga Ro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6/2022 10:1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77077" calcext:value-type="float">
            <text:p>10577077</text:p>
          </table:table-cell>
          <table:table-cell office:value-type="float" office:value="1000" calcext:value-type="float">
            <text:p>1000</text:p>
          </table:table-cell>
          <table:table-cell office:value-type="float" office:value="11792280" calcext:value-type="float">
            <text:p>117922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77077" calcext:value-type="float">
            <text:p>105770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iton Pereira dos Sant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6/2022 08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54758" calcext:value-type="float">
            <text:p>10254758</text:p>
          </table:table-cell>
          <table:table-cell office:value-type="float" office:value="1000" calcext:value-type="float">
            <text:p>1000</text:p>
          </table:table-cell>
          <table:table-cell office:value-type="float" office:value="11529381" calcext:value-type="float">
            <text:p>11529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54758" calcext:value-type="float">
            <text:p>102547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uth Fernando Arauj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5/2022 10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9437165" calcext:value-type="float">
            <text:p>9437165</text:p>
          </table:table-cell>
          <table:table-cell office:value-type="float" office:value="1000" calcext:value-type="float">
            <text:p>1000</text:p>
          </table:table-cell>
          <table:table-cell office:value-type="float" office:value="10808062" calcext:value-type="float">
            <text:p>108080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9437165" calcext:value-type="float">
            <text:p>9437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ane Lima Venanci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1/2022 14:5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87936" calcext:value-type="float">
            <text:p>10187936</text:p>
          </table:table-cell>
          <table:table-cell office:value-type="float" office:value="1000" calcext:value-type="float">
            <text:p>1000</text:p>
          </table:table-cell>
          <table:table-cell office:value-type="float" office:value="11467211" calcext:value-type="float">
            <text:p>114672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87936" calcext:value-type="float">
            <text:p>101879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essica (RAIO X)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4/2022 10:4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04243" calcext:value-type="float">
            <text:p>10204243</text:p>
          </table:table-cell>
          <table:table-cell office:value-type="float" office:value="1000" calcext:value-type="float">
            <text:p>1000</text:p>
          </table:table-cell>
          <table:table-cell office:value-type="float" office:value="11482653" calcext:value-type="float">
            <text:p>114826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04243" calcext:value-type="float">
            <text:p>10204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Eduarda Galvã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5/2022 13:1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06333" calcext:value-type="float">
            <text:p>10206333</text:p>
          </table:table-cell>
          <table:table-cell office:value-type="float" office:value="1000" calcext:value-type="float">
            <text:p>1000</text:p>
          </table:table-cell>
          <table:table-cell office:value-type="float" office:value="11484573" calcext:value-type="float">
            <text:p>114845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06333" calcext:value-type="float">
            <text:p>102063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erediano Dias Pe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5/2022 08:5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06374" calcext:value-type="float">
            <text:p>10206374</text:p>
          </table:table-cell>
          <table:table-cell office:value-type="float" office:value="1000" calcext:value-type="float">
            <text:p>1000</text:p>
          </table:table-cell>
          <table:table-cell office:value-type="float" office:value="11484610" calcext:value-type="float">
            <text:p>114846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06374" calcext:value-type="float">
            <text:p>102063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o Roberto Ne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5/2022 08:5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06419" calcext:value-type="float">
            <text:p>10206419</text:p>
          </table:table-cell>
          <table:table-cell office:value-type="float" office:value="1000" calcext:value-type="float">
            <text:p>1000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06419" calcext:value-type="float">
            <text:p>10206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abriel Ferreira Cunh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5/2022 09:0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60291" calcext:value-type="float">
            <text:p>10160291</text:p>
          </table:table-cell>
          <table:table-cell office:value-type="float" office:value="1000" calcext:value-type="float">
            <text:p>1000</text:p>
          </table:table-cell>
          <table:table-cell office:value-type="float" office:value="11441778" calcext:value-type="float">
            <text:p>1144177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60291" calcext:value-type="float">
            <text:p>101602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indy Ketlen de Freitas Barbo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4/2022 14:5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62612" calcext:value-type="float">
            <text:p>10162612</text:p>
          </table:table-cell>
          <table:table-cell office:value-type="float" office:value="1000" calcext:value-type="float">
            <text:p>1000</text:p>
          </table:table-cell>
          <table:table-cell office:value-type="float" office:value="11443916" calcext:value-type="float">
            <text:p>114439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62612" calcext:value-type="float">
            <text:p>101626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sabela Cristina Machado da Costa Gonç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4/2022 10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64600" calcext:value-type="float">
            <text:p>10164600</text:p>
          </table:table-cell>
          <table:table-cell office:value-type="float" office:value="1000" calcext:value-type="float">
            <text:p>1000</text:p>
          </table:table-cell>
          <table:table-cell office:value-type="float" office:value="11445797" calcext:value-type="float">
            <text:p>114457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64600" calcext:value-type="float">
            <text:p>10164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tonio Xavier Rodovalh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4/2022 16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65209" calcext:value-type="float">
            <text:p>10165209</text:p>
          </table:table-cell>
          <table:table-cell office:value-type="float" office:value="1000" calcext:value-type="float">
            <text:p>1000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65209" calcext:value-type="float">
            <text:p>10165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abiana Francisco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4/2022 18:1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65235" calcext:value-type="float">
            <text:p>10165235</text:p>
          </table:table-cell>
          <table:table-cell office:value-type="float" office:value="1000" calcext:value-type="float">
            <text:p>1000</text:p>
          </table:table-cell>
          <table:table-cell office:value-type="float" office:value="11446401" calcext:value-type="float">
            <text:p>114464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65235" calcext:value-type="float">
            <text:p>101652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fael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4/2022 18:3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07535" calcext:value-type="float">
            <text:p>10107535</text:p>
          </table:table-cell>
          <table:table-cell office:value-type="float" office:value="1000" calcext:value-type="float">
            <text:p>1000</text:p>
          </table:table-cell>
          <table:table-cell office:value-type="float" office:value="11397724" calcext:value-type="float">
            <text:p>113977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07535" calcext:value-type="float">
            <text:p>10107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tyelle Lima Siqu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4/2022 10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09076" calcext:value-type="float">
            <text:p>10109076</text:p>
          </table:table-cell>
          <table:table-cell office:value-type="float" office:value="1000" calcext:value-type="float">
            <text:p>1000</text:p>
          </table:table-cell>
          <table:table-cell office:value-type="float" office:value="11399157" calcext:value-type="float">
            <text:p>113991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09076" calcext:value-type="float">
            <text:p>101090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ávio José Xavier 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4/2022 15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110976" calcext:value-type="float">
            <text:p>10110976</text:p>
          </table:table-cell>
          <table:table-cell office:value-type="float" office:value="1000" calcext:value-type="float">
            <text:p>1000</text:p>
          </table:table-cell>
          <table:table-cell office:value-type="float" office:value="11400945" calcext:value-type="float">
            <text:p>114009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110976" calcext:value-type="float">
            <text:p>101109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Leide Carla Da Silva Cardoso Damascen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4/2022 10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594278" calcext:value-type="float">
            <text:p>10594278</text:p>
          </table:table-cell>
          <table:table-cell office:value-type="float" office:value="1000" calcext:value-type="float">
            <text:p>1000</text:p>
          </table:table-cell>
          <table:table-cell office:value-type="float" office:value="11808918" calcext:value-type="float">
            <text:p>118089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594278" calcext:value-type="float">
            <text:p>105942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orena Borges de Ro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/06/2022 09:0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683779" calcext:value-type="float">
            <text:p>10683779</text:p>
          </table:table-cell>
          <table:table-cell office:value-type="float" office:value="1000" calcext:value-type="float">
            <text:p>1000</text:p>
          </table:table-cell>
          <table:table-cell office:value-type="float" office:value="11876016" calcext:value-type="float">
            <text:p>118760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683779" calcext:value-type="float">
            <text:p>106837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eci Borges Gonç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7/2022 14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757164" calcext:value-type="float">
            <text:p>10757164</text:p>
          </table:table-cell>
          <table:table-cell office:value-type="float" office:value="1000" calcext:value-type="float">
            <text:p>1000</text:p>
          </table:table-cell>
          <table:table-cell office:value-type="float" office:value="11930554" calcext:value-type="float">
            <text:p>119305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757164" calcext:value-type="float">
            <text:p>107571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andesson Silva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7/2022 10:0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761910" calcext:value-type="float">
            <text:p>10761910</text:p>
          </table:table-cell>
          <table:table-cell office:value-type="float" office:value="1000" calcext:value-type="float">
            <text:p>1000</text:p>
          </table:table-cell>
          <table:table-cell office:value-type="float" office:value="11934463" calcext:value-type="float">
            <text:p>119344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761910" calcext:value-type="float">
            <text:p>107619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nuela Menezes Guimarã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7/2022 16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788243" calcext:value-type="float">
            <text:p>10788243</text:p>
          </table:table-cell>
          <table:table-cell office:value-type="float" office:value="1000" calcext:value-type="float">
            <text:p>1000</text:p>
          </table:table-cell>
          <table:table-cell office:value-type="float" office:value="11960558" calcext:value-type="float">
            <text:p>119605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788243" calcext:value-type="float">
            <text:p>10788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Nathalia Oliveir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7/2022 14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796493" calcext:value-type="float">
            <text:p>10796493</text:p>
          </table:table-cell>
          <table:table-cell office:value-type="float" office:value="1000" calcext:value-type="float">
            <text:p>1000</text:p>
          </table:table-cell>
          <table:table-cell office:value-type="float" office:value="11968284" calcext:value-type="float">
            <text:p>119682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796493" calcext:value-type="float">
            <text:p>107964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driely Badaro de Franc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7/2022 16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09185" calcext:value-type="float">
            <text:p>10809185</text:p>
          </table:table-cell>
          <table:table-cell office:value-type="float" office:value="1000" calcext:value-type="float">
            <text:p>1000</text:p>
          </table:table-cell>
          <table:table-cell office:value-type="float" office:value="11976528" calcext:value-type="float">
            <text:p>119765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09185" calcext:value-type="float">
            <text:p>108091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atiana Gonçalves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7/2022 13:5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14404" calcext:value-type="float">
            <text:p>10814404</text:p>
          </table:table-cell>
          <table:table-cell office:value-type="float" office:value="1000" calcext:value-type="float">
            <text:p>1000</text:p>
          </table:table-cell>
          <table:table-cell office:value-type="float" office:value="11981468" calcext:value-type="float">
            <text:p>119814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14404" calcext:value-type="float">
            <text:p>10814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laucia Costa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7/2022 16:3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31087" calcext:value-type="float">
            <text:p>10831087</text:p>
          </table:table-cell>
          <table:table-cell office:value-type="float" office:value="1000" calcext:value-type="float">
            <text:p>1000</text:p>
          </table:table-cell>
          <table:table-cell office:value-type="float" office:value="11996055" calcext:value-type="float">
            <text:p>119960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31087" calcext:value-type="float">
            <text:p>108310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abriel Silva Fagund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7/2022 08:5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39708" calcext:value-type="float">
            <text:p>10839708</text:p>
          </table:table-cell>
          <table:table-cell office:value-type="float" office:value="1000" calcext:value-type="float">
            <text:p>1000</text:p>
          </table:table-cell>
          <table:table-cell office:value-type="float" office:value="12003971" calcext:value-type="float">
            <text:p>120039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39708" calcext:value-type="float">
            <text:p>108397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inei Ribeiro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7/2022 15:3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39770" calcext:value-type="float">
            <text:p>10839770</text:p>
          </table:table-cell>
          <table:table-cell office:value-type="float" office:value="1000" calcext:value-type="float">
            <text:p>1000</text:p>
          </table:table-cell>
          <table:table-cell office:value-type="float" office:value="12004027" calcext:value-type="float">
            <text:p>120040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39770" calcext:value-type="float">
            <text:p>108397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bastião Luiz Fer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7/2022 15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39787" calcext:value-type="float">
            <text:p>10839787</text:p>
          </table:table-cell>
          <table:table-cell office:value-type="float" office:value="1000" calcext:value-type="float">
            <text:p>1000</text:p>
          </table:table-cell>
          <table:table-cell office:value-type="float" office:value="12004044" calcext:value-type="float">
            <text:p>120040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39787" calcext:value-type="float">
            <text:p>108397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stephany Ferreir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/07/2022 15:4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90029" calcext:value-type="float">
            <text:p>10890029</text:p>
          </table:table-cell>
          <table:table-cell office:value-type="float" office:value="1000" calcext:value-type="float">
            <text:p>1000</text:p>
          </table:table-cell>
          <table:table-cell office:value-type="float" office:value="12042042" calcext:value-type="float">
            <text:p>120420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90029" calcext:value-type="float">
            <text:p>108900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raldo Soar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7/2022 15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899854" calcext:value-type="float">
            <text:p>10899854</text:p>
          </table:table-cell>
          <table:table-cell office:value-type="float" office:value="1000" calcext:value-type="float">
            <text:p>1000</text:p>
          </table:table-cell>
          <table:table-cell office:value-type="float" office:value="12051195" calcext:value-type="float">
            <text:p>120511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899854" calcext:value-type="float">
            <text:p>108998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ielei Silva Cabra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7/2022 16:0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60073" calcext:value-type="float">
            <text:p>10260073</text:p>
          </table:table-cell>
          <table:table-cell office:value-type="float" office:value="1000" calcext:value-type="float">
            <text:p>1000</text:p>
          </table:table-cell>
          <table:table-cell office:value-type="float" office:value="11534338" calcext:value-type="float">
            <text:p>11534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60073" calcext:value-type="float">
            <text:p>102600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y Beatriz Cordeiro de Paul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5/2022 16:5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63808" calcext:value-type="float">
            <text:p>10263808</text:p>
          </table:table-cell>
          <table:table-cell office:value-type="float" office:value="1000" calcext:value-type="float">
            <text:p>1000</text:p>
          </table:table-cell>
          <table:table-cell office:value-type="float" office:value="11537832" calcext:value-type="float">
            <text:p>115378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63808" calcext:value-type="float">
            <text:p>102638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Weliton Xavier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5/2022 15:1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63873" calcext:value-type="float">
            <text:p>10263873</text:p>
          </table:table-cell>
          <table:table-cell office:value-type="float" office:value="1000" calcext:value-type="float">
            <text:p>1000</text:p>
          </table:table-cell>
          <table:table-cell office:value-type="float" office:value="11537888" calcext:value-type="float">
            <text:p>115378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63873" calcext:value-type="float">
            <text:p>102638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us Vinicius Rodrigu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5/2022 15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69788" calcext:value-type="float">
            <text:p>10269788</text:p>
          </table:table-cell>
          <table:table-cell office:value-type="float" office:value="1000" calcext:value-type="float">
            <text:p>1000</text:p>
          </table:table-cell>
          <table:table-cell office:value-type="float" office:value="11543310" calcext:value-type="float">
            <text:p>115433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69788" calcext:value-type="float">
            <text:p>102697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eatriz Cot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5/2022 14:3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3894" calcext:value-type="float">
            <text:p>10273894</text:p>
          </table:table-cell>
          <table:table-cell office:value-type="float" office:value="1000" calcext:value-type="float">
            <text:p>1000</text:p>
          </table:table-cell>
          <table:table-cell office:value-type="float" office:value="11547179" calcext:value-type="float">
            <text:p>115471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73894" calcext:value-type="float">
            <text:p>102738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De Lourdes Mo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5/2022 18:3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74690" calcext:value-type="float">
            <text:p>10274690</text:p>
          </table:table-cell>
          <table:table-cell office:value-type="float" office:value="1000" calcext:value-type="float">
            <text:p>1000</text:p>
          </table:table-cell>
          <table:table-cell office:value-type="float" office:value="11547929" calcext:value-type="float">
            <text:p>115479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74690" calcext:value-type="float">
            <text:p>102746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a Dornelas Peixoto Coutinh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05/2022 18:0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22379" calcext:value-type="float">
            <text:p>11122379</text:p>
          </table:table-cell>
          <table:table-cell office:value-type="float" office:value="1000" calcext:value-type="float">
            <text:p>1000</text:p>
          </table:table-cell>
          <table:table-cell office:value-type="float" office:value="12228866" calcext:value-type="float">
            <text:p>122288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22379" calcext:value-type="float">
            <text:p>111223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ster do Carmo Rezend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8/2022 09:0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22447" calcext:value-type="float">
            <text:p>11122447</text:p>
          </table:table-cell>
          <table:table-cell office:value-type="float" office:value="1000" calcext:value-type="float">
            <text:p>1000</text:p>
          </table:table-cell>
          <table:table-cell office:value-type="float" office:value="12228930" calcext:value-type="float">
            <text:p>122289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22447" calcext:value-type="float">
            <text:p>111224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eralda Pereir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8/2022 09:1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31079" calcext:value-type="float">
            <text:p>11131079</text:p>
          </table:table-cell>
          <table:table-cell office:value-type="float" office:value="1000" calcext:value-type="float">
            <text:p>1000</text:p>
          </table:table-cell>
          <table:table-cell office:value-type="float" office:value="12237169" calcext:value-type="float">
            <text:p>122371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31079" calcext:value-type="float">
            <text:p>111310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ete Martins da Penh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/08/2022 17:1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88945" calcext:value-type="float">
            <text:p>10988945</text:p>
          </table:table-cell>
          <table:table-cell office:value-type="float" office:value="1000" calcext:value-type="float">
            <text:p>1000</text:p>
          </table:table-cell>
          <table:table-cell office:value-type="float" office:value="12132923" calcext:value-type="float">
            <text:p>121329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988945" calcext:value-type="float">
            <text:p>109889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nan do Carmo Borg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08/2022 14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006738" calcext:value-type="float">
            <text:p>11006738</text:p>
          </table:table-cell>
          <table:table-cell office:value-type="float" office:value="1000" calcext:value-type="float">
            <text:p>1000</text:p>
          </table:table-cell>
          <table:table-cell office:value-type="float" office:value="12148592" calcext:value-type="float">
            <text:p>121485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006738" calcext:value-type="float">
            <text:p>110067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los Eduardo Oliveira Xavie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8/2022 09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01850" calcext:value-type="float">
            <text:p>10901850</text:p>
          </table:table-cell>
          <table:table-cell office:value-type="float" office:value="1000" calcext:value-type="float">
            <text:p>1000</text:p>
          </table:table-cell>
          <table:table-cell office:value-type="float" office:value="12053023" calcext:value-type="float">
            <text:p>120530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901850" calcext:value-type="float">
            <text:p>109018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Suelita Ferreira Lop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07/2022 10:3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54243" calcext:value-type="float">
            <text:p>10954243</text:p>
          </table:table-cell>
          <table:table-cell office:value-type="float" office:value="1000" calcext:value-type="float">
            <text:p>1000</text:p>
          </table:table-cell>
          <table:table-cell office:value-type="float" office:value="12102866" calcext:value-type="float">
            <text:p>121028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954243" calcext:value-type="float">
            <text:p>10954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eocy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8/2022 10:0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63018" calcext:value-type="float">
            <text:p>10963018</text:p>
          </table:table-cell>
          <table:table-cell office:value-type="float" office:value="1000" calcext:value-type="float">
            <text:p>1000</text:p>
          </table:table-cell>
          <table:table-cell office:value-type="float" office:value="12111116" calcext:value-type="float">
            <text:p>121111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963018" calcext:value-type="float">
            <text:p>109630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ammyra Nathieli Borges de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/08/2022 15:5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66146" calcext:value-type="float">
            <text:p>10966146</text:p>
          </table:table-cell>
          <table:table-cell office:value-type="float" office:value="1000" calcext:value-type="float">
            <text:p>1000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966146" calcext:value-type="float">
            <text:p>109661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Paula Gomes Porte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8/2022 10:1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973651" calcext:value-type="float">
            <text:p>10973651</text:p>
          </table:table-cell>
          <table:table-cell office:value-type="float" office:value="1000" calcext:value-type="float">
            <text:p>1000</text:p>
          </table:table-cell>
          <table:table-cell office:value-type="float" office:value="12121238" calcext:value-type="float">
            <text:p>121212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973651" calcext:value-type="float">
            <text:p>109736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aquim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8/2022 13:5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7747" calcext:value-type="float">
            <text:p>10297747</text:p>
          </table:table-cell>
          <table:table-cell office:value-type="float" office:value="1000" calcext:value-type="float">
            <text:p>1000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97747" calcext:value-type="float">
            <text:p>102977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ias Pereira do Prad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5/2022 10:0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298970" calcext:value-type="float">
            <text:p>10298970</text:p>
          </table:table-cell>
          <table:table-cell office:value-type="float" office:value="1000" calcext:value-type="float">
            <text:p>1000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0298970" calcext:value-type="float">
            <text:p>102989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zia Maria Neves De Paul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5/2022 14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65757" calcext:value-type="float">
            <text:p>11765757</text:p>
          </table:table-cell>
          <table:table-cell office:value-type="float" office:value="1000" calcext:value-type="float">
            <text:p>1000</text:p>
          </table:table-cell>
          <table:table-cell office:value-type="float" office:value="12747148" calcext:value-type="float">
            <text:p>127471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765757" calcext:value-type="float">
            <text:p>117657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uan Deigo Santos Trindade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/10/2022 10:0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31779" calcext:value-type="float">
            <text:p>11631779</text:p>
          </table:table-cell>
          <table:table-cell office:value-type="float" office:value="1000" calcext:value-type="float">
            <text:p>1000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31779" calcext:value-type="float">
            <text:p>116317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riscyla Lorrany Bailon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10/2022 16:2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31811" calcext:value-type="float">
            <text:p>11631811</text:p>
          </table:table-cell>
          <table:table-cell office:value-type="float" office:value="1000" calcext:value-type="float">
            <text:p>1000</text:p>
          </table:table-cell>
          <table:table-cell office:value-type="float" office:value="12649489" calcext:value-type="float">
            <text:p>126494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31811" calcext:value-type="float">
            <text:p>11631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aldimar Silva Camp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10/2022 16:3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12153" calcext:value-type="float">
            <text:p>11712153</text:p>
          </table:table-cell>
          <table:table-cell office:value-type="float" office:value="1000" calcext:value-type="float">
            <text:p>1000</text:p>
          </table:table-cell>
          <table:table-cell office:value-type="float" office:value="12708964" calcext:value-type="float">
            <text:p>127089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712153" calcext:value-type="float">
            <text:p>117121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ianca de Brito Gonçalv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10/2022 09:1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17856" calcext:value-type="float">
            <text:p>11717856</text:p>
          </table:table-cell>
          <table:table-cell office:value-type="float" office:value="1000" calcext:value-type="float">
            <text:p>1000</text:p>
          </table:table-cell>
          <table:table-cell office:value-type="float" office:value="12714160" calcext:value-type="float">
            <text:p>127141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717856" calcext:value-type="float">
            <text:p>117178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arlos Eduardo Rodrigu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10/2022 17:4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74540" calcext:value-type="float">
            <text:p>11674540</text:p>
          </table:table-cell>
          <table:table-cell office:value-type="float" office:value="1000" calcext:value-type="float">
            <text:p>1000</text:p>
          </table:table-cell>
          <table:table-cell office:value-type="float" office:value="12677374" calcext:value-type="float">
            <text:p>126773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74540" calcext:value-type="float">
            <text:p>116745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ogerio Santos F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10/2022 15:4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83221" calcext:value-type="float">
            <text:p>11683221</text:p>
          </table:table-cell>
          <table:table-cell office:value-type="float" office:value="1000" calcext:value-type="float">
            <text:p>1000</text:p>
          </table:table-cell>
          <table:table-cell office:value-type="float" office:value="12685909" calcext:value-type="float">
            <text:p>126859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83221" calcext:value-type="float">
            <text:p>116832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ano Barbosa de Almei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10/2022 08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84564" calcext:value-type="float">
            <text:p>11684564</text:p>
          </table:table-cell>
          <table:table-cell office:value-type="float" office:value="1000" calcext:value-type="float">
            <text:p>1000</text:p>
          </table:table-cell>
          <table:table-cell office:value-type="float" office:value="12687237" calcext:value-type="float">
            <text:p>126872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84564" calcext:value-type="float">
            <text:p>116845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Yasmin Ferreira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10/2022 09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84623" calcext:value-type="float">
            <text:p>11684623</text:p>
          </table:table-cell>
          <table:table-cell office:value-type="float" office:value="1000" calcext:value-type="float">
            <text:p>1000</text:p>
          </table:table-cell>
          <table:table-cell office:value-type="float" office:value="12687292" calcext:value-type="float">
            <text:p>126872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84623" calcext:value-type="float">
            <text:p>116846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audia Alves Martins Milhomem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10/2022 09:2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96135" calcext:value-type="float">
            <text:p>11696135</text:p>
          </table:table-cell>
          <table:table-cell office:value-type="float" office:value="1000" calcext:value-type="float">
            <text:p>1000</text:p>
          </table:table-cell>
          <table:table-cell office:value-type="float" office:value="12696933" calcext:value-type="float">
            <text:p>126969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96135" calcext:value-type="float">
            <text:p>116961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o Charly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10/2022 11:0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631376" calcext:value-type="float">
            <text:p>11631376</text:p>
          </table:table-cell>
          <table:table-cell office:value-type="float" office:value="1000" calcext:value-type="float">
            <text:p>1000</text:p>
          </table:table-cell>
          <table:table-cell office:value-type="float" office:value="12649079" calcext:value-type="float">
            <text:p>126490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631376" calcext:value-type="float">
            <text:p>116313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téphane Victória Lima Mor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10/2022 15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21784" calcext:value-type="float">
            <text:p>11521784</text:p>
          </table:table-cell>
          <table:table-cell office:value-type="float" office:value="1000" calcext:value-type="float">
            <text:p>1000</text:p>
          </table:table-cell>
          <table:table-cell office:value-type="float" office:value="12556224" calcext:value-type="float">
            <text:p>125562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521784" calcext:value-type="float">
            <text:p>115217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laine Alves Ferreira Rodrigu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9/2022 09:4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21638" calcext:value-type="float">
            <text:p>11521638</text:p>
          </table:table-cell>
          <table:table-cell office:value-type="float" office:value="1000" calcext:value-type="float">
            <text:p>1000</text:p>
          </table:table-cell>
          <table:table-cell office:value-type="float" office:value="12556090" calcext:value-type="float">
            <text:p>125560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521638" calcext:value-type="float">
            <text:p>115216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sdras Dias Ribeiro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09/2022 09:2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20863" calcext:value-type="float">
            <text:p>11520863</text:p>
          </table:table-cell>
          <table:table-cell office:value-type="float" office:value="1000" calcext:value-type="float">
            <text:p>1000</text:p>
          </table:table-cell>
          <table:table-cell office:value-type="float" office:value="12555364" calcext:value-type="float">
            <text:p>125553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520863" calcext:value-type="float">
            <text:p>115208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ciene de Souza Roch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9/2022 17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520962" calcext:value-type="float">
            <text:p>11520962</text:p>
          </table:table-cell>
          <table:table-cell office:value-type="float" office:value="1000" calcext:value-type="float">
            <text:p>1000</text:p>
          </table:table-cell>
          <table:table-cell office:value-type="float" office:value="12555458" calcext:value-type="float">
            <text:p>125554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520962" calcext:value-type="float">
            <text:p>115209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ophia Lacerda Félix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/09/2022 17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323922" calcext:value-type="float">
            <text:p>11323922</text:p>
          </table:table-cell>
          <table:table-cell office:value-type="float" office:value="1000" calcext:value-type="float">
            <text:p>1000</text:p>
          </table:table-cell>
          <table:table-cell office:value-type="float" office:value="12381069" calcext:value-type="float">
            <text:p>123810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323922" calcext:value-type="float">
            <text:p>113239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cel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6/09/2022 10:4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344736" calcext:value-type="float">
            <text:p>11344736</text:p>
          </table:table-cell>
          <table:table-cell office:value-type="float" office:value="1000" calcext:value-type="float">
            <text:p>1000</text:p>
          </table:table-cell>
          <table:table-cell office:value-type="float" office:value="12399174" calcext:value-type="float">
            <text:p>123991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344736" calcext:value-type="float">
            <text:p>113447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amara Alve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09/2022 09:1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213349" calcext:value-type="float">
            <text:p>11213349</text:p>
          </table:table-cell>
          <table:table-cell office:value-type="float" office:value="1000" calcext:value-type="float">
            <text:p>1000</text:p>
          </table:table-cell>
          <table:table-cell office:value-type="float" office:value="12303068" calcext:value-type="float">
            <text:p>1230306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213349" calcext:value-type="float">
            <text:p>112133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uliana Gomes Porte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08/2022 10:0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41399" calcext:value-type="float">
            <text:p>11141399</text:p>
          </table:table-cell>
          <table:table-cell office:value-type="float" office:value="1000" calcext:value-type="float">
            <text:p>1000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41399" calcext:value-type="float">
            <text:p>111413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razielly Alves Borges Lacerd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8/2022 09:0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42775" calcext:value-type="float">
            <text:p>11142775</text:p>
          </table:table-cell>
          <table:table-cell office:value-type="float" office:value="1000" calcext:value-type="float">
            <text:p>1000</text:p>
          </table:table-cell>
          <table:table-cell office:value-type="float" office:value="12248161" calcext:value-type="float">
            <text:p>122481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42775" calcext:value-type="float">
            <text:p>111427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ctor Monteiro Peixot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08/2022 14:0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59502" calcext:value-type="float">
            <text:p>11159502</text:p>
          </table:table-cell>
          <table:table-cell office:value-type="float" office:value="1000" calcext:value-type="float">
            <text:p>1000</text:p>
          </table:table-cell>
          <table:table-cell office:value-type="float" office:value="12261704" calcext:value-type="float">
            <text:p>122617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59502" calcext:value-type="float">
            <text:p>111595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Kaike Rainnyr Alv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08/2022 13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61446" calcext:value-type="float">
            <text:p>11161446</text:p>
          </table:table-cell>
          <table:table-cell office:value-type="float" office:value="1000" calcext:value-type="float">
            <text:p>1000</text:p>
          </table:table-cell>
          <table:table-cell office:value-type="float" office:value="12263499" calcext:value-type="float">
            <text:p>122634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61446" calcext:value-type="float">
            <text:p>111614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ilzane Costa Lim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8/2022 08:4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62906" calcext:value-type="float">
            <text:p>11162906</text:p>
          </table:table-cell>
          <table:table-cell office:value-type="float" office:value="1000" calcext:value-type="float">
            <text:p>1000</text:p>
          </table:table-cell>
          <table:table-cell office:value-type="float" office:value="12264818" calcext:value-type="float">
            <text:p>122648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62906" calcext:value-type="float">
            <text:p>111629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teus Emanuel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/08/2022 13:2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167225" calcext:value-type="float">
            <text:p>11167225</text:p>
          </table:table-cell>
          <table:table-cell office:value-type="float" office:value="1000" calcext:value-type="float">
            <text:p>1000</text:p>
          </table:table-cell>
          <table:table-cell office:value-type="float" office:value="12268847" calcext:value-type="float">
            <text:p>122688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167225" calcext:value-type="float">
            <text:p>111672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esar Carlos Santana filh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/08/2022 13:56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201190" calcext:value-type="float">
            <text:p>11201190</text:p>
          </table:table-cell>
          <table:table-cell office:value-type="float" office:value="1000" calcext:value-type="float">
            <text:p>1000</text:p>
          </table:table-cell>
          <table:table-cell office:value-type="float" office:value="12292881" calcext:value-type="float">
            <text:p>122928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201190" calcext:value-type="float">
            <text:p>112011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Inácio Damaseno Ros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08/2022 18:1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61442" calcext:value-type="float">
            <text:p>11861442</text:p>
          </table:table-cell>
          <table:table-cell office:value-type="float" office:value="1000" calcext:value-type="float">
            <text:p>1000</text:p>
          </table:table-cell>
          <table:table-cell office:value-type="float" office:value="12834743" calcext:value-type="float">
            <text:p>128347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61442" calcext:value-type="float">
            <text:p>118614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lanciely de Lima Ribeir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7/11/2022 15:5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86526" calcext:value-type="float">
            <text:p>11886526</text:p>
          </table:table-cell>
          <table:table-cell office:value-type="float" office:value="1000" calcext:value-type="float">
            <text:p>1000</text:p>
          </table:table-cell>
          <table:table-cell office:value-type="float" office:value="12855277" calcext:value-type="float">
            <text:p>128552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86526" calcext:value-type="float">
            <text:p>118865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é Mateus Mirand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11/2022 13:4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94434" calcext:value-type="float">
            <text:p>11894434</text:p>
          </table:table-cell>
          <table:table-cell office:value-type="float" office:value="1000" calcext:value-type="float">
            <text:p>1000</text:p>
          </table:table-cell>
          <table:table-cell office:value-type="float" office:value="12862822" calcext:value-type="float">
            <text:p>128628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94434" calcext:value-type="float">
            <text:p>118944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ivania Alves de Morai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/11/2022 09:1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17138" calcext:value-type="float">
            <text:p>11917138</text:p>
          </table:table-cell>
          <table:table-cell office:value-type="float" office:value="1000" calcext:value-type="float">
            <text:p>1000</text:p>
          </table:table-cell>
          <table:table-cell office:value-type="float" office:value="12880385" calcext:value-type="float">
            <text:p>128803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917138" calcext:value-type="float">
            <text:p>11917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Josino Gomes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11/2022 15:39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21616" calcext:value-type="float">
            <text:p>11921616</text:p>
          </table:table-cell>
          <table:table-cell office:value-type="float" office:value="1000" calcext:value-type="float">
            <text:p>1000</text:p>
          </table:table-cell>
          <table:table-cell office:value-type="float" office:value="12884685" calcext:value-type="float">
            <text:p>128846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921616" calcext:value-type="float">
            <text:p>119216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Luís Carlo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/11/2022 15:1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45535" calcext:value-type="float">
            <text:p>11945535</text:p>
          </table:table-cell>
          <table:table-cell office:value-type="float" office:value="1000" calcext:value-type="float">
            <text:p>1000</text:p>
          </table:table-cell>
          <table:table-cell office:value-type="float" office:value="12907999" calcext:value-type="float">
            <text:p>129079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945535" calcext:value-type="float">
            <text:p>11945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érgio August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/11/2022 09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55656" calcext:value-type="float">
            <text:p>11855656</text:p>
          </table:table-cell>
          <table:table-cell office:value-type="float" office:value="1000" calcext:value-type="float">
            <text:p>1000</text:p>
          </table:table-cell>
          <table:table-cell office:value-type="float" office:value="12829382" calcext:value-type="float">
            <text:p>128293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55656" calcext:value-type="float">
            <text:p>118556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Dagmar Martins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1/2022 09:2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56880" calcext:value-type="float">
            <text:p>11856880</text:p>
          </table:table-cell>
          <table:table-cell office:value-type="float" office:value="1000" calcext:value-type="float">
            <text:p>1000</text:p>
          </table:table-cell>
          <table:table-cell office:value-type="float" office:value="12830509" calcext:value-type="float">
            <text:p>128305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56880" calcext:value-type="float">
            <text:p>118568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Patricia Gomes da Silv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4/11/2022 13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16303" calcext:value-type="float">
            <text:p>11816303</text:p>
          </table:table-cell>
          <table:table-cell office:value-type="float" office:value="1000" calcext:value-type="float">
            <text:p>1000</text:p>
          </table:table-cell>
          <table:table-cell office:value-type="float" office:value="12793867" calcext:value-type="float">
            <text:p>127938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16303" calcext:value-type="float">
            <text:p>118163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Eduarda da Silva Batist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/10/2022 18:0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5274" calcext:value-type="float">
            <text:p>11835274</text:p>
          </table:table-cell>
          <table:table-cell office:value-type="float" office:value="1000" calcext:value-type="float">
            <text:p>1000</text:p>
          </table:table-cell>
          <table:table-cell office:value-type="float" office:value="12812488" calcext:value-type="float">
            <text:p>128124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35274" calcext:value-type="float">
            <text:p>118352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eivilaine Tavares dos Anjos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10/2022 08:30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5280" calcext:value-type="float">
            <text:p>11835280</text:p>
          </table:table-cell>
          <table:table-cell office:value-type="float" office:value="1000" calcext:value-type="float">
            <text:p>1000</text:p>
          </table:table-cell>
          <table:table-cell office:value-type="float" office:value="12812493" calcext:value-type="float">
            <text:p>128124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35280" calcext:value-type="float">
            <text:p>118352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Vitor Tavares Diniz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10/2022 08:3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6596" calcext:value-type="float">
            <text:p>11836596</text:p>
          </table:table-cell>
          <table:table-cell office:value-type="float" office:value="1000" calcext:value-type="float">
            <text:p>1000</text:p>
          </table:table-cell>
          <table:table-cell office:value-type="float" office:value="12813730" calcext:value-type="float">
            <text:p>128137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36596" calcext:value-type="float">
            <text:p>118365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noela Lopes de Oliveir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10/2022 14:0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36885" calcext:value-type="float">
            <text:p>11836885</text:p>
          </table:table-cell>
          <table:table-cell office:value-type="float" office:value="1000" calcext:value-type="float">
            <text:p>1000</text:p>
          </table:table-cell>
          <table:table-cell office:value-type="float" office:value="12814000" calcext:value-type="float">
            <text:p>12814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1836885" calcext:value-type="float">
            <text:p>118368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ernanda Luiz de Aguia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/10/2022 15:0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52240" calcext:value-type="float">
            <text:p>12052240</text:p>
          </table:table-cell>
          <table:table-cell office:value-type="float" office:value="1000" calcext:value-type="float">
            <text:p>1000</text:p>
          </table:table-cell>
          <table:table-cell office:value-type="float" office:value="12975864" calcext:value-type="float">
            <text:p>129758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052240" calcext:value-type="float">
            <text:p>120522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 Almind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1/2022 15:1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52711" calcext:value-type="float">
            <text:p>12052711</text:p>
          </table:table-cell>
          <table:table-cell office:value-type="float" office:value="1000" calcext:value-type="float">
            <text:p>1000</text:p>
          </table:table-cell>
          <table:table-cell office:value-type="float" office:value="12976310" calcext:value-type="float">
            <text:p>129763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052711" calcext:value-type="float">
            <text:p>120527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Geraldo Soares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/11/2022 16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76583" calcext:value-type="float">
            <text:p>12076583</text:p>
          </table:table-cell>
          <table:table-cell office:value-type="float" office:value="1000" calcext:value-type="float">
            <text:p>1000</text:p>
          </table:table-cell>
          <table:table-cell office:value-type="float" office:value="12997149" calcext:value-type="float">
            <text:p>129971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076583" calcext:value-type="float">
            <text:p>120765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bastiana Martins Camarg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12/2022 14:2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110541" calcext:value-type="float">
            <text:p>12110541</text:p>
          </table:table-cell>
          <table:table-cell office:value-type="float" office:value="1000" calcext:value-type="float">
            <text:p>1000</text:p>
          </table:table-cell>
          <table:table-cell office:value-type="float" office:value="13027926" calcext:value-type="float">
            <text:p>130279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110541" calcext:value-type="float">
            <text:p>121105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Thayná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12/2022 09:1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41219" calcext:value-type="float">
            <text:p>12041219</text:p>
          </table:table-cell>
          <table:table-cell office:value-type="float" office:value="1000" calcext:value-type="float">
            <text:p>1000</text:p>
          </table:table-cell>
          <table:table-cell office:value-type="float" office:value="12965279" calcext:value-type="float">
            <text:p>129652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041219" calcext:value-type="float">
            <text:p>120412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na Lúcia Correia de Lima Balbin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/11/2022 13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61707" calcext:value-type="float">
            <text:p>12261707</text:p>
          </table:table-cell>
          <table:table-cell office:value-type="float" office:value="1000" calcext:value-type="float">
            <text:p>1000</text:p>
          </table:table-cell>
          <table:table-cell office:value-type="float" office:value="13152459" calcext:value-type="float">
            <text:p>131524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61707" calcext:value-type="float">
            <text:p>122617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Ariane da Silva Machad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/01/2023 13:54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63431" calcext:value-type="float">
            <text:p>12263431</text:p>
          </table:table-cell>
          <table:table-cell office:value-type="float" office:value="1000" calcext:value-type="float">
            <text:p>1000</text:p>
          </table:table-cell>
          <table:table-cell office:value-type="float" office:value="13154107" calcext:value-type="float">
            <text:p>131541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63431" calcext:value-type="float">
            <text:p>122634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areament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/01/2023 14:42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10653" calcext:value-type="float">
            <text:p>12310653</text:p>
          </table:table-cell>
          <table:table-cell office:value-type="float" office:value="1000" calcext:value-type="float">
            <text:p>1000</text:p>
          </table:table-cell>
          <table:table-cell office:value-type="float" office:value="13194825" calcext:value-type="float">
            <text:p>131948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10653" calcext:value-type="float">
            <text:p>123106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Selma Souza Fonsec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/01/2023 10:43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22973" calcext:value-type="float">
            <text:p>12322973</text:p>
          </table:table-cell>
          <table:table-cell office:value-type="float" office:value="1000" calcext:value-type="float">
            <text:p>1000</text:p>
          </table:table-cell>
          <table:table-cell office:value-type="float" office:value="13203354" calcext:value-type="float">
            <text:p>132033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22973" calcext:value-type="float">
            <text:p>123229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Francisco Mont Alverme de Mesquita Franco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/01/2023 09:35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49145" calcext:value-type="float">
            <text:p>12349145</text:p>
          </table:table-cell>
          <table:table-cell office:value-type="float" office:value="1000" calcext:value-type="float">
            <text:p>1000</text:p>
          </table:table-cell>
          <table:table-cell office:value-type="float" office:value="13225782" calcext:value-type="float">
            <text:p>132257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49145" calcext:value-type="float">
            <text:p>123491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verson Carlos Bueno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1/2023 14:3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49473" calcext:value-type="float">
            <text:p>12349473</text:p>
          </table:table-cell>
          <table:table-cell office:value-type="float" office:value="1000" calcext:value-type="float">
            <text:p>1000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49473" calcext:value-type="float">
            <text:p>123494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leiton Barbosa da Silva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/01/2023 15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92821" calcext:value-type="float">
            <text:p>12392821</text:p>
          </table:table-cell>
          <table:table-cell office:value-type="float" office:value="1000" calcext:value-type="float">
            <text:p>1000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92821" calcext:value-type="float">
            <text:p>123928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Crislene Soares de Menezes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/01/2023 15:11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77937" calcext:value-type="float">
            <text:p>12277937</text:p>
          </table:table-cell>
          <table:table-cell office:value-type="float" office:value="1000" calcext:value-type="float">
            <text:p>1000</text:p>
          </table:table-cell>
          <table:table-cell office:value-type="float" office:value="13167430" calcext:value-type="float">
            <text:p>131674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277937" calcext:value-type="float">
            <text:p>122779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Rafaela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/01/2023 13:5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1012" calcext:value-type="float">
            <text:p>12301012</text:p>
          </table:table-cell>
          <table:table-cell office:value-type="float" office:value="1000" calcext:value-type="float">
            <text:p>1000</text:p>
          </table:table-cell>
          <table:table-cell office:value-type="float" office:value="13185467" calcext:value-type="float">
            <text:p>131854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1012" calcext:value-type="float">
            <text:p>12301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Bruna Oliveira Santiago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9/01/2023 15:28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02208" calcext:value-type="float">
            <text:p>12302208</text:p>
          </table:table-cell>
          <table:table-cell office:value-type="float" office:value="1000" calcext:value-type="float">
            <text:p>1000</text:p>
          </table:table-cell>
          <table:table-cell office:value-type="float" office:value="13186620" calcext:value-type="float">
            <text:p>131866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2302208" calcext:value-type="float">
            <text:p>12302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ticular&lt;b&gt;: Particular&lt;/b&gt;</text:p>
          </table:table-cell>
          <table:table-cell office:value-type="string" calcext:value-type="string">
            <text:p>Mariana Omar 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/01/2023 08:27 - Thaynara Monica Lima Silva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Particular (Particular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7606" calcext:value-type="float">
            <text:p>6197606</text:p>
          </table:table-cell>
          <table:table-cell office:value-type="float" office:value="1" calcext:value-type="float">
            <text:p>1</text:p>
          </table:table-cell>
          <table:table-cell office:value-type="float" office:value="7962538" calcext:value-type="float">
            <text:p>7962538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NULL</text:p>
          </table:table-cell>
          <table:table-cell office:value-type="float" office:value="6197606" calcext:value-type="float">
            <text:p>6197606</text:p>
          </table:table-cell>
          <table:table-cell office:value-type="float" office:value="404250201" calcext:value-type="float">
            <text:p>404250201</text:p>
          </table:table-cell>
          <table:table-cell office:value-type="string" calcext:value-type="string">
            <text:p>Odontoprev&lt;b&gt;: INTEGRAL CP CALE&lt;/b&gt;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INTEGRAL CP CALE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12/2020 15:0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INTEGRAL CP CALE</text:p>
          </table:table-cell>
          <table:table-cell office:value-type="string" calcext:value-type="string">
            <text:p>Odontoprev (INTEGRAL CP CALE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68335" calcext:value-type="float">
            <text:p>6168335</text:p>
          </table:table-cell>
          <table:table-cell office:value-type="float" office:value="1" calcext:value-type="float">
            <text:p>1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NULL</text:p>
          </table:table-cell>
          <table:table-cell office:value-type="float" office:value="6168335" calcext:value-type="float">
            <text:p>6168335</text:p>
          </table:table-cell>
          <table:table-cell office:value-type="float" office:value="770435037940031" calcext:value-type="float">
            <text:p>770435037940031</text:p>
          </table:table-cell>
          <table:table-cell office:value-type="string" calcext:value-type="string">
            <text:p>Odontoprev&lt;b&gt;: Bradesco Dental Essencial Top &lt;/b&gt;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Top 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/12/2020 09:08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Top </text:p>
          </table:table-cell>
          <table:table-cell office:value-type="string" calcext:value-type="string">
            <text:p>Odontoprev (Bradesco Dental Essencial Top 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55667" calcext:value-type="float">
            <text:p>6655667</text:p>
          </table:table-cell>
          <table:table-cell office:value-type="float" office:value="1" calcext:value-type="float">
            <text:p>1</text:p>
          </table:table-cell>
          <table:table-cell office:value-type="float" office:value="8222394" calcext:value-type="float">
            <text:p>822239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NULL</text:p>
          </table:table-cell>
          <table:table-cell office:value-type="float" office:value="6655667" calcext:value-type="float">
            <text:p>6655667</text:p>
          </table:table-cell>
          <table:table-cell office:value-type="float" office:value="393805070" calcext:value-type="float">
            <text:p>393805070</text:p>
          </table:table-cell>
          <table:table-cell office:value-type="string" calcext:value-type="string">
            <text:p>Odontoprev&lt;b&gt;: Bradesco Saúde Dental Essencia&lt;/b&gt;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Saúde Dental Essencia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/01/2021 14:5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Saúde Dental Essencia</text:p>
          </table:table-cell>
          <table:table-cell office:value-type="string" calcext:value-type="string">
            <text:p>Odontoprev (Bradesco Saúde Dental Essencia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7607" calcext:value-type="float">
            <text:p>6207607</text:p>
          </table:table-cell>
          <table:table-cell office:value-type="float" office:value="1" calcext:value-type="float">
            <text:p>1</text:p>
          </table:table-cell>
          <table:table-cell office:value-type="float" office:value="7972327" calcext:value-type="float">
            <text:p>7972327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NULL</text:p>
          </table:table-cell>
          <table:table-cell office:value-type="float" office:value="6207607" calcext:value-type="float">
            <text:p>6207607</text:p>
          </table:table-cell>
          <table:table-cell office:value-type="float" office:value="770435037940007" calcext:value-type="float">
            <text:p>770435037940007</text:p>
          </table:table-cell>
          <table:table-cell office:value-type="string" calcext:value-type="string">
            <text:p>Odontoprev&lt;b&gt;: Bradesco Dental Premium Top CE&lt;/b&gt;</text:p>
          </table:table-cell>
          <table:table-cell office:value-type="string" calcext:value-type="string">
            <text:p>Wesley Venancio Xavier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Premium Top CE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12/2020 10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Premium Top CE</text:p>
          </table:table-cell>
          <table:table-cell office:value-type="string" calcext:value-type="string">
            <text:p>Odontoprev (Bradesco Dental Premium Top CE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200219" calcext:value-type="float">
            <text:p>6200219</text:p>
          </table:table-cell>
          <table:table-cell office:value-type="float" office:value="1" calcext:value-type="float">
            <text:p>1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ULL</text:p>
          </table:table-cell>
          <table:table-cell office:value-type="float" office:value="6200219" calcext:value-type="float">
            <text:p>6200219</text:p>
          </table:table-cell>
          <table:table-cell office:value-type="float" office:value="452452610" calcext:value-type="float">
            <text:p>452452610</text:p>
          </table:table-cell>
          <table:table-cell office:value-type="string" calcext:value-type="string">
            <text:p>Odontoprev&lt;b&gt;: Bradesco Dental Essencial Plus&lt;/b&gt;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12/2020 13:1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Odontoprev (Bradesco Dental Essencial Plus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29326" calcext:value-type="float">
            <text:p>6129326</text:p>
          </table:table-cell>
          <table:table-cell office:value-type="float" office:value="1" calcext:value-type="float">
            <text:p>1</text:p>
          </table:table-cell>
          <table:table-cell office:value-type="float" office:value="7902603" calcext:value-type="float">
            <text:p>7902603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ULL</text:p>
          </table:table-cell>
          <table:table-cell office:value-type="float" office:value="6129326" calcext:value-type="float">
            <text:p>61293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&lt;b&gt;: Bradesco Dental Essencial Plus&lt;/b&gt;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/12/2020 08:19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Odontoprev (Bradesco Dental Essencial Plus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67867" calcext:value-type="float">
            <text:p>6167867</text:p>
          </table:table-cell>
          <table:table-cell office:value-type="float" office:value="1" calcext:value-type="float">
            <text:p>1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ULL</text:p>
          </table:table-cell>
          <table:table-cell office:value-type="float" office:value="6167867" calcext:value-type="float">
            <text:p>6167867</text:p>
          </table:table-cell>
          <table:table-cell office:value-type="float" office:value="454068510" calcext:value-type="float">
            <text:p>454068510</text:p>
          </table:table-cell>
          <table:table-cell office:value-type="string" calcext:value-type="string">
            <text:p>Odontoprev&lt;b&gt;: Bradesco Dental Essencial Plus&lt;/b&gt;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/12/2020 17:3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Odontoprev (Bradesco Dental Essencial Plus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34" calcext:value-type="float">
            <text:p>6199334</text:p>
          </table:table-cell>
          <table:table-cell office:value-type="float" office:value="1" calcext:value-type="float">
            <text:p>1</text:p>
          </table:table-cell>
          <table:table-cell office:value-type="float" office:value="7964228" calcext:value-type="float">
            <text:p>796422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ULL</text:p>
          </table:table-cell>
          <table:table-cell office:value-type="float" office:value="6199334" calcext:value-type="float">
            <text:p>6199334</text:p>
          </table:table-cell>
          <table:table-cell office:value-type="float" office:value="297924814" calcext:value-type="float">
            <text:p>297924814</text:p>
          </table:table-cell>
          <table:table-cell office:value-type="string" calcext:value-type="string">
            <text:p>Odontoprev&lt;b&gt;: Bradesco Dental Essencial Plus&lt;/b&gt;</text:p>
          </table:table-cell>
          <table:table-cell office:value-type="string" calcext:value-type="string">
            <text:p>Ane Beatriz Cordeiro de Paul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12/2020 09:2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Plus</text:p>
          </table:table-cell>
          <table:table-cell office:value-type="string" calcext:value-type="string">
            <text:p>Odontoprev (Bradesco Dental Essencial Plus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0315625" calcext:value-type="float">
            <text:p>10315625</text:p>
          </table:table-cell>
          <table:table-cell office:value-type="float" office:value="1" calcext:value-type="float">
            <text:p>1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10315625" calcext:value-type="float">
            <text:p>10315625</text:p>
          </table:table-cell>
          <table:table-cell office:value-type="float" office:value="821427100019045" calcext:value-type="float">
            <text:p>821427100019045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Luzia Maria Neves De Paul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5/2022 14:53 - EA Servicos Odontologicos Eireli</text:p>
          </table:table-cell>
          <table:table-cell office:value-type="string" calcext:value-type="string">
            <text:p>25/05/2022 14:54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923995" calcext:value-type="float">
            <text:p>12923995</text:p>
          </table:table-cell>
          <table:table-cell office:value-type="float" office:value="1" calcext:value-type="float">
            <text:p>1</text:p>
          </table:table-cell>
          <table:table-cell office:value-type="float" office:value="13194655" calcext:value-type="float">
            <text:p>13194655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12923995" calcext:value-type="float">
            <text:p>12923995</text:p>
          </table:table-cell>
          <table:table-cell office:value-type="float" office:value="516719940" calcext:value-type="float">
            <text:p>516719940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Darivam De Oliveira Aranh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2/2023 10:2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99346" calcext:value-type="float">
            <text:p>6199346</text:p>
          </table:table-cell>
          <table:table-cell office:value-type="float" office:value="1" calcext:value-type="float">
            <text:p>1</text:p>
          </table:table-cell>
          <table:table-cell office:value-type="float" office:value="7964240" calcext:value-type="float">
            <text:p>796424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6199346" calcext:value-type="float">
            <text:p>6199346</text:p>
          </table:table-cell>
          <table:table-cell office:value-type="float" office:value="770435067970007" calcext:value-type="float">
            <text:p>770435067970007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Adriano Correia Antun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/12/2020 09:2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148640" calcext:value-type="float">
            <text:p>6148640</text:p>
          </table:table-cell>
          <table:table-cell office:value-type="float" office:value="1" calcext:value-type="float">
            <text:p>1</text:p>
          </table:table-cell>
          <table:table-cell office:value-type="float" office:value="7921296" calcext:value-type="float">
            <text:p>7921296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6148640" calcext:value-type="float">
            <text:p>6148640</text:p>
          </table:table-cell>
          <table:table-cell office:value-type="float" office:value="443785810" calcext:value-type="float">
            <text:p>443785810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/12/2020 15:5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2" calcext:value-type="float">
            <text:p>6415602</text:p>
          </table:table-cell>
          <table:table-cell office:value-type="float" office:value="1" calcext:value-type="float">
            <text:p>1</text:p>
          </table:table-cell>
          <table:table-cell office:value-type="float" office:value="8111974" calcext:value-type="float">
            <text:p>811197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6415602" calcext:value-type="float">
            <text:p>6415602</text:p>
          </table:table-cell>
          <table:table-cell office:value-type="float" office:value="770435130745014" calcext:value-type="float">
            <text:p>770435130745014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8:56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09" calcext:value-type="float">
            <text:p>6415609</text:p>
          </table:table-cell>
          <table:table-cell office:value-type="float" office:value="1" calcext:value-type="float">
            <text:p>1</text:p>
          </table:table-cell>
          <table:table-cell office:value-type="float" office:value="8111979" calcext:value-type="float">
            <text:p>8111979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6415609" calcext:value-type="float">
            <text:p>6415609</text:p>
          </table:table-cell>
          <table:table-cell office:value-type="float" office:value="432434900" calcext:value-type="float">
            <text:p>432434900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9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415619" calcext:value-type="float">
            <text:p>6415619</text:p>
          </table:table-cell>
          <table:table-cell office:value-type="float" office:value="1" calcext:value-type="float">
            <text:p>1</text:p>
          </table:table-cell>
          <table:table-cell office:value-type="float" office:value="8111987" calcext:value-type="float">
            <text:p>8111987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6415619" calcext:value-type="float">
            <text:p>6415619</text:p>
          </table:table-cell>
          <table:table-cell office:value-type="float" office:value="435672850" calcext:value-type="float">
            <text:p>435672850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Rodrigo Xavier Gonçalv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/12/2020 19:20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726440" calcext:value-type="float">
            <text:p>11726440</text:p>
          </table:table-cell>
          <table:table-cell office:value-type="float" office:value="1" calcext:value-type="float">
            <text:p>1</text:p>
          </table:table-cell>
          <table:table-cell office:value-type="float" office:value="12708964" calcext:value-type="float">
            <text:p>1270896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11726440" calcext:value-type="float">
            <text:p>11726440</text:p>
          </table:table-cell>
          <table:table-cell office:value-type="float" office:value="770435139521028" calcext:value-type="float">
            <text:p>770435139521028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Bianca de Brito Gonçalves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10/2022 09:03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02263" calcext:value-type="float">
            <text:p>11902263</text:p>
          </table:table-cell>
          <table:table-cell office:value-type="float" office:value="1" calcext:value-type="float">
            <text:p>1</text:p>
          </table:table-cell>
          <table:table-cell office:value-type="float" office:value="12813730" calcext:value-type="float">
            <text:p>1281373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11902263" calcext:value-type="float">
            <text:p>119022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Manoela Lopes de Oliveir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2022 13:1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187970" calcext:value-type="float">
            <text:p>12187970</text:p>
          </table:table-cell>
          <table:table-cell office:value-type="float" office:value="1" calcext:value-type="float">
            <text:p>1</text:p>
          </table:table-cell>
          <table:table-cell office:value-type="float" office:value="13094438" calcext:value-type="float">
            <text:p>13094438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12187970" calcext:value-type="float">
            <text:p>12187970</text:p>
          </table:table-cell>
          <table:table-cell office:value-type="float" office:value="516472870" calcext:value-type="float">
            <text:p>516472870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Jessica Tauana Ribeiro da Silv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12/2022 09:10 - Thaynara Monica Lima Silva</text:p>
          </table:table-cell>
          <table:table-cell office:value-type="string" calcext:value-type="string">
            <text:p>02/02/2023 14:15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76988" calcext:value-type="float">
            <text:p>12276988</text:p>
          </table:table-cell>
          <table:table-cell office:value-type="float" office:value="1" calcext:value-type="float">
            <text:p>1</text:p>
          </table:table-cell>
          <table:table-cell office:value-type="float" office:value="13166519" calcext:value-type="float">
            <text:p>13166519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NULL</text:p>
          </table:table-cell>
          <table:table-cell office:value-type="float" office:value="12276988" calcext:value-type="float">
            <text:p>122769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&lt;b&gt;: Bradesco Dental Essencial Affi&lt;/b&gt;</text:p>
          </table:table-cell>
          <table:table-cell office:value-type="string" calcext:value-type="string">
            <text:p>Maria Elenice de Oliveira Lemes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/01/2023 09:10 - Thaynara Monica Lima Silva</text:p>
          </table:table-cell>
          <table:table-cell office:value-type="string" calcext:value-type="string">
            <text:p>02/02/2023 15:11 - EA Servicos Odontologicos Eireli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Essencial Affi</text:p>
          </table:table-cell>
          <table:table-cell office:value-type="string" calcext:value-type="string">
            <text:p>Odontoprev (Bradesco Dental Essencial Affi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16574" calcext:value-type="float">
            <text:p>11916574</text:p>
          </table:table-cell>
          <table:table-cell office:value-type="float" office:value="1" calcext:value-type="float">
            <text:p>1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NULL</text:p>
          </table:table-cell>
          <table:table-cell office:value-type="float" office:value="11916574" calcext:value-type="float">
            <text:p>119165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dontoprev&lt;b&gt;: BRADESCO DENTAL INDIVIDUAL IDE&lt;/b&gt;</text:p>
          </table:table-cell>
          <table:table-cell office:value-type="string" calcext:value-type="string">
            <text:p>Priscyla Lorrany Bailona 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INDIVIDUAL IDE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11/2022 14:1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INDIVIDUAL IDE</text:p>
          </table:table-cell>
          <table:table-cell office:value-type="string" calcext:value-type="string">
            <text:p>Odontoprev (BRADESCO DENTAL INDIVIDUAL IDE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52325" calcext:value-type="float">
            <text:p>11952325</text:p>
          </table:table-cell>
          <table:table-cell office:value-type="float" office:value="1" calcext:value-type="float">
            <text:p>1</text:p>
          </table:table-cell>
          <table:table-cell office:value-type="float" office:value="12914380" calcext:value-type="float">
            <text:p>12914380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NULL</text:p>
          </table:table-cell>
          <table:table-cell office:value-type="float" office:value="11952325" calcext:value-type="float">
            <text:p>11952325</text:p>
          </table:table-cell>
          <table:table-cell office:value-type="float" office:value="506930560" calcext:value-type="float">
            <text:p>506930560</text:p>
          </table:table-cell>
          <table:table-cell office:value-type="string" calcext:value-type="string">
            <text:p>Odontoprev&lt;b&gt;: BRADESCO DENTAL INDIVIDUAL IDE&lt;/b&gt;</text:p>
          </table:table-cell>
          <table:table-cell office:value-type="string" calcext:value-type="string">
            <text:p>Gilberto Barbosa de Lima Junior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BRADESCO DENTAL INDIVIDUAL IDE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11/2022 17:15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BRADESCO DENTAL INDIVIDUAL IDE</text:p>
          </table:table-cell>
          <table:table-cell office:value-type="string" calcext:value-type="string">
            <text:p>Odontoprev (BRADESCO DENTAL INDIVIDUAL IDE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36318" calcext:value-type="float">
            <text:p>6636318</text:p>
          </table:table-cell>
          <table:table-cell office:value-type="float" office:value="1" calcext:value-type="float">
            <text:p>1</text:p>
          </table:table-cell>
          <table:table-cell office:value-type="float" office:value="8317657" calcext:value-type="float">
            <text:p>8317657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NULL</text:p>
          </table:table-cell>
          <table:table-cell office:value-type="float" office:value="6636318" calcext:value-type="float">
            <text:p>6636318</text:p>
          </table:table-cell>
          <table:table-cell office:value-type="float" office:value="454656030" calcext:value-type="float">
            <text:p>454656030</text:p>
          </table:table-cell>
          <table:table-cell office:value-type="string" calcext:value-type="string">
            <text:p>Odontoprev&lt;b&gt;: INTEGRAL DOC CELE PME&lt;/b&gt;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Odontoprev</text:p>
          </table:table-cell>
          <table:table-cell office:value-type="string" calcext:value-type="string">
            <text:p>INTEGRAL DOC CELE PME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01/2021 18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301949" calcext:value-type="float">
            <text:p>301949</text:p>
          </table:table-cell>
          <table:table-cell office:value-type="string" calcext:value-type="string">
            <text:p>INTEGRAL DOC CELE PME</text:p>
          </table:table-cell>
          <table:table-cell office:value-type="string" calcext:value-type="string">
            <text:p>Odontoprev (INTEGRAL DOC CELE PME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7980631" calcext:value-type="float">
            <text:p>7980631</text:p>
          </table:table-cell>
          <table:table-cell office:value-type="float" office:value="6" calcext:value-type="float">
            <text:p>6</text:p>
          </table:table-cell>
          <table:table-cell office:value-type="float" office:value="9168500" calcext:value-type="float">
            <text:p>9168500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NULL</text:p>
          </table:table-cell>
          <table:table-cell office:value-type="float" office:value="7980631" calcext:value-type="float">
            <text:p>7980631</text:p>
          </table:table-cell>
          <table:table-cell office:value-type="float" office:value="456349000" calcext:value-type="float">
            <text:p>456349000</text:p>
          </table:table-cell>
          <table:table-cell office:value-type="string" calcext:value-type="string">
            <text:p>Bradesco&lt;b&gt;: Bradesco Essencial&lt;/b&gt;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Bradesco Essencia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/06/2021 11:04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desco Essencial</text:p>
          </table:table-cell>
          <table:table-cell office:value-type="string" calcext:value-type="string">
            <text:p>Bradesco (Bradesco Essencial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537315" calcext:value-type="float">
            <text:p>6537315</text:p>
          </table:table-cell>
          <table:table-cell office:value-type="float" office:value="6" calcext:value-type="float">
            <text:p>6</text:p>
          </table:table-cell>
          <table:table-cell office:value-type="float" office:value="8221637" calcext:value-type="float">
            <text:p>8221637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NULL</text:p>
          </table:table-cell>
          <table:table-cell office:value-type="float" office:value="6537315" calcext:value-type="float">
            <text:p>6537315</text:p>
          </table:table-cell>
          <table:table-cell office:value-type="float" office:value="770435106704011" calcext:value-type="float">
            <text:p>770435106704011</text:p>
          </table:table-cell>
          <table:table-cell office:value-type="string" calcext:value-type="string">
            <text:p>Bradesco&lt;b&gt;: Bradesco Essencial&lt;/b&gt;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Bradesco Essencia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01/2021 08:57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desco Essencial</text:p>
          </table:table-cell>
          <table:table-cell office:value-type="string" calcext:value-type="string">
            <text:p>Bradesco (Bradesco Essencial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6692733" calcext:value-type="float">
            <text:p>6692733</text:p>
          </table:table-cell>
          <table:table-cell office:value-type="float" office:value="6" calcext:value-type="float">
            <text:p>6</text:p>
          </table:table-cell>
          <table:table-cell office:value-type="float" office:value="8300585" calcext:value-type="float">
            <text:p>8300585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NULL</text:p>
          </table:table-cell>
          <table:table-cell office:value-type="float" office:value="6692733" calcext:value-type="float">
            <text:p>6692733</text:p>
          </table:table-cell>
          <table:table-cell office:value-type="float" office:value="770435089737004" calcext:value-type="float">
            <text:p>770435089737004</text:p>
          </table:table-cell>
          <table:table-cell office:value-type="string" calcext:value-type="string">
            <text:p>Bradesco&lt;b&gt;: Bradesco Essencial&lt;/b&gt;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Bradesco</text:p>
          </table:table-cell>
          <table:table-cell office:value-type="string" calcext:value-type="string">
            <text:p>Bradesco Essencial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/02/2021 09:32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desco Essencial</text:p>
          </table:table-cell>
          <table:table-cell office:value-type="string" calcext:value-type="string">
            <text:p>Bradesco (Bradesco Essencial)</text:p>
          </table:table-cell>
          <table:table-cell table:number-columns-repeated="1002"/>
        </table:table-row>
        <table:table-row table:style-name="ro1" table:number-rows-repeated="1047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3:08.695503791</meta:creation-date>
    <dc:date>2023-04-05T16:15:03.430475440</dc:date>
    <meta:editing-duration>PT1M55S</meta:editing-duration>
    <meta:editing-cycles>1</meta:editing-cycles>
    <meta:document-statistic meta:table-count="1" meta:cell-count="22528" meta:object-count="0"/>
    <meta:generator>LibreOffice/7.3.7.2$Linux_X86_64 LibreOffice_project/30$Build-2</meta:generator>
  </office:meta>
</office:document-meta>
</file>